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text-properties fo:font-style="italic"/>
    </style:style>
    <style:style style:name="P2" style:family="paragraph" style:parent-style-name="LastLineNonIndented">
      <style:text-properties fo:font-style="italic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alm 1 <text:s/>How blest the man</text:h>
      <text:p text:style-name="Firstline">1.<text:tab/>How blest the man who does not walk</text:p>
      <text:p text:style-name="IndentedLine"><text:s text:c="3"/>where wicked men would guide his feet,</text:p>
      <text:p text:style-name="IndentedLine"><text:s text:c="3"/>nor stand in paths with sinful men,</text:p>
      <text:p text:style-name="IndentedLine"><text:s text:c="3"/>nor sit upon the scorner’s seat.</text:p>
      <text:p text:style-name="NonIndentedLine">The <text:span text:style-name="T1">Lord’s</text:span> own law is his delight,</text:p>
      <text:p text:style-name="LastLine"><text:s text:c="3"/>his meditation day and night.</text:p>
      <text:p text:style-name="Firstline">2.<text:tab/>He shall be like a growing tree,</text:p>
      <text:p text:style-name="IndentedLine"><text:s text:c="3"/>well planted by the waterside,</text:p>
      <text:p text:style-name="IndentedLine"><text:s text:c="3"/>which in its season bears its fruit,</text:p>
      <text:p text:style-name="IndentedLine"><text:s text:c="3"/>and has a leaf which does not fade.</text:p>
      <text:p text:style-name="NonIndentedLine">In all to which he puts his mind</text:p>
      <text:p text:style-name="LastLine"><text:s text:c="3"/>prosperity he’ll surely find.</text:p>
      <text:p text:style-name="Firstline">3.<text:tab/>Not so the wicked! They are all</text:p>
      <text:p text:style-name="IndentedLine"><text:s text:c="3"/>like chaff the wind will drive away.</text:p>
      <text:p text:style-name="IndentedLine"><text:s text:c="3"/>They shall not in the judgment stand,</text:p>
      <text:p text:style-name="IndentedLine"><text:s text:c="3"/>nor sinners with the righteous stay.</text:p>
      <text:p text:style-name="NonIndentedLine">The <text:span text:style-name="T1">Lord</text:span> the way of just men knows;</text:p>
      <text:p text:style-name="LastLine"><text:s text:c="3"/>the sinners’ way he overthrows.</text:p>
      <text:h text:style-name="Heading_20_1" text:outline-level="1">Psalm 1b <text:s/>Blessed is the man</text:h>
      <text:p text:style-name="Firstline">1.<text:tab/>Blessed is the man, the man who does not walk</text:p>
      <text:p text:style-name="IndentedLine"><text:s text:c="3"/>in the counsel of the ungodly, blessed is that man.</text:p>
      <text:p text:style-name="IndentedLine"><text:s text:c="3"/>He who rejects the way, rejects the way of sin</text:p>
      <text:p text:style-name="IndentedLine"><text:s text:c="3"/>and who turns away from scoffing, blessed is that man.</text:p>
      <text:p text:style-name="NonIndentedLine">But his delight by day and night</text:p>
      <text:p text:style-name="LastLine"><text:s text:c="3"/>is the law of G<text:span text:style-name="T1">od</text:span> Almighty.</text:p>
      <text:p text:style-name="Firstline">2.<text:tab/>He is like a tree, a tree that flourishes</text:p>
      <text:p text:style-name="IndentedLine"><text:s text:c="3"/>being planted by the water, blessed is that man!</text:p>
      <text:p text:style-name="IndentedLine"><text:s text:c="3"/>He will bring forth fruit, his leaf will wither not,</text:p>
      <text:p text:style-name="IndentedLine"><text:s text:c="3"/>for in all he does he prospers, blessed is that man.</text:p>
      <text:p text:style-name="NonIndentedLine">For his delight by day and night</text:p>
      <text:p text:style-name="LastLine"><text:s text:c="3"/>is the law of <text:span text:style-name="T1">God </text:span>Almighty.</text:p>
      <text:p text:style-name="Firstline">3.<text:tab/><text:span text:style-name="T4">The un</text:span>godly are not so, for they are like the chaff</text:p>
      <text:p text:style-name="IndentedLine"><text:s text:c="3"/>which the wind blows clean away, <text:span text:style-name="T4">the un</text:span>godly are not so.</text:p>
      <text:p text:style-name="IndentedLine"><text:s text:c="3"/><text:span text:style-name="T4">The un</text:span>godly will not stand upon the judgment day</text:p>
      <text:p text:style-name="IndentedLine"><text:s text:c="3"/>nor belong to <text:span text:style-name="T1">God’s</text:span> own people, <text:span text:style-name="T4">the un</text:span>godly will not stand.</text:p>
      <text:p text:style-name="NonIndentedLine">But G<text:span text:style-name="T1">od</text:span> <text:span text:style-name="T4">knows the</text:span> way of righteous men,</text:p>
      <text:p text:style-name="LastLine"><text:s text:c="3"/>and ungodly ways will perish.</text:p>
      <text:p text:style-name="NonIndentedLine">Blessed is the man, the man who does not walk</text:p>
      <text:p text:style-name="LastLine"><text:s text:c="3"/>in the counsel of the ungodly, blessed is that man!</text:p>
      <text:h text:style-name="Heading_20_1" text:outline-level="1"><text:soft-page-break/>Psalm 2 <text:s/>Why now do the nations rage?</text:h>
      <text:p text:style-name="Firstline">1.<text:tab/>Why now do the nations rage,</text:p>
      <text:p text:style-name="IndentedLine"><text:s text:c="3"/>and the people vainly dream</text:p>
      <text:p text:style-name="IndentedLine"><text:s text:c="3"/>that in triumph they can wage</text:p>
      <text:p text:style-name="IndentedLine"><text:s text:c="3"/>war against the <text:span text:style-name="T1">Lord</text:span> supreme?</text:p>
      <text:p text:style-name="NonIndentedLine">His Anointed they deride,</text:p>
      <text:p text:style-name="IndentedLine"><text:s text:c="3"/>and the rulers plotting say:</text:p>
      <text:p text:style-name="IndentedLine"><text:s text:c="3"/>“Their dominion be defied,</text:p>
      <text:p text:style-name="LastLine"><text:s text:c="3"/>let us cast their chains away.”</text:p>
      <text:p text:style-name="Firstline">2.<text:tab/>But the Lord will scorn them all;</text:p>
      <text:p text:style-name="IndentedLine"><text:s text:c="3"/>he will laugh who sits on high.</text:p>
      <text:p text:style-name="IndentedLine"><text:s text:c="3"/>Then his wrath will on them fall;</text:p>
      <text:p text:style-name="IndentedLine"><text:s text:c="3"/>much displeased he will reply:</text:p>
      <text:p text:style-name="NonIndentedLine">“Yet according to my will</text:p>
      <text:p text:style-name="IndentedLine"><text:s text:c="3"/>I have set my King to reign,</text:p>
      <text:p text:style-name="IndentedLine"><text:s text:c="3"/>and on Zion’s holy hill</text:p>
      <text:p text:style-name="LastLine"><text:s text:c="3"/>my Anointed I maintain.”</text:p>
      <text:p text:style-name="Firstline">3.<text:tab/>His decree I will make known:</text:p>
      <text:p text:style-name="IndentedLine"><text:s text:c="3"/>for to me the <text:span text:style-name="T1">Lord</text:span> did say,</text:p>
      <text:p text:style-name="IndentedLine"><text:s text:c="3"/>“You are my beloved Son;</text:p>
      <text:p text:style-name="IndentedLine"><text:s text:c="3"/>I’ve begotten you this day.</text:p>
      <text:p text:style-name="NonIndentedLine">Ask of me, and you I’ll make</text:p>
      <text:p text:style-name="IndentedLine"><text:s text:c="3"/>heir to earth and nations all;</text:p>
      <text:p text:style-name="IndentedLine"><text:s text:c="3"/>with an iron rod you’ll break,</text:p>
      <text:p text:style-name="LastLine"><text:s text:c="3"/>dashing them in pieces small.”</text:p>
      <text:p text:style-name="Firstline">4.<text:tab/>Therefore, kings, be wise, give ear,</text:p>
      <text:p text:style-name="IndentedLine"><text:s text:c="3"/>listen, judges of the earth;</text:p>
      <text:p text:style-name="IndentedLine"><text:s text:c="3"/>serve the <text:span text:style-name="T1">Lord</text:span> with godly fear;</text:p>
      <text:p text:style-name="IndentedLine"><text:s text:c="3"/>mingle trembling with your mirth.</text:p>
      <text:p text:style-name="NonIndentedLine">True allegiance give the Son,</text:p>
      <text:p text:style-name="IndentedLine"><text:s text:c="3"/>lest you perish in the way,</text:p>
      <text:p text:style-name="IndentedLine"><text:s text:c="3"/>for his anger soon will burn.</text:p>
      <text:p text:style-name="LastLine"><text:s text:c="3"/>Blest are all who trust in him!</text:p>
      <text:h text:style-name="Heading_20_1" text:outline-level="1">Psalm 3 <text:s/>O<text:span text:style-name="T1"> Lord</text:span>, how are my foes increased!</text:h>
      <text:p text:style-name="Firstline">1.<text:tab/>O L<text:span text:style-name="T1">ord</text:span>, how are my foes increased!</text:p>
      <text:p text:style-name="IndentedLine"><text:s text:c="3"/>Against me many rise!</text:p>
      <text:p text:style-name="NonIndentedLine">And many speak of me and say:</text:p>
      <text:p text:style-name="LastLine"><text:s text:c="3"/>“His God no help supplies.”</text:p>
      <text:p text:style-name="Firstline">2.<text:tab/>But you’re my shield and glory, <text:span text:style-name="T1">Lord</text:span>!</text:p>
      <text:p text:style-name="IndentedLine"><text:s text:c="3"/>You lift my head up high!</text:p>
      <text:p text:style-name="NonIndentedLine">And from his holy hill the <text:span text:style-name="T1">Lord</text:span></text:p>
      <text:p text:style-name="LastLine"><text:s text:c="3"/>gives answer to my cry.</text:p>
      <text:p text:style-name="Firstline"><text:soft-page-break/>3.<text:tab/>I lay down, slept, and woke again;</text:p>
      <text:p text:style-name="IndentedLine"><text:s text:c="3"/>the <text:span text:style-name="T1">Lord</text:span> sustains my life.</text:p>
      <text:p text:style-name="NonIndentedLine">I will not fear the many foes</text:p>
      <text:p text:style-name="LastLine"><text:s text:c="3"/>who plot to cause me strife.</text:p>
      <text:p text:style-name="Firstline">4.<text:tab/>Arise, O<text:span text:style-name="T1"> Lord</text:span>! Save me, my God!</text:p>
      <text:p text:style-name="IndentedLine"><text:s text:c="3"/>You’ve always struck my foes;</text:p>
      <text:p text:style-name="NonIndentedLine">the jaw and teeth of wicked men</text:p>
      <text:p text:style-name="LastLine"><text:s text:c="3"/>are broken by your blows.</text:p>
      <text:p text:style-name="Firstline">5.<text:tab/>Salvation and deliverance</text:p>
      <text:p text:style-name="IndentedLine"><text:s text:c="3"/>come from the <text:span text:style-name="T1">Lord</text:span> alone.</text:p>
      <text:p text:style-name="NonIndentedLine">O let the blessing of your grace</text:p>
      <text:p text:style-name="LastLine"><text:s text:c="3"/>be to your people shown.</text:p>
      <text:h text:style-name="Heading_20_1" text:outline-level="1">Psalm 4 <text:s/>O hear my cry, my righteous God</text:h>
      <text:p text:style-name="Firstline">1.<text:tab/>O hear my cry, my righteous God.</text:p>
      <text:p text:style-name="IndentedLine"><text:s text:c="3"/>Relieve me; I’m distressed.</text:p>
      <text:p text:style-name="NonIndentedLine">Display your mercy to me now,</text:p>
      <text:p text:style-name="LastLine"><text:s text:c="3"/>and answer my request.</text:p>
      <text:p text:style-name="Firstline">2.<text:tab/>The glory of my name, O men,</text:p>
      <text:p text:style-name="IndentedLine"><text:s text:c="3"/>how long will you despise?</text:p>
      <text:p text:style-name="NonIndentedLine">How long will you delude yourselves,</text:p>
      <text:p text:style-name="LastLine"><text:s text:c="3"/>still searching after lies?</text:p>
      <text:p text:style-name="Firstline">3.<text:tab/>Know that the <text:span text:style-name="T1">Lord</text:span> has set apart</text:p>
      <text:p text:style-name="IndentedLine"><text:s text:c="3"/>the godly as his own;</text:p>
      <text:p text:style-name="NonIndentedLine">the <text:span text:style-name="T1">Lord</text:span> will hear me when I call</text:p>
      <text:p text:style-name="LastLine"><text:s text:c="3"/>and my request make known.</text:p>
      <text:p text:style-name="Firstline">4.<text:tab/>Though you are angry, do not sin.</text:p>
      <text:p text:style-name="IndentedLine"><text:s text:c="3"/>O search your heart; be still.</text:p>
      <text:p text:style-name="NonIndentedLine">Present a righteous sacrifice;</text:p>
      <text:p text:style-name="LastLine"><text:s text:c="3"/>trust in the<text:span text:style-name="T1"> Lord’s</text:span> good will.</text:p>
      <text:p text:style-name="Firstline">5.<text:tab/>“O who can show us any good?”</text:p>
      <text:p text:style-name="IndentedLine"><text:s text:c="3"/>I hear so many say.</text:p>
      <text:p text:style-name="NonIndentedLine">O<text:span text:style-name="T1"> Lord</text:span>, shine on us with your light;</text:p>
      <text:p text:style-name="LastLine"><text:s text:c="3"/>show us your face, I pray.</text:p>
      <text:p text:style-name="Firstline">6.<text:tab/>You filled my heart with greater joy</text:p>
      <text:p text:style-name="IndentedLine"><text:s text:c="3"/>than others may have found</text:p>
      <text:p text:style-name="NonIndentedLine">as they rejoiced at harvest time,</text:p>
      <text:p text:style-name="LastLine"><text:s text:c="3"/>when grain and wine abound.</text:p>
      <text:p text:style-name="Firstline">7.<text:tab/>I will lie down and sleep in peace;</text:p>
      <text:p text:style-name="IndentedLine"><text:s text:c="3"/>my heart will rest secure,</text:p>
      <text:p text:style-name="NonIndentedLine">for you alone, O gracious<text:span text:style-name="T1"> Lord</text:span>,</text:p>
      <text:p text:style-name="LastLine"><text:s text:c="3"/>will keep me safe and sure.</text:p>
      <text:h text:style-name="Heading_20_1" text:outline-level="1"><text:soft-page-break/>Psalm 5 <text:s/><text:span text:style-name="T1">Lord</text:span> Almighty, hear my words</text:h>
      <text:p text:style-name="Firstline">1.<text:tab/><text:span text:style-name="T1">Lord</text:span> Almighty, hear my words,</text:p>
      <text:p text:style-name="IndentedLine"><text:s text:c="3"/>to my thoughts attentive be;</text:p>
      <text:p text:style-name="IndentedLine"><text:s text:c="3"/>hear my cry, my King, my God,</text:p>
      <text:p text:style-name="IndentedLine"><text:s text:c="3"/>as to you I make my plea.</text:p>
      <text:p text:style-name="NonIndentedLine">With the morning light, O<text:span text:style-name="T1"> Lord</text:span>,</text:p>
      <text:p text:style-name="IndentedLine"><text:s text:c="3"/>you shall hear my voice and cry;</text:p>
      <text:p text:style-name="IndentedLine"><text:s text:c="3"/>and expectant I will bring</text:p>
      <text:p text:style-name="LastLine"><text:s text:c="3"/>prayer as morning sacrifice.</text:p>
      <text:p text:style-name="Firstline">2.<text:tab/>Truly you are not a God</text:p>
      <text:p text:style-name="IndentedLine"><text:s text:c="3"/>who delights in wickedness;</text:p>
      <text:p text:style-name="IndentedLine"><text:s text:c="3"/>evil shall not dwell with you,</text:p>
      <text:p text:style-name="IndentedLine"><text:s text:c="3"/>boasters not before your eyes.</text:p>
      <text:p text:style-name="NonIndentedLine">Lying tongues you will destroy;</text:p>
      <text:p text:style-name="IndentedLine"><text:s text:c="3"/>those who evil do, you hate.</text:p>
      <text:p text:style-name="IndentedLine"><text:s text:c="3"/><text:span text:style-name="T1">God </text:span>abhors the man who loves</text:p>
      <text:p text:style-name="LastLine"><text:s text:c="3"/>violence and base deceit.</text:p>
      <text:p text:style-name="Firstline">3.<text:tab/>Grace will lead me to your house,</text:p>
      <text:p text:style-name="IndentedLine"><text:s text:c="3"/>there to worship reverently.</text:p>
      <text:p text:style-name="IndentedLine"><text:s text:c="3"/>Make your way before me straight,</text:p>
      <text:p text:style-name="IndentedLine"><text:s text:c="3"/>lest my foes lead me astray.</text:p>
      <text:p text:style-name="NonIndentedLine">Not one word they say is true,</text:p>
      <text:p text:style-name="IndentedLine"><text:s text:c="3"/>ruin brews within their heart.</text:p>
      <text:p text:style-name="IndentedLine"><text:s text:c="3"/>Their mouth is an open grave,</text:p>
      <text:p text:style-name="LastLine"><text:s text:c="3"/>well taught in the flatterer’s art.</text:p>
      <text:p text:style-name="Firstline">4.<text:tab/>Guilty! Catch them in their snares.</text:p>
      <text:p text:style-name="IndentedLine"><text:s text:c="3"/>Rebels, sinners, cast them out.</text:p>
      <text:p text:style-name="IndentedLine"><text:s text:c="3"/>Those who trust you, shelter them.</text:p>
      <text:p text:style-name="IndentedLine"><text:s text:c="3"/>Let them ever sing and shout.</text:p>
      <text:p text:style-name="NonIndentedLine">For you bless the righteous man;</text:p>
      <text:p text:style-name="IndentedLine"><text:s text:c="3"/>you alone, O L<text:span text:style-name="T1">ord</text:span>, are good;</text:p>
      <text:p text:style-name="IndentedLine"><text:s text:c="3"/>you surround him with your grace,</text:p>
      <text:p text:style-name="LastLine"><text:s text:c="3"/>with your favour as a shield.</text:p>
      <text:h text:style-name="Heading_20_1" text:outline-level="1">Psalm 6 <text:s/>L<text:span text:style-name="T1">ord</text:span>, chasten not in anger</text:h>
      <text:p text:style-name="Firstline">1.<text:tab/><text:span text:style-name="T2">Lord</text:span>, chasten <text:span text:style-name="T3">not in anger</text:span>,</text:p>
      <text:p text:style-name="IndentedLine"><text:s text:c="3"/><text:span text:style-name="T3">nor</text:span> in your wrath re<text:span text:style-name="T3">buke</text:span> <text:span text:style-name="T3">me</text:span>.</text:p>
      <text:p text:style-name="IndentedLine"><text:s text:c="3"/><text:span text:style-name="T3">Give</text:span> me your healing <text:span text:style-name="T3">word</text:span>.</text:p>
      <text:p text:style-name="NonIndentedLine"><text:span text:style-name="T3">My</text:span> soul and body <text:span text:style-name="T3">languish</text:span>;</text:p>
      <text:p text:style-name="IndentedLine"><text:s text:c="3"/><text:span text:style-name="T3">I</text:span> wait for you in <text:span text:style-name="T3">anguish</text:span>.</text:p>
      <text:p text:style-name="LastLine"><text:s text:c="3"/><text:span text:style-name="T3">How</text:span> long, how <text:span text:style-name="T3">long</text:span>, <text:span text:style-name="T3">O</text:span> <text:span text:style-name="T2">Lord</text:span>?</text:p>
      <text:p text:style-name="Firstline">2.<text:tab/><text:span text:style-name="T3">Turn</text:span> to me <text:span text:style-name="T3">now</text:span>, <text:span text:style-name="T3">uphold me</text:span>;</text:p>
      <text:p text:style-name="IndentedLine"><text:s text:c="3"/><text:span text:style-name="T3">for</text:span> your love’s sake re<text:span text:style-name="T3">store</text:span> <text:span text:style-name="T3">me</text:span>.</text:p>
      <text:p text:style-name="IndentedLine"><text:s text:c="3"/><text:span text:style-name="T3">O</text:span> save me by your <text:span text:style-name="T3">grace</text:span>.</text:p>
      <text:p text:style-name="NonIndentedLine"><text:span text:style-name="T3">For</text:span> death ends all re<text:span text:style-name="T3">membrance</text:span>;</text:p>
      <text:p text:style-name="IndentedLine"><text:s text:c="3"/><text:span text:style-name="T3">it</text:span> wraps the tongue in <text:span text:style-name="T3">silence</text:span>.</text:p>
      <text:p text:style-name="LastLine"><text:s text:c="3"/><text:span text:style-name="T3">How</text:span> can the <text:span text:style-name="T3">dead sing praise</text:span>?</text:p>
      <text:p text:style-name="Firstline"><text:soft-page-break/>3.<text:tab/><text:span text:style-name="T3">Pain </text:span>and dis<text:span text:style-name="T3">tress</text:span> <text:span text:style-name="T3">o’erwhelm me</text:span>,</text:p>
      <text:p text:style-name="IndentedLine"><text:s text:c="3"/><text:span text:style-name="T3">I</text:span> cry all night for <text:span text:style-name="T3">mercy</text:span>,</text:p>
      <text:p text:style-name="IndentedLine"><text:s text:c="3"/><text:span text:style-name="T3">my </text:span>bed is wet with <text:span text:style-name="T3">tears</text:span>.</text:p>
      <text:p text:style-name="NonIndentedLine"><text:span text:style-name="T3">My </text:span>eyes can weep no <text:span text:style-name="T3">longer</text:span>;</text:p>
      <text:p text:style-name="IndentedLine"><text:s text:c="3"/><text:span text:style-name="T3">my</text:span> enemies seem <text:span text:style-name="T3">stronger</text:span>,</text:p>
      <text:p text:style-name="LastLine"><text:s text:c="3"/><text:span text:style-name="T3">my </text:span>awful <text:span text:style-name="T3">foes and fears</text:span>.</text:p>
      <text:p text:style-name="Firstline">4.<text:tab/><text:span text:style-name="T3">All </text:span>who love <text:span text:style-name="T3">evil</text:span>, <text:span text:style-name="T3">leave me</text:span>,</text:p>
      <text:p text:style-name="IndentedLine"><text:s text:c="3"/><text:span text:style-name="T3">for</text:span> <text:span text:style-name="T1">God</text:span> has heard my <text:span text:style-name="T3">weeping</text:span>;</text:p>
      <text:p text:style-name="IndentedLine"><text:s text:c="3"/><text:span text:style-name="T3">my</text:span> foes are put to <text:span text:style-name="T3">shame</text:span>.</text:p>
      <text:p text:style-name="NonIndentedLine"><text:span text:style-name="T3">Turned</text:span> back, no more to <text:span text:style-name="T3">grieve me</text:span>,</text:p>
      <text:p text:style-name="IndentedLine"><text:s text:c="3"/><text:span text:style-name="T3">they</text:span> suddenly shall <text:span text:style-name="T3">leave me</text:span>.</text:p>
      <text:p text:style-name="LastLine"><text:s text:c="3"/><text:span text:style-name="T3">All</text:span> glory <text:span text:style-name="T3">to His name</text:span>!</text:p>
      <text:h text:style-name="Heading_20_1" text:outline-level="1">Psalm 7 <text:s/>O <text:span text:style-name="T1">Lord</text:span> my God</text:h>
      <text:p text:style-name="Firstline">1.<text:tab/>O <text:span text:style-name="T1">Lord</text:span> my God, my refuge is in you;</text:p>
      <text:p text:style-name="IndentedLine"><text:s text:c="3"/>deliver me from all those who pursue,</text:p>
      <text:p text:style-name="NonIndentedLine">lest lion-like they tear ferociously</text:p>
      <text:p text:style-name="LastLine"><text:s text:c="3"/>while there is no one to deliver me.</text:p>
      <text:p text:style-name="Firstline">2.<text:tab/>O <text:span text:style-name="T1">Lord</text:span> my God, if such a thing I planned,</text:p>
      <text:p text:style-name="IndentedLine"><text:s text:c="3"/>and if the guilt of sin is on my hand –</text:p>
      <text:p text:style-name="NonIndentedLine">if I have wronged the one at peace with me,</text:p>
      <text:p text:style-name="LastLine"><text:s text:c="3"/>or without cause have robbed my enemy –</text:p>
      <text:p text:style-name="Firstline">3.<text:tab/>then let my foe pursue relentlessly</text:p>
      <text:p text:style-name="IndentedLine"><text:s text:c="3"/>that he may vent his hateful spite on me,</text:p>
      <text:p text:style-name="NonIndentedLine">and let him trample me into the ground;</text:p>
      <text:p text:style-name="LastLine"><text:s text:c="3"/>so will my honour in the dust be found.</text:p>
      <text:p text:style-name="Firstline">4.<text:tab/>Arise, O <text:span text:style-name="T1">Lord</text:span>, in wrath against my foes,</text:p>
      <text:p text:style-name="IndentedLine"><text:s text:c="3"/>against the rage of all who me oppose.</text:p>
      <text:p text:style-name="NonIndentedLine">Awake, my <text:span text:style-name="T1">God</text:span>, let justice now abound</text:p>
      <text:p text:style-name="LastLine"><text:s text:c="3"/>for all assembled nations gathered round.</text:p>
      <text:p text:style-name="Firstline">5.<text:tab/>Rule over all the nations from on high;</text:p>
      <text:p text:style-name="IndentedLine"><text:s text:c="3"/>your justice to the peoples, <text:span text:style-name="T1">Lord</text:span>, apply.</text:p>
      <text:p text:style-name="NonIndentedLine">According to my righteousness judge me;</text:p>
      <text:p text:style-name="LastLine"><text:s text:c="3"/>look, O Most High, on my integrity.</text:p>
      <text:p text:style-name="Firstline">6.<text:tab/>O God of righteousness, you are the one</text:p>
      <text:p text:style-name="IndentedLine"><text:s text:c="3"/>who searches deep the heart and mind of man;</text:p>
      <text:p text:style-name="NonIndentedLine">bring to an end the wicked’s violence</text:p>
      <text:p text:style-name="LastLine"><text:s text:c="3"/>and be the righteous one’s secure defence.</text:p>
      <text:p text:style-name="Firstline">7.<text:tab/>My shield and confidence is God Most High,</text:p>
      <text:p text:style-name="IndentedLine"><text:s text:c="3"/>who saves the upright when to him they cry.</text:p>
      <text:p text:style-name="NonIndentedLine">God is a judge who does what’s right and fair,</text:p>
      <text:p text:style-name="LastLine"><text:s text:c="3"/>and every day his wrath God will declare.</text:p>
      <text:p text:style-name="Firstline"><text:soft-page-break/>8.<text:tab/>If it should be that man will not repent,</text:p>
      <text:p text:style-name="IndentedLine"><text:s text:c="3"/>God’s sword he’ll whet, his deadly instrument,</text:p>
      <text:p text:style-name="NonIndentedLine">and he will string and bend his mighty bow</text:p>
      <text:p text:style-name="LastLine"><text:s text:c="3"/>from which his fiery arrows forth will go.</text:p>
      <text:p text:style-name="Firstline">9.<text:tab/>The one who evil in his heart conceives</text:p>
      <text:p text:style-name="IndentedLine"><text:s text:c="3"/>gives birth to lies and no reward receives.</text:p>
      <text:p text:style-name="NonIndentedLine">He digs a hole, he scoops it with his spade,</text:p>
      <text:p text:style-name="LastLine"><text:s text:c="3"/>then falls into the very pit he made.</text:p>
      <text:p text:style-name="Firstline">10.<text:tab/>His scheming will recoil on him instead;</text:p>
      <text:p text:style-name="IndentedLine"><text:s text:c="3"/>his evil will descend upon his head.</text:p>
      <text:p text:style-name="NonIndentedLine">I’ll thank the <text:span text:style-name="T1">Lord</text:span> who acts in righteousness;</text:p>
      <text:p text:style-name="LastLine"><text:s text:c="3"/>I’ll praise the <text:span text:style-name="T1">Lord</text:span> Most High; his name I’ll bless.</text:p>
      <text:h text:style-name="Heading_20_1" text:outline-level="1">Psalm 8 <text:s/>In all the earth</text:h>
      <text:p text:style-name="Firstline">1.<text:tab/>In all the earth, O <text:span text:style-name="T1">Lord</text:span> our Lord,</text:p>
      <text:p text:style-name="IndentedLine"><text:s text:c="3"/>how glor<text:span text:style-name="T4">iou</text:span>s is your name!</text:p>
      <text:p text:style-name="IndentedLine"><text:s text:c="3"/>For you have set above the heavens</text:p>
      <text:p text:style-name="IndentedLine"><text:s text:c="3"/>your glory and your fame.</text:p>
      <text:p text:style-name="NonIndentedLine">From infants’ and from children’s lips</text:p>
      <text:p text:style-name="IndentedLine"><text:s text:c="3"/>you ordered praise to sound,</text:p>
      <text:p text:style-name="IndentedLine"><text:s text:c="3"/>to silence all your enemies,</text:p>
      <text:p text:style-name="LastLine"><text:s text:c="3"/>the wicked to confound.</text:p>
      <text:p text:style-name="Firstline">2.<text:tab/>When I regard the heavens you made,</text:p>
      <text:p text:style-name="IndentedLine"><text:s text:c="3"/>your fingers’ work I trace;</text:p>
      <text:p text:style-name="IndentedLine"><text:s text:c="3"/>I see the moon and shining stars</text:p>
      <text:p text:style-name="IndentedLine"><text:s text:c="3"/>which you have set in place.</text:p>
      <text:p text:style-name="NonIndentedLine">I ask myself, “What then is man</text:p>
      <text:p text:style-name="IndentedLine"><text:s text:c="3"/>that you should give him thought –</text:p>
      <text:p text:style-name="IndentedLine"><text:s text:c="3"/>the son of man, that you to him</text:p>
      <text:p text:style-name="LastLine"><text:s text:c="3"/>such gracious care have brought?”</text:p>
      <text:p text:style-name="Firstline">3.<text:tab/>You made him little less than those</text:p>
      <text:p text:style-name="IndentedLine"><text:s text:c="3"/>who dwell in heaven above,</text:p>
      <text:p text:style-name="IndentedLine"><text:s text:c="3"/>and you have crowned and honoured him</text:p>
      <text:p text:style-name="IndentedLine"><text:s text:c="3"/>with glory from above.</text:p>
      <text:p text:style-name="NonIndentedLine">You gave him charge of all the works</text:p>
      <text:p text:style-name="IndentedLine"><text:s text:c="3"/>created by your hand,</text:p>
      <text:p text:style-name="IndentedLine"><text:s text:c="3"/>and everything that you had made</text:p>
      <text:p text:style-name="LastLine"><text:s text:c="3"/>you gave him to command:</text:p>
      <text:p text:style-name="Firstline">4.<text:tab/>all flocks and herds, all birds and fish,</text:p>
      <text:p text:style-name="IndentedLine"><text:s text:c="3"/>all beasts both wild and tame.</text:p>
      <text:p text:style-name="IndentedLine"><text:s text:c="3"/>In all the earth, O <text:span text:style-name="T1">Lord</text:span> our Lord,</text:p>
      <text:p text:style-name="LastLine"><text:s text:c="3"/>how glor<text:span text:style-name="T4">iou</text:span>s is your name!</text:p>
      <text:h text:style-name="Heading_20_1" text:outline-level="1"><text:soft-page-break/>Psalm 9 <text:s/>Wholehearted thanksgiving</text:h>
      <text:p text:style-name="Firstline">1.<text:tab/>Wholehearted thanksgiving to you I will bring;</text:p>
      <text:p text:style-name="IndentedLine"><text:s text:c="3"/>in praise of your marvellous works I will sing.</text:p>
      <text:p text:style-name="NonIndentedLine">For joy I will shout and exultantly cry</text:p>
      <text:p text:style-name="LastLine"><text:s text:c="3"/>in praise of your glorious name, O Most High.</text:p>
      <text:p text:style-name="Firstline">2.<text:tab/>My enemies turn in disorderly flight;</text:p>
      <text:p text:style-name="IndentedLine"><text:s text:c="3"/>they stumble and perish in face of your might.</text:p>
      <text:p text:style-name="NonIndentedLine">For you have defended my right and my cause;</text:p>
      <text:p text:style-name="LastLine"><text:s text:c="3"/>you sat in just judgment, upholding your laws.</text:p>
      <text:p text:style-name="Firstline">3.<text:tab/>You threatened the nations, the wicked destroyed;</text:p>
      <text:p text:style-name="IndentedLine"><text:s text:c="3"/>their names you erased and forever made void.</text:p>
      <text:p text:style-name="NonIndentedLine">My foes are disgraced and completely undone,</text:p>
      <text:p text:style-name="LastLine"><text:s text:c="3"/>their cities uprooted, their memory gone.</text:p>
      <text:p text:style-name="Firstline">4.<text:tab/>The <text:span text:style-name="T1">Lord</text:span> sits forever as King on his throne;</text:p>
      <text:p text:style-name="IndentedLine"><text:s text:c="3"/>his rule is established for justice alone.</text:p>
      <text:p text:style-name="NonIndentedLine">He judges the world and he does what is right;</text:p>
      <text:p text:style-name="LastLine"><text:s text:c="3"/>he governs the nations with justice and might.</text:p>
      <text:p text:style-name="Firstline">5.<text:tab/>The <text:span text:style-name="T1">Lord</text:span> is a stronghold in times of distress,</text:p>
      <text:p text:style-name="IndentedLine"><text:s text:c="3"/>a refuge for those whom the wicked oppress.</text:p>
      <text:p text:style-name="NonIndentedLine">Your people who know you will trust in your grace;</text:p>
      <text:p text:style-name="LastLine"><text:s text:c="3"/>you’ve never forsaken those seeking your face.</text:p>
      <text:p text:style-name="Firstline">6.<text:tab/>Praise <text:span text:style-name="T1">God</text:span>, who in Zion has founded his throne;</text:p>
      <text:p text:style-name="IndentedLine"><text:s text:c="3"/>proclaim to the nations the deeds he has done.</text:p>
      <text:p text:style-name="NonIndentedLine">The cry of afflicted ones rings in his ear;</text:p>
      <text:p text:style-name="LastLine"><text:s text:c="3"/>their blood he avenges, their plea he will hear.</text:p>
      <text:p text:style-name="Firstline">7.<text:tab/><text:span text:style-name="T1">Lord</text:span>, see what I suffer from malice and hate!</text:p>
      <text:p text:style-name="IndentedLine"><text:s text:c="3"/>Have pity, and lift me away from death’s gate,</text:p>
      <text:p text:style-name="NonIndentedLine">that I in Jerusalem’s gates may proclaim</text:p>
      <text:p text:style-name="LastLine"><text:s text:c="3"/>your mercy, and sing to the praise of your name.</text:p>
      <text:p text:style-name="Firstline">8.<text:tab/>The nations are sunk in the pit they prepared;</text:p>
      <text:p text:style-name="IndentedLine"><text:s text:c="3"/>their feet in the net which they hid are ensnared.</text:p>
      <text:p text:style-name="NonIndentedLine">The <text:span text:style-name="T1">Lord</text:span> by his justice has made himself known;</text:p>
      <text:p text:style-name="LastLine"><text:s text:c="3"/>and by their own works are the wicked cast down.</text:p>
      <text:p text:style-name="Firstline">9.<text:tab/>The wicked return to the grave’s dark abode,</text:p>
      <text:p text:style-name="IndentedLine"><text:s text:c="3"/>all nations and those who are heedless of God.</text:p>
      <text:p text:style-name="NonIndentedLine">But God will remember the cause of the weak;</text:p>
      <text:p text:style-name="LastLine"><text:s text:c="3"/>he will not let perish the hope of the meek.</text:p>
      <text:p text:style-name="Firstline">10.<text:tab/>Arise, O my <text:span text:style-name="T1">God</text:span>! <text:s/>Let not man win the day;</text:p>
      <text:p text:style-name="IndentedLine"><text:s text:c="3"/>let nations be judged in your presence, I pray.</text:p>
      <text:p text:style-name="NonIndentedLine">O <text:span text:style-name="T1">Lord</text:span>, strike the nations; put fear in their breast</text:p>
      <text:p text:style-name="LastLine"><text:s text:c="3"/>to teach them that they are but human at best.</text:p>
      <text:h text:style-name="Heading_20_1" text:outline-level="1"><text:soft-page-break/>Psalm 10 <text:s/>O <text:span text:style-name="T1">Lord</text:span>, why do you stand remote?</text:h>
      <text:p text:style-name="Firstline">1.<text:tab/>O <text:span text:style-name="T1">Lord</text:span>, why do you stand remote</text:p>
      <text:p text:style-name="IndentedLine"><text:s text:c="3"/>and stay so far away?</text:p>
      <text:p text:style-name="NonIndentedLine">Why do you hide yourself from us</text:p>
      <text:p text:style-name="LastLine"><text:s text:c="3"/>when trouble comes our way?</text:p>
      <text:p text:style-name="Firstline">2.<text:tab/>The wicked in his arrogance</text:p>
      <text:p text:style-name="IndentedLine"><text:s text:c="3"/>hunts down the weak and poor,</text:p>
      <text:p text:style-name="NonIndentedLine">who in the snares that he has set</text:p>
      <text:p text:style-name="LastLine"><text:s text:c="3"/>are caught and held secure.</text:p>
      <text:p text:style-name="Firstline">3.<text:tab/>About the cravings of his heart</text:p>
      <text:p text:style-name="IndentedLine"><text:s text:c="3"/>he speaks with boastful word;</text:p>
      <text:p text:style-name="NonIndentedLine">he praises people filled with greed</text:p>
      <text:p text:style-name="LastLine"><text:s text:c="3"/>while he reviles the <text:span text:style-name="T1">Lord</text:span>.</text:p>
      <text:p text:style-name="Firstline">4.<text:tab/>The wicked does not seek the <text:span text:style-name="T1">Lord</text:span></text:p>
      <text:p text:style-name="IndentedLine"><text:s text:c="3"/>because he is so proud,</text:p>
      <text:p text:style-name="NonIndentedLine">and in his inmost thoughts there is</text:p>
      <text:p text:style-name="LastLine"><text:s text:c="3"/>no room at all for God.</text:p>
      <text:p text:style-name="Firstline">5.<text:tab/>His ways are always prosperous;</text:p>
      <text:p text:style-name="IndentedLine"><text:s text:c="3"/>he strikes a haughty pose.</text:p>
      <text:p text:style-name="NonIndentedLine">He keeps his distance from your laws;</text:p>
      <text:p text:style-name="LastLine"><text:s text:c="3"/>he sneers at all his foes.</text:p>
      <text:p text:style-name="Firstline">6.<text:tab/>He reassures himself and says,</text:p>
      <text:p text:style-name="IndentedLine"><text:s text:c="3"/>“No threat will topple me –</text:p>
      <text:p text:style-name="NonIndentedLine">I will be happy evermore;</text:p>
      <text:p text:style-name="LastLine"><text:s text:c="3"/>from trouble I’ll be free.”</text:p>
      <text:p text:style-name="Firstline">7.<text:tab/>The wicked’s mouth is always full</text:p>
      <text:p text:style-name="IndentedLine"><text:s text:c="3"/>of curses, threats and lies;</text:p>
      <text:p text:style-name="NonIndentedLine">evil and trouble from his tongue</text:p>
      <text:p text:style-name="LastLine"><text:s text:c="3"/>continually arise.</text:p>
      <text:p text:style-name="Firstline">8.<text:tab/>He lies in wait near villages</text:p>
      <text:p text:style-name="IndentedLine"><text:s text:c="3"/>his victim’s blood to spill;</text:p>
      <text:p text:style-name="NonIndentedLine">he lurks in secret ambushes</text:p>
      <text:p text:style-name="LastLine"><text:s text:c="3"/>the innocent to kill.</text:p>
      <text:p text:style-name="Firstline">9.<text:tab/>Like lions crouching secretly</text:p>
      <text:p text:style-name="IndentedLine"><text:s text:c="3"/>he waits for helpless prey.</text:p>
      <text:p text:style-name="NonIndentedLine">He pounces on the weak and poor;</text:p>
      <text:p text:style-name="LastLine"><text:s text:c="3"/>his net drags them away.</text:p>
      <text:p text:style-name="Firstline">10.<text:tab/>His victims by his strength are crushed;</text:p>
      <text:p text:style-name="IndentedLine"><text:s text:c="3"/>his prey collapse and fall.</text:p>
      <text:p text:style-name="NonIndentedLine">He thinks, “God does not notice it;</text:p>
      <text:p text:style-name="LastLine"><text:s text:c="3"/>he does not see at all.”</text:p>
      <text:p text:style-name="Firstline"><text:soft-page-break/>11.<text:tab/>Arise, <text:span text:style-name="T1">Lord</text:span> God, lift up your hand;</text:p>
      <text:p text:style-name="IndentedLine"><text:s text:c="3"/>do not forget the poor.</text:p>
      <text:p text:style-name="NonIndentedLine">Why does the wicked say of God,</text:p>
      <text:p text:style-name="LastLine"><text:s text:c="3"/>“My conduct he’ll ignore”?</text:p>
      <text:p text:style-name="Firstline">12.<text:tab/>But you, O God, do see such wrong</text:p>
      <text:p text:style-name="IndentedLine"><text:s text:c="3"/>and you will bring redress.</text:p>
      <text:p text:style-name="NonIndentedLine">The victim puts his trust in you;</text:p>
      <text:p text:style-name="LastLine"><text:s text:c="3"/>you help the fatherless.</text:p>
      <text:p text:style-name="Firstline">13.<text:tab/><text:span text:style-name="T1">Lord</text:span>, break the wicked person’s power</text:p>
      <text:p text:style-name="IndentedLine"><text:s text:c="3"/>and call him to account</text:p>
      <text:p text:style-name="NonIndentedLine">for all the evil which he thought</text:p>
      <text:p text:style-name="LastLine"><text:s text:c="3"/>would never be found out.</text:p>
      <text:p text:style-name="Firstline">14.<text:tab/>The <text:span text:style-name="T1">Lord</text:span> will ever reign as King;</text:p>
      <text:p text:style-name="IndentedLine"><text:s text:c="3"/>his throne will always stand.</text:p>
      <text:p text:style-name="NonIndentedLine">The heathen nations of the world</text:p>
      <text:p text:style-name="LastLine"><text:s text:c="3"/>will perish from his land.</text:p>
      <text:p text:style-name="Firstline">15.<text:tab/>O <text:span text:style-name="T1">Lord</text:span>, the needy ones’ desire</text:p>
      <text:p text:style-name="IndentedLine"><text:s text:c="3"/>you answer from on high;</text:p>
      <text:p text:style-name="NonIndentedLine">you give encouragement to them</text:p>
      <text:p text:style-name="LastLine"><text:s text:c="3"/>and listen to their cry.</text:p>
      <text:p text:style-name="Firstline">16.<text:tab/>For you defend the fatherless</text:p>
      <text:p text:style-name="IndentedLine"><text:s text:c="3"/>and those who are oppressed,</text:p>
      <text:p text:style-name="NonIndentedLine">so that from fear of mortal man</text:p>
      <text:p text:style-name="LastLine"><text:s text:c="3"/>the helpless may have rest.</text:p>
      <text:h text:style-name="Heading_20_1" text:outline-level="1">Psalm 11 <text:s/>The <text:span text:style-name="T1">Lord</text:span> is my refuge</text:h>
      <text:p text:style-name="Firstline">1.<text:tab/>The <text:span text:style-name="T1">Lord</text:span> is my refuge, how then can you say,</text:p>
      <text:p text:style-name="IndentedLine"><text:s text:c="3"/>“O flee like a bird to your mountain away.</text:p>
      <text:p text:style-name="NonIndentedLine">The godless, they target with bow and with dart,</text:p>
      <text:p text:style-name="LastLine"><text:s text:c="3"/>like snipers they shoot at the upright in heart.</text:p>
      <text:p text:style-name="Firstline">2.<text:tab/>“When such is the case, they foundations destroy;</text:p>
      <text:p text:style-name="IndentedLine"><text:s text:c="3"/>what strategy, then, can the righteous employ?”</text:p>
      <text:p text:style-name="NonIndentedLine">Be sure that the <text:span text:style-name="T1">Lord</text:span> in his temple on high,</text:p>
      <text:p text:style-name="LastLine"><text:s text:c="3"/>in heaven enthroned, over men casts his eye.</text:p>
      <text:p text:style-name="Firstline">3.<text:tab/>The <text:span text:style-name="T1">Lord</text:span> sees us all, and his eyes test each one,</text:p>
      <text:p text:style-name="IndentedLine"><text:s text:c="3"/>both righteous and godless in all they have done.</text:p>
      <text:p text:style-name="NonIndentedLine">His soul hates all those who wild v<text:span text:style-name="T4">iol</text:span>ence pursue;</text:p>
      <text:p text:style-name="LastLine"><text:s text:c="3"/>the wicked will doubtlessly get their own due.</text:p>
      <text:p text:style-name="Firstline">4.<text:tab/>The <text:span text:style-name="T1">Lord</text:span> will send judgment, he’ll pour out hot coals;</text:p>
      <text:p text:style-name="IndentedLine"><text:s text:c="3"/>o’er all the ungodly his scorching wind rolls.</text:p>
      <text:p text:style-name="NonIndentedLine">The <text:span text:style-name="T1">Lord</text:span>, ever righteous, his justice portrays;</text:p>
      <text:p text:style-name="LastLine"><text:s text:c="3"/>by grace all the upright will look on his face.</text:p>
      <text:h text:style-name="Heading_20_1" text:outline-level="1"><text:soft-page-break/>Psalm 12 <text:s/>Help, <text:span text:style-name="T1">Lord</text:span>, for godly men are few</text:h>
      <text:p text:style-name="Firstline">1.<text:tab/>Help, <text:span text:style-name="T1">Lord</text:span>, for godly men are few;</text:p>
      <text:p text:style-name="IndentedLine"><text:s text:c="3"/>the faithful vanish from mankind.</text:p>
      <text:p text:style-name="IndentedLine"><text:s text:c="3"/>Men to their neighbours falsely speak;</text:p>
      <text:p text:style-name="IndentedLine"><text:s text:c="3"/>smooth speech and double talk are theirs.</text:p>
      <text:p text:style-name="NonIndentedLine">O may the <text:span text:style-name="T1">Lord</text:span> cut off such lips,</text:p>
      <text:p text:style-name="LastLine"><text:s text:c="3"/>the tongue that speaks so boastfully!</text:p>
      <text:p text:style-name="Firstline">2.<text:tab/>They’ve said, “Our tongue can win the day;</text:p>
      <text:p text:style-name="IndentedLine"><text:s text:c="3"/>words are our strength – who is our lord?”</text:p>
      <text:p text:style-name="IndentedLine"><text:s text:c="3"/>But says the <text:span text:style-name="T1">Lord</text:span>, “Now I will arise</text:p>
      <text:p text:style-name="IndentedLine"><text:s text:c="3"/>and for the plundered poor will act,</text:p>
      <text:p text:style-name="NonIndentedLine">and for the needy who lament,</text:p>
      <text:p text:style-name="LastLine"><text:s text:c="3"/>I’ll grant the safety which they crave.”</text:p>
      <text:p text:style-name="Firstline">3.<text:tab/>The sayings of the <text:span text:style-name="T1">Lord</text:span> are pure,</text:p>
      <text:p text:style-name="IndentedLine"><text:s text:c="3"/>like silver smelted seven times.</text:p>
      <text:p text:style-name="IndentedLine"><text:s text:c="3"/>You, <text:span text:style-name="T1">Lord</text:span>, indeed will keep us safe,</text:p>
      <text:p text:style-name="IndentedLine"><text:s text:c="3"/>you’ll ever guard us from this race.</text:p>
      <text:p text:style-name="NonIndentedLine">The wicked freely strut about</text:p>
      <text:p text:style-name="LastLine"><text:s text:c="3"/>when vileness is esteemed by men.</text:p>
      <text:h text:style-name="Heading_20_1" text:outline-level="1">Psalm 13 <text:s/>How long will you forget me, <text:span text:style-name="T1">Lord?</text:span></text:h>
      <text:p text:style-name="Firstline">1.<text:tab/>How long will you forget me, <text:span text:style-name="T1">Lord</text:span>,</text:p>
      <text:p text:style-name="IndentedLine"><text:s text:c="3"/>and hide your face from me?</text:p>
      <text:p text:style-name="IndentedLine"><text:s text:c="3"/>How long must I with heavy heart</text:p>
      <text:p text:style-name="IndentedLine"><text:s text:c="3"/>endure anxiety?</text:p>
      <text:p text:style-name="NonIndentedLine">How long, how long will enemies</text:p>
      <text:p text:style-name="LastLine"><text:s text:c="3"/>boast triumph over me?</text:p>
      <text:p text:style-name="Firstline">2.<text:tab/>Come close to me and answer, <text:span text:style-name="T1">Lord</text:span>,</text:p>
      <text:p text:style-name="IndentedLine"><text:s text:c="3"/>bring light to my sad eyes,</text:p>
      <text:p text:style-name="IndentedLine"><text:s text:c="3"/>or I will sleep the sleep of death,</text:p>
      <text:p text:style-name="IndentedLine"><text:s text:c="3"/>reviled by enemies.</text:p>
      <text:p text:style-name="NonIndentedLine">Then they will say, “What can you do?</text:p>
      <text:p text:style-name="LastLine"><text:s text:c="3"/>We triumphed over you!”</text:p>
      <text:p text:style-name="Firstline">3.<text:tab/>But I have trusted in your love</text:p>
      <text:p text:style-name="IndentedLine"><text:s text:c="3"/>and in your saving grace.</text:p>
      <text:p text:style-name="IndentedLine"><text:s text:c="3"/>And I will sing to God the <text:span text:style-name="T1">Lord</text:span></text:p>
      <text:p text:style-name="IndentedLine"><text:s text:c="3"/>my thankful hymns of praise,</text:p>
      <text:p text:style-name="NonIndentedLine">for every hour and day I see</text:p>
      <text:p text:style-name="LastLine"><text:s text:c="3"/>the <text:span text:style-name="T1">Lord</text:span> is good to me.</text:p>
      <text:h text:style-name="Heading_20_1" text:outline-level="1"><text:soft-page-break/>Psalm 14 <text:s/>The fool speaks in his heart</text:h>
      <text:p text:style-name="Firstline">1.<text:tab/>The fool speaks in his heart;</text:p>
      <text:p text:style-name="IndentedLine"><text:s text:c="3"/>“There is no God,” he says.</text:p>
      <text:p text:style-name="IndentedLine"><text:s text:c="3"/>They are corrupt, their deeds are vile;</text:p>
      <text:p text:style-name="IndentedLine"><text:s text:c="3"/>none walk in godly ways.</text:p>
      <text:p text:style-name="NonIndentedLine">The <text:span text:style-name="T1">Lord</text:span> looks down from heav-en</text:p>
      <text:p text:style-name="IndentedLine"><text:s text:c="3"/>upon the human race,</text:p>
      <text:p text:style-name="IndentedLine"><text:s text:c="3"/>to see if any understand,</text:p>
      <text:p text:style-name="LastLine"><text:s text:c="3"/>if any seek God’s face.</text:p>
      <text:p text:style-name="Firstline">2.<text:tab/>They all have turned aside;</text:p>
      <text:p text:style-name="IndentedLine"><text:s text:c="3"/>corrupt they have become.</text:p>
      <text:p text:style-name="IndentedLine"><text:s text:c="3"/>Not one of them does any good –</text:p>
      <text:p text:style-name="IndentedLine"><text:s text:c="3"/>no, not a single one.</text:p>
      <text:p text:style-name="NonIndentedLine">Will sinners never learn?</text:p>
      <text:p text:style-name="IndentedLine"><text:s text:c="3"/>My people they’ve devoured</text:p>
      <text:p text:style-name="IndentedLine"><text:s text:c="3"/>as if they were consuming bread;</text:p>
      <text:p text:style-name="LastLine"><text:s text:c="3"/>they never seek the <text:span text:style-name="T1">Lord</text:span>.</text:p>
      <text:p text:style-name="Firstline">3.<text:tab/>Struck down they are with dread,</text:p>
      <text:p text:style-name="IndentedLine"><text:s text:c="3"/>for God is with the just.</text:p>
      <text:p text:style-name="IndentedLine"><text:s text:c="3"/>You evildoers shame the poor,</text:p>
      <text:p text:style-name="IndentedLine"><text:s text:c="3"/>but in the <text:span text:style-name="T1">Lord</text:span> they trust.</text:p>
      <text:p text:style-name="NonIndentedLine">May help from Zion come,</text:p>
      <text:p text:style-name="IndentedLine"><text:s text:c="3"/>the <text:span text:style-name="T1">Lord</text:span> his captives bring!</text:p>
      <text:p text:style-name="IndentedLine"><text:s text:c="3"/>And then let Jacob’s tribes rejoice;</text:p>
      <text:p text:style-name="LastLine"><text:s text:c="3"/>let Israel gladly sing.</text:p>
      <text:h text:style-name="Heading_20_1" text:outline-level="1">Psalm 15 <text:s/>Who, O <text:span text:style-name="T1">Lord</text:span>, with thee abiding</text:h>
      <text:p text:style-name="Firstline">1.<text:tab/>Who, O <text:span text:style-name="T1">Lord</text:span>, with thee abiding,</text:p>
      <text:p text:style-name="IndentedLine"><text:s text:c="3"/>in thy house shall be thy guest?</text:p>
      <text:p text:style-name="IndentedLine"><text:s text:c="3"/>Who, his feet to Zion turning,</text:p>
      <text:p text:style-name="IndentedLine"><text:s text:c="3"/>in thy holy hill shall rest?</text:p>
      <text:p text:style-name="NonIndentedLine">He that ever walks uprightly,</text:p>
      <text:p text:style-name="IndentedLine"><text:s text:c="3"/>does the right without a fear;</text:p>
      <text:p text:style-name="IndentedLine"><text:s text:c="3"/>when he speaks, he speaks not lightly,</text:p>
      <text:p text:style-name="LastLine"><text:s text:c="3"/>but with truth and love sincere.</text:p>
      <text:p text:style-name="Firstline">2.<text:tab/>He that slanders not his brother,</text:p>
      <text:p text:style-name="IndentedLine"><text:s text:c="3"/>does no evil to a friend;</text:p>
      <text:p text:style-name="IndentedLine"><text:s text:c="3"/>to reproaches of another</text:p>
      <text:p text:style-name="IndentedLine"><text:s text:c="3"/>he refuses to attend.</text:p>
      <text:p text:style-name="NonIndentedLine">Wicked men win not his favour,</text:p>
      <text:p text:style-name="IndentedLine"><text:s text:c="3"/>but the good who fear the <text:span text:style-name="T1">Lord</text:span>;</text:p>
      <text:p text:style-name="IndentedLine"><text:s text:c="3"/>from his vow he will not waver,</text:p>
      <text:p text:style-name="LastLine"><text:s text:c="3"/>though it bring him sad reward.</text:p>
      <text:p text:style-name="Firstline"><text:soft-page-break/>3.<text:tab/>Freely to the needy lending,</text:p>
      <text:p text:style-name="IndentedLine"><text:s text:c="3"/>no excess he asks again;</text:p>
      <text:p text:style-name="IndentedLine"><text:s text:c="3"/>and the innocent befriending,</text:p>
      <text:p text:style-name="IndentedLine"><text:s text:c="3"/>he desires not praise of men.</text:p>
      <text:p text:style-name="NonIndentedLine">Doing this, and evil spurning,</text:p>
      <text:p text:style-name="IndentedLine"><text:s text:c="3"/>he shall nevermore be moved;</text:p>
      <text:p text:style-name="IndentedLine"><text:s text:c="3"/>this the man with thee sojourning,</text:p>
      <text:p text:style-name="LastLine"><text:s text:c="3"/>this the man by thee approved.</text:p>
      <text:h text:style-name="Heading_20_1" text:outline-level="1">Psalm 16 <text:s/>Protect me, O my God</text:h>
      <text:p text:style-name="Firstline">1.<text:tab/>Protect me, O my God;</text:p>
      <text:p text:style-name="IndentedLine"><text:s text:c="3"/>you are my refuge true.</text:p>
      <text:p text:style-name="IndentedLine"><text:s text:c="3"/>I said, “You are my Lord: I have</text:p>
      <text:p text:style-name="IndentedLine"><text:s text:c="3"/>no good apart from you.”</text:p>
      <text:p text:style-name="NonIndentedLine">The godly in the land,</text:p>
      <text:p text:style-name="IndentedLine"><text:s text:c="3"/>for holiness renowned –</text:p>
      <text:p text:style-name="IndentedLine"><text:s text:c="3"/>they are the glor<text:span text:style-name="T4">iou</text:span>s ones, in whom</text:p>
      <text:p text:style-name="LastLine"><text:s text:c="3"/>all my delight is found.</text:p>
      <text:p text:style-name="Firstline">2.<text:tab/>Their sorrows will increase</text:p>
      <text:p text:style-name="IndentedLine"><text:s text:c="3"/>who on false gods rely.</text:p>
      <text:p text:style-name="IndentedLine"><text:s text:c="3"/>I will not sacrifice to them;</text:p>
      <text:p text:style-name="IndentedLine"><text:s text:c="3"/>their worship I defy.</text:p>
      <text:p text:style-name="NonIndentedLine">O <text:span text:style-name="T1">Lord</text:span>, you are to me</text:p>
      <text:p text:style-name="IndentedLine"><text:s text:c="3"/>my cup and portion sure;</text:p>
      <text:p text:style-name="IndentedLine"><text:s text:c="3"/>the share that is assigned to me</text:p>
      <text:p text:style-name="LastLine"><text:s text:c="3"/>you guard and keep secure.</text:p>
      <text:p text:style-name="Firstline">3.<text:tab/>The land allotted me</text:p>
      <text:p text:style-name="IndentedLine"><text:s text:c="3"/>is in a pleasant site;</text:p>
      <text:p text:style-name="IndentedLine"><text:s text:c="3"/>and surely my inheritance</text:p>
      <text:p text:style-name="IndentedLine"><text:s text:c="3"/>to me is a delight.</text:p>
      <text:p text:style-name="NonIndentedLine">I’ll praise the <text:span text:style-name="T1">Lord</text:span> my God,</text:p>
      <text:p text:style-name="IndentedLine"><text:s text:c="3"/>whose counsel guides my choice;</text:p>
      <text:p text:style-name="IndentedLine"><text:s text:c="3"/>and even in the night my heart</text:p>
      <text:p text:style-name="LastLine"><text:s text:c="3"/>recalls instruction’s voice.</text:p>
      <text:p text:style-name="Firstline">4.<text:tab/>Before me constantly</text:p>
      <text:p text:style-name="IndentedLine"><text:s text:c="3"/>I set the <text:span text:style-name="T1">Lord</text:span> alone.</text:p>
      <text:p text:style-name="IndentedLine"><text:s text:c="3"/>Because he is at my right hand</text:p>
      <text:p text:style-name="IndentedLine"><text:s text:c="3"/>I’ll not be overthrown.</text:p>
      <text:p text:style-name="NonIndentedLine">Therefore my heart is glad;</text:p>
      <text:p text:style-name="IndentedLine"><text:s text:c="3"/>my tongue with joy will sing.</text:p>
      <text:p text:style-name="IndentedLine"><text:s text:c="3"/>My body too will rest secure</text:p>
      <text:p text:style-name="LastLine"><text:s text:c="3"/>in hope unwavering.</text:p>
      <text:p text:style-name="Firstline"><text:soft-page-break/>5.<text:tab/>For you will not allow</text:p>
      <text:p text:style-name="IndentedLine"><text:s text:c="3"/>my soul in death to stay,</text:p>
      <text:p text:style-name="IndentedLine"><text:s text:c="3"/>nor will you leave your Holy One</text:p>
      <text:p text:style-name="IndentedLine"><text:s text:c="3"/>to see the tomb’s decay.</text:p>
      <text:p text:style-name="NonIndentedLine">You have made known to me</text:p>
      <text:p text:style-name="IndentedLine"><text:s text:c="3"/>the path of life divine.</text:p>
      <text:p text:style-name="IndentedLine"><text:s text:c="3"/>Bliss shall I know at your right hand;</text:p>
      <text:p text:style-name="LastLine"><text:s text:c="3"/>joy from your face will shine.</text:p>
      <text:h text:style-name="Heading_20_1" text:outline-level="1">Psalm 16b <text:s/>Protect me, God</text:h>
      <text:p text:style-name="Firstline">1.<text:tab/>Protect me, God: I trust in you.</text:p>
      <text:p text:style-name="IndentedLine"><text:s text:c="3"/>I say to you, “You are my Lord;</text:p>
      <text:p text:style-name="NonIndentedLine">on you my happiness depends.”</text:p>
      <text:p text:style-name="LastLine"><text:s text:c="3"/>Protect me, God: I trust in you.</text:p>
      <text:p text:style-name="Firstline">2.<text:tab/>Your people are a chosen race,</text:p>
      <text:p text:style-name="IndentedLine"><text:s text:c="3"/>and I delight in faithful friends,</text:p>
      <text:p text:style-name="NonIndentedLine">but pagan ways I will not share.</text:p>
      <text:p text:style-name="LastLine"><text:s text:c="3"/>Protect me, God: I trust in you.</text:p>
      <text:p text:style-name="Firstline">3.<text:tab/><text:span text:style-name="T1">Lord</text:span> God, you are my food and drink;</text:p>
      <text:p text:style-name="IndentedLine"><text:s text:c="3"/>my work for you is joy indeed;</text:p>
      <text:p text:style-name="NonIndentedLine">glad is the heritage that’s mine.</text:p>
      <text:p text:style-name="LastLine"><text:s text:c="3"/>Protect me, God: I trust in you.</text:p>
      <text:p text:style-name="Firstline">4.<text:tab/>Thank you, my <text:span text:style-name="T1">Lord</text:span>, for warning me;</text:p>
      <text:p text:style-name="IndentedLine"><text:s text:c="3"/>by night and day you guide my thoughts.</text:p>
      <text:p text:style-name="NonIndentedLine">With you before me, I stand firm.</text:p>
      <text:p text:style-name="LastLine"><text:s text:c="3"/>Protect me, God: I trust in you.</text:p>
      <text:p text:style-name="Firstline">5.<text:tab/>So now I’m glad in heart and soul,</text:p>
      <text:p text:style-name="IndentedLine"><text:s text:c="3"/>for I have found security –</text:p>
      <text:p text:style-name="NonIndentedLine">among the dead I shall not rot.</text:p>
      <text:p text:style-name="LastLine"><text:s text:c="3"/>Protect me, God: I trust in you.</text:p>
      <text:p text:style-name="Firstline">6.<text:tab/>Not death, but life, shall be my path;</text:p>
      <text:p text:style-name="IndentedLine"><text:s text:c="3"/>abundant joy your presence grants,</text:p>
      <text:p text:style-name="NonIndentedLine">an honoured place, and happiness.</text:p>
      <text:p text:style-name="LastLine"><text:s text:c="3"/>Protect me, God: I trust in you.</text:p>
      <text:h text:style-name="Heading_20_1" text:outline-level="1">Psalm 17 <text:s/><text:span text:style-name="T1">Lord</text:span>, hear my righteous plea</text:h>
      <text:p text:style-name="Firstline">1.<text:tab/><text:span text:style-name="T1">Lord</text:span>, hear my righteous plea</text:p>
      <text:p text:style-name="IndentedLine"><text:s text:c="3"/>and listen to my cry;</text:p>
      <text:p text:style-name="NonIndentedLine">it does not rise deceitfully</text:p>
      <text:p text:style-name="LastLine"><text:s text:c="3"/>or come from lips that lie.</text:p>
      <text:p text:style-name="Firstline">2.<text:tab/>Declare me innocent</text:p>
      <text:p text:style-name="IndentedLine"><text:s text:c="3"/>and vindicate my name;</text:p>
      <text:p text:style-name="NonIndentedLine"><text:span text:style-name="T1">Lord</text:span>, may your eye see what is right</text:p>
      <text:p text:style-name="LastLine"><text:s text:c="3"/>and free me from all blame.</text:p>
      <text:p text:style-name="Firstline"><text:soft-page-break/>3.<text:tab/>Though you examine me</text:p>
      <text:p text:style-name="IndentedLine"><text:s text:c="3"/>and probe my heart and mind,</text:p>
      <text:p text:style-name="NonIndentedLine">and though you test me in the night,</text:p>
      <text:p text:style-name="LastLine"><text:s text:c="3"/>yet nothing will you find.</text:p>
      <text:p text:style-name="Firstline">4.<text:tab/>I said, “I will not sin</text:p>
      <text:p text:style-name="IndentedLine"><text:s text:c="3"/>in anything I say.”</text:p>
      <text:p text:style-name="NonIndentedLine">From those who practice violence</text:p>
      <text:p text:style-name="LastLine"><text:s text:c="3"/>I have kept far away.</text:p>
      <text:p text:style-name="Firstline">5.<text:tab/>From every evil path</text:p>
      <text:p text:style-name="IndentedLine"><text:s text:c="3"/>by your word I’m preserved.</text:p>
      <text:p text:style-name="NonIndentedLine">My feet have held to all your ways;</text:p>
      <text:p text:style-name="LastLine"><text:s text:c="3"/>from them I have not swerved.</text:p>
      <text:p text:style-name="Firstline">6.<text:tab/>I call on you, O God,</text:p>
      <text:p text:style-name="IndentedLine"><text:s text:c="3"/>for you will answer me;</text:p>
      <text:p text:style-name="NonIndentedLine">O turn your ear towards my prayer</text:p>
      <text:p text:style-name="LastLine"><text:s text:c="3"/>and hear my earnest plea.</text:p>
      <text:p text:style-name="Firstline">7.<text:tab/>Display your steadfast love</text:p>
      <text:p text:style-name="IndentedLine"><text:s text:c="3"/>and save with your right hand</text:p>
      <text:p text:style-name="NonIndentedLine">all those who flee for help to you</text:p>
      <text:p text:style-name="LastLine"><text:s text:c="3"/>when foes against them stand.</text:p>
      <text:p text:style-name="Firstline">8.<text:tab/>In shadow of your wings</text:p>
      <text:p text:style-name="IndentedLine"><text:s text:c="3"/>hide me in times of strife;</text:p>
      <text:p text:style-name="NonIndentedLine">and as the apple of your eye</text:p>
      <text:p text:style-name="LastLine"><text:s text:c="3"/>preserve and guard my life.</text:p>
      <text:p text:style-name="Firstline">9.<text:tab/>Hide me from ruthless foes</text:p>
      <text:p text:style-name="IndentedLine"><text:s text:c="3"/>who follow wicked ways,</text:p>
      <text:p text:style-name="NonIndentedLine">from those who circle me about</text:p>
      <text:p text:style-name="LastLine"><text:s text:c="3"/>and seek to end my days.</text:p>
      <text:p text:style-name="Firstline">10.<text:tab/>They close their callous hearts;</text:p>
      <text:p text:style-name="IndentedLine"><text:s text:c="3"/>they speak with swelling pride.</text:p>
      <text:p text:style-name="NonIndentedLine">They dog my steps; my enemies</text:p>
      <text:p text:style-name="LastLine"><text:s text:c="3"/>are found on every side.</text:p>
      <text:p text:style-name="Firstline">11.<text:tab/>They fix their eyes on me</text:p>
      <text:p text:style-name="IndentedLine"><text:s text:c="3"/>to cast me to the ground.</text:p>
      <text:p text:style-name="NonIndentedLine">Like hungry lions stalking prey,</text:p>
      <text:p text:style-name="LastLine"><text:s text:c="3"/>they crouch without a sound.</text:p>
      <text:p text:style-name="Firstline">12.<text:tab/>Arise, confront my foes</text:p>
      <text:p text:style-name="IndentedLine"><text:s text:c="3"/>and bring them down, O <text:span text:style-name="T1">Lord</text:span>,</text:p>
      <text:p text:style-name="NonIndentedLine">deliver me from wicked hands</text:p>
      <text:p text:style-name="LastLine"><text:s text:c="3"/>and free me by your sword.</text:p>
      <text:p text:style-name="Firstline">13.<text:tab/>Save me by your right hand</text:p>
      <text:p text:style-name="IndentedLine"><text:s text:c="3"/>from all such people, <text:span text:style-name="T1">Lord</text:span>,</text:p>
      <text:p text:style-name="NonIndentedLine">from mortal men who in this life</text:p>
      <text:p text:style-name="LastLine"><text:s text:c="3"/>will have their sole reward.</text:p>
      <text:p text:style-name="Firstline"><text:soft-page-break/>14.<text:tab/>You fill them with good things;</text:p>
      <text:p text:style-name="IndentedLine"><text:s text:c="3"/>their sons are satisfied.</text:p>
      <text:p text:style-name="NonIndentedLine">They leave their children all the wealth</text:p>
      <text:p text:style-name="LastLine"><text:s text:c="3"/>which they have set aside.</text:p>
      <text:p text:style-name="Firstline">15.<text:tab/>But I in righteousness</text:p>
      <text:p text:style-name="IndentedLine"><text:s text:c="3"/>your face will surely see;</text:p>
      <text:p text:style-name="NonIndentedLine">and with your likeness, when I wake,</text:p>
      <text:p text:style-name="LastLine"><text:s text:c="3"/>I satisfied will be.</text:p>
      <text:h text:style-name="Heading_20_1" text:outline-level="1">Psalm 18 <text:s/>I love you, <text:span text:style-name="T1">Lord</text:span>!</text:h>
      <text:p text:style-name="Firstline">1.<text:tab/>I love you, <text:span text:style-name="T1">Lord</text:span>! You are my strength.</text:p>
      <text:p text:style-name="IndentedLine"><text:s text:c="3"/>A fortress is the <text:span text:style-name="T1">Lord</text:span> to me –</text:p>
      <text:p text:style-name="IndentedLine"><text:s text:c="3"/>my rock and my deliverer;</text:p>
      <text:p text:style-name="IndentedLine"><text:s text:c="3"/>for refuge to my God I flee.</text:p>
      <text:p text:style-name="NonIndentedLine">He is my stronghold and my shield,</text:p>
      <text:p text:style-name="IndentedLine"><text:s text:c="3"/>the <text:span text:style-name="T1">Lord</text:span> who saves me by his might.</text:p>
      <text:p text:style-name="IndentedLine"><text:s text:c="3"/>I’ll call on him and give him praise.</text:p>
      <text:p text:style-name="LastLine"><text:s text:c="3"/>I’m saved; he puts my foes to flight.</text:p>
      <text:p text:style-name="Firstline">2.<text:tab/>The cords of death entangled me;</text:p>
      <text:p text:style-name="IndentedLine"><text:s text:c="3"/>destruction hit me like a wave.</text:p>
      <text:p text:style-name="IndentedLine"><text:s text:c="3"/>Encircled by the snares of death,</text:p>
      <text:p text:style-name="IndentedLine"><text:s text:c="3"/>I faced the terrors of the grave.</text:p>
      <text:p text:style-name="NonIndentedLine">In my distress I called on God;</text:p>
      <text:p text:style-name="IndentedLine"><text:s text:c="3"/>I cried out to the <text:span text:style-name="T1">Lord</text:span> for aid.</text:p>
      <text:p text:style-name="IndentedLine"><text:s text:c="3"/>He from his temple heard my voice;</text:p>
      <text:p text:style-name="LastLine"><text:s text:c="3"/>he listened to the prayer I made.</text:p>
      <text:p text:style-name="Firstline">3.<text:tab/>The earth before God’s anger quaked,</text:p>
      <text:p text:style-name="IndentedLine"><text:s text:c="3"/>the mountains’ deep foundations shook;</text:p>
      <text:p text:style-name="IndentedLine"><text:s text:c="3"/>Consuming fire blazed from his mouth,</text:p>
      <text:p text:style-name="IndentedLine"><text:s text:c="3"/>and from his nostrils came forth smoke.</text:p>
      <text:p text:style-name="NonIndentedLine">The heavens parted, he came down;</text:p>
      <text:p text:style-name="IndentedLine"><text:s text:c="3"/>beneath his feet the dark clouds lay.</text:p>
      <text:p text:style-name="IndentedLine"><text:s text:c="3"/>Upon the cherubim he flew;</text:p>
      <text:p text:style-name="LastLine"><text:s text:c="3"/>on wings of wind he made his way.</text:p>
      <text:p text:style-name="Firstline">4.<text:tab/>He made the dark his canopy,</text:p>
      <text:p text:style-name="IndentedLine"><text:s text:c="3"/>dark rain clouds swirling in the sky.</text:p>
      <text:p text:style-name="IndentedLine"><text:s text:c="3"/>From brightness of his presence came</text:p>
      <text:p text:style-name="IndentedLine"><text:s text:c="3"/>clouds, hail and lightning from on high.</text:p>
      <text:p text:style-name="NonIndentedLine">The <text:span text:style-name="T1">Lord</text:span> Most High sent forth his voice;</text:p>
      <text:p text:style-name="IndentedLine"><text:s text:c="3"/>his thunder from the heavens pealed.</text:p>
      <text:p text:style-name="IndentedLine"><text:s text:c="3"/>His arrows scattered all his foes;</text:p>
      <text:p text:style-name="LastLine"><text:s text:c="3"/>his lightning drove them from the field.</text:p>
      <text:p text:style-name="Firstline"><text:soft-page-break/>5.<text:tab/>The valleys of the sea lay bare</text:p>
      <text:p text:style-name="IndentedLine"><text:s text:c="3"/>and earth’s foundation deep and vast,</text:p>
      <text:p text:style-name="IndentedLine"><text:s text:c="3"/>when your rebuke went forth, O <text:span text:style-name="T1">Lord</text:span> –</text:p>
      <text:p text:style-name="IndentedLine"><text:s text:c="3"/>the pow-er of your nostrils’ blast.</text:p>
      <text:p text:style-name="NonIndentedLine">From heav’n he reached to grasp my hand</text:p>
      <text:p text:style-name="IndentedLine"><text:s text:c="3"/>and lift me as the waters rose;</text:p>
      <text:p text:style-name="IndentedLine"><text:s text:c="3"/>he saved me from my enemy,</text:p>
      <text:p text:style-name="LastLine"><text:s text:c="3"/>from all my overpowering foes.</text:p>
      <text:p text:style-name="Firstline">6.<text:tab/>They threatened me in my distress,</text:p>
      <text:p text:style-name="IndentedLine"><text:s text:c="3"/>but <text:span text:style-name="T1">God</text:span> stood by me in my plight.</text:p>
      <text:p text:style-name="IndentedLine"><text:s text:c="3"/>He brought me out and set me free,</text:p>
      <text:p text:style-name="IndentedLine"><text:s text:c="3"/>because in me he took delight.</text:p>
      <text:p text:style-name="NonIndentedLine">According to my righteousness</text:p>
      <text:p text:style-name="IndentedLine"><text:s text:c="3"/>the <text:span text:style-name="T1">Lord</text:span> dealt with me faithfully;</text:p>
      <text:p text:style-name="IndentedLine"><text:s text:c="3"/>because my hands were clean from sin,</text:p>
      <text:p text:style-name="LastLine"><text:s text:c="3"/>the <text:span text:style-name="T1">Lord</text:span> my God rewarded me.</text:p>
      <text:p text:style-name="Firstline">7.<text:tab/>For I have kept the ways of God;</text:p>
      <text:p text:style-name="IndentedLine"><text:s text:c="3"/>from him I have not turned away.</text:p>
      <text:p text:style-name="IndentedLine"><text:s text:c="3"/>I have not strayed from his decrees;</text:p>
      <text:p text:style-name="IndentedLine"><text:s text:c="3"/>his statutes ever with me stay.</text:p>
      <text:p text:style-name="NonIndentedLine">Before the <text:span text:style-name="T1">Lord</text:span> I’ve kept myself</text:p>
      <text:p text:style-name="IndentedLine"><text:s text:c="3"/>from blame and all transgression free.</text:p>
      <text:p text:style-name="IndentedLine"><text:s text:c="3"/>Since in his sight my hands were clean,</text:p>
      <text:p text:style-name="LastLine"><text:s text:c="3"/>the <text:span text:style-name="T1">Lord</text:span> my God rewarded me.</text:p>
      <text:p text:style-name="Firstline">8.<text:tab/>With faithful people you keep faith,</text:p>
      <text:p text:style-name="IndentedLine"><text:s text:c="3"/>and to the blameless you are good.</text:p>
      <text:p text:style-name="IndentedLine"><text:s text:c="3"/>With pure men you yourself are pure,</text:p>
      <text:p text:style-name="IndentedLine"><text:s text:c="3"/>but with the crooked you are shrewd.</text:p>
      <text:p text:style-name="NonIndentedLine">You save the humble and the meek,</text:p>
      <text:p text:style-name="IndentedLine"><text:s text:c="3"/>but bring the proud down from their height.</text:p>
      <text:p text:style-name="IndentedLine"><text:s text:c="3"/>You, <text:span text:style-name="T1">Lord</text:span>, will keep my lamp aflame;</text:p>
      <text:p text:style-name="LastLine"><text:s text:c="3"/>God turns my darkness into light.</text:p>
      <text:p text:style-name="Firstline">9.<text:tab/>With help from God I can advance</text:p>
      <text:p text:style-name="IndentedLine"><text:s text:c="3"/>against a troop and rout them all,</text:p>
      <text:p text:style-name="IndentedLine"><text:s text:c="3"/>and with the aid my God will give</text:p>
      <text:p text:style-name="IndentedLine"><text:s text:c="3"/>I can leap over any wall.</text:p>
      <text:p text:style-name="NonIndentedLine">For perfect is the way of God;</text:p>
      <text:p text:style-name="IndentedLine"><text:s text:c="3"/>no flaw is found within his word.</text:p>
      <text:p text:style-name="IndentedLine"><text:s text:c="3"/>To all who put their trust in him</text:p>
      <text:p text:style-name="LastLine"><text:s text:c="3"/>a shield and refuge is the <text:span text:style-name="T1">Lord</text:span>.</text:p>
      <text:p text:style-name="Firstline">10.<text:tab/>For who is God except the <text:span text:style-name="T1">Lord</text:span>?</text:p>
      <text:p text:style-name="IndentedLine"><text:s text:c="3"/>Besides our God, who is the rock?</text:p>
      <text:p text:style-name="IndentedLine"><text:s text:c="3"/>He is the God who gives me strength,</text:p>
      <text:p text:style-name="IndentedLine"><text:s text:c="3"/>and he perfects the path I walk.</text:p>
      <text:p text:style-name="NonIndentedLine">He makes my feet like feet of deer;</text:p>
      <text:p text:style-name="IndentedLine"><text:s text:c="3"/>upon the heights he makes me stand.</text:p>
      <text:p text:style-name="IndentedLine"><text:s text:c="3"/>My arms can bend a bow of bronze;</text:p>
      <text:p text:style-name="LastLine"><text:s text:c="3"/>in skills of war he trains my hand.</text:p>
      <text:p text:style-name="Firstline"><text:soft-page-break/>11.<text:tab/>Your right hand gives me victory;</text:p>
      <text:p text:style-name="IndentedLine"><text:s text:c="3"/>you stoop down low to make me great.</text:p>
      <text:p text:style-name="IndentedLine"><text:s text:c="3"/>So that my footsteps do not trip,</text:p>
      <text:p text:style-name="IndentedLine"><text:s text:c="3"/>you smooth the pathway for my feet.</text:p>
      <text:p text:style-name="NonIndentedLine">I chased and overtook my foes,</text:p>
      <text:p text:style-name="IndentedLine"><text:s text:c="3"/>I did not turn till they were slain.</text:p>
      <text:p text:style-name="IndentedLine"><text:s text:c="3"/>I crushed them all beneath my feet,</text:p>
      <text:p text:style-name="LastLine"><text:s text:c="3"/>they fell and could not rise again.</text:p>
      <text:p text:style-name="Firstline">12.<text:tab/>With strength you armed me for the fight;</text:p>
      <text:p text:style-name="IndentedLine"><text:s text:c="3"/>my foes you humbled at my feet.</text:p>
      <text:p text:style-name="IndentedLine"><text:s text:c="3"/>You made them turn their backs in flight;</text:p>
      <text:p text:style-name="IndentedLine"><text:s text:c="3"/>and their destruction was complete.</text:p>
      <text:p text:style-name="NonIndentedLine">They cried for help, but none could save;</text:p>
      <text:p text:style-name="IndentedLine"><text:s text:c="3"/>they cried to <text:span text:style-name="T1">God</text:span> – no answer came.</text:p>
      <text:p text:style-name="IndentedLine"><text:s text:c="3"/>I beat them fine as wind-borne dust;</text:p>
      <text:p text:style-name="LastLine"><text:s text:c="3"/>like wayside dirt I scattered them.</text:p>
      <text:p text:style-name="Firstline">13.<text:tab/>You set me over many lands;</text:p>
      <text:p text:style-name="IndentedLine"><text:s text:c="3"/>you saved me from my enemy.</text:p>
      <text:p text:style-name="IndentedLine"><text:s text:c="3"/>A people whom I did not know</text:p>
      <text:p text:style-name="IndentedLine"><text:s text:c="3"/>are in subjection now to me.</text:p>
      <text:p text:style-name="NonIndentedLine">The moment that they hear my voice</text:p>
      <text:p text:style-name="IndentedLine"><text:s text:c="3"/>they cringe before me and obey.</text:p>
      <text:p text:style-name="IndentedLine"><text:s text:c="3"/>In fear they tremble and lose heart;</text:p>
      <text:p text:style-name="LastLine"><text:s text:c="3"/>they leave their strongholds in dismay.</text:p>
      <text:p text:style-name="Firstline">14.<text:tab/>The <text:span text:style-name="T1">Lord</text:span> lives! <text:s/>Praise be to my rock!</text:p>
      <text:p text:style-name="IndentedLine"><text:s text:c="3"/>My Saviour God exalted be!</text:p>
      <text:p text:style-name="IndentedLine"><text:s text:c="3"/>He has avenged me, and subdued</text:p>
      <text:p text:style-name="IndentedLine"><text:s text:c="3"/>rebellious peoples under me.</text:p>
      <text:p text:style-name="NonIndentedLine">You saved me from my enemies,</text:p>
      <text:p text:style-name="IndentedLine"><text:s text:c="3"/>exalting me above my foes;</text:p>
      <text:p text:style-name="IndentedLine"><text:s text:c="3"/>you rescued me from v<text:span text:style-name="T4">iol</text:span>ent men</text:p>
      <text:p text:style-name="LastLine"><text:s text:c="3"/>who sought my kingdom to oppose.</text:p>
      <text:p text:style-name="Firstline">15.<text:tab/>Therefore among the nations, <text:span text:style-name="T1">Lord</text:span>,</text:p>
      <text:p text:style-name="IndentedLine"><text:s text:c="3"/>your praise in song I will proclaim;</text:p>
      <text:p text:style-name="IndentedLine"><text:s text:c="3"/>before the peoples of the world</text:p>
      <text:p text:style-name="IndentedLine"><text:s text:c="3"/>I’ll sing the glory of your name.</text:p>
      <text:p text:style-name="NonIndentedLine">You give your king great victories;</text:p>
      <text:p text:style-name="IndentedLine"><text:s text:c="3"/>your lovingkindness you will pour</text:p>
      <text:p text:style-name="IndentedLine"><text:s text:c="3"/>on David, your anointed one,</text:p>
      <text:p text:style-name="LastLine"><text:s text:c="3"/>and his descendants evermore.</text:p>
      <text:h text:style-name="Heading_20_1" text:outline-level="1">Psalm 19 <text:s/>The spacious heavens declare</text:h>
      <text:p text:style-name="Firstline">1.<text:tab/>The spacious heav’ns declare</text:p>
      <text:p text:style-name="IndentedLine"><text:s text:c="3"/>the glory of our God;</text:p>
      <text:p text:style-name="IndentedLine"><text:s text:c="3"/>the wide expanse displays</text:p>
      <text:p text:style-name="IndentedLine"><text:s text:c="3"/>his handiwork abroad;</text:p>
      <text:p text:style-name="NonIndentedLine">from day to day they utter speech,</text:p>
      <text:p text:style-name="LastLine"><text:s text:c="3"/>and night to night they knowledge teach.</text:p>
      <text:p text:style-name="Firstline"><text:soft-page-break/>2.<text:tab/>Aloud they do not speak;</text:p>
      <text:p text:style-name="IndentedLine"><text:s text:c="3"/>they utter forth no word,</text:p>
      <text:p text:style-name="IndentedLine"><text:s text:c="3"/>nor into language break;</text:p>
      <text:p text:style-name="IndentedLine"><text:s text:c="3"/>their voice is never heard,</text:p>
      <text:p text:style-name="NonIndentedLine">yet through the world their truth extends,</text:p>
      <text:p text:style-name="LastLine"><text:s text:c="3"/>their words to earth’s remotest ends.</text:p>
      <text:p text:style-name="Firstline">3.<text:tab/>In heav’n God pitched a tent,</text:p>
      <text:p text:style-name="IndentedLine"><text:s text:c="3"/>a dwelling for the sun,</text:p>
      <text:p text:style-name="IndentedLine"><text:s text:c="3"/>which like a bridegroom comes,</text:p>
      <text:p text:style-name="IndentedLine"><text:s text:c="3"/>or strong man keen to run.</text:p>
      <text:p text:style-name="NonIndentedLine">Its course from east to west complete –</text:p>
      <text:p text:style-name="LastLine"><text:s text:c="3"/>there’s nothing hidden from its heat.</text:p>
      <text:p text:style-name="Firstline">4.<text:tab/>Jehovah’s perfect law</text:p>
      <text:p text:style-name="IndentedLine"><text:s text:c="3"/>restores the soul again;</text:p>
      <text:p text:style-name="IndentedLine"><text:s text:c="3"/>his testimony sure</text:p>
      <text:p text:style-name="IndentedLine"><text:s text:c="3"/>makes wise the simple one;</text:p>
      <text:p text:style-name="NonIndentedLine">the precepts of the <text:span text:style-name="T1">Lord</text:span> are right</text:p>
      <text:p text:style-name="LastLine"><text:s text:c="3"/>and fill the heart with great delight.</text:p>
      <text:p text:style-name="Firstline">5.<text:tab/>The <text:span text:style-name="T1">Lord</text:span>’s commands are clear,</text:p>
      <text:p text:style-name="IndentedLine"><text:s text:c="3"/>light to the eyes restore;</text:p>
      <text:p text:style-name="IndentedLine"><text:s text:c="3"/>the fear of <text:span text:style-name="T1">God</text:span> is pure,</text:p>
      <text:p text:style-name="IndentedLine"><text:s text:c="3"/>enduring evermore;</text:p>
      <text:p text:style-name="NonIndentedLine">his judgments, let the world confess,</text:p>
      <text:p text:style-name="LastLine"><text:s text:c="3"/>are wholly truth and righteousness.</text:p>
      <text:p text:style-name="Firstline">6.<text:tab/>They’re more to be desired</text:p>
      <text:p text:style-name="IndentedLine"><text:s text:c="3"/>than stores of finest gold;</text:p>
      <text:p text:style-name="IndentedLine"><text:s text:c="3"/>than honey from the comb</text:p>
      <text:p text:style-name="IndentedLine"><text:s text:c="3"/>more sweetness far they hold.</text:p>
      <text:p text:style-name="NonIndentedLine">With warnings they your servant guard,</text:p>
      <text:p text:style-name="LastLine"><text:s text:c="3"/>in keeping them is great reward.</text:p>
      <text:p text:style-name="Firstline">7.<text:tab/>His errors who can know?</text:p>
      <text:p text:style-name="IndentedLine"><text:s text:c="3"/>Forgive my hidden sin;</text:p>
      <text:p text:style-name="IndentedLine"><text:s text:c="3"/>keep me from wilful sins,</text:p>
      <text:p text:style-name="IndentedLine"><text:s text:c="3"/>nor let them o’er me reign;</text:p>
      <text:p text:style-name="NonIndentedLine">and blameless then I shall appear,</text:p>
      <text:p text:style-name="LastLine"><text:s text:c="3"/>and be from great transgressions clear.</text:p>
      <text:p text:style-name="Firstline">8.<text:tab/>Let all the words I speak</text:p>
      <text:p text:style-name="IndentedLine"><text:s text:c="3"/>and all the thoughts within</text:p>
      <text:p text:style-name="IndentedLine"><text:s text:c="3"/>come up before your sight</text:p>
      <text:p text:style-name="IndentedLine"><text:s text:c="3"/>and your approval win,</text:p>
      <text:p text:style-name="NonIndentedLine">O <text:span text:style-name="T1">Lord</text:span>, you are a rock to me;</text:p>
      <text:p text:style-name="LastLine"><text:s text:c="3"/>you have redeemed and set me free.</text:p>
      <text:h text:style-name="Heading_20_1" text:outline-level="1"><text:soft-page-break/>Psalm 19b <text:s/>The heavens declare thy glory</text:h>
      <text:p text:style-name="Firstline">1.<text:tab/>The heav’ns declare thy glory,</text:p>
      <text:p text:style-name="IndentedLine"><text:s text:c="3"/>the firmament thy power;</text:p>
      <text:p text:style-name="IndentedLine"><text:s text:c="3"/>day unto day the story</text:p>
      <text:p text:style-name="IndentedLine"><text:s text:c="3"/>repeats from hour to hour;</text:p>
      <text:p text:style-name="NonIndentedLine">night unto night replying,</text:p>
      <text:p text:style-name="IndentedLine"><text:s text:c="3"/>proclaims in every land,</text:p>
      <text:p text:style-name="IndentedLine"><text:s text:c="3"/>O Lord, with voice undying,</text:p>
      <text:p text:style-name="LastLine"><text:s text:c="3"/>the wonders of thy hand.</text:p>
      <text:p text:style-name="Firstline">2.<text:tab/>The sun with royal splendour</text:p>
      <text:p text:style-name="IndentedLine"><text:s text:c="3"/>goes forth to chant thy praise,</text:p>
      <text:p text:style-name="IndentedLine"><text:s text:c="3"/>and moonbeams soft and tender</text:p>
      <text:p text:style-name="IndentedLine"><text:s text:c="3"/>their gentler anthem raise;</text:p>
      <text:p text:style-name="NonIndentedLine">o’er every tribe and nation</text:p>
      <text:p text:style-name="IndentedLine"><text:s text:c="3"/>the music strange is poured,</text:p>
      <text:p text:style-name="IndentedLine"><text:s text:c="3"/>the song of all creation</text:p>
      <text:p text:style-name="LastLine"><text:s text:c="3"/>to thee, creation’s Lord.</text:p>
      <text:p text:style-name="Firstline">3.<text:tab/>All heav’n on high rejoices</text:p>
      <text:p text:style-name="IndentedLine"><text:s text:c="3"/>to do its Maker’s will;</text:p>
      <text:p text:style-name="IndentedLine"><text:s text:c="3"/>the stars with solemn voices</text:p>
      <text:p text:style-name="IndentedLine"><text:s text:c="3"/>resound thy praises still;</text:p>
      <text:p text:style-name="NonIndentedLine">so let my whole behaviour,</text:p>
      <text:p text:style-name="IndentedLine"><text:s text:c="3"/>thoughts, words and actions be,</text:p>
      <text:p text:style-name="IndentedLine"><text:s text:c="3"/>O <text:span text:style-name="T1">Lord</text:span>, my strength, my Saviour,</text:p>
      <text:p text:style-name="LastLine"><text:s text:c="3"/>one ceaseless song to thee.</text:p>
      <text:h text:style-name="Heading_20_1" text:outline-level="1">Psalm 20 <text:s/>The <text:span text:style-name="T1">Lord</text:span> answer you</text:h>
      <text:p text:style-name="Firstline">1.<text:tab/>The <text:span text:style-name="T1">Lord</text:span> answer you when you cry in distress;</text:p>
      <text:p text:style-name="IndentedLine"><text:s text:c="3"/>may Jacob’s God keep you, whose name you confess.</text:p>
      <text:p text:style-name="NonIndentedLine">May God send assistance from his holy place,</text:p>
      <text:p text:style-name="LastLine"><text:s text:c="3"/>and grant you from Zion support by his grace.</text:p>
      <text:p text:style-name="Firstline">2.<text:tab/>May God keep in mind every sacrifice made;</text:p>
      <text:p text:style-name="IndentedLine"><text:s text:c="3"/>accept on the altar your offerings laid.</text:p>
      <text:p text:style-name="NonIndentedLine">And may he fulfil the desire of your heart –</text:p>
      <text:p text:style-name="LastLine"><text:s text:c="3"/>success to each one of your plans to impart.</text:p>
      <text:p text:style-name="Firstline">3.<text:tab/>With joy we will shout when your victory’s won;</text:p>
      <text:p text:style-name="IndentedLine"><text:s text:c="3"/>we’ll lift up our banners in God’s name alone.</text:p>
      <text:p text:style-name="NonIndentedLine">And so may the <text:span text:style-name="T1">Lord</text:span> hear your earnest request,</text:p>
      <text:p text:style-name="LastLine"><text:s text:c="3"/>and answer your prayers as it seems to him best.</text:p>
      <text:p text:style-name="Firstline">4.<text:tab/>Now truly I know that the <text:span text:style-name="T1">Lord</text:span> from above</text:p>
      <text:p text:style-name="IndentedLine"><text:s text:c="3"/>protects his anointed in covenant love;</text:p>
      <text:p text:style-name="NonIndentedLine">from heav’n in his holiness <text:span text:style-name="T1">God</text:span> hears his cry,</text:p>
      <text:p text:style-name="LastLine"><text:s text:c="3"/>and saves by the pow’r of his right hand on high.</text:p>
      <text:p text:style-name="Firstline"><text:soft-page-break/>5.<text:tab/>In horses or char<text:span text:style-name="T4">iot</text:span>s some trust for defence,</text:p>
      <text:p text:style-name="IndentedLine"><text:s text:c="3"/>but in our <text:span text:style-name="T1">Lord</text:span>’s name is our strong confidence.</text:p>
      <text:p text:style-name="NonIndentedLine">They’re brought to their knees, while in strength we arise.</text:p>
      <text:p text:style-name="LastLine"><text:s text:c="3"/>O <text:span text:style-name="T1">Lord</text:span>, save the king! <text:s/>Hear and answer our cries!</text:p>
      <text:h text:style-name="Heading_20_1" text:outline-level="1">Psalm 21 <text:s/>O <text:span text:style-name="T1">Lord</text:span>, in your strength</text:h>
      <text:p text:style-name="Firstline">1.<text:tab/>O <text:span text:style-name="T1">Lord</text:span>, in your strength how the king is exultant!</text:p>
      <text:p text:style-name="IndentedLine"><text:s text:c="3"/>How great is his joy in the triumphs you bring!</text:p>
      <text:p text:style-name="NonIndentedLine">To him you have granted his heart’s deepest longing;</text:p>
      <text:p text:style-name="LastLine"><text:s text:c="3"/>you answered the plea from the lips of the king.</text:p>
      <text:p text:style-name="Firstline">2.<text:tab/>You welcomed him richly with blessings of goodness;</text:p>
      <text:p text:style-name="IndentedLine"><text:s text:c="3"/>a crown of fine gold you have placed on his head.</text:p>
      <text:p text:style-name="NonIndentedLine">He asked you for life, and you gave him it freely –</text:p>
      <text:p text:style-name="LastLine"><text:s text:c="3"/>abundance of days, that his years should not end.</text:p>
      <text:p text:style-name="Firstline">3.<text:tab/>Through triumphs you gave his renown is exalted,</text:p>
      <text:p text:style-name="IndentedLine"><text:s text:c="3"/>and you have bestowed on him splendour and grace.</text:p>
      <text:p text:style-name="NonIndentedLine">You surely have granted him blessings eternal;</text:p>
      <text:p text:style-name="LastLine"><text:s text:c="3"/>you filled him with joy by the light of your face.</text:p>
      <text:p text:style-name="Firstline">4.<text:tab/>For the king puts his trust in the <text:span text:style-name="T1">Lord</text:span> high above;</text:p>
      <text:p text:style-name="LastLine"><text:s text:c="3"/>unshaken he stands through the <text:span text:style-name="T1">Lord</text:span>’s steadfast love.</text:p>
      <text:p text:style-name="Firstline">5.<text:tab/>Your hand will lay hold upon all your opponents;</text:p>
      <text:p text:style-name="IndentedLine"><text:s text:c="3"/>your right hand will seize all the foes in your path.</text:p>
      <text:p text:style-name="NonIndentedLine">You’ll set them ablaze with your glor<text:span text:style-name="T4">iou</text:span>s appearance;</text:p>
      <text:p text:style-name="LastLine"><text:s text:c="3"/>you’ll swallow them up in the fire of your wrath.</text:p>
      <text:p text:style-name="Firstline">6.<text:tab/>From earth you will utterly wipe out their offspring.</text:p>
      <text:p text:style-name="IndentedLine"><text:s text:c="3"/>They plot wicked schemes but will never prevail</text:p>
      <text:p text:style-name="NonIndentedLine">because, when you aim with your bow at the ready,</text:p>
      <text:p text:style-name="LastLine"><text:s text:c="3"/>you’ll make them turn back and their courage will fail.</text:p>
      <text:p text:style-name="Firstline">7.<text:tab/>Be exalted, O <text:span text:style-name="T1">Lord</text:span>, in the strength of your arm;</text:p>
      <text:p text:style-name="LastLine"><text:s text:c="3"/>we praise your great might to the sound of a psalm.</text:p>
      <text:h text:style-name="Heading_20_1" text:outline-level="1">Psalm 22 <text:s/>My God, my God</text:h>
      <text:p text:style-name="Firstline">1.<text:tab/>My God, my God, O why have you</text:p>
      <text:p text:style-name="IndentedLine"><text:s text:c="3"/>in my distress forsaken me?</text:p>
      <text:p text:style-name="NonIndentedLine">O why so far from giving help</text:p>
      <text:p text:style-name="IndentedLine"><text:s text:c="3"/>and from my agonising plea?</text:p>
      <text:p text:style-name="NonIndentedLine">All day, my God, I cry in vain;</text:p>
      <text:p text:style-name="LastLine"><text:s text:c="3"/>by night, but no relief I gain.</text:p>
      <text:p text:style-name="Firstline">2.<text:tab/>But still you are the holy one;</text:p>
      <text:p text:style-name="IndentedLine"><text:s text:c="3"/>in Isr<text:span text:style-name="T4">ael</text:span>’s praise you are enthroned.</text:p>
      <text:p text:style-name="NonIndentedLine">In you our fathers put their trust,</text:p>
      <text:p text:style-name="IndentedLine"><text:s text:c="3"/>they trusted and were not disowned;</text:p>
      <text:p text:style-name="NonIndentedLine">to you they cried; deliverance came;</text:p>
      <text:p text:style-name="LastLine"><text:s text:c="3"/>for they had trusted in your name.</text:p>
      <text:p text:style-name="Firstline"><text:soft-page-break/>3.<text:tab/>Reproached by men, by all despised,</text:p>
      <text:p text:style-name="IndentedLine"><text:s text:c="3"/>a worm and not a man am I;</text:p>
      <text:p text:style-name="NonIndentedLine">all those who see me laugh in scorn;</text:p>
      <text:p text:style-name="IndentedLine"><text:s text:c="3"/>they shake their heads and taunting cry:</text:p>
      <text:p text:style-name="NonIndentedLine">“He trusts the <text:span text:style-name="T1">Lord!</text:span> Let him defend</text:p>
      <text:p text:style-name="LastLine"><text:s text:c="3"/>and save him if he is his friend.”</text:p>
      <text:p text:style-name="Firstline">4.<text:tab/>Yet from the womb you brought me forth;</text:p>
      <text:p text:style-name="IndentedLine"><text:s text:c="3"/>entrusted me to mother’s breast.</text:p>
      <text:p text:style-name="NonIndentedLine">From birth dependent on your care;</text:p>
      <text:p text:style-name="IndentedLine"><text:s text:c="3"/>from birth my God in whom I rest.</text:p>
      <text:p text:style-name="NonIndentedLine">Be not far off, for grief is nigh;</text:p>
      <text:p text:style-name="LastLine"><text:s text:c="3"/>there’s none on whom I can rely.</text:p>
      <text:p text:style-name="Firstline">5.<text:tab/>Bulls circle me, strong bulls surround,</text:p>
      <text:p text:style-name="IndentedLine"><text:s text:c="3"/>like lions roaring for their prey;</text:p>
      <text:p text:style-name="NonIndentedLine">they open wide their mouths at me.</text:p>
      <text:p text:style-name="IndentedLine"><text:s text:c="3"/>Like water, my life’s poured away.</text:p>
      <text:p text:style-name="NonIndentedLine">My bones stick out, my heart’s like wax:</text:p>
      <text:p text:style-name="LastLine"><text:s text:c="3"/>it’s melting right away in me.</text:p>
      <text:p text:style-name="Firstline">6.<text:tab/>My mouth is dry like pottery,</text:p>
      <text:p text:style-name="IndentedLine"><text:s text:c="3"/>so that my tongue sticks to my jaws.</text:p>
      <text:p text:style-name="NonIndentedLine">You’ll bring me to the dust of death.</text:p>
      <text:p text:style-name="IndentedLine"><text:s text:c="3"/>A pack of dogs surrounds my course;</text:p>
      <text:p text:style-name="NonIndentedLine">upon me comes a wicked crew;</text:p>
      <text:p text:style-name="LastLine"><text:s text:c="3"/>my hands and feet they pierce right through.</text:p>
      <text:p text:style-name="Firstline">7.<text:tab/>I look upon my weakened frame</text:p>
      <text:p text:style-name="IndentedLine"><text:s text:c="3"/>while they with pleasure gloat and stare.</text:p>
      <text:p text:style-name="NonIndentedLine">My clothes they share among themselves,</text:p>
      <text:p text:style-name="IndentedLine"><text:s text:c="3"/>and for my tunic cast lots there.</text:p>
      <text:p text:style-name="NonIndentedLine">But be not far from me, O <text:span text:style-name="T1">Lord</text:span>;</text:p>
      <text:p text:style-name="LastLine"><text:s text:c="3"/>my strength, your help to me afford.</text:p>
      <text:p text:style-name="Firstline">8.<text:tab/>Deliver me from their strong swords;</text:p>
      <text:p text:style-name="IndentedLine"><text:s text:c="3"/>my precious life – it’s all I have –</text:p>
      <text:p text:style-name="NonIndentedLine">deliver from the power of dogs.</text:p>
      <text:p text:style-name="IndentedLine"><text:s text:c="3"/>O save me from the lion’s mouth,</text:p>
      <text:p text:style-name="NonIndentedLine">from the wild oxen’s horns that rend –</text:p>
      <text:p text:style-name="LastLine"><text:s text:c="3"/>Ah! now you hear and answer send!</text:p>
      <text:p text:style-name="Firstline">9.<text:tab/>To all my brothers I’ll declare</text:p>
      <text:p text:style-name="IndentedLine"><text:s text:c="3"/>the glory of your holy name.</text:p>
      <text:p text:style-name="NonIndentedLine">I’ll praise you where the people meet.</text:p>
      <text:p text:style-name="IndentedLine"><text:s text:c="3"/>You who fear <text:span text:style-name="T1">God</text:span>, his praise proclaim!</text:p>
      <text:p text:style-name="NonIndentedLine">All sons of Jacob, praise his grace,</text:p>
      <text:p text:style-name="LastLine"><text:s text:c="3"/>and stand in awe, O Israel’s race!</text:p>
      <text:p text:style-name="Firstline"><text:soft-page-break/>10.<text:tab/>For he despised not, nor abhorred,</text:p>
      <text:p text:style-name="IndentedLine"><text:s text:c="3"/><text:span text:style-name="T4">the af</text:span>flicted man’s most wretched state;</text:p>
      <text:p text:style-name="NonIndentedLine">he has not turned away his face</text:p>
      <text:p text:style-name="IndentedLine"><text:s text:c="3"/>from one who was in trouble great.</text:p>
      <text:p text:style-name="NonIndentedLine">And when he cried to him in grief</text:p>
      <text:p text:style-name="LastLine"><text:s text:c="3"/>he heard his prayer and sent relief.</text:p>
      <text:p text:style-name="Firstline">11.<text:tab/>Within the congregation great</text:p>
      <text:p text:style-name="IndentedLine"><text:s text:c="3"/>I offer praise you have supplied.</text:p>
      <text:p text:style-name="NonIndentedLine">I’ll pay my vows with those who fear;</text:p>
      <text:p text:style-name="IndentedLine"><text:s text:c="3"/>the meek will eat, be satisfied.</text:p>
      <text:p text:style-name="NonIndentedLine">Those who seek <text:span text:style-name="T1">God</text:span> will him adore;</text:p>
      <text:p text:style-name="LastLine"><text:s text:c="3"/>your hearts will prosper evermore!</text:p>
      <text:p text:style-name="Firstline">12.<text:tab/>All ends of earth remember will,</text:p>
      <text:p text:style-name="IndentedLine"><text:s text:c="3"/>and they’ll return unto the <text:span text:style-name="T1">Lord</text:span>.</text:p>
      <text:p text:style-name="NonIndentedLine">The fa<text:span text:style-name="T4">mil</text:span>ies of the nations then</text:p>
      <text:p text:style-name="IndentedLine"><text:s text:c="3"/>to him their homage will accord,</text:p>
      <text:p text:style-name="NonIndentedLine">because the <text:span text:style-name="T1">Lord</text:span> the kingdom owns;</text:p>
      <text:p text:style-name="LastLine"><text:s text:c="3"/>he rules above all earthly thrones!</text:p>
      <text:p text:style-name="Firstline">13.<text:tab/>Earth’s rich will eat and worship him;</text:p>
      <text:p text:style-name="IndentedLine"><text:s text:c="3"/>the poor and destitute bow low.</text:p>
      <text:p text:style-name="NonIndentedLine">The race to come will serve his will,</text:p>
      <text:p text:style-name="IndentedLine"><text:s text:c="3"/>for what the Lord has done they’ll know.</text:p>
      <text:p text:style-name="NonIndentedLine">And to each age that will unfold,</text:p>
      <text:p text:style-name="LastLine"><text:s text:c="3"/>his righteous acts will all be told!</text:p>
      <text:h text:style-name="Heading_20_1" text:outline-level="1">Psalm 22b <text:s/>Amid the thronging worshippers</text:h>
      <text:p text:style-name="Firstline">1.<text:tab/>Amid the thronging worshippers</text:p>
      <text:p text:style-name="IndentedLine"><text:s text:c="3"/>Jehovah will I bless;</text:p>
      <text:p text:style-name="IndentedLine"><text:s text:c="3"/>before my brethren, gathered there,</text:p>
      <text:p text:style-name="IndentedLine"><text:s text:c="3"/>his name will I confess.</text:p>
      <text:p text:style-name="NonIndentedLine">Come, praise him, ye that fear the <text:span text:style-name="T1">Lord</text:span>,</text:p>
      <text:p text:style-name="IndentedLine"><text:s text:c="3"/>ye children of his grace;</text:p>
      <text:p text:style-name="IndentedLine"><text:s text:c="3"/>with rev’rence sound his glories forth</text:p>
      <text:p text:style-name="LastLine"><text:s text:c="3"/>and bow before his face.</text:p>
      <text:p text:style-name="Firstline">2.<text:tab/>The burden of the sorrowful</text:p>
      <text:p text:style-name="IndentedLine"><text:s text:c="3"/>the <text:span text:style-name="T1">Lord</text:span> will not despise;</text:p>
      <text:p text:style-name="IndentedLine"><text:s text:c="3"/>he has not turned from those that mourn,</text:p>
      <text:p text:style-name="IndentedLine"><text:s text:c="3"/>he hearkens to their cries.</text:p>
      <text:p text:style-name="NonIndentedLine">His goodness makes me join the throng</text:p>
      <text:p text:style-name="IndentedLine"><text:s text:c="3"/>where saints his praise proclaim,</text:p>
      <text:p text:style-name="IndentedLine"><text:s text:c="3"/>and there will I fulfil my vows</text:p>
      <text:p text:style-name="LastLine"><text:s text:c="3"/>’mid those who fear his name.</text:p>
      <text:p text:style-name="Firstline"><text:soft-page-break/>3.<text:tab/>He feeds with good the humble soul</text:p>
      <text:p text:style-name="IndentedLine"><text:s text:c="3"/>and satisfies the meek,</text:p>
      <text:p text:style-name="IndentedLine"><text:s text:c="3"/>and they shall live and praise the <text:span text:style-name="T1">Lord</text:span></text:p>
      <text:p text:style-name="IndentedLine"><text:s text:c="3"/>who for his mercy seek.</text:p>
      <text:p text:style-name="NonIndentedLine">The ends of all the earth take thought,</text:p>
      <text:p text:style-name="IndentedLine"><text:s text:c="3"/>the nations seek the <text:span text:style-name="T1">Lord</text:span>;</text:p>
      <text:p text:style-name="IndentedLine"><text:s text:c="3"/>they worship him, the King of kings,</text:p>
      <text:p text:style-name="LastLine"><text:s text:c="3"/>in earth and heaven adored.</text:p>
      <text:h text:style-name="Heading_20_1" text:outline-level="1">Psalm 23 <text:s/>The <text:span text:style-name="T1">Lord</text:span>’s my shepherd</text:h>
      <text:p text:style-name="Firstline">1.<text:tab/>The <text:span text:style-name="T1">Lord</text:span>’s my shepherd, I’ll not want,</text:p>
      <text:p text:style-name="IndentedLine"><text:s text:c="3"/>he makes me down to lie</text:p>
      <text:p text:style-name="NonIndentedLine">in pastures green; he leadeth me</text:p>
      <text:p text:style-name="LastLine"><text:s text:c="3"/>the quiet waters by.</text:p>
      <text:p text:style-name="Firstline">2.<text:tab/>My soul he doth restore again,</text:p>
      <text:p text:style-name="IndentedLine"><text:s text:c="3"/>and me to walk doth make</text:p>
      <text:p text:style-name="NonIndentedLine">within the paths of righteousness,</text:p>
      <text:p text:style-name="LastLine"><text:s text:c="3"/>e’en for his own name’s sake.</text:p>
      <text:p text:style-name="Firstline">3.<text:tab/>Yea, though I walk through death’s dark vale,</text:p>
      <text:p text:style-name="IndentedLine"><text:s text:c="3"/>yet will I fear no ill,</text:p>
      <text:p text:style-name="NonIndentedLine">for thou art with me, and thy rod</text:p>
      <text:p text:style-name="LastLine"><text:s text:c="3"/>and staff me comfort still.</text:p>
      <text:p text:style-name="Firstline">4.<text:tab/>A table thou hast furnished me</text:p>
      <text:p text:style-name="IndentedLine"><text:s text:c="3"/>in presence of my foes;</text:p>
      <text:p text:style-name="NonIndentedLine">my head thou dost with oil anoint,</text:p>
      <text:p text:style-name="LastLine"><text:s text:c="3"/>and my cup overflows.</text:p>
      <text:p text:style-name="Firstline">5.<text:tab/>Goodness and mercy all my life</text:p>
      <text:p text:style-name="IndentedLine"><text:s text:c="3"/>shall surely follow me,</text:p>
      <text:p text:style-name="NonIndentedLine">and in <text:span text:style-name="T1">God</text:span>’s house forevermore</text:p>
      <text:p text:style-name="LastLine"><text:s text:c="3"/>my dwelling place shall be.</text:p>
      <text:h text:style-name="Heading_20_1" text:outline-level="1">Psalm 24 <text:s/>The earth and the riches</text:h>
      <text:p text:style-name="Firstline">1.<text:tab/>The earth and the riches with which it is stored,</text:p>
      <text:p text:style-name="IndentedLine"><text:s text:c="3"/>the world and its dwellers belong to the <text:span text:style-name="T1">Lord</text:span>,</text:p>
      <text:p text:style-name="NonIndentedLine">for he on the seas its foundation has laid,</text:p>
      <text:p text:style-name="LastLine"><text:s text:c="3"/>and firm on the waters its pillars has stayed.</text:p>
      <text:p text:style-name="Firstline">2.<text:tab/>O who shall the mount of Jehovah ascend?</text:p>
      <text:p text:style-name="IndentedLine"><text:s text:c="3"/>or who in the place of his holiness stand?</text:p>
      <text:p text:style-name="NonIndentedLine">The man of pure heart and of hands without stain,</text:p>
      <text:p text:style-name="LastLine"><text:s text:c="3"/>who has not sworn falsely nor loved what is vain.</text:p>
      <text:p text:style-name="Firstline">3.<text:tab/>He shall from Jehovah a blessing receive;</text:p>
      <text:p text:style-name="IndentedLine"><text:s text:c="3"/>the God of salvation shall righteousness give.</text:p>
      <text:p text:style-name="NonIndentedLine">Thus looking to him is a whole blessed race,</text:p>
      <text:p text:style-name="LastLine"><text:s text:c="3"/>all those who, like Jacob, are seeking your face.</text:p>
      <text:p text:style-name="Firstline"><text:soft-page-break/>4.<text:tab/>O gates, lift your heads! <text:s/>Ageless doors, lift them high!</text:p>
      <text:p text:style-name="IndentedLine"><text:s text:c="3"/>The great King of glory to enter draws nigh!</text:p>
      <text:p text:style-name="NonIndentedLine">O who is the King that in glory draws near?</text:p>
      <text:p text:style-name="LastLine"><text:s text:c="3"/>The <text:span text:style-name="T1">Lord</text:span>, mighty <text:span text:style-name="T1">Lord</text:span> of the battle is here!</text:p>
      <text:p text:style-name="Firstline">5.<text:tab/>O gates, lift your heads! <text:s/>Ageless doors, lift them high!</text:p>
      <text:p text:style-name="IndentedLine"><text:s text:c="3"/>The great King of glory to enter draws nigh!</text:p>
      <text:p text:style-name="NonIndentedLine">This great King of glory, O who can he be?</text:p>
      <text:p text:style-name="LastLine"><text:s text:c="3"/>Jehovah of hosts! <text:s/>King of glory is he!</text:p>
      <text:h text:style-name="Heading_20_1" text:outline-level="1">Psalm 25 <text:s/><text:span text:style-name="T1">Lord</text:span>, I lift my soul to thee</text:h>
      <text:p text:style-name="Firstline">1.<text:tab/><text:span text:style-name="T1">Lord</text:span>, I lift my soul to thee,</text:p>
      <text:p text:style-name="IndentedLine"><text:s text:c="3"/>O my God, I trust thy might;</text:p>
      <text:p text:style-name="IndentedLine"><text:s text:c="3"/>let not foes exult o’er me,</text:p>
      <text:p text:style-name="IndentedLine"><text:s text:c="3"/>shame me not before their sight.</text:p>
      <text:p text:style-name="NonIndentedLine">Yea, may none be put to shame,</text:p>
      <text:p text:style-name="IndentedLine"><text:s text:c="3"/>none who wait for thee to bless;</text:p>
      <text:p text:style-name="IndentedLine"><text:s text:c="3"/>but dishonoured be their name</text:p>
      <text:p text:style-name="LastLine"><text:s text:c="3"/>who without a cause transgress.</text:p>
      <text:p text:style-name="Firstline">2.<text:tab/><text:span text:style-name="T1">Lord</text:span>, to me thy ways make known,</text:p>
      <text:p text:style-name="IndentedLine"><text:s text:c="3"/>guide in truth and teach thou me;</text:p>
      <text:p text:style-name="IndentedLine"><text:s text:c="3"/>thou my Saviour art alone,</text:p>
      <text:p text:style-name="IndentedLine"><text:s text:c="3"/>all the day I wait for thee.</text:p>
      <text:p text:style-name="NonIndentedLine"><text:span text:style-name="T1">Lord</text:span>, remember in thy love</text:p>
      <text:p text:style-name="IndentedLine"><text:s text:c="3"/>all thy mercies manifold,</text:p>
      <text:p text:style-name="IndentedLine"><text:s text:c="3"/>tender mercies from above,</text:p>
      <text:p text:style-name="LastLine"><text:s text:c="3"/>changeless from the days of old.</text:p>
      <text:p text:style-name="Firstline">3.<text:tab/>Sins of youth remember not,</text:p>
      <text:p text:style-name="IndentedLine"><text:s text:c="3"/>nor my trespasses record;</text:p>
      <text:p text:style-name="IndentedLine"><text:s text:c="3"/>let not mercy be forgot,</text:p>
      <text:p text:style-name="IndentedLine"><text:s text:c="3"/>for thy goodness’ sake, O <text:span text:style-name="T1">Lord</text:span>.</text:p>
      <text:p text:style-name="NonIndentedLine">Just and good the <text:span text:style-name="T1">Lord</text:span> abides,</text:p>
      <text:p text:style-name="IndentedLine"><text:s text:c="3"/>he his way will sinners show,</text:p>
      <text:p text:style-name="IndentedLine"><text:s text:c="3"/>he the meek in justice guides,</text:p>
      <text:p text:style-name="LastLine"><text:s text:c="3"/>making them his way to know.</text:p>
      <text:p text:style-name="Firstline">4.<text:tab/>Grace and truth shall mark the way</text:p>
      <text:p text:style-name="IndentedLine"><text:s text:c="3"/>where the <text:span text:style-name="T1">Lord</text:span> his own will lead,</text:p>
      <text:p text:style-name="IndentedLine"><text:s text:c="3"/>if his word they still obey</text:p>
      <text:p text:style-name="IndentedLine"><text:s text:c="3"/>and his testimonies heed.</text:p>
      <text:p text:style-name="NonIndentedLine">For thy name’s sake hear thou me,</text:p>
      <text:p text:style-name="IndentedLine"><text:s text:c="3"/>for thy mercy, <text:span text:style-name="T1">Lord</text:span>, I wait;</text:p>
      <text:p text:style-name="IndentedLine"><text:s text:c="3"/>pardon mine iniquity,</text:p>
      <text:p text:style-name="LastLine"><text:s text:c="3"/>for my sin is very great.</text:p>
      <text:p text:style-name="Firstline"><text:soft-page-break/>5.<text:tab/>He who walks in godly fear</text:p>
      <text:p text:style-name="IndentedLine"><text:s text:c="3"/>in the path of truth shall go;</text:p>
      <text:p text:style-name="IndentedLine"><text:s text:c="3"/>peace shall be his portion here,</text:p>
      <text:p text:style-name="IndentedLine"><text:s text:c="3"/>and his sons all good shall know.</text:p>
      <text:p text:style-name="NonIndentedLine">They that fear and love the <text:span text:style-name="T1">Lord</text:span></text:p>
      <text:p text:style-name="IndentedLine"><text:s text:c="3"/>shall his faithful friendship know;</text:p>
      <text:p text:style-name="IndentedLine"><text:s text:c="3"/>he will grace to them accord,</text:p>
      <text:p text:style-name="LastLine"><text:s text:c="3"/>and his faithful covenant show.</text:p>
      <text:p text:style-name="Firstline">6.<text:tab/>Ever are my longing eyes</text:p>
      <text:p text:style-name="IndentedLine"><text:s text:c="3"/>on the <text:span text:style-name="T1">Lord</text:span>, whose watchful care,</text:p>
      <text:p text:style-name="IndentedLine"><text:s text:c="3"/>when my foes their plots devise,</text:p>
      <text:p text:style-name="IndentedLine"><text:s text:c="3"/>keeps my feet from every snare.</text:p>
      <text:p text:style-name="NonIndentedLine">Turn to me, thy grace impart,</text:p>
      <text:p text:style-name="IndentedLine"><text:s text:c="3"/>I am desolate indeed;</text:p>
      <text:p text:style-name="IndentedLine"><text:s text:c="3"/>great the troubles of my heart;</text:p>
      <text:p text:style-name="LastLine"><text:s text:c="3"/>save thou me, O <text:span text:style-name="T1">Lord</text:span>, I plead.</text:p>
      <text:p text:style-name="Firstline">7.<text:tab/>Look on mine afflicted state,</text:p>
      <text:p text:style-name="IndentedLine"><text:s text:c="3"/>freely all my sins forgive;</text:p>
      <text:p text:style-name="IndentedLine"><text:s text:c="3"/>mark my foes, their cruel hate;</text:p>
      <text:p text:style-name="IndentedLine"><text:s text:c="3"/>keep my soul and let me live.</text:p>
      <text:p text:style-name="NonIndentedLine">Shame me not; I hide in thee;</text:p>
      <text:p text:style-name="IndentedLine"><text:s text:c="3"/>truth and right preserve me still;</text:p>
      <text:p text:style-name="IndentedLine"><text:s text:c="3"/>mark thy people, <text:span text:style-name="T1">Lord</text:span> my God,</text:p>
      <text:p text:style-name="LastLine"><text:s text:c="3"/>save thou them from every ill.</text:p>
      <text:h text:style-name="Heading_20_1" text:outline-level="1">Psalm 25b <text:s/><text:span text:style-name="T1">Lord</text:span>, to you my soul is lifted</text:h>
      <text:p text:style-name="Standard">1.<text:tab/><text:span text:style-name="T2">Lord</text:span>, to you my <text:span text:style-name="T3">soul</text:span> is <text:span text:style-name="T3">lifted</text:span>.</text:p>
      <text:p text:style-name="IndentedLine"><text:s text:c="3"/><text:span text:style-name="T3">Let me</text:span> never <text:span text:style-name="T3">be ashamed</text:span></text:p>
      <text:p text:style-name="NonIndentedLine"><text:span text:style-name="T3">that</text:span> I trust in <text:span text:style-name="T3">you</text:span> to <text:span text:style-name="T3">keep me</text:span></text:p>
      <text:p text:style-name="IndentedLine"><text:s text:c="3"/><text:span text:style-name="T3">though I </text:span>seem to <text:span text:style-name="T3">wait in vain</text:span>.</text:p>
      <text:p text:style-name="NonIndentedLine"><text:span text:style-name="T2">Lord</text:span>, <text:span text:style-name="T3">re</text:span>member in your <text:span text:style-name="T3">love</text:span>;</text:p>
      <text:p text:style-name="IndentedLine"><text:s text:c="3"/><text:span text:style-name="T3">in</text:span> your <text:span text:style-name="T3">ho</text:span>ly will in<text:span text:style-name="T3">struct me</text:span>.</text:p>
      <text:p text:style-name="NonIndentedLine"><text:span text:style-name="T2">Lord</text:span>, <text:span text:style-name="T3">do</text:span> not remember <text:span text:style-name="T3">sins</text:span></text:p>
      <text:p text:style-name="LastLine"><text:s text:c="3"/><text:span text:style-name="T3">of those</text:span> younger years be<text:span text:style-name="T3">hind</text:span> <text:span text:style-name="T3">me</text:span>.</text:p>
      <text:p text:style-name="Standard">2.<text:tab/><text:span text:style-name="T2">Lord</text:span> of cov-e-<text:span text:style-name="T3">nant</text:span> and <text:span text:style-name="T3">goodness</text:span>,</text:p>
      <text:p text:style-name="IndentedLine"><text:s text:c="3"/><text:span text:style-name="T3">pardon</text:span> and cor<text:span text:style-name="T3">rect my sin</text:span>.</text:p>
      <text:p text:style-name="NonIndentedLine"><text:span text:style-name="T3">They </text:span>who worship <text:span text:style-name="T3">you </text:span>and <text:span text:style-name="T3">fear you</text:span></text:p>
      <text:p text:style-name="IndentedLine"><text:s text:c="3"/><text:span text:style-name="T3">choose</text:span> <text:span text:style-name="T3">the </text:span>paths you <text:span text:style-name="T3">choose for them</text:span>.</text:p>
      <text:p text:style-name="NonIndentedLine"><text:span text:style-name="T3">They and</text:span> all their fami<text:span text:style-name="T3">ly</text:span></text:p>
      <text:p text:style-name="IndentedLine"><text:s text:c="3"/><text:span text:style-name="T3">shall</text:span> pos<text:span text:style-name="T3">sess</text:span> the earth for<text:span text:style-name="T3">ever</text:span>.</text:p>
      <text:p text:style-name="NonIndentedLine"><text:span text:style-name="T3">You</text:span>, <text:span text:style-name="T3">O</text:span> <text:span text:style-name="T1">Lord</text:span>, will be their <text:span text:style-name="T3">friend</text:span>.</text:p>
      <text:p text:style-name="LastLine"><text:s text:c="3"/><text:span text:style-name="T3">From the</text:span> snare you will de<text:span text:style-name="T3">liver</text:span>.</text:p>
      <text:p text:style-name="Firstline">3.<text:tab/><text:span text:style-name="T3">Turn</text:span> to me in <text:span text:style-name="T3">grace</text:span> and <text:span text:style-name="T3">mercy</text:span>,</text:p>
      <text:p text:style-name="IndentedLine"><text:s text:c="3"/><text:span text:style-name="T3">as I</text:span> suffer <text:span text:style-name="T3">all alone</text:span>.</text:p>
      <text:p text:style-name="NonIndentedLine"><text:span text:style-name="T3">Take</text:span> away my <text:span text:style-name="T3">sin </text:span>and <text:span text:style-name="T3">sadness</text:span>,</text:p>
      <text:p text:style-name="IndentedLine"><text:s text:c="3"/><text:span text:style-name="T3">all the</text:span> trouble <text:span text:style-name="T3">I have known</text:span>.</text:p>
      <text:p text:style-name="NonIndentedLine"><text:span text:style-name="T3">May my</text:span> fierce and spiteful <text:span text:style-name="T3">foes</text:span></text:p>
      <text:p text:style-name="IndentedLine"><text:s text:c="3"/><text:span text:style-name="T3">not</text:span> suc<text:span text:style-name="T3">ceed</text:span> to harm and <text:span text:style-name="T3">curse me</text:span>.</text:p>
      <text:p text:style-name="NonIndentedLine"><text:span text:style-name="T3">In your</text:span> faithfulness I <text:span text:style-name="T3">hope</text:span>.</text:p>
      <text:p text:style-name="LastLine"><text:s text:c="3"/><text:span text:style-name="T3">On your</text:span> people, Lord, have <text:span text:style-name="T3">mercy</text:span>.</text:p>
      <text:h text:style-name="Heading_20_1" text:outline-level="1"><text:soft-page-break/>Psalm 26 <text:s/><text:span text:style-name="T1">Lord</text:span>, speak for me, for I am yours</text:h>
      <text:p text:style-name="Firstline">1.<text:tab/><text:span text:style-name="T1">Lord</text:span>, speak for me, for I am yours;</text:p>
      <text:p text:style-name="IndentedLine"><text:s text:c="3"/>and test my mind and heart.</text:p>
      <text:p text:style-name="NonIndentedLine">I walk with steady trust in you,</text:p>
      <text:p text:style-name="LastLine"><text:s text:c="3"/>nor from your ways depart.</text:p>
      <text:p text:style-name="Firstline">2.<text:tab/>Try me, O <text:span text:style-name="T1">Lord</text:span>, if I be true</text:p>
      <text:p text:style-name="IndentedLine"><text:s text:c="3"/>and walk in righteousness.</text:p>
      <text:p text:style-name="NonIndentedLine">Your love forever leads my way;</text:p>
      <text:p text:style-name="LastLine"><text:s text:c="3"/>I trust your faithfulness.</text:p>
      <text:p text:style-name="Firstline">3.<text:tab/>I do not sit with those who cheat –</text:p>
      <text:p text:style-name="IndentedLine"><text:s text:c="3"/>the false who love pretence.</text:p>
      <text:p text:style-name="NonIndentedLine">I do not follow where they go,</text:p>
      <text:p text:style-name="LastLine"><text:s text:c="3"/>nor count them as my friends.</text:p>
      <text:p text:style-name="Firstline">4.<text:tab/>I wash my hands in innocence</text:p>
      <text:p text:style-name="IndentedLine"><text:s text:c="3"/>and seek your altar, <text:span text:style-name="T1">Lord</text:span>,</text:p>
      <text:p text:style-name="NonIndentedLine">and, singing there with thankful voice,</text:p>
      <text:p text:style-name="LastLine"><text:s text:c="3"/>your mighty works record.</text:p>
      <text:p text:style-name="Firstline">5.<text:tab/>I love your house, O mighty <text:span text:style-name="T1">Lord</text:span>,</text:p>
      <text:p text:style-name="IndentedLine"><text:s text:c="3"/>I love the holy place</text:p>
      <text:p text:style-name="NonIndentedLine">where you in your great glory dwell;</text:p>
      <text:p text:style-name="LastLine"><text:s text:c="3"/>you visit us in grace.</text:p>
      <text:p text:style-name="Firstline">6.<text:tab/>O do not sweep me down to death</text:p>
      <text:p text:style-name="IndentedLine"><text:s text:c="3"/>with those who thirst for blood;</text:p>
      <text:p text:style-name="NonIndentedLine">their right hands overflow with bribes;</text:p>
      <text:p text:style-name="LastLine"><text:s text:c="3"/>they turn away from good.</text:p>
      <text:p text:style-name="Firstline">7.<text:tab/>I walk in my integrity;</text:p>
      <text:p text:style-name="IndentedLine"><text:s text:c="3"/>redeem me, <text:span text:style-name="T1">Lord</text:span>, in grace.</text:p>
      <text:p text:style-name="NonIndentedLine">Securely now I stand, O <text:span text:style-name="T1">Lord</text:span>;</text:p>
      <text:p text:style-name="LastLine"><text:s text:c="3"/>in worship I bring praise.</text:p>
      <text:h text:style-name="Heading_20_1" text:outline-level="1">Psalm 27 <text:s/>Jehovah is my light</text:h>
      <text:p text:style-name="Firstline">1.<text:tab/>Jehovah is my light</text:p>
      <text:p text:style-name="IndentedLine"><text:s text:c="3"/>and my salvation near;</text:p>
      <text:p text:style-name="IndentedLine"><text:s text:c="3"/>who shall my soul affright</text:p>
      <text:p text:style-name="IndentedLine"><text:s text:c="3"/>or cause my heart to fear?</text:p>
      <text:p text:style-name="NonIndentedLine">While <text:span text:style-name="T1">God,</text:span> my strength, my life sustains,</text:p>
      <text:p text:style-name="LastLine"><text:s text:c="3"/>secure from fear my soul remains.</text:p>
      <text:p text:style-name="Firstline">2.<text:tab/>When evildoers came</text:p>
      <text:p text:style-name="IndentedLine"><text:s text:c="3"/>to make my life their prey,</text:p>
      <text:p text:style-name="IndentedLine"><text:s text:c="3"/>they stumbled in their shame</text:p>
      <text:p text:style-name="IndentedLine"><text:s text:c="3"/>and fell in sore dismay;</text:p>
      <text:p text:style-name="NonIndentedLine">though hosts make war on every side,</text:p>
      <text:p text:style-name="LastLine"><text:s text:c="3"/>still fearless I in <text:span text:style-name="T1">God</text:span> confide.</text:p>
      <text:p text:style-name="Firstline"><text:soft-page-break/>3.<text:tab/>My one request has been,</text:p>
      <text:p text:style-name="IndentedLine"><text:s text:c="3"/>and still this prayer I raise,</text:p>
      <text:p text:style-name="IndentedLine"><text:s text:c="3"/>that I may dwell within</text:p>
      <text:p text:style-name="IndentedLine"><text:s text:c="3"/><text:span text:style-name="T1">God</text:span>’s house through all my days,</text:p>
      <text:p text:style-name="NonIndentedLine">Jehovah’s beauty to admire,</text:p>
      <text:p text:style-name="LastLine"><text:s text:c="3"/>and in his temple to inquire.</text:p>
      <text:p text:style-name="Firstline">4.<text:tab/>When troubles round me swell,</text:p>
      <text:p text:style-name="IndentedLine"><text:s text:c="3"/>when fears and dangers throng,</text:p>
      <text:p text:style-name="IndentedLine"><text:s text:c="3"/>securely I will dwell</text:p>
      <text:p text:style-name="IndentedLine"><text:s text:c="3"/>in his pavilion strong;</text:p>
      <text:p text:style-name="NonIndentedLine">within the covert of his tent</text:p>
      <text:p text:style-name="LastLine"><text:s text:c="3"/>he hides me till the storm is spent.</text:p>
      <text:p text:style-name="Firstline">5.<text:tab/>Uplifted on a rock</text:p>
      <text:p text:style-name="IndentedLine"><text:s text:c="3"/>above my foes around,</text:p>
      <text:p text:style-name="IndentedLine"><text:s text:c="3"/>amid the battle shock</text:p>
      <text:p text:style-name="IndentedLine"><text:s text:c="3"/>my song shall still resound;</text:p>
      <text:p text:style-name="NonIndentedLine">then joyful offerings I will bring,</text:p>
      <text:p text:style-name="LastLine"><text:s text:c="3"/>Jehovah’s praise my heart shall sing.</text:p>
      <text:p text:style-name="Firstline">6.<text:tab/><text:span text:style-name="T1">Lord</text:span>, hear me when I cry! </text:p>
      <text:p text:style-name="IndentedLine"><text:s text:c="3"/>O answer me in grace!</text:p>
      <text:p text:style-name="IndentedLine"><text:s text:c="3"/>Each time I hear you say,</text:p>
      <text:p text:style-name="IndentedLine"><text:s text:c="3"/>“Enquire and seek my face,”</text:p>
      <text:p text:style-name="NonIndentedLine">my heart in glad response will speak,</text:p>
      <text:p text:style-name="LastLine"><text:s text:c="3"/>“Your face, O <text:span text:style-name="T1">Lord</text:span>, I’ll always seek.”</text:p>
      <text:p text:style-name="Firstline">7.<text:tab/>Hide not your face from me,</text:p>
      <text:p text:style-name="IndentedLine"><text:s text:c="3"/>your servant now, I pray;</text:p>
      <text:p text:style-name="IndentedLine"><text:s text:c="3"/>the day you angry be</text:p>
      <text:p text:style-name="IndentedLine"><text:s text:c="3"/>O turn me not away!</text:p>
      <text:p text:style-name="NonIndentedLine">You’ve been my help. Forsake me not!</text:p>
      <text:p text:style-name="LastLine"><text:s text:c="3"/>God, my salvation, leave me not!</text:p>
      <text:p text:style-name="Firstline">8.<text:tab/>Though parents may betray,</text:p>
      <text:p text:style-name="IndentedLine"><text:s text:c="3"/>the <text:span text:style-name="T1">Lord</text:span> will care for me.</text:p>
      <text:p text:style-name="IndentedLine"><text:s text:c="3"/>Teach me, O <text:span text:style-name="T1">Lord</text:span>, your way;</text:p>
      <text:p text:style-name="IndentedLine"><text:s text:c="3"/>on level path lead me.</text:p>
      <text:p text:style-name="NonIndentedLine">For all my foes in ambush wait;</text:p>
      <text:p text:style-name="LastLine"><text:s text:c="3"/>my way is lined with those who hate.</text:p>
      <text:p text:style-name="Firstline">9.<text:tab/>O to my foes’ desire</text:p>
      <text:p text:style-name="IndentedLine"><text:s text:c="3"/>hand me not over now!</text:p>
      <text:p text:style-name="IndentedLine"><text:s text:c="3"/>They cunningly conspire</text:p>
      <text:p text:style-name="IndentedLine"><text:s text:c="3"/>their charges false to vow.</text:p>
      <text:p text:style-name="NonIndentedLine">Their ev’ry breath is cruelty;</text:p>
      <text:p text:style-name="LastLine"><text:s text:c="3"/>how hopeless seems my cause to be!</text:p>
      <text:p text:style-name="Firstline"><text:soft-page-break/>10.<text:tab/>O had I not believed</text:p>
      <text:p text:style-name="IndentedLine"><text:s text:c="3"/>that I would surely see</text:p>
      <text:p text:style-name="IndentedLine"><text:s text:c="3"/>the goodness of the <text:span text:style-name="T1">Lord</text:span></text:p>
      <text:p text:style-name="IndentedLine"><text:s text:c="3"/>with those that living be…</text:p>
      <text:p text:style-name="NonIndentedLine">Wait for the <text:span text:style-name="T1">Lord</text:span>! With strength restored,</text:p>
      <text:p text:style-name="LastLine"><text:s text:c="3"/>be brave in heart. Wait for the <text:span text:style-name="T1">Lord</text:span>.</text:p>
      <text:h text:style-name="Heading_20_1" text:outline-level="1">Psalm 28 <text:s/>To you, O <text:span text:style-name="T1">Lord</text:span>, I cry</text:h>
      <text:p text:style-name="Firstline">1.<text:tab/>To you, O <text:span text:style-name="T1">Lord</text:span>, I cry,</text:p>
      <text:p text:style-name="IndentedLine"><text:s text:c="3"/>you are my rock alone;</text:p>
      <text:p text:style-name="NonIndentedLine">and <text:span text:style-name="T1">Lord</text:span>, if you will silent be,</text:p>
      <text:p text:style-name="IndentedLine"><text:s text:c="3"/>then to the pit I'm gone.</text:p>
      <text:p text:style-name="NonIndentedLine">For mercy now I raise my plea;</text:p>
      <text:p text:style-name="LastLine"><text:s text:c="3"/>you are my help alone.</text:p>
      <text:p text:style-name="Firstline">2.<text:tab/>To your most holy place</text:p>
      <text:p text:style-name="IndentedLine"><text:s text:c="3"/>I lift my hands again.</text:p>
      <text:p text:style-name="NonIndentedLine">O do not class me with the vile,</text:p>
      <text:p text:style-name="IndentedLine"><text:s text:c="3"/>along with wicked men,</text:p>
      <text:p text:style-name="NonIndentedLine">who outwardly portray a smile</text:p>
      <text:p text:style-name="LastLine"><text:s text:c="3"/>but harbour ill within.</text:p>
      <text:p text:style-name="Firstline">3.<text:tab/>Requite their evil deeds,</text:p>
      <text:p text:style-name="IndentedLine"><text:s text:c="3"/>their practices repay!</text:p>
      <text:p text:style-name="NonIndentedLine">Since they are blind to <text:span text:style-name="T1">God</text:span>’s good deeds,</text:p>
      <text:p text:style-name="IndentedLine"><text:s text:c="3"/>let them not see the day.</text:p>
      <text:p text:style-name="NonIndentedLine">But I shall praise the <text:span text:style-name="T1">Lord</text:span> my strength,</text:p>
      <text:p text:style-name="LastLine"><text:s text:c="3"/>who listens when I pray.</text:p>
      <text:p text:style-name="Firstline">4.<text:tab/>My joyful heart trusts him,</text:p>
      <text:p text:style-name="IndentedLine"><text:s text:c="3"/>and thankfully I sing.</text:p>
      <text:p text:style-name="NonIndentedLine">The <text:span text:style-name="T1">Lord</text:span> our strength and shield abides,</text:p>
      <text:p text:style-name="IndentedLine"><text:s text:c="3"/>our saviour and our king.</text:p>
      <text:p text:style-name="NonIndentedLine">O save and bless, and shepherd us,</text:p>
      <text:p text:style-name="LastLine"><text:s text:c="3"/>and home, <text:span text:style-name="T1">Lord</text:span>, safely bring!</text:p>
      <text:h text:style-name="Heading_20_1" text:outline-level="1">Psalm 29 <text:s/>O give to Jehovah, you sons</text:h>
      <text:p text:style-name="Firstline">1.<text:tab/>O give to Jehovah, you sons of the mighty –</text:p>
      <text:p text:style-name="IndentedLine"><text:s text:c="3"/>both glory and strength to Jehovah accord!</text:p>
      <text:p text:style-name="NonIndentedLine">O give to the name of the <text:span text:style-name="T1">Lord</text:span> his great honour;</text:p>
      <text:p text:style-name="LastLine"><text:s text:c="3"/>in splendour of holiness worship the <text:span text:style-name="T1">Lord</text:span>!</text:p>
      <text:p text:style-name="Firstline">2.<text:tab/>The voice of Jehovah resounds on the waters!</text:p>
      <text:p text:style-name="IndentedLine"><text:s text:c="3"/>The glo-ri-ous God thunders forth from the height!</text:p>
      <text:p text:style-name="NonIndentedLine">The <text:span text:style-name="T1">Lord</text:span> is upon the great sweep of the waters –</text:p>
      <text:p text:style-name="LastLine"><text:s text:c="3"/>the <text:span text:style-name="T1">Lord</text:span>’s voice in splendour, the <text:span text:style-name="T1">Lord</text:span>’s voice in might!</text:p>
      <text:p text:style-name="Firstline">3.<text:tab/>The voice of the <text:span text:style-name="T1">Lord</text:span> breaks in pieces the cedars –</text:p>
      <text:p text:style-name="IndentedLine"><text:s text:c="3"/>Jehovah rips Lebanon’s cedars apart!</text:p>
      <text:p text:style-name="NonIndentedLine">The slopes of Mount Hermon – like calves they are leaping –</text:p>
      <text:p text:style-name="LastLine"><text:s text:c="3"/>and Lebanon’s hills like young antelope start!</text:p>
      <text:p text:style-name="Firstline"><text:soft-page-break/>4.<text:tab/>The voice of the <text:span text:style-name="T1">Lord</text:span> strikes with flashes of lightning</text:p>
      <text:p text:style-name="IndentedLine"><text:s text:c="3"/>and causes the fi-er-y flashes to break!</text:p>
      <text:p text:style-name="NonIndentedLine">The voice of the <text:span text:style-name="T1">Lord</text:span> makes the wilderness tremble –</text:p>
      <text:p text:style-name="LastLine"><text:s text:c="3"/>the <text:span text:style-name="T1">Lord</text:span> makes the desert of Kadesh to shake!</text:p>
      <text:p text:style-name="Firstline">5.<text:tab/>The voice of the <text:span text:style-name="T1">Lord</text:span> makes the deer to give birth;</text:p>
      <text:p text:style-name="IndentedLine"><text:s text:c="3"/>the high standing forest of trees it strips bare!</text:p>
      <text:p text:style-name="NonIndentedLine">And all of the length and the breadth of his temple,</text:p>
      <text:p text:style-name="LastLine"><text:s text:c="3"/>and all things within it, his glory declare!</text:p>
      <text:p text:style-name="Firstline">6.<text:tab/>The <text:span text:style-name="T1">Lord</text:span> on his throne sat above the great deluge;</text:p>
      <text:p text:style-name="IndentedLine"><text:s text:c="3"/>the <text:span text:style-name="T1">Lord</text:span> now is King, and his reign will not cease!</text:p>
      <text:p text:style-name="NonIndentedLine">The <text:span text:style-name="T1">Lord</text:span> is the one who gives strength to his people;</text:p>
      <text:p text:style-name="LastLine"><text:s text:c="3"/>the <text:span text:style-name="T1">Lord</text:span> is the one who will bless them with peace!</text:p>
      <text:h text:style-name="Heading_20_1" text:outline-level="1">Psalm 30 <text:s/>O <text:span text:style-name="T1">Lord</text:span>, I will exalt your name</text:h>
      <text:p text:style-name="Firstline">1.<text:tab/>O <text:span text:style-name="T1">Lord</text:span>, I will exalt your name</text:p>
      <text:p text:style-name="IndentedLine"><text:s text:c="3"/>for you have rescued me;</text:p>
      <text:p text:style-name="IndentedLine"><text:s text:c="3"/>you did not let my foes rejoice</text:p>
      <text:p text:style-name="IndentedLine"><text:s text:c="3"/>and gloat triumphantly.</text:p>
      <text:p text:style-name="NonIndentedLine"><text:span text:style-name="T1">Lord</text:span> God, in need I cried to you</text:p>
      <text:p text:style-name="IndentedLine"><text:s text:c="3"/>and you restored my health.</text:p>
      <text:p text:style-name="IndentedLine"><text:s text:c="3"/>O <text:span text:style-name="T1">Lord</text:span>, you brought me from the grave</text:p>
      <text:p text:style-name="LastLine"><text:s text:c="3"/>and saved my soul from death.</text:p>
      <text:p text:style-name="Firstline">2.<text:tab/>You holy ones, sing to the <text:span text:style-name="T1">Lord</text:span>;</text:p>
      <text:p text:style-name="IndentedLine"><text:s text:c="3"/>sing out with joyful voice.</text:p>
      <text:p text:style-name="IndentedLine"><text:s text:c="3"/>When you recall his holy name,</text:p>
      <text:p text:style-name="IndentedLine"><text:s text:c="3"/>then praise him and rejoice.</text:p>
      <text:p text:style-name="NonIndentedLine">His anger but a moment lasts;</text:p>
      <text:p text:style-name="IndentedLine"><text:s text:c="3"/>lifelong his favour stays.</text:p>
      <text:p text:style-name="IndentedLine"><text:s text:c="3"/>Though tears may last throughout the night,</text:p>
      <text:p text:style-name="LastLine"><text:s text:c="3"/>joy comes with morning’s rays.</text:p>
      <text:p text:style-name="Firstline">3.<text:tab/>“I never shall be moved,” I said</text:p>
      <text:p text:style-name="IndentedLine"><text:s text:c="3"/>in my prosperity.</text:p>
      <text:p text:style-name="IndentedLine"><text:s text:c="3"/>You made my mountain firm and strong</text:p>
      <text:p text:style-name="IndentedLine"><text:s text:c="3"/>when you, <text:span text:style-name="T1">Lord</text:span>, favoured me.</text:p>
      <text:p text:style-name="NonIndentedLine">But when you hid your face from me</text:p>
      <text:p text:style-name="IndentedLine"><text:s text:c="3"/>my heart was terrified.</text:p>
      <text:p text:style-name="IndentedLine"><text:s text:c="3"/>To you, O <text:span text:style-name="T1">Lord</text:span>, I called aloud;</text:p>
      <text:p text:style-name="LastLine"><text:s text:c="3"/>for mercy, Lord, I cried.</text:p>
      <text:p text:style-name="Firstline">4.<text:tab/>What gain will my destruction bring</text:p>
      <text:p text:style-name="IndentedLine"><text:s text:c="3"/>if I descend to death?</text:p>
      <text:p text:style-name="IndentedLine"><text:s text:c="3"/>Will dust proclaim your faithfulness</text:p>
      <text:p text:style-name="IndentedLine"><text:s text:c="3"/>or praise you with its breath?</text:p>
      <text:p text:style-name="NonIndentedLine">Hear as I cry, O <text:span text:style-name="T1">Lord</text:span> my God,</text:p>
      <text:p text:style-name="IndentedLine"><text:s text:c="3"/>and listen to my plea.</text:p>
      <text:p text:style-name="IndentedLine"><text:s text:c="3"/>Come to my aid in my distress;</text:p>
      <text:p text:style-name="LastLine"><text:s text:c="3"/>have mercy, <text:span text:style-name="T1">Lord</text:span>, on me.</text:p>
      <text:p text:style-name="Firstline"><text:soft-page-break/>5.<text:tab/>You turned my wailing into dance;</text:p>
      <text:p text:style-name="IndentedLine"><text:s text:c="3"/>no longer was I sad.</text:p>
      <text:p text:style-name="IndentedLine"><text:s text:c="3"/>My sackcloth gone, you gave me clothes</text:p>
      <text:p text:style-name="IndentedLine"><text:s text:c="3"/>of joy, and I was glad.</text:p>
      <text:p text:style-name="NonIndentedLine">Therefore my heart will sing to you</text:p>
      <text:p text:style-name="IndentedLine"><text:s text:c="3"/>and never cease to praise;</text:p>
      <text:p text:style-name="IndentedLine"><text:s text:c="3"/>to your great name, O <text:span text:style-name="T1">Lord</text:span> my God,</text:p>
      <text:p text:style-name="LastLine"><text:s text:c="3"/>I will give thanks always.</text:p>
      <text:h text:style-name="Heading_20_1" text:outline-level="1">Psalm 31 <text:s/>In you, <text:span text:style-name="T1">Lord</text:span>, I take refuge</text:h>
      <text:p text:style-name="Firstline">1.<text:tab/>In you, <text:span text:style-name="T1">Lord</text:span>, I take refuge;</text:p>
      <text:p text:style-name="IndentedLine"><text:s text:c="3"/>ashamed let me not be.</text:p>
      <text:p text:style-name="IndentedLine"><text:s text:c="3"/>Your righteousness eternal</text:p>
      <text:p text:style-name="IndentedLine"><text:s text:c="3"/>express by saving me.</text:p>
      <text:p text:style-name="NonIndentedLine">Incline your ear to hear me;</text:p>
      <text:p text:style-name="IndentedLine"><text:s text:c="3"/>with speed deliver me.</text:p>
      <text:p text:style-name="IndentedLine"><text:s text:c="3"/>To me O be a strong rock,</text:p>
      <text:p text:style-name="LastLine"><text:s text:c="3"/>a fort to rescue me.</text:p>
      <text:p text:style-name="Firstline">2.<text:tab/>You are my rock and fortress;</text:p>
      <text:p text:style-name="IndentedLine"><text:s text:c="3"/>for your sake lead and guide.</text:p>
      <text:p text:style-name="IndentedLine"><text:s text:c="3"/>Free me from nets they’ve hidden;</text:p>
      <text:p text:style-name="IndentedLine"><text:s text:c="3"/>my stronghold you abide.</text:p>
      <text:p text:style-name="NonIndentedLine">I now commit my spirit</text:p>
      <text:p text:style-name="IndentedLine"><text:s text:c="3"/>into your outstretched hand.</text:p>
      <text:p text:style-name="IndentedLine"><text:s text:c="3"/>I know you have redeemed me,</text:p>
      <text:p text:style-name="LastLine"><text:s text:c="3"/><text:span text:style-name="T1">Lord</text:span> God of truths that stand.</text:p>
      <text:p text:style-name="Firstline">3.<text:tab/>I hate those serving idols;</text:p>
      <text:p text:style-name="IndentedLine"><text:s text:c="3"/>my trust is in the <text:span text:style-name="T1">Lord</text:span>.</text:p>
      <text:p text:style-name="IndentedLine"><text:s text:c="3"/>I’ll triumph in your mercy;</text:p>
      <text:p text:style-name="IndentedLine"><text:s text:c="3"/>for anguish you regard.</text:p>
      <text:p text:style-name="NonIndentedLine">You’ve known my soul’s afflictions,</text:p>
      <text:p text:style-name="IndentedLine"><text:s text:c="3"/>kept me from hostile hand.</text:p>
      <text:p text:style-name="IndentedLine"><text:s text:c="3"/>My feet you have established</text:p>
      <text:p text:style-name="LastLine"><text:s text:c="3"/>where they have room to stand.</text:p>
      <text:p text:style-name="Firstline">4.<text:tab/>O <text:span text:style-name="T1">Lord</text:span>, have mercy on me,</text:p>
      <text:p text:style-name="IndentedLine"><text:s text:c="3"/>for anguish fills my life;</text:p>
      <text:p text:style-name="IndentedLine"><text:s text:c="3"/>my eye, my soul, my body</text:p>
      <text:p text:style-name="IndentedLine"><text:s text:c="3"/>are all consumed with grief</text:p>
      <text:p text:style-name="NonIndentedLine">My life is drained by sorrow,</text:p>
      <text:p text:style-name="IndentedLine"><text:s text:c="3"/>my years with sighing spent;</text:p>
      <text:p text:style-name="IndentedLine"><text:s text:c="3"/>I’ve lost my strength by sinning;</text:p>
      <text:p text:style-name="LastLine"><text:s text:c="3"/>my bones are weak and bent.</text:p>
      <text:p text:style-name="Firstline"><text:soft-page-break/>5.<text:tab/>To all my foes a byword,</text:p>
      <text:p text:style-name="IndentedLine"><text:s text:c="3"/>a dread to those near me,</text:p>
      <text:p text:style-name="IndentedLine"><text:s text:c="3"/>a scorn to all my neighbours –</text:p>
      <text:p text:style-name="IndentedLine"><text:s text:c="3"/>at sight of me they flee.</text:p>
      <text:p text:style-name="NonIndentedLine">Like dead men I’m forgotten,</text:p>
      <text:p text:style-name="IndentedLine"><text:s text:c="3"/>a broken jar thrown out.</text:p>
      <text:p text:style-name="IndentedLine"><text:s text:c="3"/>I’ve slanders heard of many,</text:p>
      <text:p text:style-name="LastLine"><text:s text:c="3"/>and fear is all about.</text:p>
      <text:p text:style-name="Firstline">6.<text:tab/>When foes conspire against me,</text:p>
      <text:p text:style-name="IndentedLine"><text:s text:c="3"/>my murder meditate,</text:p>
      <text:p text:style-name="IndentedLine"><text:s text:c="3"/>in you, O <text:span text:style-name="T1">Lord</text:span>, I’m trusting;</text:p>
      <text:p text:style-name="IndentedLine"><text:s text:c="3"/>“You are my God,” I state.</text:p>
      <text:p text:style-name="NonIndentedLine">My times are all in your hand;</text:p>
      <text:p text:style-name="IndentedLine"><text:s text:c="3"/>free me from foes who chase.</text:p>
      <text:p text:style-name="IndentedLine"><text:s text:c="3"/>Your face shine on your servant;</text:p>
      <text:p text:style-name="LastLine"><text:s text:c="3"/>O save me in your grace.</text:p>
      <text:p text:style-name="Firstline">7.<text:tab/>Let me not be ashamed, <text:span text:style-name="T1">Lord</text:span>,</text:p>
      <text:p text:style-name="IndentedLine"><text:s text:c="3"/>because on you I call.</text:p>
      <text:p text:style-name="IndentedLine"><text:s text:c="3"/>Ashamed shall be the wicked,</text:p>
      <text:p text:style-name="IndentedLine"><text:s text:c="3"/>as dead men silenced all.</text:p>
      <text:p text:style-name="NonIndentedLine">All false lips shall be silenced,</text:p>
      <text:p text:style-name="IndentedLine"><text:s text:c="3"/>whose speech is insolent,</text:p>
      <text:p text:style-name="IndentedLine"><text:s text:c="3"/>who boldly blame the righteous</text:p>
      <text:p text:style-name="LastLine"><text:s text:c="3"/>and proudly show contempt.</text:p>
      <text:p text:style-name="Firstline">8.<text:tab/>How great the good you’ve treasured</text:p>
      <text:p text:style-name="IndentedLine"><text:s text:c="3"/>for them who worship you,</text:p>
      <text:p text:style-name="IndentedLine"><text:s text:c="3"/>prepared for those who trust you,</text:p>
      <text:p text:style-name="IndentedLine"><text:s text:c="3"/>where sons of men may view.</text:p>
      <text:p text:style-name="NonIndentedLine">You by your presence hide them</text:p>
      <text:p text:style-name="IndentedLine"><text:s text:c="3"/>from all men plotting wrongs;</text:p>
      <text:p text:style-name="IndentedLine"><text:s text:c="3"/>you keep them in your shelter</text:p>
      <text:p text:style-name="LastLine"><text:s text:c="3"/>safe from the strife of tongues.</text:p>
      <text:p text:style-name="Firstline">9.<text:tab/>The <text:span text:style-name="T1">Lord</text:span> be ever blessed,</text:p>
      <text:p text:style-name="IndentedLine"><text:s text:c="3"/>for he has made me know</text:p>
      <text:p text:style-name="IndentedLine"><text:s text:c="3"/>the mercy and protection</text:p>
      <text:p text:style-name="IndentedLine"><text:s text:c="3"/>his city walls bestow.</text:p>
      <text:p text:style-name="NonIndentedLine">I said when filled with panic,</text:p>
      <text:p text:style-name="IndentedLine"><text:s text:c="3"/>“I’m cut off from your eyes!”</text:p>
      <text:p text:style-name="IndentedLine"><text:s text:c="3"/>yet when to you I called out,</text:p>
      <text:p text:style-name="LastLine"><text:s text:c="3"/>you heard my pleading cries.</text:p>
      <text:p text:style-name="Firstline">10.<text:tab/>O love the <text:span text:style-name="T1">Lord</text:span>, you godly!</text:p>
      <text:p text:style-name="IndentedLine"><text:s text:c="3"/>The <text:span text:style-name="T1">Lord</text:span> the faithful keeps,</text:p>
      <text:p text:style-name="IndentedLine"><text:s text:c="3"/>but he repays the haughty,</text:p>
      <text:p text:style-name="IndentedLine"><text:s text:c="3"/>that what he sows he reaps.</text:p>
      <text:p text:style-name="NonIndentedLine">Be strong! He’ll keep refreshing</text:p>
      <text:p text:style-name="IndentedLine"><text:s text:c="3"/>our heart with courage great;</text:p>
      <text:p text:style-name="IndentedLine"><text:s text:c="3"/>O do with hope and patience</text:p>
      <text:p text:style-name="LastLine"><text:s text:c="3"/>upon Jehovah wait.</text:p>
      <text:h text:style-name="Heading_20_1" text:outline-level="1"><text:soft-page-break/>Psalm 32 <text:s/>How blest is he whose trespass</text:h>
      <text:p text:style-name="Firstline">1.<text:tab/>How blest is he whose trespass</text:p>
      <text:p text:style-name="IndentedLine"><text:s text:c="3"/>has freely been forgiven,</text:p>
      <text:p text:style-name="IndentedLine"><text:s text:c="3"/>whose sin is wholly covered</text:p>
      <text:p text:style-name="IndentedLine"><text:s text:c="3"/>before the sight of heaven.</text:p>
      <text:p text:style-name="NonIndentedLine">Blest he to whom Jehovah</text:p>
      <text:p text:style-name="IndentedLine"><text:s text:c="3"/>will not impute his sin,</text:p>
      <text:p text:style-name="IndentedLine"><text:s text:c="3"/>who has a guileless spirit,</text:p>
      <text:p text:style-name="LastLine"><text:s text:c="3"/>whose heart is true within.</text:p>
      <text:p text:style-name="Firstline">2.<text:tab/>While I kept guilty silence,</text:p>
      <text:p text:style-name="IndentedLine"><text:s text:c="3"/>my strength was spent with grief;</text:p>
      <text:p text:style-name="IndentedLine"><text:s text:c="3"/>thy hand was heavy on me;</text:p>
      <text:p text:style-name="IndentedLine"><text:s text:c="3"/>my soul found no relief.</text:p>
      <text:p text:style-name="NonIndentedLine">But when I owned my trespass,</text:p>
      <text:p text:style-name="IndentedLine"><text:s text:c="3"/>my sin hid not from thee,</text:p>
      <text:p text:style-name="IndentedLine"><text:s text:c="3"/>when I confessed transgression,</text:p>
      <text:p text:style-name="LastLine"><text:s text:c="3"/>then thou forgavest me.</text:p>
      <text:p text:style-name="Firstline">3.<text:tab/>So let the godly seek thee</text:p>
      <text:p text:style-name="IndentedLine"><text:s text:c="3"/>in times when thou art near;</text:p>
      <text:p text:style-name="IndentedLine"><text:s text:c="3"/>no whelming floods shall reach them,</text:p>
      <text:p text:style-name="IndentedLine"><text:s text:c="3"/>nor cause their hearts to fear.</text:p>
      <text:p text:style-name="NonIndentedLine">In thee, O <text:span text:style-name="T1">Lord</text:span>, I hide me,</text:p>
      <text:p text:style-name="IndentedLine"><text:s text:c="3"/>thou savest me from ill,</text:p>
      <text:p text:style-name="IndentedLine"><text:s text:c="3"/>and songs of thy salvation</text:p>
      <text:p text:style-name="LastLine"><text:s text:c="3"/>my heart with rapture thrill.</text:p>
      <text:p text:style-name="Firstline">4.<text:tab/>“I graciously will teach thee</text:p>
      <text:p text:style-name="IndentedLine"><text:s text:c="3"/>the way that thou shalt go,</text:p>
      <text:p text:style-name="IndentedLine"><text:s text:c="3"/>and with mine eye upon thee </text:p>
      <text:p text:style-name="IndentedLine"><text:s text:c="3"/>my counsel make thee know.</text:p>
      <text:p text:style-name="NonIndentedLine">But be ye not unruly,</text:p>
      <text:p text:style-name="IndentedLine"><text:s text:c="3"/>or slow to understand,</text:p>
      <text:p text:style-name="IndentedLine"><text:s text:c="3"/>be not perverse, but willing</text:p>
      <text:p text:style-name="LastLine"><text:s text:c="3"/>to heed my wise command.”</text:p>
      <text:p text:style-name="Firstline">5.<text:tab/>The sorrows of the wicked</text:p>
      <text:p text:style-name="IndentedLine"><text:s text:c="3"/>in number shall abound,</text:p>
      <text:p text:style-name="IndentedLine"><text:s text:c="3"/>but those that trust Jehovah,</text:p>
      <text:p text:style-name="IndentedLine"><text:s text:c="3"/>his mercy shall surround.</text:p>
      <text:p text:style-name="NonIndentedLine">Then in the <text:span text:style-name="T1">Lord</text:span> be joyful,</text:p>
      <text:p text:style-name="IndentedLine"><text:s text:c="3"/>in song lift up your voice;</text:p>
      <text:p text:style-name="IndentedLine"><text:s text:c="3"/>be glad in God, ye righteous;</text:p>
      <text:p text:style-name="LastLine"><text:s text:c="3"/>rejoice, ye saints, rejoice!</text:p>
      <text:h text:style-name="Heading_20_1" text:outline-level="1">Psalm 33 <text:s/>Joyfully sing to the <text:span text:style-name="T1">Lord</text:span></text:h>
      <text:p text:style-name="Firstline">1.<text:tab/>Joyfully sing to the <text:span text:style-name="T1">Lord</text:span>, all you righteous;</text:p>
      <text:p text:style-name="IndentedLine"><text:s text:c="3"/>for it is good that the upright give praise.</text:p>
      <text:p text:style-name="NonIndentedLine">With harp and lyre praise the <text:span text:style-name="T1">Lord</text:span> and make music;</text:p>
      <text:p text:style-name="LastLine"><text:s text:c="3"/>with shouts of joy, a new song to him raise.</text:p>
      <text:p text:style-name="Firstline"><text:soft-page-break/>2.<text:tab/>Righteous and true is the word God has spoken;</text:p>
      <text:p text:style-name="IndentedLine"><text:s text:c="3"/>all the <text:span text:style-name="T1">Lord</text:span>’s actions his faithfulness prove.</text:p>
      <text:p text:style-name="NonIndentedLine">He loves true righteousness, judgment and justice;</text:p>
      <text:p text:style-name="LastLine"><text:s text:c="3"/>all earth is full of his unfailing love.</text:p>
      <text:p text:style-name="Firstline">3.<text:tab/>By the <text:span text:style-name="T1">Lord</text:span>’s word were the heavens created,</text:p>
      <text:p text:style-name="IndentedLine"><text:s text:c="3"/>their starry host by the breath from his lips.</text:p>
      <text:p text:style-name="NonIndentedLine">All the sea’s waters he gathers together</text:p>
      <text:p text:style-name="LastLine"><text:s text:c="3"/>and in his storehouses lays up the deeps.</text:p>
      <text:p text:style-name="Firstline">4.<text:tab/>Let all the world fear the <text:span text:style-name="T1">Lord</text:span> in his greatness;</text:p>
      <text:p text:style-name="IndentedLine"><text:s text:c="3"/>rev’rence his name, all you peoples of earth!</text:p>
      <text:p text:style-name="NonIndentedLine">For when he spoke, all things came into being;</text:p>
      <text:p text:style-name="LastLine"><text:s text:c="3"/>when he commanded, then all things stood forth.</text:p>
      <text:p text:style-name="Firstline">5.<text:tab/>Foiled by the <text:span text:style-name="T1">Lord</text:span> are the plans of the nations;</text:p>
      <text:p text:style-name="IndentedLine"><text:s text:c="3"/>thwarted by him are the people’s designs.</text:p>
      <text:p text:style-name="NonIndentedLine">But the <text:span text:style-name="T1">Lord</text:span>’s purposes stand firm forever;</text:p>
      <text:p text:style-name="LastLine"><text:s text:c="3"/>his plans endure through all ages and times.</text:p>
      <text:p text:style-name="Firstline">6.<text:tab/>Favoured and blest is the nation he’s chosen,</text:p>
      <text:p text:style-name="IndentedLine"><text:s text:c="3"/>whose God the <text:span text:style-name="T1">Lord</text:span> is throughout every age;</text:p>
      <text:p text:style-name="NonIndentedLine">Blest are the people he called to be near him,</text:p>
      <text:p text:style-name="LastLine"><text:s text:c="3"/>those whom he chose as his own heritage.</text:p>
      <text:p text:style-name="Firstline">7.<text:tab/>From heaven’s height the <text:span text:style-name="T1">Lord</text:span> looks down and watches;</text:p>
      <text:p text:style-name="IndentedLine"><text:s text:c="3"/>he sees mankind from his own dwelling place.</text:p>
      <text:p text:style-name="NonIndentedLine">He who has moulded the hearts of all people</text:p>
      <text:p text:style-name="LastLine"><text:s text:c="3"/>knows every deed of the whole human race.</text:p>
      <text:p text:style-name="Firstline">8.<text:tab/>No king is saved by the size of his army;</text:p>
      <text:p text:style-name="IndentedLine"><text:s text:c="3"/>no warrior lives by the strength of his hand.</text:p>
      <text:p text:style-name="NonIndentedLine">Vain is man’s trust in a horse for deliverance,</text:p>
      <text:p text:style-name="LastLine"><text:s text:c="3"/>nor by its strength can it vic<text:span text:style-name="T4">tor</text:span>y command.</text:p>
      <text:p text:style-name="Firstline">9.<text:tab/>But the <text:span text:style-name="T1">Lord</text:span>’s eyes are on those who revere him,</text:p>
      <text:p text:style-name="IndentedLine"><text:s text:c="3"/>those who rely on his unfailing love;</text:p>
      <text:p text:style-name="NonIndentedLine">So that from famine and death he may save them,</text:p>
      <text:p text:style-name="LastLine"><text:s text:c="3"/>giving them life by his power from above.</text:p>
      <text:p text:style-name="Firstline">10.<text:tab/>We wait in hope for the <text:span text:style-name="T1">Lord</text:span>, our defender;</text:p>
      <text:p text:style-name="IndentedLine"><text:s text:c="3"/>trusting his holy name, our hearts are blest.</text:p>
      <text:p text:style-name="NonIndentedLine"><text:span text:style-name="T1">Lord</text:span>, may your unfailing love rest upon us,</text:p>
      <text:p text:style-name="LastLine"><text:s text:c="3"/>just as in you our sure hope has been placed.</text:p>
      <text:h text:style-name="Heading_20_1" text:outline-level="1"><text:soft-page-break/>Psalm 34 <text:s/>The <text:span text:style-name="T1">Lord</text:span> I will at all times bless</text:h>
      <text:p text:style-name="Firstline">1.<text:tab/>The <text:span text:style-name="T1">Lord</text:span> I will at all times bless</text:p>
      <text:p text:style-name="IndentedLine"><text:s text:c="3"/>and praise him with my voice.</text:p>
      <text:p text:style-name="IndentedLine"><text:s text:c="3"/>Because I glory in the <text:span text:style-name="T1">Lord</text:span>,</text:p>
      <text:p text:style-name="IndentedLine"><text:s text:c="3"/>let troubled souls rejoice.</text:p>
      <text:p text:style-name="NonIndentedLine">O let us magnify the <text:span text:style-name="T1">Lord</text:span>;</text:p>
      <text:p text:style-name="IndentedLine"><text:s text:c="3"/>exalt his name with me.</text:p>
      <text:p text:style-name="NonIndentedLine">I sought the <text:span text:style-name="T1">Lord</text:span>; his answer came:</text:p>
      <text:p text:style-name="LastLine"><text:s text:c="3"/>from fears he set me free.</text:p>
      <text:p text:style-name="Firstline">2.<text:tab/>They look to him and shine with joy;</text:p>
      <text:p text:style-name="IndentedLine"><text:s text:c="3"/>they are not put to shame.</text:p>
      <text:p text:style-name="IndentedLine"><text:s text:c="3"/>This suffering man cried to the <text:span text:style-name="T1">Lord</text:span>;</text:p>
      <text:p text:style-name="IndentedLine"><text:s text:c="3"/>from him deliverance came.</text:p>
      <text:p text:style-name="NonIndentedLine">The angel of the <text:span text:style-name="T1">Lord</text:span> surrounds</text:p>
      <text:p text:style-name="IndentedLine"><text:s text:c="3"/>and guards continually</text:p>
      <text:p text:style-name="NonIndentedLine">all those who fear and honour him;</text:p>
      <text:p text:style-name="LastLine"><text:s text:c="3"/>he sets his people free.</text:p>
      <text:p text:style-name="Firstline">3.<text:tab/>Come, taste and see – the <text:span text:style-name="T1">Lord</text:span> is good;</text:p>
      <text:p text:style-name="IndentedLine"><text:s text:c="3"/>who trusts in him is blest.</text:p>
      <text:p text:style-name="IndentedLine"><text:s text:c="3"/>O fear the <text:span text:style-name="T1">Lord</text:span>, you saints; with need</text:p>
      <text:p text:style-name="IndentedLine"><text:s text:c="3"/>you will not be oppressed.</text:p>
      <text:p text:style-name="NonIndentedLine">Young lions may grow weak and faint</text:p>
      <text:p text:style-name="IndentedLine"><text:s text:c="3"/>and hunger for their food,</text:p>
      <text:p text:style-name="NonIndentedLine">but those who wait upon the <text:span text:style-name="T1">Lord</text:span></text:p>
      <text:p text:style-name="LastLine"><text:s text:c="3"/>will not lack any good.</text:p>
      <text:p text:style-name="Firstline">4.<text:tab/>Come here, my children! Gather round</text:p>
      <text:p text:style-name="IndentedLine"><text:s text:c="3"/>and listen to my word;</text:p>
      <text:p text:style-name="IndentedLine"><text:s text:c="3"/>and I will help you understand</text:p>
      <text:p text:style-name="IndentedLine"><text:s text:c="3"/>how you may fear the <text:span text:style-name="T1">Lord</text:span>.</text:p>
      <text:p text:style-name="NonIndentedLine">Does anyone delight in life</text:p>
      <text:p text:style-name="IndentedLine"><text:s text:c="3"/>and long to see good days?</text:p>
      <text:p text:style-name="NonIndentedLine">Then keep your tongue from evil speech,</text:p>
      <text:p text:style-name="LastLine"><text:s text:c="3"/>your lips from lying ways.</text:p>
      <text:p text:style-name="Firstline">5.<text:tab/>Depart and turn from evil paths</text:p>
      <text:p text:style-name="IndentedLine"><text:s text:c="3"/>and practise what is right.</text:p>
      <text:p text:style-name="IndentedLine"><text:s text:c="3"/>Desire to know the way of peace;</text:p>
      <text:p text:style-name="IndentedLine"><text:s text:c="3"/>pursue it with your might.</text:p>
      <text:p text:style-name="NonIndentedLine">The <text:span text:style-name="T1">Lord</text:span>’s eyes are upon the just;</text:p>
      <text:p text:style-name="IndentedLine"><text:s text:c="3"/>he listens to their plea.</text:p>
      <text:p text:style-name="NonIndentedLine">The wicked he rejects, and blots</text:p>
      <text:p text:style-name="LastLine"><text:s text:c="3"/>from earth their memory.</text:p>
      <text:p text:style-name="Firstline"><text:soft-page-break/>6.<text:tab/>The righteous cry; the <text:span text:style-name="T1">Lord</text:span> responds</text:p>
      <text:p text:style-name="IndentedLine"><text:s text:c="3"/>and frees them when distressed.</text:p>
      <text:p text:style-name="IndentedLine"><text:s text:c="3"/>The <text:span text:style-name="T1">Lord</text:span> draws near the broken heart</text:p>
      <text:p text:style-name="IndentedLine"><text:s text:c="3"/>and rescues the depressed.</text:p>
      <text:p text:style-name="NonIndentedLine">From all the troubles of the just</text:p>
      <text:p text:style-name="IndentedLine"><text:s text:c="3"/>the <text:span text:style-name="T1">Lord</text:span> will set him free.</text:p>
      <text:p text:style-name="NonIndentedLine">The <text:span text:style-name="T1">Lord</text:span> protects his every bone,</text:p>
      <text:p text:style-name="LastLine"><text:s text:c="3"/>and broken none will be.</text:p>
      <text:p text:style-name="Firstline">7.<text:tab/>The wicked are condemned to death,</text:p>
      <text:p text:style-name="IndentedLine"><text:s text:c="3"/>all those who hate the just.</text:p>
      <text:p text:style-name="NonIndentedLine"><text:span text:style-name="T1">God</text:span> saves his own; they’re not condemned,</text:p>
      <text:p text:style-name="LastLine"><text:s text:c="3"/>for in the <text:span text:style-name="T1">Lord</text:span> they trust.</text:p>
      <text:h text:style-name="Heading_20_1" text:outline-level="1">Psalm 35 <text:s/><text:span text:style-name="T1">Lord</text:span>, plead my case</text:h>
      <text:p text:style-name="Firstline">1.<text:tab/><text:span text:style-name="T1">Lord</text:span>, plead my case when I am charged</text:p>
      <text:p text:style-name="IndentedLine"><text:s text:c="3"/>by foes maliciously;</text:p>
      <text:p text:style-name="IndentedLine"><text:s text:c="3"/>and fight for me when they attack</text:p>
      <text:p text:style-name="IndentedLine"><text:s text:c="3"/>and vent their spite on me.</text:p>
      <text:p text:style-name="NonIndentedLine">Take up your shield! Come to my aid!</text:p>
      <text:p text:style-name="IndentedLine"><text:s text:c="3"/>Speak to my soul and say,</text:p>
      <text:p text:style-name="IndentedLine"><text:s text:c="3"/>“I’m your salvation.” With your spear</text:p>
      <text:p text:style-name="LastLine"><text:s text:c="3"/>cut off my e<text:span text:style-name="T4">nem</text:span>ies’ way.</text:p>
      <text:p text:style-name="Firstline">2.<text:tab/>May those who seek to take my life</text:p>
      <text:p text:style-name="IndentedLine"><text:s text:c="3"/>endure disgrace and shame;</text:p>
      <text:p text:style-name="IndentedLine"><text:s text:c="3"/>may those who plot my overthrow</text:p>
      <text:p text:style-name="IndentedLine"><text:s text:c="3"/>turn back the way they came.</text:p>
      <text:p text:style-name="NonIndentedLine">And may the angel of the <text:span text:style-name="T1">Lord</text:span></text:p>
      <text:p text:style-name="IndentedLine"><text:s text:c="3"/>drive them away like chaff.</text:p>
      <text:p text:style-name="IndentedLine"><text:s text:c="3"/>May he pursue them all along</text:p>
      <text:p text:style-name="LastLine"><text:s text:c="3"/>a dark and slippery path.</text:p>
      <text:p text:style-name="Firstline">3.<text:tab/>Since they have spread a net for me</text:p>
      <text:p text:style-name="IndentedLine"><text:s text:c="3"/>without a cause at all,</text:p>
      <text:p text:style-name="IndentedLine"><text:s text:c="3"/>and for no reason dug a pit</text:p>
      <text:p text:style-name="IndentedLine"><text:s text:c="3"/>that in it I might fall,</text:p>
      <text:p text:style-name="NonIndentedLine">let ruin seize them, and let them</text:p>
      <text:p text:style-name="IndentedLine"><text:s text:c="3"/>in their own net be caught;</text:p>
      <text:p text:style-name="IndentedLine"><text:s text:c="3"/>may they instead fall in their pit</text:p>
      <text:p text:style-name="LastLine"><text:s text:c="3"/>and so to death be brought.</text:p>
      <text:p text:style-name="Firstline">4.<text:tab/>Then will my soul rejoice in God</text:p>
      <text:p text:style-name="IndentedLine"><text:s text:c="3"/>and in his saving name.</text:p>
      <text:p text:style-name="IndentedLine"><text:s text:c="3"/>“Who is a God like you, O <text:span text:style-name="T1">Lord</text:span>?”</text:p>
      <text:p text:style-name="IndentedLine"><text:s text:c="3"/>my heart and soul exclaim.</text:p>
      <text:p text:style-name="NonIndentedLine">“The poor you rescue from the hands</text:p>
      <text:p text:style-name="IndentedLine"><text:s text:c="3"/>of those who are too strong;</text:p>
      <text:p text:style-name="IndentedLine"><text:s text:c="3"/>you save the poor and weak from those</text:p>
      <text:p text:style-name="LastLine"><text:s text:c="3"/>who rob and do them wrong.”</text:p>
      <text:p text:style-name="Firstline"><text:soft-page-break/>5.<text:tab/>Malicious witnesses rise up</text:p>
      <text:p text:style-name="IndentedLine"><text:s text:c="3"/>and falsely slander me;</text:p>
      <text:p text:style-name="IndentedLine"><text:s text:c="3"/>I have no knowledge of the things</text:p>
      <text:p text:style-name="IndentedLine"><text:s text:c="3"/>they ask accusingly.</text:p>
      <text:p text:style-name="NonIndentedLine">They pay back evil for my good</text:p>
      <text:p text:style-name="IndentedLine"><text:s text:c="3"/>and leave my soul forlorn.</text:p>
      <text:p text:style-name="IndentedLine"><text:s text:c="3"/>Yet, at their illness, I would fast</text:p>
      <text:p text:style-name="LastLine"><text:s text:c="3"/>and, clad in sackcloth, mourn.</text:p>
      <text:p text:style-name="Firstline">6.<text:tab/>And when my prayers went out unheard,</text:p>
      <text:p text:style-name="IndentedLine"><text:s text:c="3"/>I mourned as one bereaved</text:p>
      <text:p text:style-name="IndentedLine"><text:s text:c="3"/>of mother, brother, closest friend;</text:p>
      <text:p text:style-name="IndentedLine"><text:s text:c="3"/>I bowed my head and grieved.</text:p>
      <text:p text:style-name="NonIndentedLine">But when I slipped they gathered round</text:p>
      <text:p text:style-name="IndentedLine"><text:s text:c="3"/>and gloated with delight;</text:p>
      <text:p text:style-name="IndentedLine"><text:s text:c="3"/>like godless jesters at a feast,</text:p>
      <text:p text:style-name="LastLine"><text:s text:c="3"/>they gnashed their teeth in spite.</text:p>
      <text:p text:style-name="Firstline">7.<text:tab/>O <text:span text:style-name="T1">Lord</text:span>, how long will you look on?</text:p>
      <text:p text:style-name="IndentedLine"><text:s text:c="3"/>Defend me from their strife;</text:p>
      <text:p text:style-name="IndentedLine"><text:s text:c="3"/>from these marauding lions’ teeth</text:p>
      <text:p text:style-name="IndentedLine"><text:s text:c="3"/>protect my precious life.</text:p>
      <text:p text:style-name="NonIndentedLine">Then where the great assembly meets</text:p>
      <text:p text:style-name="IndentedLine"><text:s text:c="3"/>to you I will give praise;</text:p>
      <text:p text:style-name="IndentedLine"><text:s text:c="3"/>among the crowds of worshippers</text:p>
      <text:p text:style-name="LastLine"><text:s text:c="3"/>in thanks my voice I’ll raise.</text:p>
      <text:p text:style-name="Firstline">8.<text:tab/>Let him not gloat who, without cause,</text:p>
      <text:p text:style-name="IndentedLine"><text:s text:c="3"/>is my fierce enemy,</text:p>
      <text:p text:style-name="IndentedLine"><text:s text:c="3"/>nor those who hate me unprovoked</text:p>
      <text:p text:style-name="IndentedLine"><text:s text:c="3"/>stare spitefully at me.</text:p>
      <text:p text:style-name="NonIndentedLine">They do not speak in peaceful words,</text:p>
      <text:p text:style-name="IndentedLine"><text:s text:c="3"/>but cunning schemes have planned,</text:p>
      <text:p text:style-name="IndentedLine"><text:s text:c="3"/>accusing those who live at peace</text:p>
      <text:p text:style-name="LastLine"><text:s text:c="3"/>and quiet in the land.</text:p>
      <text:p text:style-name="Firstline">9.<text:tab/>Triumphantly they shout and say,</text:p>
      <text:p text:style-name="IndentedLine"><text:s text:c="3"/>“His wickedness we see!”</text:p>
      <text:p text:style-name="IndentedLine"><text:s text:c="3"/><text:span text:style-name="T1">Lord</text:span>, you have seen; hold not your peace.</text:p>
      <text:p text:style-name="IndentedLine"><text:s text:c="3"/><text:span text:style-name="T1">Lord</text:span>, be not far from me.</text:p>
      <text:p text:style-name="NonIndentedLine">Awake, and rise to my defence!</text:p>
      <text:p text:style-name="IndentedLine"><text:s text:c="3"/>Contend for me, my God.</text:p>
      <text:p text:style-name="IndentedLine"><text:s text:c="3"/>Do not let them gloat over me;</text:p>
      <text:p text:style-name="LastLine"><text:s text:c="3"/>in justice judge, O <text:span text:style-name="T1">Lord</text:span>.</text:p>
      <text:p text:style-name="Firstline">10.<text:tab/>Let them not think within their hearts,</text:p>
      <text:p text:style-name="IndentedLine"><text:s text:c="3"/>“At last! Just what we want!”</text:p>
      <text:p text:style-name="IndentedLine"><text:s text:c="3"/>Nor let them say, “We’ve swallowed him” –</text:p>
      <text:p text:style-name="IndentedLine"><text:s text:c="3"/>let that not be their taunt.</text:p>
      <text:p text:style-name="NonIndentedLine">May all who gloat at my distress</text:p>
      <text:p text:style-name="IndentedLine"><text:s text:c="3"/>know shame and loss of face;</text:p>
      <text:p text:style-name="IndentedLine"><text:s text:c="3"/>may all who triumph over me</text:p>
      <text:p text:style-name="LastLine"><text:s text:c="3"/>be covered with disgrace.</text:p>
      <text:p text:style-name="Firstline"><text:soft-page-break/>11.<text:tab/>May those who long to see me cleared</text:p>
      <text:p text:style-name="IndentedLine"><text:s text:c="3"/>shout out with joy and sing:</text:p>
      <text:p text:style-name="IndentedLine"><text:s text:c="3"/>“The <text:span text:style-name="T1">Lord</text:span> be praised, who loves to see</text:p>
      <text:p text:style-name="IndentedLine"><text:s text:c="3"/>his servant prospering.”</text:p>
      <text:p text:style-name="NonIndentedLine">I will extol your righteousness;</text:p>
      <text:p text:style-name="IndentedLine"><text:s text:c="3"/>I’ll praise you with my tongue.</text:p>
      <text:p text:style-name="IndentedLine"><text:s text:c="3"/>I will proclaim your greatness, <text:span text:style-name="T1">Lord</text:span>,</text:p>
      <text:p text:style-name="LastLine"><text:s text:c="3"/>and praise you all day long.</text:p>
      <text:h text:style-name="Heading_20_1" text:outline-level="1">Psalm 36 <text:s/>The trespass of the wicked man</text:h>
      <text:p text:style-name="Firstline">1.<text:tab/>The trespass of the wicked man</text:p>
      <text:p text:style-name="IndentedLine"><text:s text:c="3"/>most plainly testifies</text:p>
      <text:p text:style-name="NonIndentedLine">that fear of God’s most holy name</text:p>
      <text:p text:style-name="LastLine"><text:s text:c="3"/>is not before his eyes.</text:p>
      <text:p text:style-name="Firstline">2.<text:tab/>He views himself with blind conceit,</text:p>
      <text:p text:style-name="IndentedLine"><text:s text:c="3"/>his sinfulness denies.</text:p>
      <text:p text:style-name="NonIndentedLine">He speaks with evil and deceit,</text:p>
      <text:p text:style-name="LastLine"><text:s text:c="3"/>no longer good or wise.</text:p>
      <text:p text:style-name="Firstline">3.<text:tab/>In bed he plots his evil ways;</text:p>
      <text:p text:style-name="IndentedLine"><text:s text:c="3"/>he schemes throughout the night,</text:p>
      <text:p text:style-name="NonIndentedLine">as he commits himself to sin,</text:p>
      <text:p text:style-name="LastLine"><text:s text:c="3"/>rejecting what is right.</text:p>
      <text:p text:style-name="Firstline">4.<text:tab/>Your steadfast love is great, O <text:span text:style-name="T1">Lord</text:span>;</text:p>
      <text:p text:style-name="IndentedLine"><text:s text:c="3"/>it reaches heaven high.</text:p>
      <text:p text:style-name="NonIndentedLine">Your faithfulness is wonderful,</text:p>
      <text:p text:style-name="LastLine"><text:s text:c="3"/>extending to the sky.</text:p>
      <text:p text:style-name="Firstline">5.<text:tab/>Your righteousness is very great,</text:p>
      <text:p text:style-name="IndentedLine"><text:s text:c="3"/>like mountains high and steep;</text:p>
      <text:p text:style-name="NonIndentedLine">your justice is like ocean depths.</text:p>
      <text:p text:style-name="LastLine"><text:s text:c="3"/>Both man and beast you keep.</text:p>
      <text:p text:style-name="Firstline">6.<text:tab/>How precious is your steadfast love!</text:p>
      <text:p text:style-name="IndentedLine"><text:s text:c="3"/>What confidence it brings!</text:p>
      <text:p text:style-name="NonIndentedLine">Both high and low find shelter in</text:p>
      <text:p text:style-name="LastLine"><text:s text:c="3"/>the shadow of your wings.</text:p>
      <text:p text:style-name="Firstline">7.<text:tab/>They feast within your house, and drink</text:p>
      <text:p text:style-name="IndentedLine"><text:s text:c="3"/>from streams of your delight.</text:p>
      <text:p text:style-name="NonIndentedLine">For with you is the source of life;</text:p>
      <text:p text:style-name="LastLine"><text:s text:c="3"/>in your light we see light.</text:p>
      <text:p text:style-name="Firstline">8.<text:tab/>To those who know you as their God,</text:p>
      <text:p text:style-name="IndentedLine"><text:s text:c="3"/>your steadfast love impart;</text:p>
      <text:p text:style-name="NonIndentedLine">maintain your righteousness to those</text:p>
      <text:p text:style-name="LastLine"><text:s text:c="3"/>of pure and upright heart.</text:p>
      <text:p text:style-name="Firstline"><text:soft-page-break/>9.<text:tab/>Let not the ruthless foot of pride</text:p>
      <text:p text:style-name="IndentedLine"><text:s text:c="3"/>approach and threaten me,</text:p>
      <text:p text:style-name="NonIndentedLine">nor let the hand of wickedness</text:p>
      <text:p text:style-name="LastLine"><text:s text:c="3"/>force me to turn and flee.</text:p>
      <text:p text:style-name="Firstline">10.<text:tab/>See where these evildoers lie,</text:p>
      <text:p text:style-name="IndentedLine"><text:s text:c="3"/>who righteousness despise!</text:p>
      <text:p text:style-name="NonIndentedLine">Thrown down are they, and there they stay,</text:p>
      <text:p text:style-name="LastLine"><text:s text:c="3"/>unable to arise.</text:p>
      <text:h text:style-name="Heading_20_1" text:outline-level="1">Psalm 37 <text:s/>Do not fret on account of the wicked</text:h>
      <text:p text:style-name="Firstline">1.<text:tab/>Do not fret on account of the wicked,</text:p>
      <text:p text:style-name="IndentedLine"><text:s text:c="3"/>do not envy the ones who do wrong;</text:p>
      <text:p text:style-name="NonIndentedLine">for like grass they will very soon wither,</text:p>
      <text:p text:style-name="LastLine"><text:s text:c="3"/>like green plants they will not flourish long.</text:p>
      <text:p text:style-name="Firstline">2.<text:tab/>Put your trust in the <text:span text:style-name="T1">Lord</text:span> and be upright;</text:p>
      <text:p text:style-name="IndentedLine"><text:s text:c="3"/>then secure in the land you will live.</text:p>
      <text:p text:style-name="NonIndentedLine">Take delight in the <text:span text:style-name="T1">Lord</text:span> above all things –</text:p>
      <text:p text:style-name="LastLine"><text:s text:c="3"/>the desires of your heart he will give.</text:p>
      <text:p text:style-name="Firstline">3.<text:tab/>To the <text:span text:style-name="T1">Lord</text:span> let your way be committed;</text:p>
      <text:p text:style-name="IndentedLine"><text:s text:c="3"/>trust in him – he will do what is right.</text:p>
      <text:p text:style-name="NonIndentedLine">Then your justice will shine like the morning,</text:p>
      <text:p text:style-name="LastLine"><text:s text:c="3"/>your just cause like the sun in its might.</text:p>
      <text:p text:style-name="Firstline">4.<text:tab/>So be silent and seek the <text:span text:style-name="T1">Lord</text:span>’s presence,</text:p>
      <text:p text:style-name="IndentedLine"><text:s text:c="3"/>and be patient until he replies;</text:p>
      <text:p text:style-name="NonIndentedLine">do not fret when you see the successful,</text:p>
      <text:p text:style-name="LastLine"><text:s text:c="3"/>if their schemes are promoted through lies.</text:p>
      <text:p text:style-name="Firstline">5.<text:tab/>Do not fret – it leads only to evil;</text:p>
      <text:p text:style-name="IndentedLine"><text:s text:c="3"/>keep your temper and stay far from wrath,</text:p>
      <text:p text:style-name="NonIndentedLine">for the wicked will certainly perish,</text:p>
      <text:p text:style-name="LastLine"><text:s text:c="3"/>while the godly inherit the earth.</text:p>
      <text:p text:style-name="Firstline">6.<text:tab/>Yet a while, and the wicked will vanish;</text:p>
      <text:p text:style-name="IndentedLine"><text:s text:c="3"/>though you search, they will never be found.</text:p>
      <text:p text:style-name="NonIndentedLine">But the land will belong to the humble,</text:p>
      <text:p text:style-name="LastLine"><text:s text:c="3"/>and their welfare and peace will abound.</text:p>
      <text:p text:style-name="Firstline">7.<text:tab/>Though the wicked may strike at the righteous,</text:p>
      <text:p text:style-name="IndentedLine"><text:s text:c="3"/>and may gnash their teeth wildly in hate;</text:p>
      <text:p text:style-name="NonIndentedLine">yet the Lord simply laughs at the wicked,</text:p>
      <text:p text:style-name="LastLine"><text:s text:c="3"/>for he sees the approach of their fate.</text:p>
      <text:p text:style-name="Firstline">8.<text:tab/>Though the wicked take aim at the righteous</text:p>
      <text:p text:style-name="IndentedLine"><text:s text:c="3"/>and attempt to bring down the oppressed,</text:p>
      <text:p text:style-name="NonIndentedLine">yet their bow will be broken in pieces,</text:p>
      <text:p text:style-name="LastLine"><text:s text:c="3"/>and their sword will but pierce their own breast.</text:p>
      <text:p text:style-name="Firstline"><text:soft-page-break/>9.<text:tab/>Though the righteous have little, it’s better</text:p>
      <text:p text:style-name="IndentedLine"><text:s text:c="3"/>than the riches of many unjust;</text:p>
      <text:p text:style-name="NonIndentedLine">for the wicked’s great strength will be broken,</text:p>
      <text:p text:style-name="LastLine"><text:s text:c="3"/>but the <text:span text:style-name="T1">Lord</text:span> is the righteous one’s trust.</text:p>
      <text:p text:style-name="Firstline">10.<text:tab/>Day by day the <text:span text:style-name="T1">Lord</text:span> cares for the blameless,</text:p>
      <text:p text:style-name="IndentedLine"><text:s text:c="3"/>so their heritage stands ever sure.</text:p>
      <text:p text:style-name="NonIndentedLine">When a famine comes, they will have plenty;</text:p>
      <text:p text:style-name="LastLine"><text:s text:c="3"/>and in drought they will always endure.</text:p>
      <text:p text:style-name="Firstline">11.<text:tab/>But the wicked will certainly perish;</text:p>
      <text:p text:style-name="IndentedLine"><text:s text:c="3"/>they will vanish, as smoke blows away.</text:p>
      <text:p text:style-name="NonIndentedLine">And the foes of the <text:span text:style-name="T1">Lord</text:span> will be scattered,</text:p>
      <text:p text:style-name="LastLine"><text:s text:c="3"/>like the flower of the field in a day.</text:p>
      <text:p text:style-name="Firstline">12.<text:tab/>The ungodly retain what they borrow,</text:p>
      <text:p text:style-name="IndentedLine"><text:s text:c="3"/>but the just give with generous hand.</text:p>
      <text:p text:style-name="NonIndentedLine">For those blest by the <text:span text:style-name="T1">Lord</text:span> will inherit,</text:p>
      <text:p text:style-name="LastLine"><text:s text:c="3"/>while the cursed are cut off from the land.</text:p>
      <text:p text:style-name="Firstline">13.<text:tab/>If the <text:span text:style-name="T1">Lord</text:span> takes delight in a person,</text:p>
      <text:p text:style-name="IndentedLine"><text:s text:c="3"/>he will render his steps firm and sure.</text:p>
      <text:p text:style-name="NonIndentedLine">Though he stumble he will not fall headlong,</text:p>
      <text:p text:style-name="LastLine"><text:s text:c="3"/>for the <text:span text:style-name="T1">Lord</text:span>’s hand will keep him secure.</text:p>
      <text:p text:style-name="Firstline">14.<text:tab/>All my life I have not seen the righteous</text:p>
      <text:p text:style-name="IndentedLine"><text:s text:c="3"/>left forsaken, or begging for food.</text:p>
      <text:p text:style-name="NonIndentedLine">They are always prepared to lend freely,</text:p>
      <text:p text:style-name="LastLine"><text:s text:c="3"/>and their children will share what is good.</text:p>
      <text:p text:style-name="Firstline">15.<text:tab/>If you turn back from sin and act rightly,</text:p>
      <text:p text:style-name="IndentedLine"><text:s text:c="3"/>you’ll continue forever secure;</text:p>
      <text:p text:style-name="NonIndentedLine">for the <text:span text:style-name="T1">Lord</text:span> shows his love to the righteous;</text:p>
      <text:p text:style-name="LastLine"><text:s text:c="3"/>those who trust him he'll keep safe and sure.</text:p>
      <text:p text:style-name="Firstline">16.<text:tab/>The obed<text:span text:style-name="T4">ien</text:span>t will not be forsaken,</text:p>
      <text:p text:style-name="IndentedLine"><text:s text:c="3"/>but the line of the wicked will fail.</text:p>
      <text:p text:style-name="NonIndentedLine">To the righteous the land will be given,</text:p>
      <text:p text:style-name="LastLine"><text:s text:c="3"/>and forever in it they will dwell.</text:p>
      <text:p text:style-name="Firstline">17.<text:tab/>From the mouth of the righteous comes wisdom;</text:p>
      <text:p text:style-name="IndentedLine"><text:s text:c="3"/>words of justice proceed from their lips.</text:p>
      <text:p text:style-name="NonIndentedLine">For the law of their God is within them</text:p>
      <text:p text:style-name="LastLine"><text:s text:c="3"/>and ensures that their foot never slips.</text:p>
      <text:p text:style-name="Firstline">18.<text:tab/>The unjust lie in wait for the righteous;</text:p>
      <text:p text:style-name="IndentedLine"><text:s text:c="3"/>to destroy them is always their thought.</text:p>
      <text:p text:style-name="NonIndentedLine">But the <text:span text:style-name="T1">Lord</text:span> will not let them be mastered,</text:p>
      <text:p text:style-name="LastLine"><text:s text:c="3"/>or condemned when to court they are brought.</text:p>
      <text:p text:style-name="Firstline">19.<text:tab/>Put your trust in the <text:span text:style-name="T1">Lord</text:span>, I exhort you;</text:p>
      <text:p text:style-name="IndentedLine"><text:s text:c="3"/>in his ways you should always remain.</text:p>
      <text:p text:style-name="NonIndentedLine">To inherit the land he’ll exalt you;</text:p>
      <text:p text:style-name="LastLine"><text:s text:c="3"/>you will see when the wicked are slain.</text:p>
      <text:p text:style-name="Firstline"><text:soft-page-break/>20.<text:tab/>I have witnessed a ruthless man standing</text:p>
      <text:p text:style-name="IndentedLine"><text:s text:c="3"/>like a flourishing tree in its ground;</text:p>
      <text:p text:style-name="NonIndentedLine">but he soon passed away and was nothing;</text:p>
      <text:p text:style-name="LastLine"><text:s text:c="3"/>though I searched, he was not to be found.</text:p>
      <text:p text:style-name="Firstline">21.<text:tab/>Watch the blameless, consider the upright;</text:p>
      <text:p text:style-name="IndentedLine"><text:s text:c="3"/>there’s a future for those who make peace.</text:p>
      <text:p text:style-name="NonIndentedLine">But destruction awaits the rebellious,</text:p>
      <text:p text:style-name="LastLine"><text:s text:c="3"/>and their future will suddenly cease.</text:p>
      <text:p text:style-name="Firstline">22.<text:tab/>From the <text:span text:style-name="T1">Lord</text:span> comes the hope of the righteous,</text:p>
      <text:p text:style-name="IndentedLine"><text:s text:c="3"/>and in trouble defence for the meek;</text:p>
      <text:p text:style-name="NonIndentedLine">so the <text:span text:style-name="T1">Lord</text:span> saves them all from the wicked,</text:p>
      <text:p text:style-name="LastLine"><text:s text:c="3"/>for in him their protection they seek.</text:p>
      <text:h text:style-name="Heading_20_1" text:outline-level="1">Psalm 38 <text:s/>In wrath do not rebuke me, <text:span text:style-name="T1">Lord</text:span></text:h>
      <text:p text:style-name="Firstline">1.<text:tab/>In wrath do not rebuke me, <text:span text:style-name="T1">Lord</text:span>,</text:p>
      <text:p text:style-name="IndentedLine"><text:s text:c="3"/>or in your anger chasten me.</text:p>
      <text:p text:style-name="NonIndentedLine">Your arrows deeply pierce my soul;</text:p>
      <text:p text:style-name="LastLine"><text:s text:c="3"/>your hand lies on me heavily.</text:p>
      <text:p text:style-name="Firstline">2.<text:tab/>Because your anger rests on me,</text:p>
      <text:p text:style-name="IndentedLine"><text:s text:c="3"/>my body has no health within;</text:p>
      <text:p text:style-name="NonIndentedLine">there is no soundness in my bones,</text:p>
      <text:p text:style-name="LastLine"><text:s text:c="3"/>because you judge me for my sin.</text:p>
      <text:p text:style-name="Firstline">3.<text:tab/>My guilt has overwhelmed my soul;</text:p>
      <text:p text:style-name="IndentedLine"><text:s text:c="3"/>its burden is a crushing weight.</text:p>
      <text:p text:style-name="NonIndentedLine">My wounds are foul and festering,</text:p>
      <text:p text:style-name="LastLine"><text:s text:c="3"/>because my foolishness is great.</text:p>
      <text:p text:style-name="Firstline">4.<text:tab/>I am bowed down, I am brought low,</text:p>
      <text:p text:style-name="IndentedLine"><text:s text:c="3"/>and I go mourning all the day.</text:p>
      <text:p text:style-name="NonIndentedLine">My back is filled with searing pain,</text:p>
      <text:p text:style-name="LastLine"><text:s text:c="3"/>and my whole body wastes away.</text:p>
      <text:p text:style-name="Firstline">5.<text:tab/>I’m feeble and completely crushed;</text:p>
      <text:p text:style-name="IndentedLine"><text:s text:c="3"/>in anguish of my heart I groan.</text:p>
      <text:p text:style-name="NonIndentedLine"><text:span text:style-name="T1">Lord</text:span>, my desires before you lie;</text:p>
      <text:p text:style-name="LastLine"><text:s text:c="3"/>to you my sighing is well known.</text:p>
      <text:p text:style-name="Firstline">6.<text:tab/>My heart beats wildly, strength has failed,</text:p>
      <text:p text:style-name="IndentedLine"><text:s text:c="3"/>the light has faded from my eye.</text:p>
      <text:p text:style-name="NonIndentedLine">My friends and neighbours keep away;</text:p>
      <text:p text:style-name="LastLine"><text:s text:c="3"/>they see my wounds and then pass by.</text:p>
      <text:p text:style-name="Firstline">7.<text:tab/>My enemies who seek my life</text:p>
      <text:p text:style-name="IndentedLine"><text:s text:c="3"/>with cunning set their snares for me;</text:p>
      <text:p text:style-name="NonIndentedLine">my foes conspire to do me harm,</text:p>
      <text:p text:style-name="LastLine"><text:s text:c="3"/>and all day long plot treachery.</text:p>
      <text:p text:style-name="Firstline"><text:soft-page-break/>8.<text:tab/>I’m like the deaf, who cannot hear,</text:p>
      <text:p text:style-name="IndentedLine"><text:s text:c="3"/>and like the mute, who cannot cry.</text:p>
      <text:p text:style-name="NonIndentedLine">I’m like a man who hears no sound,</text:p>
      <text:p text:style-name="LastLine"><text:s text:c="3"/>whose mouth can offer no reply.</text:p>
      <text:p text:style-name="Firstline">9.<text:tab/>I wait for you, O <text:span text:style-name="T1">Lord</text:span> my God;</text:p>
      <text:p text:style-name="IndentedLine"><text:s text:c="3"/>and you, O <text:span text:style-name="T1">Lord</text:span>, will answer me.</text:p>
      <text:p text:style-name="NonIndentedLine">I prayed to you, “If my foot slips,</text:p>
      <text:p text:style-name="LastLine"><text:s text:c="3"/>let them not gloat exultantly.”</text:p>
      <text:p text:style-name="Firstline">10.<text:tab/>Indeed I am about to fall;</text:p>
      <text:p text:style-name="IndentedLine"><text:s text:c="3"/>my pain is ever deep within.</text:p>
      <text:p text:style-name="NonIndentedLine">I must confess iniquity,</text:p>
      <text:p text:style-name="LastLine"><text:s text:c="3"/>and I am troubled by my sin.</text:p>
      <text:p text:style-name="Firstline">11.<text:tab/>My foes are vigorous and strong;</text:p>
      <text:p text:style-name="IndentedLine"><text:s text:c="3"/>and many hate me wrongfully.</text:p>
      <text:p text:style-name="NonIndentedLine">My good with evil they repay;</text:p>
      <text:p text:style-name="LastLine"><text:s text:c="3"/>when I seek good, they slander me.</text:p>
      <text:p text:style-name="Firstline">12.<text:tab/>O <text:span text:style-name="T1">Lord</text:span>, do not abandon me;</text:p>
      <text:p text:style-name="IndentedLine"><text:s text:c="3"/>do not be far from me, my God.</text:p>
      <text:p text:style-name="NonIndentedLine">Come quickly to deliver me</text:p>
      <text:p text:style-name="LastLine"><text:s text:c="3"/>because you are my Saviour, <text:span text:style-name="T1">Lord</text:span>.</text:p>
      <text:h text:style-name="Heading_20_1" text:outline-level="1">Psalm 39 <text:s/>I said, “Now let me watch my ways”</text:h>
      <text:p text:style-name="Firstline">1.<text:tab/>I said, “Now let me watch my ways</text:p>
      <text:p text:style-name="IndentedLine"><text:s text:c="3"/>and keep my tongue from sin.</text:p>
      <text:p text:style-name="IndentedLine"><text:s text:c="3"/>I’ll put a muzzle on my mouth</text:p>
      <text:p text:style-name="IndentedLine"><text:s text:c="3"/>when I’m with wicked men.”</text:p>
      <text:p text:style-name="NonIndentedLine">When I was silent and kept still</text:p>
      <text:p text:style-name="IndentedLine"><text:s text:c="3"/>and firmly held my peace,</text:p>
      <text:p text:style-name="IndentedLine"><text:s text:c="3"/>not speaking even what was good,</text:p>
      <text:p text:style-name="LastLine"><text:s text:c="3"/>this made my pain increase.</text:p>
      <text:p text:style-name="Firstline">2.<text:tab/>Because of this my heart grew hot;</text:p>
      <text:p text:style-name="IndentedLine"><text:s text:c="3"/>the fire burned strong indeed</text:p>
      <text:p text:style-name="IndentedLine"><text:s text:c="3"/>the more I mused upon it all.</text:p>
      <text:p text:style-name="IndentedLine"><text:s text:c="3"/>Then I began to plead:</text:p>
      <text:p text:style-name="NonIndentedLine">“<text:span text:style-name="T1">Lord</text:span>, show me that my life will end –</text:p>
      <text:p text:style-name="IndentedLine"><text:s text:c="3"/>how many days I’ll see –</text:p>
      <text:p text:style-name="IndentedLine"><text:s text:c="3"/>and cause me, <text:span text:style-name="T1">Lord</text:span>, to understand</text:p>
      <text:p text:style-name="LastLine"><text:s text:c="3"/>how brief my life will be.</text:p>
      <text:p text:style-name="Firstline">3.<text:tab/>“O <text:span text:style-name="T1">Lord</text:span>, how short you make my days</text:p>
      <text:p text:style-name="IndentedLine"><text:s text:c="3"/>before I sink in death.</text:p>
      <text:p text:style-name="IndentedLine"><text:s text:c="3"/>My years are nothing in your sight;</text:p>
      <text:p text:style-name="IndentedLine"><text:s text:c="3"/>man’s life is but a breath.</text:p>
      <text:p text:style-name="NonIndentedLine">Like shadows people go about;</text:p>
      <text:p text:style-name="IndentedLine"><text:s text:c="3"/>they bustle to and fro.</text:p>
      <text:p text:style-name="IndentedLine"><text:s text:c="3"/>They heap up wealth but do not know</text:p>
      <text:p text:style-name="LastLine"><text:s text:c="3"/>to whom their wealth will go.</text:p>
      <text:p text:style-name="Firstline"><text:soft-page-break/>4.<text:tab/>“But now, what do I look for, Lord?</text:p>
      <text:p text:style-name="IndentedLine"><text:s text:c="3"/>My hope is set on you.</text:p>
      <text:p text:style-name="IndentedLine"><text:s text:c="3"/>From my transgressions rescue me</text:p>
      <text:p text:style-name="IndentedLine"><text:s text:c="3"/>lest fools in scorn pursue.</text:p>
      <text:p text:style-name="NonIndentedLine">I held my peace and would not speak,</text:p>
      <text:p text:style-name="IndentedLine"><text:s text:c="3"/>for you did this, I know.</text:p>
      <text:p text:style-name="IndentedLine"><text:s text:c="3"/>Remove your scourge from me; your hand</text:p>
      <text:p text:style-name="LastLine"><text:s text:c="3"/>has struck and laid me low.</text:p>
      <text:p text:style-name="Firstline">5.<text:tab/>“For you rebuke and punish men</text:p>
      <text:p text:style-name="IndentedLine"><text:s text:c="3"/>for their iniquity.</text:p>
      <text:p text:style-name="IndentedLine"><text:s text:c="3"/>You, like a moth, consume their wealth;</text:p>
      <text:p text:style-name="IndentedLine"><text:s text:c="3"/>each man is vanity.</text:p>
      <text:p text:style-name="NonIndentedLine">O <text:span text:style-name="T1">Lord</text:span>, please listen to my prayer</text:p>
      <text:p text:style-name="IndentedLine"><text:s text:c="3"/>and hear my cry for aid;</text:p>
      <text:p text:style-name="IndentedLine"><text:s text:c="3"/>do not be deaf to the appeal</text:p>
      <text:p text:style-name="LastLine"><text:s text:c="3"/>which I with tears have made.</text:p>
      <text:p text:style-name="Firstline">6.<text:tab/>“For as your guest I stay a while.</text:p>
      <text:p text:style-name="IndentedLine"><text:s text:c="3"/>I’m like my fathers all –</text:p>
      <text:p text:style-name="IndentedLine"><text:s text:c="3"/>a stranger and a pilgrim here.</text:p>
      <text:p text:style-name="IndentedLine"><text:s text:c="3"/>Have mercy when I call.</text:p>
      <text:p text:style-name="NonIndentedLine">O turn away your eyes from me.</text:p>
      <text:p text:style-name="IndentedLine"><text:s text:c="3"/>Let me rejoice again</text:p>
      <text:p text:style-name="IndentedLine"><text:s text:c="3"/>before I finally depart</text:p>
      <text:p text:style-name="LastLine"><text:s text:c="3"/>and here no more remain.”</text:p>
      <text:h text:style-name="Heading_20_1" text:outline-level="1">Psalm 39b <text:s/>Teach me the measure of my days</text:h>
      <text:p text:style-name="Firstline">1.<text:tab/>Teach me the measure of my days,</text:p>
      <text:p text:style-name="IndentedLine"><text:s text:c="3"/>thou Maker of my frame;</text:p>
      <text:p text:style-name="NonIndentedLine">I would survey life’s narrow space,</text:p>
      <text:p text:style-name="LastLine"><text:s text:c="3"/>and learn how frail I am.</text:p>
      <text:p text:style-name="Firstline">2.<text:tab/>A span is all that we can boast;</text:p>
      <text:p text:style-name="IndentedLine"><text:s text:c="3"/>how short, how fleet our time!</text:p>
      <text:p text:style-name="NonIndentedLine">Man is but vanity and dust,</text:p>
      <text:p text:style-name="LastLine"><text:s text:c="3"/>in all his flower and prime.</text:p>
      <text:p text:style-name="Firstline">3.<text:tab/>See the vain race of mortals move</text:p>
      <text:p text:style-name="IndentedLine"><text:s text:c="3"/>like shadows on the plain:</text:p>
      <text:p text:style-name="NonIndentedLine">they rage and strive, desire and love,</text:p>
      <text:p text:style-name="LastLine"><text:s text:c="3"/>but all their noise is vain.</text:p>
      <text:p text:style-name="Firstline">4.<text:tab/>Some walk in honour’s gaudy show,</text:p>
      <text:p text:style-name="IndentedLine"><text:s text:c="3"/>some dig for golden ore;</text:p>
      <text:p text:style-name="NonIndentedLine">they toil for heirs they know not who,</text:p>
      <text:p text:style-name="LastLine"><text:s text:c="3"/>and straight are seen no more.</text:p>
      <text:p text:style-name="Firstline">5.<text:tab/>What should I wish or wait for then,</text:p>
      <text:p text:style-name="IndentedLine"><text:s text:c="3"/>from creatures, earth, or dust?</text:p>
      <text:p text:style-name="NonIndentedLine">They make our expectations vain,</text:p>
      <text:p text:style-name="LastLine"><text:s text:c="3"/>and disappoint our trust.</text:p>
      <text:p text:style-name="Firstline"><text:soft-page-break/>6.<text:tab/>Now I forbid my carnal hope,</text:p>
      <text:p text:style-name="IndentedLine"><text:s text:c="3"/>my fond desires recall;</text:p>
      <text:p text:style-name="NonIndentedLine">my mortal interest I give up,</text:p>
      <text:p text:style-name="LastLine"><text:s text:c="3"/>and make my God my all.</text:p>
      <text:h text:style-name="Heading_20_1" text:outline-level="1">Psalm 40 <text:s/>I waited long upon the <text:span text:style-name="T1">Lord</text:span></text:h>
      <text:p text:style-name="Firstline">1.<text:tab/>I waited long upon the <text:span text:style-name="T1">Lord</text:span>;</text:p>
      <text:p text:style-name="IndentedLine"><text:s text:c="3"/>he heard my cry and turned to me.</text:p>
      <text:p text:style-name="IndentedLine"><text:s text:c="3"/>He raised me from the slimy pit,</text:p>
      <text:p text:style-name="IndentedLine"><text:s text:c="3"/>and from the mire he pulled me free.</text:p>
      <text:p text:style-name="NonIndentedLine">He set my feet on solid rock,</text:p>
      <text:p text:style-name="IndentedLine"><text:s text:c="3"/>a place to stand both firm and broad.</text:p>
      <text:p text:style-name="NonIndentedLine">He put a new song in my mouth,</text:p>
      <text:p text:style-name="LastLine"><text:s text:c="3"/>a joyful hymn of praise to God.</text:p>
      <text:p text:style-name="Firstline">2.<text:tab/>Many will look with godly fear</text:p>
      <text:p text:style-name="IndentedLine"><text:s text:c="3"/>and on the <text:span text:style-name="T1">Lord</text:span> alone rely.</text:p>
      <text:p text:style-name="IndentedLine"><text:s text:c="3"/>Blessed are they who trust the <text:span text:style-name="T1">Lord</text:span>,</text:p>
      <text:p text:style-name="IndentedLine"><text:s text:c="3"/>who shun the proud and gods that lie.</text:p>
      <text:p text:style-name="NonIndentedLine">The wonders you have done, O <text:span text:style-name="T1">Lord</text:span>,</text:p>
      <text:p text:style-name="IndentedLine"><text:s text:c="3"/>how many and how great they are!</text:p>
      <text:p text:style-name="NonIndentedLine">Your plans for us are far beyond</text:p>
      <text:p text:style-name="LastLine"><text:s text:c="3"/>our power to number or declare.</text:p>
      <text:p text:style-name="Firstline">3.<text:tab/>You did not ask that calves or goats</text:p>
      <text:p text:style-name="IndentedLine"><text:s text:c="3"/>be brought as sacrifice for sin,</text:p>
      <text:p text:style-name="IndentedLine"><text:s text:c="3"/>but you have opened up my ears;</text:p>
      <text:p text:style-name="IndentedLine"><text:s text:c="3"/>you did not seek burnt offering.</text:p>
      <text:p text:style-name="NonIndentedLine">Then I declared, “<text:span text:style-name="T1">Lord</text:span>, I have come;</text:p>
      <text:p text:style-name="IndentedLine"><text:s text:c="3"/>it’s written of me in the scroll.</text:p>
      <text:p text:style-name="NonIndentedLine">I want to do your will, my God;</text:p>
      <text:p text:style-name="LastLine"><text:s text:c="3"/>your law is in my heart and soul.”</text:p>
      <text:p text:style-name="Firstline">4.<text:tab/>In the assembly when it met</text:p>
      <text:p text:style-name="IndentedLine"><text:s text:c="3"/>your justice I proclaimed abroad.</text:p>
      <text:p text:style-name="IndentedLine"><text:s text:c="3"/>I did not seal my lips at all;</text:p>
      <text:p text:style-name="IndentedLine"><text:s text:c="3"/>you know all this about me, <text:span text:style-name="T1">Lord</text:span>.</text:p>
      <text:p text:style-name="NonIndentedLine">I did not hide within my heart</text:p>
      <text:p text:style-name="IndentedLine"><text:s text:c="3"/>your saving grace and righteousness;</text:p>
      <text:p text:style-name="NonIndentedLine">in the assembly I proclaimed</text:p>
      <text:p text:style-name="LastLine"><text:s text:c="3"/>your steadfast love and faithfulness.</text:p>
      <text:p text:style-name="Firstline">5.<text:tab/>Do not withhold your mercy, <text:span text:style-name="T1">Lord</text:span>;</text:p>
      <text:p text:style-name="IndentedLine"><text:s text:c="3"/>surround your servant constantly</text:p>
      <text:p text:style-name="IndentedLine"><text:s text:c="3"/>with your great love and faithfulness,</text:p>
      <text:p text:style-name="IndentedLine"><text:s text:c="3"/>for many troubles threaten me.</text:p>
      <text:p text:style-name="NonIndentedLine">My sins have overtaken me;</text:p>
      <text:p text:style-name="IndentedLine"><text:s text:c="3"/>they’re more than hairs upon my head.</text:p>
      <text:p text:style-name="NonIndentedLine">My heart within me fails for grief;</text:p>
      <text:p text:style-name="LastLine"><text:s text:c="3"/>I cannot see the way ahead.</text:p>
      <text:p text:style-name="Firstline"><text:soft-page-break/>6.<text:tab/>Be pleased, O <text:span text:style-name="T1">Lord</text:span>, to rescue me;</text:p>
      <text:p text:style-name="IndentedLine"><text:s text:c="3"/>O <text:span text:style-name="T1">Lord</text:span>, come quickly to my aid.</text:p>
      <text:p text:style-name="IndentedLine"><text:s text:c="3"/>May all who seek to take my life</text:p>
      <text:p text:style-name="IndentedLine"><text:s text:c="3"/>with shame and turmoil be repaid.</text:p>
      <text:p text:style-name="NonIndentedLine">May all who plot my overthrow</text:p>
      <text:p text:style-name="IndentedLine"><text:s text:c="3"/>turn back, disgraced, the way they came.</text:p>
      <text:p text:style-name="NonIndentedLine">May those who mock me to my face</text:p>
      <text:p text:style-name="LastLine"><text:s text:c="3"/>become appalled at their own shame.</text:p>
      <text:p text:style-name="Firstline">7.<text:tab/>But let all those who seek your face</text:p>
      <text:p text:style-name="IndentedLine"><text:s text:c="3"/>be joyful in you all their days;</text:p>
      <text:p text:style-name="IndentedLine"><text:s text:c="3"/>let those who love salvation say,</text:p>
      <text:p text:style-name="IndentedLine"><text:s text:c="3"/>“Exalted be the <text:span text:style-name="T1">Lord</text:span> always!”</text:p>
      <text:p text:style-name="NonIndentedLine">Yet I am poor and in great need;</text:p>
      <text:p text:style-name="IndentedLine"><text:s text:c="3"/><text:span text:style-name="T1">Lord</text:span>, think on me, I humbly pray.</text:p>
      <text:p text:style-name="NonIndentedLine">You are my saviour and my help;</text:p>
      <text:p text:style-name="LastLine"><text:s text:c="3"/>come, O my God! Do not delay.</text:p>
      <text:h text:style-name="Heading_20_1" text:outline-level="1">Psalm 41 <text:s/>Blest is the one</text:h>
      <text:p text:style-name="Firstline">1.<text:tab/>Blest is the one who cares for those in need;</text:p>
      <text:p text:style-name="IndentedLine"><text:s text:c="3"/>the <text:span text:style-name="T1">Lord</text:span> delivers him in times of strife.</text:p>
      <text:p text:style-name="NonIndentedLine">The <text:span text:style-name="T1">Lord</text:span> will surely bless him in the land;</text:p>
      <text:p text:style-name="LastLine"><text:s text:c="3"/>he will protect him and preserve his life.</text:p>
      <text:p text:style-name="Firstline">2.<text:tab/>He will not hand him over to his foes</text:p>
      <text:p text:style-name="IndentedLine"><text:s text:c="3"/>that they may satisfy their evil will.</text:p>
      <text:p text:style-name="NonIndentedLine">The <text:span text:style-name="T1">Lord</text:span> will on his sickbed give him help,</text:p>
      <text:p text:style-name="LastLine"><text:s text:c="3"/>and he will raise him up when he is ill.</text:p>
      <text:p text:style-name="Firstline">3.<text:tab/>I said, “Be merciful to me, O <text:span text:style-name="T1">Lord</text:span>;</text:p>
      <text:p text:style-name="IndentedLine"><text:s text:c="3"/>heal me, because against you I have sinned.”</text:p>
      <text:p text:style-name="NonIndentedLine">My enemies with malice say of me,</text:p>
      <text:p text:style-name="LastLine"><text:s text:c="3"/>“When will he die – his name come to an end?”</text:p>
      <text:p text:style-name="Firstline">4.<text:tab/>They visit me with falsehood in their hearts</text:p>
      <text:p text:style-name="IndentedLine"><text:s text:c="3"/>and then go out and spread their wicked lies.</text:p>
      <text:p text:style-name="NonIndentedLine">Against me all my foes are whispering;</text:p>
      <text:p text:style-name="LastLine"><text:s text:c="3"/>the worst of fates for me their minds devise.</text:p>
      <text:p text:style-name="Firstline">5.<text:tab/>They say, “A vile disease has struck him down;</text:p>
      <text:p text:style-name="IndentedLine"><text:s text:c="3"/>he never will get up and leave his bed.”</text:p>
      <text:p text:style-name="NonIndentedLine">My closest friend has turned his back on me –</text:p>
      <text:p text:style-name="LastLine"><text:s text:c="3"/>my trusted friend, with whom I shared my bread.</text:p>
      <text:p text:style-name="Firstline">6.<text:tab/>But you, O <text:span text:style-name="T1">Lord</text:span>, be merciful to me</text:p>
      <text:p text:style-name="IndentedLine"><text:s text:c="3"/>and raise me up their malice to repay.</text:p>
      <text:p text:style-name="NonIndentedLine">I know that you are pleased with me, O <text:span text:style-name="T1">Lord</text:span>;</text:p>
      <text:p text:style-name="LastLine"><text:s text:c="3"/>for over me my foe does not hold sway.</text:p>
      <text:p text:style-name="Firstline">7.<text:tab/>In my integrity you hold me fast;</text:p>
      <text:p text:style-name="IndentedLine"><text:s text:c="3"/>before you I will constantly remain.</text:p>
      <text:p text:style-name="NonIndentedLine">O praise the <text:span text:style-name="T1">Lord</text:span>, the God of Israel,</text:p>
      <text:p text:style-name="LastLine"><text:s text:c="3"/>forever and forevermore! Amen.</text:p>
      <text:h text:style-name="Heading_20_1" text:outline-level="1"><text:soft-page-break/>Psalm 42 <text:s/>As a deer in want of water</text:h>
      <text:p text:style-name="Firstline">1.<text:tab/><text:span text:style-name="T3">As</text:span> a <text:span text:style-name="T3">deer</text:span> in want of <text:span text:style-name="T3">water</text:span>,</text:p>
      <text:p text:style-name="IndentedLine"><text:s text:c="3"/><text:span text:style-name="T3">so</text:span> I <text:span text:style-name="T3">long</text:span> for <text:span text:style-name="T3">you</text:span>, <text:span text:style-name="T3">O Lord</text:span>.</text:p>
      <text:p text:style-name="IndentedLine"><text:s text:c="3"/><text:span text:style-name="T3">All</text:span> my <text:span text:style-name="T3">heart</text:span> and being <text:span text:style-name="T3">falter</text:span>,</text:p>
      <text:p text:style-name="IndentedLine"><text:s text:c="3"/><text:span text:style-name="T3">thirst</text:span>ing <text:span text:style-name="T3">for</text:span> your <text:span text:style-name="T3">living word</text:span>.</text:p>
      <text:p text:style-name="NonIndentedLine"><text:span text:style-name="T3">When </text:span>shall <text:span text:style-name="T3">I</text:span> behold your <text:span text:style-name="T3">face</text:span>?</text:p>
      <text:p text:style-name="IndentedLine"><text:s text:c="3"/><text:span text:style-name="T3">When</text:span> shall <text:span text:style-name="T3">I</text:span> receive your <text:span text:style-name="T3">grace</text:span>?</text:p>
      <text:p text:style-name="IndentedLine"><text:s text:c="3"/><text:span text:style-name="T3">When</text:span> shall <text:span text:style-name="T3">I</text:span>, your praises <text:span text:style-name="T3">voicing</text:span>,</text:p>
      <text:p text:style-name="LastLine"><text:s text:c="3"/><text:span text:style-name="T3">come</text:span> be<text:span text:style-name="T3">fore</text:span> you with re<text:span text:style-name="T3">joicing</text:span>?</text:p>
      <text:p text:style-name="Firstline">2.<text:tab/><text:span text:style-name="T3">Bit</text:span>ter <text:span text:style-name="T3">tears </text:span>of lamen<text:span text:style-name="T3">tation</text:span></text:p>
      <text:p text:style-name="IndentedLine"><text:s text:c="3"/><text:span text:style-name="T3">are</text:span> my <text:span text:style-name="T3">food</text:span> by <text:span text:style-name="T3">night and day</text:span>.</text:p>
      <text:p text:style-name="IndentedLine"><text:s text:c="3"/><text:span text:style-name="T3">In </text:span>my <text:span text:style-name="T3">deep</text:span> humili<text:span text:style-name="T3">ation</text:span></text:p>
      <text:p text:style-name="IndentedLine"><text:s text:c="3"/>“<text:span text:style-name="T3">Where</text:span> is <text:span text:style-name="T3">now</text:span> your <text:span text:style-name="T3">God</text:span>?” <text:span text:style-name="T3">they say</text:span>.</text:p>
      <text:p text:style-name="NonIndentedLine"><text:span text:style-name="T3">When</text:span> my <text:span text:style-name="T3">sor</text:span>rows weigh on <text:span text:style-name="T3">me</text:span>,</text:p>
      <text:p text:style-name="IndentedLine"><text:s text:c="3"/><text:span text:style-name="T3">then</text:span> I <text:span text:style-name="T3">bring</text:span> to memo<text:span text:style-name="T3">ry</text:span></text:p>
      <text:p text:style-name="IndentedLine"><text:s text:c="3"/><text:span text:style-name="T3">how </text:span>with <text:span text:style-name="T3">throngs</text:span> I would as<text:span text:style-name="T3">semble</text:span>,</text:p>
      <text:p text:style-name="LastLine"><text:s text:c="3"/><text:span text:style-name="T3">shout</text:span>ing <text:span text:style-name="T3">prais</text:span>es in your <text:span text:style-name="T3">temple</text:span>.</text:p>
      <text:p text:style-name="Firstline">3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</text:span> 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</text:span>e in God, be<text:span text:style-name="T3">lieving</text:span></text:p>
      <text:p text:style-name="IndentedLine"><text:s text:c="3"/><text:span text:style-name="T3">he</text:span> will <text:span text:style-name="T3">still</text:span> your <text:span text:style-name="T3">refuge be</text:span>.</text:p>
      <text:p text:style-name="NonIndentedLine"><text:span text:style-name="T3">I</text:span> 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</text:span> his help and <text:span text:style-name="T3">favour</text:span></text:p>
      <text:p text:style-name="LastLine"><text:s text:c="3"/><text:span text:style-name="T3">for</text:span> he <text:span text:style-name="T3">is </text:span>my God and <text:span text:style-name="T3">Saviour</text:span>.</text:p>
      <text:p text:style-name="Firstline">4.<text:tab/><text:span text:style-name="T3">From </text:span>the <text:span text:style-name="T3">land</text:span> beyond the <text:span text:style-name="T3">Jordan</text:span>,</text:p>
      <text:p text:style-name="IndentedLine"><text:s text:c="3"/><text:span text:style-name="T3">in </text:span>my <text:span text:style-name="T3">grief</text:span> I <text:span text:style-name="T3">think of you</text:span>;</text:p>
      <text:p text:style-name="IndentedLine"><text:s text:c="3"/><text:span text:style-name="T3">from</text:span> the <text:span text:style-name="T3">foot</text:span>hills of Mount <text:span text:style-name="T3">Hermon</text:span></text:p>
      <text:p text:style-name="IndentedLine"><text:s text:c="3"/><text:span text:style-name="T3">I</text:span> will <text:span text:style-name="T3">still </text:span>re<text:span text:style-name="T3">member</text:span> <text:span text:style-name="T3">you</text:span>.</text:p>
      <text:p text:style-name="NonIndentedLine"><text:span text:style-name="T3">As </text:span>the <text:span text:style-name="T3">wa</text:span>ters plunge and <text:span text:style-name="T3">leap</text:span>,</text:p>
      <text:p text:style-name="IndentedLine"><text:s text:c="3"/><text:span text:style-name="T3">storm</text:span>y <text:span text:style-name="T3">trou</text:span>bles o’er me <text:span text:style-name="T3">sweep</text:span>.</text:p>
      <text:p text:style-name="IndentedLine"><text:s text:c="3"/><text:span text:style-name="T3">Day</text:span> and <text:span text:style-name="T3">night</text:span> God’s song is <text:span text:style-name="T3">with me</text:span></text:p>
      <text:p text:style-name="LastLine"><text:s text:c="3"/><text:span text:style-name="T3">as</text:span> a <text:span text:style-name="T3">prayer</text:span> to him who <text:span text:style-name="T3">loves me</text:span>.</text:p>
      <text:p text:style-name="Firstline">5.<text:tab/><text:span text:style-name="T3">I </text:span>will <text:span text:style-name="T3">say </text:span>to God, my <text:span text:style-name="T3">fortress</text:span>,</text:p>
      <text:p text:style-name="IndentedLine"><text:s text:c="3"/>“<text:span text:style-name="T3">Why</text:span> have <text:span text:style-name="T3">you </text:span>for<text:span text:style-name="T3">gotten</text:span> <text:span text:style-name="T3">me</text:span>?</text:p>
      <text:p text:style-name="IndentedLine"><text:s text:c="3"/><text:span text:style-name="T3">Why</text:span> must <text:span text:style-name="T3">I </text:span>proceed in <text:span text:style-name="T3">sadness</text:span>,</text:p>
      <text:p text:style-name="IndentedLine"><text:s text:c="3"/><text:span text:style-name="T3">hound</text:span>ed <text:span text:style-name="T3">by</text:span> the <text:span text:style-name="T3">enemy</text:span>?”</text:p>
      <text:p text:style-name="NonIndentedLine"><text:span text:style-name="T3">Their </text:span>re<text:span text:style-name="T3">bukes</text:span> and scoffing <text:span text:style-name="T3">words</text:span></text:p>
      <text:p text:style-name="IndentedLine"><text:s text:c="3"/><text:span text:style-name="T3">pierce</text:span> my <text:span text:style-name="T3">bones</text:span> like pointed <text:span text:style-name="T3">swords</text:span>,</text:p>
      <text:p text:style-name="IndentedLine"><text:s text:c="3"/><text:span text:style-name="T3">as</text:span> they <text:span text:style-name="T3">say</text:span> with proud de<text:span text:style-name="T3">fiance</text:span>,</text:p>
      <text:p text:style-name="LastLine"><text:s text:c="3"/>“<text:span text:style-name="T3">Where</text:span> is <text:span text:style-name="T3">God</text:span>, your firm re<text:span text:style-name="T3">liance</text:span>?”</text:p>
      <text:p text:style-name="Firstline"><text:soft-page-break/>6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</text:span> 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e </text:span>in God, be<text:span text:style-name="T3">lieving</text:span></text:p>
      <text:p text:style-name="IndentedLine"><text:s text:c="3"/><text:span text:style-name="T3">he</text:span> will <text:span text:style-name="T3">still</text:span> your <text:span text:style-name="T3">refuge be</text:span>.</text:p>
      <text:p text:style-name="NonIndentedLine"><text:span text:style-name="T3">I </text:span>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 </text:span>his help and <text:span text:style-name="T3">favour</text:span>,</text:p>
      <text:p text:style-name="LastLine"><text:s text:c="3"/><text:span text:style-name="T3">for</text:span> he <text:span text:style-name="T3">is </text:span>my God and <text:span text:style-name="T3">Saviour</text:span>.</text:p>
      <text:h text:style-name="Heading_20_1" text:outline-level="1">Psalm 42b <text:s/>As pants the hart</text:h>
      <text:p text:style-name="Firstline">1.<text:tab/>As pants the hart for streams of living water,</text:p>
      <text:p text:style-name="IndentedLine"><text:s text:c="3"/>so longs my soul, O living God, for thee;</text:p>
      <text:p text:style-name="NonIndentedLine">I thirst for thee, for thee my heart is yearning;</text:p>
      <text:p text:style-name="LastLine"><text:s text:c="3"/>when shall I come thy gracious face to see?</text:p>
      <text:p text:style-name="Firstline">2.<text:tab/>O Lord my God, o’erwhelmed in deep affliction,</text:p>
      <text:p text:style-name="IndentedLine"><text:s text:c="3"/>far from thy rest, to thee I lift my soul;</text:p>
      <text:p text:style-name="NonIndentedLine">deep calls to deep and storms of trouble thunder,</text:p>
      <text:p text:style-name="LastLine"><text:s text:c="3"/>while o’er my head the waves and billows roll.</text:p>
      <text:p text:style-name="Firstline">3.<text:tab/>Thou wilt command thy servant’s consolation,</text:p>
      <text:p text:style-name="IndentedLine"><text:s text:c="3"/>thy lovingkindness yet shall cheer my day,</text:p>
      <text:p text:style-name="NonIndentedLine">and in the night thy song shall be my comfort;</text:p>
      <text:p text:style-name="LastLine"><text:s text:c="3"/>God of my life, to thee I still will pray.</text:p>
      <text:p text:style-name="Firstline">4.<text:tab/>Why, O my soul, art thou cast down within me?</text:p>
      <text:p text:style-name="IndentedLine"><text:s text:c="3"/>Why art thou troubled and oppressed with grief?</text:p>
      <text:p text:style-name="NonIndentedLine">Hope thou in God, the God of thy salvation;</text:p>
      <text:p text:style-name="LastLine"><text:s text:c="3"/>hope, and thy God will surely send relief.</text:p>
      <text:h text:style-name="Heading_20_1" text:outline-level="1">Psalm 43 <text:s/>Vindicate me, God, my Father</text:h>
      <text:p text:style-name="Firstline">1.<text:tab/><text:span text:style-name="T3">Vin</text:span>di<text:span text:style-name="T3">cate</text:span> me, God, my <text:span text:style-name="T3">Father</text:span>,</text:p>
      <text:p text:style-name="IndentedLine"><text:s text:c="3"/><text:span text:style-name="T3">come </text:span>and <text:span text:style-name="T3">plead</text:span> my <text:span text:style-name="T3">urgent cause</text:span>,</text:p>
      <text:p text:style-name="IndentedLine"><text:s text:c="3"/><text:span text:style-name="T3">for</text:span> my <text:span text:style-name="T3">en</text:span>emies for<text:span text:style-name="T3">ever</text:span></text:p>
      <text:p text:style-name="IndentedLine"><text:s text:c="3"/><text:span text:style-name="T3">threat</text:span>en <text:span text:style-name="T3">me</text:span> and <text:span text:style-name="T3">flout your laws</text:span>.</text:p>
      <text:p text:style-name="NonIndentedLine"><text:span text:style-name="T3">I </text:span>am <text:span text:style-name="T3">safe</text:span> with you a<text:span text:style-name="T3">lone</text:span>;</text:p>
      <text:p text:style-name="IndentedLine"><text:s text:c="3"/><text:span text:style-name="T3">why</text:span> do <text:span text:style-name="T3">you</text:span> reject your <text:span text:style-name="T3">own</text:span>?</text:p>
      <text:p text:style-name="IndentedLine"><text:s text:c="3"/><text:span text:style-name="T2">L</text:span><text:span text:style-name="T3">ord</text:span>, I <text:span text:style-name="T3">need</text:span> your help and <text:span text:style-name="T3">blessing</text:span>;</text:p>
      <text:p text:style-name="LastLine"><text:s text:c="3"/><text:span text:style-name="T3">keep</text:span> me <text:span text:style-name="T3">safe</text:span> from this op<text:span text:style-name="T3">pressing</text:span>.</text:p>
      <text:p text:style-name="Firstline">2.<text:tab/><text:span text:style-name="T3">Send </text:span>your <text:span text:style-name="T3">light</text:span> and truth to <text:span text:style-name="T3">lead me</text:span>:</text:p>
      <text:p text:style-name="IndentedLine"><text:s text:c="3"/><text:span text:style-name="T3">send </text:span>them <text:span text:style-name="T3">forth</text:span> to <text:span text:style-name="T3">be my guide</text:span>.</text:p>
      <text:p text:style-name="IndentedLine"><text:s text:c="3"/><text:span text:style-name="T3">To</text:span> your <text:span text:style-name="T3">moun</text:span>tain let them <text:span text:style-name="T3">bring me</text:span>,</text:p>
      <text:p text:style-name="IndentedLine"><text:s text:c="3"/><text:span text:style-name="T3">to</text:span> the <text:span text:style-name="T3">place</text:span> where <text:span text:style-name="T3">you reside</text:span>.</text:p>
      <text:p text:style-name="NonIndentedLine"><text:span text:style-name="T3">Then</text:span>, O <text:span text:style-name="T3">God</text:span>, I will come <text:span text:style-name="T3">near</text:span></text:p>
      <text:p text:style-name="IndentedLine"><text:s text:c="3"/><text:span text:style-name="T3">and</text:span> be<text:span text:style-name="T3">fore</text:span> your throne ap<text:span text:style-name="T3">pear</text:span>,</text:p>
      <text:p text:style-name="IndentedLine"><text:s text:c="3"/><text:span text:style-name="T3">to </text:span>my <text:span text:style-name="T3">Sav</text:span>iour praises <text:span text:style-name="T3">bringing</text:span></text:p>
      <text:p text:style-name="LastLine"><text:s text:c="3"/><text:span text:style-name="T3">with </text:span>the <text:span text:style-name="T3">harp</text:span> and joyful <text:span text:style-name="T3">singing</text:span>.</text:p>
      <text:p text:style-name="Firstline"><text:soft-page-break/>3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 </text:span>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e</text:span> in God, be<text:span text:style-name="T3">lieving</text:span></text:p>
      <text:p text:style-name="IndentedLine"><text:s text:c="3"/><text:span text:style-name="T3">he </text:span>will <text:span text:style-name="T3">still</text:span> your <text:span text:style-name="T3">refuge be</text:span>.</text:p>
      <text:p text:style-name="NonIndentedLine"><text:span text:style-name="T3">I </text:span>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</text:span> his help and <text:span text:style-name="T3">favour</text:span>,</text:p>
      <text:p text:style-name="LastLine"><text:s text:c="3"/><text:span text:style-name="T3">for</text:span> he <text:span text:style-name="T3">is </text:span>my God and <text:span text:style-name="T3">Saviour</text:span>.</text:p>
      <text:h text:style-name="Heading_20_1" text:outline-level="1">Psalm 43b <text:s/>Come! Vindicate me, O my God!</text:h>
      <text:p text:style-name="Firstline">1.<text:tab/>Come! Vindicate me, O my God!</text:p>
      <text:p text:style-name="IndentedLine"><text:s text:c="3"/>Against this nation plead my cause!</text:p>
      <text:p text:style-name="NonIndentedLine">Deliver me from wicked foes</text:p>
      <text:p text:style-name="LastLine"><text:s text:c="3"/>and hypocrites who break your laws.</text:p>
      <text:p text:style-name="Firstline">2.<text:tab/>You are my stronghold and my God;</text:p>
      <text:p text:style-name="IndentedLine"><text:s text:c="3"/>why then have you rejected me?</text:p>
      <text:p text:style-name="NonIndentedLine">Why must I go about in grief,</text:p>
      <text:p text:style-name="LastLine"><text:s text:c="3"/>downtrodden by the enemy?</text:p>
      <text:p text:style-name="Firstline">3.<text:tab/>O send your light forth and your truth!</text:p>
      <text:p text:style-name="IndentedLine"><text:s text:c="3"/>Let them direct me in your grace</text:p>
      <text:p text:style-name="NonIndentedLine">and bring me to your holy hill,</text:p>
      <text:p text:style-name="LastLine"><text:s text:c="3"/>into your sacred dwelling place.</text:p>
      <text:p text:style-name="Firstline">4.<text:tab/>Then to God’s altar I will go,</text:p>
      <text:p text:style-name="IndentedLine"><text:s text:c="3"/>to God, my joy and my delight.</text:p>
      <text:p text:style-name="NonIndentedLine">and I will praise you with the harp.</text:p>
      <text:p text:style-name="LastLine"><text:s text:c="3"/>O God, you are my God of might.</text:p>
      <text:p text:style-name="Firstline">5.<text:tab/>Why are you downcast, O my soul?</text:p>
      <text:p text:style-name="IndentedLine"><text:s text:c="3"/>Why are you so disturbed in me?</text:p>
      <text:p text:style-name="NonIndentedLine">Trust God, for I will praise him yet;</text:p>
      <text:p text:style-name="LastLine"><text:s text:c="3"/>my Saviour and my God is he.</text:p>
      <text:h text:style-name="Heading_20_1" text:outline-level="1">Psalm 44 <text:s/>O God, we have heard</text:h>
      <text:p text:style-name="Firstline">1.<text:tab/>O God, we have heard and our fathers have told</text:p>
      <text:p text:style-name="IndentedLine"><text:s text:c="3"/>what wonders you did in the great days of old.</text:p>
      <text:p text:style-name="NonIndentedLine">The nations were crushed and expelled by your hand;</text:p>
      <text:p text:style-name="LastLine"><text:s text:c="3"/>you planted our fathers to dwell in the land.</text:p>
      <text:p text:style-name="Firstline">2.<text:tab/>They gained not the land by the edge of their sword;</text:p>
      <text:p text:style-name="IndentedLine"><text:s text:c="3"/>their own arm to them could no safety afford.</text:p>
      <text:p text:style-name="NonIndentedLine">’Twas your arm, your right hand, the light of your face,</text:p>
      <text:p text:style-name="LastLine"><text:s text:c="3"/>for you showed them favour, your wonderful grace.</text:p>
      <text:p text:style-name="Firstline">3.<text:tab/>O God, you alone are forever my King;</text:p>
      <text:p text:style-name="IndentedLine"><text:s text:c="3"/>command and for Jacob deliverance bring.</text:p>
      <text:p text:style-name="NonIndentedLine">Through you we will surely put down all our foes;</text:p>
      <text:p text:style-name="LastLine"><text:s text:c="3"/>through your name we’ll trample on all who oppose.</text:p>
      <text:p text:style-name="Firstline"><text:soft-page-break/>4.<text:tab/>No trust will I place in my sword or my bow,</text:p>
      <text:p text:style-name="IndentedLine"><text:s text:c="3"/>for you are my Saviour from hater and foe.</text:p>
      <text:p text:style-name="NonIndentedLine">In God we will boast, for you put them to shame,</text:p>
      <text:p text:style-name="LastLine"><text:s text:c="3"/>all day and forever we’ll praise your great name.</text:p>
      <text:p text:style-name="Firstline">5.<text:tab/>But now you forsake us, to shame bring our boasts;</text:p>
      <text:p text:style-name="IndentedLine"><text:s text:c="3"/>no more into battle accom<text:span text:style-name="T4">pan</text:span>y our hosts.</text:p>
      <text:p text:style-name="NonIndentedLine">You make us turn back from our foe in dismay,</text:p>
      <text:p text:style-name="LastLine"><text:s text:c="3"/>and these our opponents have made us their prey.</text:p>
      <text:p text:style-name="Firstline">6.<text:tab/>You give us like sheep to be slaughtered for food,</text:p>
      <text:p text:style-name="IndentedLine"><text:s text:c="3"/>among all the nations dispersed and pursued.</text:p>
      <text:p text:style-name="NonIndentedLine">You sell off your people to strangers for nought;</text:p>
      <text:p text:style-name="LastLine"><text:s text:c="3"/>their price to your trea<text:span text:style-name="T4">sur</text:span>y no increase has brought.</text:p>
      <text:p text:style-name="Firstline">7.<text:tab/>You make all our neighbours reproach us in pride,</text:p>
      <text:p text:style-name="IndentedLine"><text:s text:c="3"/>and cause those around us to scoff and deride.</text:p>
      <text:p text:style-name="NonIndentedLine">The nations revile us and joke at our name;</text:p>
      <text:p text:style-name="LastLine"><text:s text:c="3"/>they taunt and they threaten; I always know shame.</text:p>
      <text:p text:style-name="Firstline">8.<text:tab/>This happened though we had been faithful to you;</text:p>
      <text:p text:style-name="IndentedLine"><text:s text:c="3"/>we always have been to your covenant true.</text:p>
      <text:p text:style-name="NonIndentedLine">Our heart has not turned back, our steps have not strayed,</text:p>
      <text:p text:style-name="LastLine"><text:s text:c="3"/>though made like a ruin and under death’s shade.</text:p>
      <text:p text:style-name="Firstline">9.<text:tab/>If we had forgotten the name of our God</text:p>
      <text:p text:style-name="IndentedLine"><text:s text:c="3"/>or worshipped an idol, would God then not know?</text:p>
      <text:p text:style-name="NonIndentedLine">for he knows the secrets in everyone’s heart;</text:p>
      <text:p text:style-name="LastLine"><text:s text:c="3"/>so why do we face death all day for your sake?</text:p>
      <text:p text:style-name="Firstline">10.<text:tab/>We’re thought to be destined for slaughter like sheep.</text:p>
      <text:p text:style-name="IndentedLine"><text:s text:c="3"/>Awake, O defender! for why do you sleep?</text:p>
      <text:p text:style-name="NonIndentedLine">Rise up! Don’t forget us forever, we plead.</text:p>
      <text:p text:style-name="LastLine"><text:s text:c="3"/>O why hide your face from our sorrow and need?</text:p>
      <text:p text:style-name="Firstline">11.<text:tab/>Our lives are all broken, we’re brought very low;</text:p>
      <text:p text:style-name="IndentedLine"><text:s text:c="3"/>our bodies lie crushed on the ground in our woe.</text:p>
      <text:p text:style-name="NonIndentedLine">Rise up! Be our helper! Redeem from the dust,</text:p>
      <text:p text:style-name="LastLine"><text:s text:c="3"/>because in your covenant mercy we trust.</text:p>
      <text:h text:style-name="Heading_20_1" text:outline-level="1">Psalm 45 <text:s/>A noble theme</text:h>
      <text:p text:style-name="Firstline">1.<text:tab/>A noble theme inspires my heart and mind</text:p>
      <text:p text:style-name="IndentedLine"><text:s text:c="3"/>as I recite my verses for the king;</text:p>
      <text:p text:style-name="NonIndentedLine">my tongue is like a skilful writer’s pen.</text:p>
      <text:p text:style-name="IndentedLine"><text:s text:c="3"/>Of you, most excellent of men, I sing.</text:p>
      <text:p text:style-name="NonIndentedLine">With heavenly grace your lips have been refreshed,</text:p>
      <text:p text:style-name="LastLine"><text:s text:c="3"/>since God forevermore has made you blest.</text:p>
      <text:p text:style-name="Firstline"><text:soft-page-break/>2.<text:tab/>Your sword, O mighty one, bind on your side,</text:p>
      <text:p text:style-name="IndentedLine"><text:s text:c="3"/>and clothe yourself with glor<text:span text:style-name="T4">iou</text:span>s majesty.</text:p>
      <text:p text:style-name="NonIndentedLine">In royal splendour and in all your strength</text:p>
      <text:p text:style-name="IndentedLine"><text:s text:c="3"/>ride forth to battle and to victory</text:p>
      <text:p text:style-name="NonIndentedLine">in aid of truth, humility and right;</text:p>
      <text:p text:style-name="LastLine"><text:s text:c="3"/>let your right hand display its awesome might.</text:p>
      <text:p text:style-name="Firstline">3.<text:tab/>Pierce through with arrows those who hate the king;</text:p>
      <text:p text:style-name="IndentedLine"><text:s text:c="3"/>your foes from all the nations trample down.</text:p>
      <text:p text:style-name="NonIndentedLine">Your kingdom’s sceptre will be one of right;</text:p>
      <text:p text:style-name="IndentedLine"><text:s text:c="3"/>forevermore, O God, endures your throne.</text:p>
      <text:p text:style-name="NonIndentedLine">Justice you love, iniquity you hate;</text:p>
      <text:p text:style-name="LastLine"><text:s text:c="3"/>so God above the rest has made you great.</text:p>
      <text:p text:style-name="Firstline">4.<text:tab/>With oil of joy he has anointed you;</text:p>
      <text:p text:style-name="IndentedLine"><text:s text:c="3"/>with pleasant fragrance all your robes abound.</text:p>
      <text:p text:style-name="NonIndentedLine">From palaces adorned with ivory</text:p>
      <text:p text:style-name="IndentedLine"><text:s text:c="3"/>stringed instruments delight you with their sound.</text:p>
      <text:p text:style-name="NonIndentedLine">Among your women royal daughters stand,</text:p>
      <text:p text:style-name="LastLine"><text:s text:c="3"/>the king’s own bride in gold at your right hand.</text:p>
      <text:p text:style-name="Firstline">5.<text:tab/>O daughter, listen and give ear to me;</text:p>
      <text:p text:style-name="IndentedLine"><text:s text:c="3"/>forget your people and your father’s house.</text:p>
      <text:p text:style-name="NonIndentedLine">See how your beauty has enthralled the king;</text:p>
      <text:p text:style-name="IndentedLine"><text:s text:c="3"/>give honour to your lord and royal spouse.</text:p>
      <text:p text:style-name="NonIndentedLine">People from Tyre will come with gifts to you,</text:p>
      <text:p text:style-name="LastLine"><text:s text:c="3"/>and wealthy folk your favour will pursue.</text:p>
      <text:p text:style-name="Firstline">6.<text:tab/>All glor<text:span text:style-name="T4">iou</text:span>s is the princess in the court;</text:p>
      <text:p text:style-name="IndentedLine"><text:s text:c="3"/>her bridal gown with finest gold is wrought.</text:p>
      <text:p text:style-name="NonIndentedLine">She comes before the king in broidered robes;</text:p>
      <text:p text:style-name="IndentedLine"><text:s text:c="3"/>to you the maidens in her train are brought.</text:p>
      <text:p text:style-name="NonIndentedLine">With joy and gladness they are ushered in;</text:p>
      <text:p text:style-name="LastLine"><text:s text:c="3"/>they come into the palace of the king.</text:p>
      <text:p text:style-name="Firstline">7.<text:tab/>Your sons will occupy your fathers’ place,</text:p>
      <text:p text:style-name="IndentedLine"><text:s text:c="3"/>and you will make them princes in the land.</text:p>
      <text:p text:style-name="NonIndentedLine">Through all the generations still to come</text:p>
      <text:p text:style-name="IndentedLine"><text:s text:c="3"/>I will ensure your memory will stand;</text:p>
      <text:p text:style-name="NonIndentedLine">and therefore all the nations of the earth</text:p>
      <text:p text:style-name="LastLine"><text:s text:c="3"/>forevermore will celebrate your worth.</text:p>
      <text:h text:style-name="Heading_20_1" text:outline-level="1">Psalm 46 <text:s/>God is our refuge and our strength</text:h>
      <text:p text:style-name="Firstline">1.<text:tab/>God is our refuge and our strength,</text:p>
      <text:p text:style-name="IndentedLine"><text:s text:c="3"/>our ever present aid,</text:p>
      <text:p text:style-name="IndentedLine"><text:s text:c="3"/>and therefore, though the earth be moved,</text:p>
      <text:p text:style-name="IndentedLine"><text:s text:c="3"/>we will not be afraid –</text:p>
      <text:p text:style-name="NonIndentedLine">though hills into the seas be cast,</text:p>
      <text:p text:style-name="IndentedLine"><text:s text:c="3"/>though foaming waters roar,</text:p>
      <text:p text:style-name="IndentedLine"><text:s text:c="3"/>though all the mighty billows shake</text:p>
      <text:p text:style-name="LastLine"><text:s text:c="3"/>the mountains on the shore.</text:p>
      <text:p text:style-name="Firstline"><text:soft-page-break/>2.<text:tab/>A river flows whose streams make glad</text:p>
      <text:p text:style-name="IndentedLine"><text:s text:c="3"/>the city of our God,</text:p>
      <text:p text:style-name="IndentedLine"><text:s text:c="3"/>the holy place wherein the <text:span text:style-name="T1">Lord</text:span></text:p>
      <text:p text:style-name="IndentedLine"><text:s text:c="3"/>Most High has his abode.</text:p>
      <text:p text:style-name="NonIndentedLine">Since God is in the midst of her,</text:p>
      <text:p text:style-name="IndentedLine"><text:s text:c="3"/>unmoved her walls shall stand;</text:p>
      <text:p text:style-name="IndentedLine"><text:s text:c="3"/>for God will hasten to her aid</text:p>
      <text:p text:style-name="LastLine"><text:s text:c="3"/>when trouble is at hand.</text:p>
      <text:p text:style-name="Firstline">3.<text:tab/>The nations rage, the kingdoms move,</text:p>
      <text:p text:style-name="IndentedLine"><text:s text:c="3"/>but when his voice is heard,</text:p>
      <text:p text:style-name="IndentedLine"><text:s text:c="3"/>earth melts with trembling fear before</text:p>
      <text:p text:style-name="IndentedLine"><text:s text:c="3"/>the thunder of his word.</text:p>
      <text:p text:style-name="NonIndentedLine">The <text:span text:style-name="T1">Lord</text:span> of hosts is on our side,</text:p>
      <text:p text:style-name="IndentedLine"><text:s text:c="3"/>our safety to secure;</text:p>
      <text:p text:style-name="IndentedLine"><text:s text:c="3"/>the God of Jacob is for us</text:p>
      <text:p text:style-name="LastLine"><text:s text:c="3"/>a refuge strong and sure.</text:p>
      <text:p text:style-name="Firstline">4.<text:tab/>O come and see what wondrous works</text:p>
      <text:p text:style-name="IndentedLine"><text:s text:c="3"/>the hand of <text:span text:style-name="T1">God</text:span> has done;</text:p>
      <text:p text:style-name="IndentedLine"><text:s text:c="3"/>come, see what desolation great</text:p>
      <text:p text:style-name="IndentedLine"><text:s text:c="3"/>he brings beneath the sun.</text:p>
      <text:p text:style-name="NonIndentedLine">In every corner of the earth</text:p>
      <text:p text:style-name="IndentedLine"><text:s text:c="3"/>he causes wars to cease;</text:p>
      <text:p text:style-name="IndentedLine"><text:s text:c="3"/>the weapons of the strong destroyed,</text:p>
      <text:p text:style-name="LastLine"><text:s text:c="3"/>he makes abiding peace.</text:p>
      <text:p text:style-name="Firstline">5.<text:tab/>“Be still and know that I am God,</text:p>
      <text:p text:style-name="IndentedLine"><text:s text:c="3"/>o’er all exalted high;</text:p>
      <text:p text:style-name="IndentedLine"><text:s text:c="3"/>and every nation of the earth</text:p>
      <text:p text:style-name="IndentedLine"><text:s text:c="3"/>my name shall magnify.”</text:p>
      <text:p text:style-name="NonIndentedLine">The <text:span text:style-name="T1">Lord</text:span> of hosts is on our side,</text:p>
      <text:p text:style-name="IndentedLine"><text:s text:c="3"/>our safety to secure;</text:p>
      <text:p text:style-name="IndentedLine"><text:s text:c="3"/>the God of Jacob is for us</text:p>
      <text:p text:style-name="LastLine"><text:s text:c="3"/>a refuge strong and sure.</text:p>
      <text:h text:style-name="Heading_20_1" text:outline-level="1">Psalm 47 <text:s/>Clap your hands and shout!</text:h>
      <text:p text:style-name="Firstline">1.<text:tab/><text:span text:style-name="T3">Clap your</text:span> hands and shout! <text:span text:style-name="T3">Let</text:span> your praise ring <text:span text:style-name="T3">out</text:span>!</text:p>
      <text:p text:style-name="IndentedLine"><text:s text:c="3"/><text:span text:style-name="T3">Peoples</text:span> far and near, <text:span text:style-name="T2">God</text:span> Most High re<text:span text:style-name="T3">vere</text:span>!</text:p>
      <text:p text:style-name="IndentedLine"><text:s text:c="3"/><text:span text:style-name="T3">Awesome</text:span> King is he, <text:span text:style-name="T3">great</text:span> in majes<text:span text:style-name="T3">ty</text:span>.</text:p>
      <text:p text:style-name="NonIndentedLine"><text:span text:style-name="T3">Nations </text:span>he brought low, <text:span text:style-name="T3">hum</text:span>bling every <text:span text:style-name="T3">foe</text:span>.</text:p>
      <text:p text:style-name="IndentedLine"><text:s text:c="3"/><text:span text:style-name="T3">By his</text:span> mighty hand <text:span text:style-name="T3">he</text:span> gave us our <text:span text:style-name="T3">land</text:span> –</text:p>
      <text:p text:style-name="LastLine"><text:s text:c="3"/><text:span text:style-name="T3">sign to</text:span> Jacob of <text:span text:style-name="T3">God’s</text:span> electing <text:span text:style-name="T3">love</text:span>.</text:p>
      <text:p text:style-name="Firstline">2.<text:tab/><text:span text:style-name="T3">God went</text:span> up on high <text:span text:style-name="T3">with</text:span> a joyful <text:span text:style-name="T3">cry</text:span>,</text:p>
      <text:p text:style-name="IndentedLine"><text:s text:c="3"/><text:span text:style-name="T3">and the</text:span> trumpet’s sound <text:span text:style-name="T3">ech</text:span>oed all a<text:span text:style-name="T3">round</text:span>.</text:p>
      <text:p text:style-name="IndentedLine"><text:s text:c="3"/><text:span text:style-name="T3">Now with</text:span> loud acclaim <text:span text:style-name="T3">mag</text:span>nify his <text:span text:style-name="T3">name</text:span>.</text:p>
      <text:p text:style-name="NonIndentedLine"><text:span text:style-name="T3">Play the</text:span> harp and sing<text:span text:style-name="T3">, praise</text:span> the <text:span text:style-name="T1">Lord</text:span> our <text:span text:style-name="T3">King</text:span>.</text:p>
      <text:p text:style-name="IndentedLine"><text:s text:c="3"/><text:span text:style-name="T3">He rules</text:span> all the earth. <text:span text:style-name="T3">Shout</text:span> his glory <text:span text:style-name="T3">forth</text:span>!</text:p>
      <text:p text:style-name="LastLine"><text:s text:c="3"/><text:span text:style-name="T3">Let your</text:span> praise abound. <text:span text:style-name="T3">Let</text:span> the music <text:span text:style-name="T3">sound</text:span>!</text:p>
      <text:p text:style-name="Firstline"><text:soft-page-break/>3.<text:tab/><text:span text:style-name="T3">Glorious</text:span> is God’s reign, <text:span text:style-name="T3">great</text:span> is his do<text:span text:style-name="T3">main</text:span>.</text:p>
      <text:p text:style-name="IndentedLine"><text:s text:c="3"/><text:span text:style-name="T3">He rules</text:span> all the lands, <text:span text:style-name="T3">is</text:span>sues his com<text:span text:style-name="T3">mands</text:span>,</text:p>
      <text:p text:style-name="IndentedLine"><text:s text:c="3"/><text:span text:style-name="T3">and their</text:span> princes all <text:span text:style-name="T3">gath</text:span>er at his <text:span text:style-name="T3">call</text:span>.</text:p>
      <text:p text:style-name="NonIndentedLine"><text:span text:style-name="T3">As his</text:span> people they <text:span text:style-name="T3">A</text:span>br<text:span text:style-name="T4">aha</text:span>m’s God o<text:span text:style-name="T3">bey</text:span>,</text:p>
      <text:p text:style-name="IndentedLine"><text:s text:c="3"/><text:span text:style-name="T3">for he</text:span> from his throne <text:span text:style-name="T3">claims</text:span> them as his <text:span text:style-name="T3">own</text:span>.</text:p>
      <text:p text:style-name="LastLine"><text:s text:c="3"/><text:span text:style-name="T3">Let him</text:span> be adored <text:span text:style-name="T3">as</text:span> our sovereign <text:span text:style-name="T3">Lord</text:span>!</text:p>
      <text:h text:style-name="Heading_20_1" text:outline-level="1">Psalm 47b <text:s/>All nations, clap your hands</text:h>
      <text:p text:style-name="Firstline">1.<text:tab/>All nations, clap your hands,</text:p>
      <text:p text:style-name="IndentedLine"><text:s text:c="3"/>let shouts of triumph ring,</text:p>
      <text:p text:style-name="NonIndentedLine">for mighty over all the lands</text:p>
      <text:p text:style-name="LastLine"><text:s text:c="3"/>the <text:span text:style-name="T1">Lord</text:span> Most High is King.</text:p>
      <text:p text:style-name="Firstline">2.<text:tab/>Above our mighty foes</text:p>
      <text:p text:style-name="IndentedLine"><text:s text:c="3"/>he gives us power to stand,</text:p>
      <text:p text:style-name="NonIndentedLine">and as our heritage he chose</text:p>
      <text:p text:style-name="LastLine"><text:s text:c="3"/>the glor<text:span text:style-name="T4">iou</text:span>s promised land.</text:p>
      <text:p text:style-name="Firstline">3.<text:tab/>With shouts ascends our King,</text:p>
      <text:p text:style-name="IndentedLine"><text:s text:c="3"/>with trumpet’s stirring call;</text:p>
      <text:p text:style-name="NonIndentedLine">praise God, praise God, his praises sing,</text:p>
      <text:p text:style-name="LastLine"><text:s text:c="3"/>for God is Lord of all.</text:p>
      <text:p text:style-name="Firstline">4.<text:tab/>O sing in joyful strains,</text:p>
      <text:p text:style-name="IndentedLine"><text:s text:c="3"/>and make his glory known;</text:p>
      <text:p text:style-name="NonIndentedLine">God over all the nations reigns,</text:p>
      <text:p text:style-name="LastLine"><text:s text:c="3"/>and holy is his throne.</text:p>
      <text:p text:style-name="Firstline">5.<text:tab/>Our fathers’ God to own</text:p>
      <text:p text:style-name="IndentedLine"><text:s text:c="3"/>the kings of earth draw nigh,</text:p>
      <text:p text:style-name="NonIndentedLine">for none can save but God alone;</text:p>
      <text:p text:style-name="LastLine"><text:s text:c="3"/>he is the Lord Most High.</text:p>
      <text:h text:style-name="Heading_20_1" text:outline-level="1">Psalm 48 <text:s/>Great is the <text:span text:style-name="T1">Lord</text:span> our God</text:h>
      <text:p text:style-name="Firstline">1.<text:tab/>Great is the <text:span text:style-name="T1">Lord</text:span> our God, and greatly to be praised.</text:p>
      <text:p text:style-name="IndentedLine"><text:s text:c="3"/>Upon a hill God’s city stands in glorious beauty raised –</text:p>
      <text:p text:style-name="NonIndentedLine">his holy mountain high, the city of our King,</text:p>
      <text:p text:style-name="LastLine"><text:s text:c="3"/>the joy of all the earth below. In praise of God we sing.</text:p>
      <text:p text:style-name="Firstline">2.<text:tab/>God makes his city strong by living in her halls.</text:p>
      <text:p text:style-name="IndentedLine"><text:s text:c="3"/>When kings join forces and advance, they marvel at her walls.</text:p>
      <text:p text:style-name="NonIndentedLine">They stand and look amazed in terror and alarm;</text:p>
      <text:p text:style-name="LastLine"><text:s text:c="3"/>as anguish grips like labour pains, they see their certain harm.</text:p>
      <text:p text:style-name="Firstline">3.<text:tab/>For just as God destroyed the ships of Tarshish old,</text:p>
      <text:p text:style-name="IndentedLine"><text:s text:c="3"/>by east wind shattered, so he crushed those kings who were so bold!</text:p>
      <text:p text:style-name="NonIndentedLine">As in the past we heard, now we have seen it so:</text:p>
      <text:p text:style-name="LastLine"><text:s text:c="3"/>the city of the <text:span text:style-name="T1">Lord</text:span> of hosts no one can overthrow.</text:p>
      <text:p text:style-name="Firstline"><text:soft-page-break/>4.<text:tab/>Within your temple, <text:span text:style-name="T1">Lord</text:span>, in that most holy place,</text:p>
      <text:p text:style-name="IndentedLine"><text:s text:c="3"/>we on your lovingkindness dwell, the wonders of your grace.</text:p>
      <text:p text:style-name="NonIndentedLine">Your people sing your praise where’er your name is known;</text:p>
      <text:p text:style-name="LastLine"><text:s text:c="3"/>by every deed your hand has worked your righteousness is shown.</text:p>
      <text:p text:style-name="Firstline">5.<text:tab/>Let Zion now rejoice and all her daughters sing;</text:p>
      <text:p text:style-name="IndentedLine"><text:s text:c="3"/>let them with thankfulness proclaim the judgments of their King.</text:p>
      <text:p text:style-name="NonIndentedLine">Mount Zion’s walls behold, about her ramparts go,</text:p>
      <text:p text:style-name="LastLine"><text:s text:c="3"/>and number all the lofty towers that guard her from the foe.</text:p>
      <text:p text:style-name="Firstline">6.<text:tab/>Observe her palaces, mark her defences well,</text:p>
      <text:p text:style-name="IndentedLine"><text:s text:c="3"/>that to the children after you, her glories you may tell.</text:p>
      <text:p text:style-name="NonIndentedLine">For God as our own God forever will abide,</text:p>
      <text:p text:style-name="LastLine"><text:s text:c="3"/>and till life’s journey close in death will be our faithful guide.</text:p>
      <text:h text:style-name="Heading_20_1" text:outline-level="1">Psalm 49 <text:s/>Listen to me, all you peoples</text:h>
      <text:p text:style-name="Firstline">1.<text:tab/>Listen to me, all you peoples,</text:p>
      <text:p text:style-name="IndentedLine"><text:s text:c="3"/>all who in the whole world dwell.</text:p>
      <text:p text:style-name="IndentedLine"><text:s text:c="3"/>Low and high, both rich and needy,</text:p>
      <text:p text:style-name="IndentedLine"><text:s text:c="3"/>hear the message I will tell.</text:p>
      <text:p text:style-name="NonIndentedLine">I will speak with understanding;</text:p>
      <text:p text:style-name="IndentedLine"><text:s text:c="3"/>wisdom from the heart I’ll preach.</text:p>
      <text:p text:style-name="IndentedLine"><text:s text:c="3"/>I will listen to a proverb;</text:p>
      <text:p text:style-name="LastLine"><text:s text:c="3"/>secrets with the harp I’ll teach.</text:p>
      <text:p text:style-name="Firstline">2.<text:tab/>Why should I fear days of evil,</text:p>
      <text:p text:style-name="IndentedLine"><text:s text:c="3"/>when the wicked hem me in –</text:p>
      <text:p text:style-name="IndentedLine"><text:s text:c="3"/>those who boast of their possessions?</text:p>
      <text:p text:style-name="IndentedLine"><text:s text:c="3"/>By their trust in wealth they sin.</text:p>
      <text:p text:style-name="NonIndentedLine">There is no one who is able</text:p>
      <text:p text:style-name="IndentedLine"><text:s text:c="3"/>to redeem a soul from death;</text:p>
      <text:p text:style-name="IndentedLine"><text:s text:c="3"/>none can pay to God the ransom</text:p>
      <text:p text:style-name="LastLine"><text:s text:c="3"/>to prolong another’s breath.</text:p>
      <text:p text:style-name="Firstline">3.<text:tab/>To redeem a life is costly –</text:p>
      <text:p text:style-name="IndentedLine"><text:s text:c="3"/>none sufficient price can pay</text:p>
      <text:p text:style-name="IndentedLine"><text:s text:c="3"/>so that one should live immortal,</text:p>
      <text:p text:style-name="IndentedLine"><text:s text:c="3"/>free forever from decay.</text:p>
      <text:p text:style-name="NonIndentedLine">For we all can see life ending;</text:p>
      <text:p text:style-name="IndentedLine"><text:s text:c="3"/>wise and foolish, all will die.</text:p>
      <text:p text:style-name="IndentedLine"><text:s text:c="3"/>They must leave their wealth to others;</text:p>
      <text:p text:style-name="LastLine"><text:s text:c="3"/>none can death’s demand defy.</text:p>
      <text:p text:style-name="Firstline">4.<text:tab/>So for endless generations</text:p>
      <text:p text:style-name="IndentedLine"><text:s text:c="3"/>in their tombs they will remain,</text:p>
      <text:p text:style-name="IndentedLine"><text:s text:c="3"/>though they owned, while they were living,</text:p>
      <text:p text:style-name="IndentedLine"><text:s text:c="3"/>lands to which they gave their name.</text:p>
      <text:p text:style-name="NonIndentedLine">Man despite his wealth is mortal;</text:p>
      <text:p text:style-name="IndentedLine"><text:s text:c="3"/>like the beasts, he fades away.</text:p>
      <text:p text:style-name="IndentedLine"><text:s text:c="3"/>Thus the self-assured will perish,</text:p>
      <text:p text:style-name="LastLine"><text:s text:c="3"/>though renowned for what they say.</text:p>
      <text:p text:style-name="Firstline"><text:soft-page-break/>5.<text:tab/>Death will feed upon their bodies;</text:p>
      <text:p text:style-name="IndentedLine"><text:s text:c="3"/>just like sheep they meet their fate.</text:p>
      <text:p text:style-name="IndentedLine"><text:s text:c="3"/>In the grave their forms will perish,</text:p>
      <text:p text:style-name="IndentedLine"><text:s text:c="3"/>far from where they lived in state.</text:p>
      <text:p text:style-name="NonIndentedLine">But the upright ones will rule them,</text:p>
      <text:p text:style-name="IndentedLine"><text:s text:c="3"/>once the morning light has shone.</text:p>
      <text:p text:style-name="IndentedLine"><text:s text:c="3"/>From the grave God will redeem me;</text:p>
      <text:p text:style-name="LastLine"><text:s text:c="3"/>he will take me for his own.</text:p>
      <text:p text:style-name="Firstline">6.<text:tab/>Do not quake before a rich man,</text:p>
      <text:p text:style-name="IndentedLine"><text:s text:c="3"/>though his fortune grows immense</text:p>
      <text:p text:style-name="IndentedLine"><text:s text:c="3"/>and his outward state increases –</text:p>
      <text:p text:style-name="IndentedLine"><text:s text:c="3"/>for he will take nothing hence.</text:p>
      <text:p text:style-name="NonIndentedLine">He will soon descend with nothing</text:p>
      <text:p text:style-name="IndentedLine"><text:s text:c="3"/>of the splendour he possessed,</text:p>
      <text:p text:style-name="IndentedLine"><text:s text:c="3"/>though in life he prospered greatly</text:p>
      <text:p text:style-name="LastLine"><text:s text:c="3"/>and they told him he was blest.</text:p>
      <text:p text:style-name="Firstline">7.<text:tab/>He will go to join his fathers –</text:p>
      <text:p text:style-name="IndentedLine"><text:s text:c="3"/>never see the light of day.</text:p>
      <text:p text:style-name="IndentedLine"><text:s text:c="3"/>Those with wealth and no discernment</text:p>
      <text:p text:style-name="LastLine"><text:s text:c="3"/>are like beasts that pass away.</text:p>
      <text:h text:style-name="Heading_20_1" text:outline-level="1">Psalm 50 <text:s/>The mighty God and sovereign <text:span text:style-name="T1">Lord</text:span></text:h>
      <text:p text:style-name="Firstline">1.<text:tab/>The mighty God and sovereign <text:span text:style-name="T1">Lord</text:span></text:p>
      <text:p text:style-name="IndentedLine"><text:s text:c="3"/>has called the earth from sea to sea.</text:p>
      <text:p text:style-name="NonIndentedLine">From Zion’s beauty God shines forth;</text:p>
      <text:p text:style-name="IndentedLine"><text:s text:c="3"/>he comes and will not silent be.</text:p>
      <text:p text:style-name="NonIndentedLine">Devouring flame before him goes,</text:p>
      <text:p text:style-name="LastLine"><text:s text:c="3"/>and dark the tempest round him grows.</text:p>
      <text:p text:style-name="Firstline">2.<text:tab/>God summons earth and heav’n above</text:p>
      <text:p text:style-name="IndentedLine"><text:s text:c="3"/>to witness how he tries his own:</text:p>
      <text:p text:style-name="NonIndentedLine">“Now gather all my chosen saints,</text:p>
      <text:p text:style-name="IndentedLine"><text:s text:c="3"/>who cov-e-nant with me alone.”</text:p>
      <text:p text:style-name="NonIndentedLine">His righteousness the heav’ns declare,</text:p>
      <text:p text:style-name="LastLine"><text:s text:c="3"/>for God himself is judging there.</text:p>
      <text:p text:style-name="Firstline">3.<text:tab/>“Hear, O my people, I will speak;</text:p>
      <text:p text:style-name="IndentedLine"><text:s text:c="3"/>against you I will testify.</text:p>
      <text:p text:style-name="NonIndentedLine">Give ear to me, O Israel,</text:p>
      <text:p text:style-name="IndentedLine"><text:s text:c="3"/>for God, your faithful God, am I.</text:p>
      <text:p text:style-name="NonIndentedLine">I do not spurn your sacrifice;</text:p>
      <text:p text:style-name="LastLine"><text:s text:c="3"/>your of<text:span text:style-name="T4">fer</text:span>ings are before my eyes.</text:p>
      <text:p text:style-name="Firstline">4.<text:tab/>“I do not need a goat or bull</text:p>
      <text:p text:style-name="IndentedLine"><text:s text:c="3"/>as of<text:span text:style-name="T4">fer</text:span>ing for my holy shrine.</text:p>
      <text:p text:style-name="NonIndentedLine">The cattle on a thousand hills</text:p>
      <text:p text:style-name="IndentedLine"><text:s text:c="3"/>and all the forest beasts are mine.</text:p>
      <text:p text:style-name="NonIndentedLine">Each mountain bird to me is known;</text:p>
      <text:p text:style-name="LastLine"><text:s text:c="3"/>whatever roams the field I own.</text:p>
      <text:p text:style-name="Firstline"><text:soft-page-break/>5.<text:tab/>“If I were hungry, who would know?</text:p>
      <text:p text:style-name="IndentedLine"><text:s text:c="3"/>I would not look to you for food.</text:p>
      <text:p text:style-name="NonIndentedLine">The world and all it has is mine;</text:p>
      <text:p text:style-name="IndentedLine"><text:s text:c="3"/>I have no need of flesh or blood.</text:p>
      <text:p text:style-name="NonIndentedLine">But pay your vows and call on me;</text:p>
      <text:p text:style-name="LastLine"><text:s text:c="3"/>then I will set my people free.”</text:p>
      <text:p text:style-name="Firstline">6.<text:tab/>But to the wicked, God declares:</text:p>
      <text:p text:style-name="IndentedLine"><text:s text:c="3"/>“What right have you to quote my law?</text:p>
      <text:p text:style-name="NonIndentedLine">Why take my co<text:span text:style-name="T4">ven</text:span>ant on your lips</text:p>
      <text:p text:style-name="IndentedLine"><text:s text:c="3"/>when evil you will not withdraw?</text:p>
      <text:p text:style-name="NonIndentedLine">My holy words you make profane;</text:p>
      <text:p text:style-name="LastLine"><text:s text:c="3"/>you cast them from you in disdain.</text:p>
      <text:p text:style-name="Firstline">7.<text:tab/>“You are a scheming friend of thieves,</text:p>
      <text:p text:style-name="IndentedLine"><text:s text:c="3"/>of those who break their marriage vows.</text:p>
      <text:p text:style-name="NonIndentedLine">Your tongues speak evil and deceit;</text:p>
      <text:p text:style-name="IndentedLine"><text:s text:c="3"/>you slander those within your house.</text:p>
      <text:p text:style-name="NonIndentedLine">You thought that I was just like you,</text:p>
      <text:p text:style-name="LastLine"><text:s text:c="3"/>that there was nothing I would do!</text:p>
      <text:p text:style-name="Firstline">8.<text:tab/>“Consider my rebuke and charge,</text:p>
      <text:p text:style-name="IndentedLine"><text:s text:c="3"/>all you who have forgotten me,</text:p>
      <text:p text:style-name="NonIndentedLine">or I will tear you all apart –</text:p>
      <text:p text:style-name="IndentedLine"><text:s text:c="3"/>then what deli<text:span text:style-name="T4">ver</text:span>ance will you see?</text:p>
      <text:p text:style-name="NonIndentedLine">But those who sacrifice with praise</text:p>
      <text:p text:style-name="LastLine"><text:s text:c="3"/>will always know my boundless grace.”</text:p>
      <text:h text:style-name="Heading_20_1" text:outline-level="1">Psalm 51 <text:s/>O my God, have mercy on me</text:h>
      <text:p text:style-name="Firstline">1.<text:tab/>O my God, have mercy on me</text:p>
      <text:p text:style-name="IndentedLine"><text:s text:c="3"/>in your steadfast love, I pray;</text:p>
      <text:p text:style-name="NonIndentedLine">in your infinite compassion</text:p>
      <text:p text:style-name="IndentedLine"><text:s text:c="3"/>my transgressions wipe away.</text:p>
      <text:p text:style-name="NonIndentedLine">Cleanse me from iniquity;</text:p>
      <text:p text:style-name="LastLine"><text:s text:c="3"/>wash my sin away from me.</text:p>
      <text:p text:style-name="Firstline">2.<text:tab/>For I know my own transgressions;</text:p>
      <text:p text:style-name="IndentedLine"><text:s text:c="3"/>I can see my sinful plight.</text:p>
      <text:p text:style-name="NonIndentedLine">I have sinned against you only</text:p>
      <text:p text:style-name="IndentedLine"><text:s text:c="3"/>and done evil in your sight.</text:p>
      <text:p text:style-name="NonIndentedLine">So your words are verified,</text:p>
      <text:p text:style-name="LastLine"><text:s text:c="3"/>and your verdict justified.</text:p>
      <text:p text:style-name="Firstline">3.<text:tab/>From my birth I have been sinful –</text:p>
      <text:p text:style-name="IndentedLine"><text:s text:c="3"/>such the nature I received –</text:p>
      <text:p text:style-name="NonIndentedLine">sinful from my first beginning</text:p>
      <text:p text:style-name="IndentedLine"><text:s text:c="3"/>in my mother’s womb conceived.</text:p>
      <text:p text:style-name="NonIndentedLine">Truth you look for in my heart,</text:p>
      <text:p text:style-name="LastLine"><text:s text:c="3"/>wisdom to me you impart.</text:p>
      <text:p text:style-name="Firstline"><text:soft-page-break/>4.<text:tab/>Cleanse with hyssop, purify me;</text:p>
      <text:p text:style-name="IndentedLine"><text:s text:c="3"/>I’ll be whiter than the snow.</text:p>
      <text:p text:style-name="NonIndentedLine">Let the bones you crushed be joyful;</text:p>
      <text:p text:style-name="IndentedLine"><text:s text:c="3"/>may I joy and gladness know.</text:p>
      <text:p text:style-name="NonIndentedLine">From my failure hide your face;</text:p>
      <text:p text:style-name="LastLine"><text:s text:c="3"/>blot out all my wickedness.</text:p>
      <text:p text:style-name="Firstline">5.<text:tab/>Lord, create a pure heart in me,</text:p>
      <text:p text:style-name="IndentedLine"><text:s text:c="3"/>and a steadfast mind renew.</text:p>
      <text:p text:style-name="NonIndentedLine">Do not take your Spirit from me;</text:p>
      <text:p text:style-name="IndentedLine"><text:s text:c="3"/>cast me not away from you.</text:p>
      <text:p text:style-name="NonIndentedLine">Give me back the joy I had;</text:p>
      <text:p text:style-name="LastLine"><text:s text:c="3"/>keep my willing spirit glad.</text:p>
      <text:p text:style-name="Firstline">6.<text:tab/>Then I’ll teach your ways to sinners;</text:p>
      <text:p text:style-name="IndentedLine"><text:s text:c="3"/>rebels will turn back to you.</text:p>
      <text:p text:style-name="NonIndentedLine">Free me from bloodguilt, my Saviour,</text:p>
      <text:p text:style-name="IndentedLine"><text:s text:c="3"/>God most merciful and true.</text:p>
      <text:p text:style-name="NonIndentedLine">Then I’ll praise your righteousness;</text:p>
      <text:p text:style-name="LastLine"><text:s text:c="3"/>teach my lips your name to bless.</text:p>
      <text:p text:style-name="Firstline">7.<text:tab/>Sacrifice does not delight you,</text:p>
      <text:p text:style-name="IndentedLine"><text:s text:c="3"/>else my tribute I would bring;</text:p>
      <text:p text:style-name="NonIndentedLine">nor do you take any pleasure</text:p>
      <text:p text:style-name="IndentedLine"><text:s text:c="3"/>in a whole burnt offering.</text:p>
      <text:p text:style-name="NonIndentedLine">Contrite heart as sacrifice</text:p>
      <text:p text:style-name="LastLine"><text:s text:c="3"/>you, O God, will not despise.</text:p>
      <text:p text:style-name="Firstline">8.<text:tab/>Let your blessing rest on Zion;</text:p>
      <text:p text:style-name="IndentedLine"><text:s text:c="3"/>build Jeru<text:span text:style-name="T4">sal</text:span>em’s walls again.</text:p>
      <text:p text:style-name="NonIndentedLine">Sacrifices then will please you –</text:p>
      <text:p text:style-name="IndentedLine"><text:s text:c="3"/>bulls upon your altar slain,</text:p>
      <text:p text:style-name="NonIndentedLine">of<text:span text:style-name="T4">fer</text:span>ings made for your delight,</text:p>
      <text:p text:style-name="LastLine"><text:s text:c="3"/>truly righteous in your sight.</text:p>
      <text:h text:style-name="Heading_20_1" text:outline-level="1">Psalm 51b <text:s/>God, be merciful to me</text:h>
      <text:p text:style-name="Firstline">1.<text:tab/>God, be merciful to me;</text:p>
      <text:p text:style-name="IndentedLine"><text:s text:c="3"/>on thy grace I rest my plea.</text:p>
      <text:p text:style-name="NonIndentedLine">Plenteous in compassion thou,</text:p>
      <text:p text:style-name="IndentedLine"><text:s text:c="3"/>blot out my transgressions now.</text:p>
      <text:p text:style-name="NonIndentedLine">Wash me, make me pure within;</text:p>
      <text:p text:style-name="LastLine"><text:s text:c="3"/>cleanse, O cleanse me from my sin.</text:p>
      <text:p text:style-name="Firstline">2.<text:tab/>My transgressions I confess;</text:p>
      <text:p text:style-name="IndentedLine"><text:s text:c="3"/>grief and guilt my soul oppress.</text:p>
      <text:p text:style-name="NonIndentedLine">I have sinned against thy grace</text:p>
      <text:p text:style-name="IndentedLine"><text:s text:c="3"/>and provoked thee to thy face.</text:p>
      <text:p text:style-name="NonIndentedLine">I confess thy judgment just;</text:p>
      <text:p text:style-name="LastLine"><text:s text:c="3"/>speechless, I thy mercy trust.</text:p>
      <text:p text:style-name="Firstline"><text:soft-page-break/>3.<text:tab/>I am evil, born in sin;</text:p>
      <text:p text:style-name="IndentedLine"><text:s text:c="3"/>thou desirest truth within.</text:p>
      <text:p text:style-name="NonIndentedLine">Thou alone my Saviour art;</text:p>
      <text:p text:style-name="IndentedLine"><text:s text:c="3"/>teach thy wisdom to my heart.</text:p>
      <text:p text:style-name="NonIndentedLine">Make me pure, thy grace bestow;</text:p>
      <text:p text:style-name="LastLine"><text:s text:c="3"/>wash me whiter than the snow.</text:p>
      <text:p text:style-name="Firstline">4.<text:tab/>Broken, humbled to the dust</text:p>
      <text:p text:style-name="IndentedLine"><text:s text:c="3"/>by thy wrath and judgment just,</text:p>
      <text:p text:style-name="NonIndentedLine">let my contrite heart rejoice</text:p>
      <text:p text:style-name="IndentedLine"><text:s text:c="3"/>and in gladness hear thy voice.</text:p>
      <text:p text:style-name="NonIndentedLine">From my sins O hide thy face,</text:p>
      <text:p text:style-name="LastLine"><text:s text:c="3"/>blot them out in boundless grace.</text:p>
      <text:p text:style-name="Firstline">5.<text:tab/>Gracious God, my heart renew;</text:p>
      <text:p text:style-name="IndentedLine"><text:s text:c="3"/>make my spirit right and true.</text:p>
      <text:p text:style-name="NonIndentedLine">Cast me not away from thee,</text:p>
      <text:p text:style-name="IndentedLine"><text:s text:c="3"/>let thy Spirit dwell in me.</text:p>
      <text:p text:style-name="NonIndentedLine">Thy salvation’s joy impart;</text:p>
      <text:p text:style-name="LastLine"><text:s text:c="3"/>steadfast make my willing heart.</text:p>
      <text:p text:style-name="Firstline">6.<text:tab/>Sinners then shall learn from me</text:p>
      <text:p text:style-name="IndentedLine"><text:s text:c="3"/>and return, O God, to thee.</text:p>
      <text:p text:style-name="NonIndentedLine">Saviour, all my guilt remove,</text:p>
      <text:p text:style-name="IndentedLine"><text:s text:c="3"/>and my tongue shall sing thy love.</text:p>
      <text:p text:style-name="NonIndentedLine">Touch my silent lips, O Lord,</text:p>
      <text:p text:style-name="LastLine"><text:s text:c="3"/>and my mouth shall praise accord.</text:p>
      <text:p text:style-name="Firstline">7.<text:tab/>Not the formal sacrifice</text:p>
      <text:p text:style-name="IndentedLine"><text:s text:c="3"/>has acceptance in thine eyes.</text:p>
      <text:p text:style-name="NonIndentedLine">Broken hearts are in thy sight</text:p>
      <text:p text:style-name="IndentedLine"><text:s text:c="3"/>more than sacrificial rite;</text:p>
      <text:p text:style-name="NonIndentedLine">contrite spirit, pleading cries,</text:p>
      <text:p text:style-name="LastLine"><text:s text:c="3"/>thou, O God, wilt not despise.</text:p>
      <text:p text:style-name="Firstline">8.<text:tab/>Prosper Zion in thy grace</text:p>
      <text:p text:style-name="IndentedLine"><text:s text:c="3"/>and her broken walls replace.</text:p>
      <text:p text:style-name="NonIndentedLine">Then our righteous sacrifice</text:p>
      <text:p text:style-name="IndentedLine"><text:s text:c="3"/>shall delight thy holy eyes;</text:p>
      <text:p text:style-name="NonIndentedLine">free-will of<text:span text:style-name="T4">fer</text:span>ings, gladly made,</text:p>
      <text:p text:style-name="LastLine"><text:s text:c="3"/>on thine altar shall be laid.</text:p>
      <text:h text:style-name="Heading_20_1" text:outline-level="1">Psalm 52 <text:s/>Mighty mortal, boasting evil</text:h>
      <text:p text:style-name="Firstline">1.<text:tab/>Mighty mortal, boasting evil,</text:p>
      <text:p text:style-name="IndentedLine"><text:s text:c="3"/>why plot mischief every day?</text:p>
      <text:p text:style-name="IndentedLine"><text:s text:c="3"/>Your sharp tongue is like a razor,</text:p>
      <text:p text:style-name="IndentedLine"><text:s text:c="3"/>cutting with each word you say.</text:p>
      <text:p text:style-name="NonIndentedLine">You love evil more than goodness,</text:p>
      <text:p text:style-name="IndentedLine"><text:s text:c="3"/>harmful words that will devour,</text:p>
      <text:p text:style-name="IndentedLine"><text:s text:c="3"/>lying more than speaking truly,</text:p>
      <text:p text:style-name="LastLine"><text:s text:c="3"/>O you tongue of awful power!</text:p>
      <text:p text:style-name="Firstline"><text:soft-page-break/>2.<text:tab/>God will bring you down to ruin;</text:p>
      <text:p text:style-name="IndentedLine"><text:s text:c="3"/>from your place you will be sent.</text:p>
      <text:p text:style-name="IndentedLine"><text:s text:c="3"/>In the sight of righteous people</text:p>
      <text:p text:style-name="IndentedLine"><text:s text:c="3"/>God will pluck you from your tent.</text:p>
      <text:p text:style-name="NonIndentedLine">Then the righteous, filled with laughter,</text:p>
      <text:p text:style-name="IndentedLine"><text:s text:c="3"/>will cry out, “Behold this fool!</text:p>
      <text:p text:style-name="IndentedLine"><text:s text:c="3"/>He would not make God his refuge;</text:p>
      <text:p text:style-name="LastLine"><text:s text:c="3"/>money was his golden rule.”</text:p>
      <text:p text:style-name="Firstline">3.<text:tab/>In the house of God I flourish</text:p>
      <text:p text:style-name="IndentedLine"><text:s text:c="3"/>like a growing olive tree.</text:p>
      <text:p text:style-name="IndentedLine"><text:s text:c="3"/>Trusting in God’s love forever,</text:p>
      <text:p text:style-name="IndentedLine"><text:s text:c="3"/>I will praise him thankfully.</text:p>
      <text:p text:style-name="NonIndentedLine">For I know that you have done this;</text:p>
      <text:p text:style-name="IndentedLine"><text:s text:c="3"/>I will hope in your good name.</text:p>
      <text:p text:style-name="IndentedLine"><text:s text:c="3"/>In the presence of your people</text:p>
      <text:p text:style-name="LastLine"><text:s text:c="3"/>I your goodness will proclaim.</text:p>
      <text:h text:style-name="Heading_20_1" text:outline-level="1">Psalm 53 <text:s/>The fool speaks in his heart</text:h>
      <text:p text:style-name="Firstline">1.<text:tab/>The fool speaks in his heart;</text:p>
      <text:p text:style-name="IndentedLine"><text:s text:c="3"/>“There is no God,” he says.</text:p>
      <text:p text:style-name="IndentedLine"><text:s text:c="3"/>They are corrupt, their deeds are vile;</text:p>
      <text:p text:style-name="IndentedLine"><text:s text:c="3"/>none walk in godly ways.</text:p>
      <text:p text:style-name="NonIndentedLine">The Lord looks down from heav-en</text:p>
      <text:p text:style-name="IndentedLine"><text:s text:c="3"/>upon the human race</text:p>
      <text:p text:style-name="IndentedLine"><text:s text:c="3"/>to see if any understand,</text:p>
      <text:p text:style-name="LastLine"><text:s text:c="3"/>if any seek God’s face.</text:p>
      <text:p text:style-name="Firstline">2.<text:tab/>They all have turned aside;</text:p>
      <text:p text:style-name="IndentedLine"><text:s text:c="3"/>corrupt they have become.</text:p>
      <text:p text:style-name="IndentedLine"><text:s text:c="3"/>Not one of them does any good –</text:p>
      <text:p text:style-name="IndentedLine"><text:s text:c="3"/>no, not a single one.</text:p>
      <text:p text:style-name="NonIndentedLine">Will sinners never learn?</text:p>
      <text:p text:style-name="IndentedLine"><text:s text:c="3"/>My people they’ve devoured</text:p>
      <text:p text:style-name="IndentedLine"><text:s text:c="3"/>as if they were consuming bread;</text:p>
      <text:p text:style-name="LastLine"><text:s text:c="3"/>they never seek the Lord.</text:p>
      <text:p text:style-name="Firstline">3.<text:tab/>But see that evil crowd!</text:p>
      <text:p text:style-name="IndentedLine"><text:s text:c="3"/>They are struck down with dread,</text:p>
      <text:p text:style-name="IndentedLine"><text:s text:c="3"/>although they thought within their hearts</text:p>
      <text:p text:style-name="IndentedLine"><text:s text:c="3"/>they would have ease instead.</text:p>
      <text:p text:style-name="NonIndentedLine">The bones of all your foes</text:p>
      <text:p text:style-name="IndentedLine"><text:s text:c="3"/>were scattered far abroad;</text:p>
      <text:p text:style-name="IndentedLine"><text:s text:c="3"/>and you have put them all to shame;</text:p>
      <text:p text:style-name="LastLine"><text:s text:c="3"/>they were despised by God.</text:p>
      <text:p text:style-name="Firstline">4.<text:tab/>May help from Zion come!</text:p>
      <text:p text:style-name="IndentedLine"><text:s text:c="3"/>The Lord his captives bring!</text:p>
      <text:p text:style-name="IndentedLine"><text:s text:c="3"/>And then let Jacob’s tribes be glad;</text:p>
      <text:p text:style-name="LastLine"><text:s text:c="3"/>for joy let Israel sing.</text:p>
      <text:h text:style-name="Heading_20_1" text:outline-level="1"><text:soft-page-break/>Psalm 54 <text:s/>Save, O God, by your great name</text:h>
      <text:p text:style-name="Firstline">1.<text:tab/>Save, O God, by your great name,</text:p>
      <text:p text:style-name="IndentedLine"><text:s text:c="3"/>vindicate me, blot out blame.</text:p>
      <text:p text:style-name="NonIndentedLine">Lord, my earnest praying hear,</text:p>
      <text:p text:style-name="LastLine"><text:s text:c="3"/>to my pleading words give ear.</text:p>
      <text:p text:style-name="Firstline">2.<text:tab/>Strangers are attacking me;</text:p>
      <text:p text:style-name="IndentedLine"><text:s text:c="3"/>from their v<text:span text:style-name="T4">iol</text:span>ence set me free.</text:p>
      <text:p text:style-name="NonIndentedLine">From their life the Lord they’ve banned,</text:p>
      <text:p text:style-name="LastLine"><text:s text:c="3"/>but to me God is at hand.</text:p>
      <text:p text:style-name="Firstline">3.<text:tab/>God, the Lord, sustains my soul;</text:p>
      <text:p text:style-name="IndentedLine"><text:s text:c="3"/>evil deeds back on them roll;</text:p>
      <text:p text:style-name="NonIndentedLine">’gainst my foes the Lord defends,</text:p>
      <text:p text:style-name="LastLine"><text:s text:c="3"/>and my praise to him ascends.</text:p>
      <text:p text:style-name="Firstline">4.<text:tab/>I give thanks unto your name;</text:p>
      <text:p text:style-name="IndentedLine"><text:s text:c="3"/>it is good beyond all blame.</text:p>
      <text:p text:style-name="NonIndentedLine"><text:span text:style-name="T1">God</text:span> delivered me from grief;</text:p>
      <text:p text:style-name="LastLine"><text:s text:c="3"/>I now celebrate relief!</text:p>
      <text:h text:style-name="Heading_20_1" text:outline-level="1">Psalm 55 <text:s/>O God, please listen to my prayer</text:h>
      <text:p text:style-name="Firstline">1.<text:tab/>O God, please listen to my prayer;</text:p>
      <text:p text:style-name="IndentedLine"><text:s text:c="3"/>do not ignore my plea.</text:p>
      <text:p text:style-name="NonIndentedLine">My anxious thoughts make me distraught;</text:p>
      <text:p text:style-name="LastLine"><text:s text:c="3"/>O hear and answer me.</text:p>
      <text:p text:style-name="Firstline">2.<text:tab/>I’m troubled by the voice of foes,</text:p>
      <text:p text:style-name="IndentedLine"><text:s text:c="3"/>by their malicious stare;</text:p>
      <text:p text:style-name="NonIndentedLine">for they bring suf-fer-ing to me –</text:p>
      <text:p text:style-name="LastLine"><text:s text:c="3"/>their hatred I must bear.</text:p>
      <text:p text:style-name="Firstline">3.<text:tab/>Within me anguish grips my heart;</text:p>
      <text:p text:style-name="IndentedLine"><text:s text:c="3"/>death’s terrors have come near.</text:p>
      <text:p text:style-name="NonIndentedLine">I tremble and am terrified;</text:p>
      <text:p text:style-name="LastLine"><text:s text:c="3"/>I’m overwhelmed by fear.</text:p>
      <text:p text:style-name="Firstline">4.<text:tab/>“O that I, like a dove, had wings!</text:p>
      <text:p text:style-name="IndentedLine"><text:s text:c="3"/>Then I would fly away</text:p>
      <text:p text:style-name="NonIndentedLine">and be at rest; I’d flee from here</text:p>
      <text:p text:style-name="LastLine"><text:s text:c="3"/>and in the desert stay.</text:p>
      <text:p text:style-name="Firstline">5.<text:tab/>“Then would I to my hiding-place</text:p>
      <text:p text:style-name="IndentedLine"><text:s text:c="3"/>for refuge take my flight,</text:p>
      <text:p text:style-name="NonIndentedLine">far from the raging of the storm</text:p>
      <text:p text:style-name="LastLine"><text:s text:c="3"/>and from the tempest’s might.”</text:p>
      <text:p text:style-name="Firstline">6.<text:tab/>Confuse my enemies, O Lord,</text:p>
      <text:p text:style-name="IndentedLine"><text:s text:c="3"/>and all their speech confound;</text:p>
      <text:p text:style-name="NonIndentedLine">for in the city I see strife</text:p>
      <text:p text:style-name="LastLine"><text:s text:c="3"/>and violence abound.</text:p>
      <text:p text:style-name="Firstline"><text:soft-page-break/>7.<text:tab/>They prowl her walls both day and night;</text:p>
      <text:p text:style-name="IndentedLine"><text:s text:c="3"/>abuse and malice meet.</text:p>
      <text:p text:style-name="NonIndentedLine">Destruction is at work, and threats</text:p>
      <text:p text:style-name="LastLine"><text:s text:c="3"/>and lies are in the street.</text:p>
      <text:p text:style-name="Firstline">8.<text:tab/>If enemies insulted me,</text:p>
      <text:p text:style-name="IndentedLine"><text:s text:c="3"/>their taunts I could abide;</text:p>
      <text:p text:style-name="NonIndentedLine">or if a foe against me rose,</text:p>
      <text:p text:style-name="LastLine"><text:s text:c="3"/>then from him I would hide.</text:p>
      <text:p text:style-name="Firstline">9.<text:tab/>But it is you, my closest friend,</text:p>
      <text:p text:style-name="IndentedLine"><text:s text:c="3"/>a man whom I well know;</text:p>
      <text:p text:style-name="NonIndentedLine">we once enjoyed sweet fellowship,</text:p>
      <text:p text:style-name="LastLine"><text:s text:c="3"/>as to God’s house we’d go.</text:p>
      <text:p text:style-name="Firstline">10.<text:tab/>Let death come on my enemies</text:p>
      <text:p text:style-name="IndentedLine"><text:s text:c="3"/>and take them by surprise;</text:p>
      <text:p text:style-name="NonIndentedLine">may they go to the grave alive,</text:p>
      <text:p text:style-name="LastLine"><text:s text:c="3"/>for evil in them lies.</text:p>
      <text:p text:style-name="Firstline">11.<text:tab/>But as for me, I call to God;</text:p>
      <text:p text:style-name="IndentedLine"><text:s text:c="3"/>the <text:span text:style-name="T1">Lord</text:span> will save me now.</text:p>
      <text:p text:style-name="NonIndentedLine">At evening, morning and at noon,</text:p>
      <text:p text:style-name="LastLine"><text:s text:c="3"/>in prayer to him I bow.</text:p>
      <text:p text:style-name="Firstline">12.<text:tab/>Distressed, I cry – he hears my voice.</text:p>
      <text:p text:style-name="IndentedLine"><text:s text:c="3"/>He ransoms me unharmed</text:p>
      <text:p text:style-name="NonIndentedLine">from battle waged by many foes,</text:p>
      <text:p text:style-name="LastLine"><text:s text:c="3"/>who are against me armed.</text:p>
      <text:p text:style-name="Firstline">13.<text:tab/>My God, enthroned forevermore,</text:p>
      <text:p text:style-name="IndentedLine"><text:s text:c="3"/>will hear and will repay</text:p>
      <text:p text:style-name="NonIndentedLine">those men who have no fear of God</text:p>
      <text:p text:style-name="LastLine"><text:s text:c="3"/>and never change their way.</text:p>
      <text:p text:style-name="Firstline">14.<text:tab/>This man attacks his loyal friends</text:p>
      <text:p text:style-name="IndentedLine"><text:s text:c="3"/>and breaks his solemn word.</text:p>
      <text:p text:style-name="NonIndentedLine">As smooth as butter is his speech,</text:p>
      <text:p text:style-name="LastLine"><text:s text:c="3"/>but in his heart’s a sword.</text:p>
      <text:p text:style-name="Firstline">15.<text:tab/>O cast your burden on the <text:span text:style-name="T1">Lord</text:span>,</text:p>
      <text:p text:style-name="IndentedLine"><text:s text:c="3"/>and he will care for you;</text:p>
      <text:p text:style-name="NonIndentedLine">he’ll never let the righteous fall,</text:p>
      <text:p text:style-name="LastLine"><text:s text:c="3"/>but bring him safely through.</text:p>
      <text:p text:style-name="Firstline">16.<text:tab/>But you, O God, will bring them down –</text:p>
      <text:p text:style-name="IndentedLine"><text:s text:c="3"/>those evil, wicked men –</text:p>
      <text:p text:style-name="NonIndentedLine">into the pit of death’s decay</text:p>
      <text:p text:style-name="LastLine"><text:s text:c="3"/>forever to remain.</text:p>
      <text:p text:style-name="Firstline">17.<text:tab/>Bloodthirsty and deceitful men</text:p>
      <text:p text:style-name="IndentedLine"><text:s text:c="3"/>will not live half their days;</text:p>
      <text:p text:style-name="NonIndentedLine">but as for me, my confidence</text:p>
      <text:p text:style-name="LastLine"><text:s text:c="3"/>will rest in you always.</text:p>
      <text:h text:style-name="Heading_20_1" text:outline-level="1"><text:soft-page-break/>Psalm 56 <text:s/>O God, be merciful</text:h>
      <text:p text:style-name="Firstline">1.<text:tab/>O God, be merciful, be merciful to me,</text:p>
      <text:p text:style-name="IndentedLine"><text:s text:c="3"/>for man, with constant hate, would love to trample me.</text:p>
      <text:p text:style-name="NonIndentedLine">My many enemies against me proudly fight;</text:p>
      <text:p text:style-name="LastLine"><text:s text:c="3"/>to overwhelm my soul they watch from morn to night.</text:p>
      <text:p text:style-name="Firstline">2.<text:tab/>Whenever I’m afraid, I put my trust in you.</text:p>
      <text:p text:style-name="IndentedLine"><text:s text:c="3"/>In God I rest, and praise his word so rich and true.</text:p>
      <text:p text:style-name="NonIndentedLine">In God I put my trust; I neither doubt nor fear;</text:p>
      <text:p text:style-name="LastLine"><text:s text:c="3"/>what can man do to me with God my helper near?</text:p>
      <text:p text:style-name="Firstline">3.<text:tab/>All day they twist my words; their thoughts are full of hate.</text:p>
      <text:p text:style-name="IndentedLine"><text:s text:c="3"/>They meet, they lurk, they watch, as for my soul they wait.</text:p>
      <text:p text:style-name="NonIndentedLine">Shall they by wickedness escape your judgment right?</text:p>
      <text:p text:style-name="LastLine"><text:s text:c="3"/>O God of righteousness, destroy them in your might.</text:p>
      <text:p text:style-name="Firstline">4.<text:tab/>You well know all my woes. O bottle all my tears;</text:p>
      <text:p text:style-name="IndentedLine"><text:s text:c="3"/>are they not in your book where all my life appears?</text:p>
      <text:p text:style-name="NonIndentedLine">My foes shall backward turn when I to you appeal.</text:p>
      <text:p text:style-name="LastLine"><text:s text:c="3"/>For this I surely know: that God is for me still.</text:p>
      <text:p text:style-name="Firstline">5.<text:tab/>In God, whose word I praise, in him my trust shall be.</text:p>
      <text:p text:style-name="IndentedLine"><text:s text:c="3"/>I shall not be afraid; what can man do to me?</text:p>
      <text:p text:style-name="NonIndentedLine">I bring thank offerings for saving me from death;</text:p>
      <text:p text:style-name="LastLine"><text:s text:c="3"/>before my God I’ll live and walk while I have breath.</text:p>
      <text:h text:style-name="Heading_20_1" text:outline-level="1">Psalm 57 <text:s/>Have mercy on me, Lord</text:h>
      <text:p text:style-name="Firstline">1.<text:tab/>Have mercy on me, Lord;</text:p>
      <text:p text:style-name="IndentedLine"><text:s text:c="3"/>to you my soul holds fast.</text:p>
      <text:p text:style-name="NonIndentedLine">Your cov’ring wings will shelter me</text:p>
      <text:p text:style-name="LastLine"><text:s text:c="3"/>until the danger’s past.</text:p>
      <text:p text:style-name="Firstline">2.<text:tab/>I cry to God Most High,</text:p>
      <text:p text:style-name="IndentedLine"><text:s text:c="3"/>to God who answers me,</text:p>
      <text:p text:style-name="NonIndentedLine">for he fulfils his purposes</text:p>
      <text:p text:style-name="LastLine"><text:s text:c="3"/>for me most perfectly.</text:p>
      <text:p text:style-name="Firstline">3.<text:tab/>He sends his help from heaven</text:p>
      <text:p text:style-name="IndentedLine"><text:s text:c="3"/>and saves me from above,</text:p>
      <text:p text:style-name="NonIndentedLine">rebuking those who seek my life;</text:p>
      <text:p text:style-name="LastLine"><text:s text:c="3"/>God sends his truth and love.</text:p>
      <text:p text:style-name="Firstline">4.<text:tab/>I live with savage beasts,</text:p>
      <text:p text:style-name="IndentedLine"><text:s text:c="3"/>I dwell with lions strong –</text:p>
      <text:p text:style-name="NonIndentedLine">with men who speak with piercing words;</text:p>
      <text:p text:style-name="LastLine"><text:s text:c="3"/>a sharp sword is their tongue.</text:p>
      <text:p text:style-name="Firstline">5.<text:tab/>Above the highest heavens,</text:p>
      <text:p text:style-name="IndentedLine"><text:s text:c="3"/>O God, exalted be!</text:p>
      <text:p text:style-name="NonIndentedLine">And over all the earth below</text:p>
      <text:p text:style-name="LastLine"><text:s text:c="3"/>display your majesty.</text:p>
      <text:p text:style-name="Firstline"><text:soft-page-break/>6.<text:tab/>My soul was overwhelmed;</text:p>
      <text:p text:style-name="IndentedLine"><text:s text:c="3"/>they spread a net for me.</text:p>
      <text:p text:style-name="NonIndentedLine">But they themselves fell in the pit</text:p>
      <text:p text:style-name="LastLine"><text:s text:c="3"/>which they dug secretly.</text:p>
      <text:p text:style-name="Firstline">7.<text:tab/>My heart is steadfast, Lord;</text:p>
      <text:p text:style-name="IndentedLine"><text:s text:c="3"/>with music I will sing.</text:p>
      <text:p text:style-name="NonIndentedLine">Awake, my soul! Wake, harp and lyre!</text:p>
      <text:p text:style-name="LastLine"><text:s text:c="3"/>My song the dawn will bring.</text:p>
      <text:p text:style-name="Firstline">8.<text:tab/>Among the nations, Lord,</text:p>
      <text:p text:style-name="IndentedLine"><text:s text:c="3"/>to you I will give praise.</text:p>
      <text:p text:style-name="NonIndentedLine">Among the peoples of the earth</text:p>
      <text:p text:style-name="LastLine"><text:s text:c="3"/>my songs of you I’ll raise.</text:p>
      <text:p text:style-name="Firstline">9.<text:tab/>Great is your steadfast love,</text:p>
      <text:p text:style-name="IndentedLine"><text:s text:c="3"/>which reaches to the sky.</text:p>
      <text:p text:style-name="NonIndentedLine">Your constant faithfulness, O Lord,</text:p>
      <text:p text:style-name="LastLine"><text:s text:c="3"/>extends to heaven high.</text:p>
      <text:p text:style-name="Firstline">10.<text:tab/>Above the highest heavens,</text:p>
      <text:p text:style-name="IndentedLine"><text:s text:c="3"/>O God, exalted be!</text:p>
      <text:p text:style-name="NonIndentedLine">And over all the earth below</text:p>
      <text:p text:style-name="LastLine"><text:s text:c="3"/>display your majesty.</text:p>
      <text:h text:style-name="Heading_20_1" text:outline-level="1">Psalm 57b <text:s/>I will give thanks to you</text:h>
      <text:p text:style-name="Firstline">1.<text:tab/>I will give thanks to you,</text:p>
      <text:p text:style-name="IndentedLine"><text:s text:c="3"/>O Lord, among the people.</text:p>
      <text:p text:style-name="IndentedLine"><text:s text:c="3"/>I will sing praises to you among the nations.</text:p>
      <text:p text:style-name="NonIndentedLine">For your steadfast love is great,</text:p>
      <text:p text:style-name="IndentedLine"><text:s text:c="3"/>is great to the heavens,</text:p>
      <text:p text:style-name="IndentedLine"><text:s text:c="3"/>and your faithfulness, your faithfulness to the clouds.</text:p>
      <text:p text:style-name="NonIndentedLine">Be exalted, O God, above the heavens.</text:p>
      <text:p text:style-name="IndentedLine"><text:s text:c="3"/>Let your glory be over all the earth.</text:p>
      <text:p text:style-name="NonIndentedLine">Be exalted, O God, above the heavens.</text:p>
      <text:p text:style-name="LastLine"><text:s text:c="3"/>Let your glory be over all the earth.</text:p>
      <text:p text:style-name="Firstline">2.<text:tab/>I will lift your name on high</text:p>
      <text:p text:style-name="IndentedLine"><text:s text:c="3"/>in the presence of your people;</text:p>
      <text:p text:style-name="IndentedLine"><text:s text:c="3"/>I will praise you to the sky in adoration.</text:p>
      <text:p text:style-name="NonIndentedLine">For your love to me is great,</text:p>
      <text:p text:style-name="IndentedLine"><text:s text:c="3"/>greater than the mind can fathom,</text:p>
      <text:p text:style-name="IndentedLine"><text:s text:c="3"/>and your faithfulness far beyond what I can tell.</text:p>
      <text:p text:style-name="NonIndentedLine">Be exalted, O God, above the heavens.</text:p>
      <text:p text:style-name="IndentedLine"><text:s text:c="3"/>Let your glory be over all the earth.</text:p>
      <text:p text:style-name="NonIndentedLine">Be exalted, O God, above the heavens.</text:p>
      <text:p text:style-name="IndentedLine"><text:s text:c="3"/>Let your glory, let your glory,</text:p>
      <text:p text:style-name="LastLine"><text:s text:c="3"/>let your glory be over all the earth.</text:p>
      <text:h text:style-name="Heading_20_1" text:outline-level="1"><text:soft-page-break/>Psalm 58 <text:s/>You rulers, do you know</text:h>
      <text:p text:style-name="Firstline">1.<text:tab/>You rulers, do you know what justice is?</text:p>
      <text:p text:style-name="IndentedLine"><text:s text:c="3"/>Among mankind do you judge uprightly?</text:p>
      <text:p text:style-name="NonIndentedLine">No, you devise injustice in your hearts,</text:p>
      <text:p text:style-name="LastLine"><text:s text:c="3"/>and on the earth you mete out cruelty.</text:p>
      <text:p text:style-name="Firstline">2.<text:tab/>Even from birth the wicked go astray,</text:p>
      <text:p text:style-name="IndentedLine"><text:s text:c="3"/>and from the womb untruthfully they speak;</text:p>
      <text:p text:style-name="NonIndentedLine">their wayward thoughts well up within their hearts,</text:p>
      <text:p text:style-name="LastLine"><text:s text:c="3"/>and havoc with their lying words they wreak.</text:p>
      <text:p text:style-name="Firstline">3.<text:tab/>Their poison’s like the venom of a snake;</text:p>
      <text:p text:style-name="IndentedLine"><text:s text:c="3"/>they’re like a cobra that has closed its ear –</text:p>
      <text:p text:style-name="NonIndentedLine">however great the charmer’s skill may be,</text:p>
      <text:p text:style-name="LastLine"><text:s text:c="3"/>it pays no heed because it does not hear.</text:p>
      <text:p text:style-name="Firstline">4.<text:tab/>Destroy, O God, the teeth within their mouths;</text:p>
      <text:p text:style-name="IndentedLine"><text:s text:c="3"/><text:span text:style-name="T1">Lord</text:span>, smite the lion’s jaw a mighty blow.</text:p>
      <text:p text:style-name="NonIndentedLine">Make them disperse as water flows away,</text:p>
      <text:p text:style-name="LastLine"><text:s text:c="3"/>and blunt their arrows when they draw the bow.</text:p>
      <text:p text:style-name="Firstline">5.<text:tab/>May they be like the snail that melts away,</text:p>
      <text:p text:style-name="IndentedLine"><text:s text:c="3"/>or like a stillborn child that sees no sun.</text:p>
      <text:p text:style-name="NonIndentedLine">Before a pot can boil on burning thorns,</text:p>
      <text:p text:style-name="LastLine"><text:s text:c="3"/>so swiftly shall the wicked be undone.</text:p>
      <text:p text:style-name="Firstline">6.<text:tab/>The just will tread the blood of wicked men;</text:p>
      <text:p text:style-name="IndentedLine"><text:s text:c="3"/>when they’re avenged, the righteous will be glad.</text:p>
      <text:p text:style-name="NonIndentedLine">Then all will say, “The just have their reward;</text:p>
      <text:p text:style-name="LastLine"><text:s text:c="3"/>surely the judge of all the earth is God.”</text:p>
      <text:h text:style-name="Heading_20_1" text:outline-level="1">Psalm 59 <text:s/>From foes and all who threaten me</text:h>
      <text:p text:style-name="Firstline">1.<text:tab/>From foes and all who threaten me,</text:p>
      <text:p text:style-name="IndentedLine"><text:s text:c="3"/>O God, be my defence.</text:p>
      <text:p text:style-name="IndentedLine"><text:s text:c="3"/>Save me from evildoers’ hands</text:p>
      <text:p text:style-name="IndentedLine"><text:s text:c="3"/>and men of violence.</text:p>
      <text:p text:style-name="NonIndentedLine">See how they lie in wait for me!</text:p>
      <text:p text:style-name="IndentedLine"><text:s text:c="3"/>Ferocious men combine</text:p>
      <text:p text:style-name="IndentedLine"><text:s text:c="3"/>against me, <text:span text:style-name="T1">Lord</text:span>, for no offence</text:p>
      <text:p text:style-name="LastLine"><text:s text:c="3"/>or sinful deed of mine.</text:p>
      <text:p text:style-name="Firstline">2.<text:tab/>I have not done them any wrong,</text:p>
      <text:p text:style-name="IndentedLine"><text:s text:c="3"/>yet they prepare to fight.</text:p>
      <text:p text:style-name="IndentedLine"><text:s text:c="3"/>Arise to help me in my need;</text:p>
      <text:p text:style-name="IndentedLine"><text:s text:c="3"/>take notice of my plight.</text:p>
      <text:p text:style-name="NonIndentedLine"><text:span text:style-name="T1">Lord</text:span> God Almighty, rouse yourself;</text:p>
      <text:p text:style-name="IndentedLine"><text:s text:c="3"/>come, God of Israel,</text:p>
      <text:p text:style-name="IndentedLine"><text:s text:c="3"/>to judge the nations and spare none</text:p>
      <text:p text:style-name="LastLine"><text:s text:c="3"/>who wickedly rebel.</text:p>
      <text:p text:style-name="Firstline"><text:soft-page-break/>3.<text:tab/>At evening they return again;</text:p>
      <text:p text:style-name="IndentedLine"><text:s text:c="3"/>they snarl like dogs at bay.</text:p>
      <text:p text:style-name="IndentedLine"><text:s text:c="3"/>They prowl about the city gates,</text:p>
      <text:p text:style-name="IndentedLine"><text:s text:c="3"/>still hungry for their prey.</text:p>
      <text:p text:style-name="NonIndentedLine">See what they spew out from their mouths!</text:p>
      <text:p text:style-name="IndentedLine"><text:s text:c="3"/>Look! from their lips come swords!</text:p>
      <text:p text:style-name="IndentedLine"><text:s text:c="3"/>With evil mind they laugh and say,</text:p>
      <text:p text:style-name="LastLine"><text:s text:c="3"/>“Who now can hear our words?”</text:p>
      <text:p text:style-name="Firstline">4.<text:tab/>But you, O <text:span text:style-name="T1">Lord</text:span>, will laugh at them;</text:p>
      <text:p text:style-name="IndentedLine"><text:s text:c="3"/>those nations you deride.</text:p>
      <text:p text:style-name="IndentedLine"><text:s text:c="3"/>I watch for you, my loving God,</text:p>
      <text:p text:style-name="IndentedLine"><text:s text:c="3"/>my strength, in whom I hide.</text:p>
      <text:p text:style-name="NonIndentedLine">My God will come and give me help;</text:p>
      <text:p text:style-name="IndentedLine"><text:s text:c="3"/>in triumph I will sing</text:p>
      <text:p text:style-name="IndentedLine"><text:s text:c="3"/>before all those who slander me,</text:p>
      <text:p text:style-name="LastLine"><text:s text:c="3"/>O Lord, our shield and king.</text:p>
      <text:p text:style-name="Firstline">5.<text:tab/>But lest my people should forget,</text:p>
      <text:p text:style-name="IndentedLine"><text:s text:c="3"/>slay not my foes outright.</text:p>
      <text:p text:style-name="IndentedLine"><text:s text:c="3"/>Cause them to wander aimlessly;</text:p>
      <text:p text:style-name="IndentedLine"><text:s text:c="3"/>defeat them by your might.</text:p>
      <text:p text:style-name="NonIndentedLine">Reward the evil of their lips,</text:p>
      <text:p text:style-name="IndentedLine"><text:s text:c="3"/>the words of their own mouths;</text:p>
      <text:p text:style-name="IndentedLine"><text:s text:c="3"/>let them be captured by their pride,</text:p>
      <text:p text:style-name="LastLine"><text:s text:c="3"/>their curses and untruths.</text:p>
      <text:p text:style-name="Firstline">6.<text:tab/>Consume them till they are no more;</text:p>
      <text:p text:style-name="IndentedLine"><text:s text:c="3"/>in anger lay them low.</text:p>
      <text:p text:style-name="IndentedLine"><text:s text:c="3"/>That God rules over Israel</text:p>
      <text:p text:style-name="IndentedLine"><text:s text:c="3"/>all distant lands will know.</text:p>
      <text:p text:style-name="NonIndentedLine">At evening they return again;</text:p>
      <text:p text:style-name="IndentedLine"><text:s text:c="3"/>like dogs they snarl and growl.</text:p>
      <text:p text:style-name="IndentedLine"><text:s text:c="3"/>They roam about the town for food</text:p>
      <text:p text:style-name="LastLine"><text:s text:c="3"/>and, finding none, they howl.</text:p>
      <text:p text:style-name="Firstline">7.<text:tab/>But in the morning I will praise</text:p>
      <text:p text:style-name="IndentedLine"><text:s text:c="3"/>your strength and loving care,</text:p>
      <text:p text:style-name="IndentedLine"><text:s text:c="3"/>because you are my strong defence,</text:p>
      <text:p text:style-name="IndentedLine"><text:s text:c="3"/>my refuge from despair.</text:p>
      <text:p text:style-name="NonIndentedLine">O God, you are my only strength;</text:p>
      <text:p text:style-name="IndentedLine"><text:s text:c="3"/>to you I will sing praise.</text:p>
      <text:p text:style-name="IndentedLine"><text:s text:c="3"/>You are my fortress and my rock,</text:p>
      <text:p text:style-name="LastLine"><text:s text:c="3"/>my loving God always.</text:p>
      <text:h text:style-name="Heading_20_1" text:outline-level="1"><text:soft-page-break/>Psalm 60 <text:s/>O God, you have rejected us</text:h>
      <text:p text:style-name="Firstline">1.<text:tab/>O God, you have rejected us</text:p>
      <text:p text:style-name="IndentedLine"><text:s text:c="3"/>and torn our dwelling place.</text:p>
      <text:p text:style-name="IndentedLine"><text:s text:c="3"/>With quakes and judgments we are fed;</text:p>
      <text:p text:style-name="IndentedLine"><text:s text:c="3"/>Lord, save us now in grace.</text:p>
      <text:p text:style-name="NonIndentedLine">Lord, you have set your banners high</text:p>
      <text:p text:style-name="IndentedLine"><text:s text:c="3"/>to help your own to stand.</text:p>
      <text:p text:style-name="IndentedLine"><text:s text:c="3"/>That your beloved may be saved,</text:p>
      <text:p text:style-name="LastLine"><text:s text:c="3"/>Lord, help us by your hand.</text:p>
      <text:p text:style-name="Firstline">2.<text:tab/>Our God speaks from his holy place:</text:p>
      <text:p text:style-name="IndentedLine"><text:s text:c="3"/>“I will give victory.</text:p>
      <text:p text:style-name="IndentedLine"><text:s text:c="3"/>For Judah as my <text:span text:style-name="T6">sceptre</text:span> rules;</text:p>
      <text:p text:style-name="IndentedLine"><text:s text:c="3"/>all lands will bow to me.</text:p>
      <text:p text:style-name="NonIndentedLine">On Edom I will cast my shoe,</text:p>
      <text:p text:style-name="IndentedLine"><text:s text:c="3"/>make Gilead my own.</text:p>
      <text:p text:style-name="IndentedLine"><text:s text:c="3"/>I use my helmet, Ephraim;</text:p>
      <text:p text:style-name="LastLine"><text:s text:c="3"/>they all are mine alone.”</text:p>
      <text:p text:style-name="Firstline">3.<text:tab/>Now, therefore, who will lead us on</text:p>
      <text:p text:style-name="IndentedLine"><text:s text:c="3"/>in triumph on this day?</text:p>
      <text:p text:style-name="IndentedLine"><text:s text:c="3"/>Lord, why have you rejected us</text:p>
      <text:p text:style-name="IndentedLine"><text:s text:c="3"/>and turned your face away?</text:p>
      <text:p text:style-name="NonIndentedLine">O Lord, we plead, grant us you help</text:p>
      <text:p text:style-name="IndentedLine"><text:s text:c="3"/>against our enemy.</text:p>
      <text:p text:style-name="IndentedLine"><text:s text:c="3"/>The Lord will tread down all our foes!</text:p>
      <text:p text:style-name="LastLine"><text:s text:c="3"/>God will give victory!</text:p>
      <text:h text:style-name="Heading_20_1" text:outline-level="1">Psalm 61 <text:s/>O hear my urgent cry, my God</text:h>
      <text:p text:style-name="Firstline">1.<text:tab/>O hear my urgent cry, my God,</text:p>
      <text:p text:style-name="IndentedLine"><text:s text:c="3"/>and listen to my plea.</text:p>
      <text:p text:style-name="NonIndentedLine">From earth’s remotest bounds I call</text:p>
      <text:p text:style-name="LastLine"><text:s text:c="3"/>when my heart faints in me.</text:p>
      <text:p text:style-name="Firstline">2.<text:tab/>O God, conduct me to the rock</text:p>
      <text:p text:style-name="IndentedLine"><text:s text:c="3"/>that’s higher far than I.</text:p>
      <text:p text:style-name="NonIndentedLine">For you’re my refuge from the foe,</text:p>
      <text:p text:style-name="LastLine"><text:s text:c="3"/>my to<text:span text:style-name="T4">wer</text:span> of strength on high.</text:p>
      <text:p text:style-name="Firstline">3.<text:tab/>O let me dwell within your tent,</text:p>
      <text:p text:style-name="IndentedLine"><text:s text:c="3"/>forever there to live!</text:p>
      <text:p text:style-name="NonIndentedLine">O for the shelter of your wings,</text:p>
      <text:p text:style-name="LastLine"><text:s text:c="3"/>the refuge which they give!</text:p>
      <text:p text:style-name="Firstline">4.<text:tab/>For you have heard my vows, O God,</text:p>
      <text:p text:style-name="IndentedLine"><text:s text:c="3"/>and you have given me</text:p>
      <text:p text:style-name="NonIndentedLine">the heritage of those who fear</text:p>
      <text:p text:style-name="LastLine"><text:s text:c="3"/>your name continually.</text:p>
      <text:p text:style-name="Firstline"><text:soft-page-break/>5.<text:tab/>Prolong the days the king will live;</text:p>
      <text:p text:style-name="IndentedLine"><text:s text:c="3"/>his so<text:span text:style-name="T4">ver</text:span>eign rule extend</text:p>
      <text:p text:style-name="NonIndentedLine">for many generations more,</text:p>
      <text:p text:style-name="LastLine"><text:s text:c="3"/>established without end.</text:p>
      <text:p text:style-name="Firstline">6.<text:tab/>May he forever sit as king</text:p>
      <text:p text:style-name="IndentedLine"><text:s text:c="3"/>enthroned before God’s face;</text:p>
      <text:p text:style-name="NonIndentedLine">appoint your love and faithfulness</text:p>
      <text:p text:style-name="LastLine"><text:s text:c="3"/>as his protecting grace.</text:p>
      <text:p text:style-name="Firstline">7.<text:tab/>Then will I ever bless your name</text:p>
      <text:p text:style-name="IndentedLine"><text:s text:c="3"/>with songs of joy and praise,</text:p>
      <text:p text:style-name="NonIndentedLine">and will fulfil my holy vows</text:p>
      <text:p text:style-name="LastLine"><text:s text:c="3"/>with care throughout my days.</text:p>
      <text:h text:style-name="Heading_20_1" text:outline-level="1">Psalm 62 <text:s/>My soul finds rest in God alone</text:h>
      <text:p text:style-name="Firstline">1.<text:tab/>My soul finds rest in God alone;</text:p>
      <text:p text:style-name="IndentedLine"><text:s text:c="3"/>from him comes my salvation sure.</text:p>
      <text:p text:style-name="NonIndentedLine">My safety, fortress, sheltering rock –</text:p>
      <text:p text:style-name="LastLine"><text:s text:c="3"/>in him alone I am secure.</text:p>
      <text:p text:style-name="Firstline">2.<text:tab/>How long will you assault a man?</text:p>
      <text:p text:style-name="IndentedLine"><text:s text:c="3"/>Do you all seek to lay him low –</text:p>
      <text:p text:style-name="NonIndentedLine">this leaning wall, this tottering fence –</text:p>
      <text:p text:style-name="LastLine"><text:s text:c="3"/>and bring about his overthrow?</text:p>
      <text:p text:style-name="Firstline">3.<text:tab/>They plan his fall from his high place;</text:p>
      <text:p text:style-name="IndentedLine"><text:s text:c="3"/>they take delight in spreading lies.</text:p>
      <text:p text:style-name="NonIndentedLine">With false and flatt’ring mouths they bless,</text:p>
      <text:p text:style-name="LastLine"><text:s text:c="3"/>but in their hearts curse and despise.</text:p>
      <text:p text:style-name="Firstline">4.<text:tab/>Find rest, my soul, in God alone;</text:p>
      <text:p text:style-name="IndentedLine"><text:s text:c="3"/>in him my hope is ever sure.</text:p>
      <text:p text:style-name="NonIndentedLine">My safety, fortress, sheltering rock –</text:p>
      <text:p text:style-name="LastLine"><text:s text:c="3"/>in him alone I am secure.</text:p>
      <text:p text:style-name="Firstline">5.<text:tab/>My honour and salvation rest</text:p>
      <text:p text:style-name="IndentedLine"><text:s text:c="3"/>on God, my rock and mighty fort.</text:p>
      <text:p text:style-name="NonIndentedLine">O people, trust in him always;</text:p>
      <text:p text:style-name="LastLine"><text:s text:c="3"/>to him alone pour out your heart.</text:p>
      <text:p text:style-name="Firstline">6.<text:tab/>The lowborn man is but a breath;</text:p>
      <text:p text:style-name="IndentedLine"><text:s text:c="3"/>the highborn man is but a lie.</text:p>
      <text:p text:style-name="NonIndentedLine">Weighed in a balance, side by side,</text:p>
      <text:p text:style-name="LastLine"><text:s text:c="3"/>they come to nothing but a sigh.</text:p>
      <text:p text:style-name="Firstline">7.<text:tab/>Do not seek after wealth by force,</text:p>
      <text:p text:style-name="IndentedLine"><text:s text:c="3"/>or triumph in ill-gotten gain;</text:p>
      <text:p text:style-name="NonIndentedLine">and even though your goods increase,</text:p>
      <text:p text:style-name="LastLine"><text:s text:c="3"/>set not your heart on what is vain.</text:p>
      <text:p text:style-name="Firstline"><text:soft-page-break/>8.<text:tab/>My God has spoken; I have heard</text:p>
      <text:p text:style-name="IndentedLine"><text:s text:c="3"/>that you are strong and loving, Lord.</text:p>
      <text:p text:style-name="NonIndentedLine">Each one according to his deeds</text:p>
      <text:p text:style-name="LastLine"><text:s text:c="3"/>you will assuredly reward.</text:p>
      <text:h text:style-name="Heading_20_1" text:outline-level="1">Psalm 63 <text:s/>O God, you are my God alone</text:h>
      <text:p text:style-name="Firstline">1.<text:tab/>O God, you are my God alone;</text:p>
      <text:p text:style-name="IndentedLine"><text:s text:c="3"/>I seek your face with eagerness.</text:p>
      <text:p text:style-name="NonIndentedLine">My soul and body thirst for you</text:p>
      <text:p text:style-name="LastLine"><text:s text:c="3"/>in this dry, weary wilderness.</text:p>
      <text:p text:style-name="Firstline">2.<text:tab/>I’ve seen you in your holy place;</text:p>
      <text:p text:style-name="IndentedLine"><text:s text:c="3"/>your power and glory held my gaze.</text:p>
      <text:p text:style-name="NonIndentedLine">Far better is your love than life,</text:p>
      <text:p text:style-name="LastLine"><text:s text:c="3"/>and so my lips will sing your praise.</text:p>
      <text:p text:style-name="Firstline">3.<text:tab/>I’ll bless you, Lord, throughout my life</text:p>
      <text:p text:style-name="IndentedLine"><text:s text:c="3"/>and raise my hands to you in prayer.</text:p>
      <text:p text:style-name="NonIndentedLine">My joyful lips will sing your praise;</text:p>
      <text:p text:style-name="LastLine"><text:s text:c="3"/>my soul is fed with richest fare.</text:p>
      <text:p text:style-name="Firstline">4.<text:tab/>Upon my bed I lie awake</text:p>
      <text:p text:style-name="IndentedLine"><text:s text:c="3"/>and in my thoughts remember you;</text:p>
      <text:p text:style-name="NonIndentedLine">I meditate throughout the night</text:p>
      <text:p text:style-name="LastLine"><text:s text:c="3"/>and keep your constant love in view.</text:p>
      <text:p text:style-name="Firstline">5.<text:tab/>Because you are my help alone,</text:p>
      <text:p text:style-name="IndentedLine"><text:s text:c="3"/>in shadow of your wings I’ll sing.</text:p>
      <text:p text:style-name="NonIndentedLine">You hold me up with your right hand;</text:p>
      <text:p text:style-name="LastLine"><text:s text:c="3"/>to you, O God, my soul will cling.</text:p>
      <text:p text:style-name="Firstline">6.<text:tab/>All those who seek my life will die;</text:p>
      <text:p text:style-name="IndentedLine"><text:s text:c="3"/>down to the depths they will descend.</text:p>
      <text:p text:style-name="NonIndentedLine">They will become the jackal’s food;</text:p>
      <text:p text:style-name="LastLine"><text:s text:c="3"/>the deadly sword will bring their end.</text:p>
      <text:p text:style-name="Firstline">7.<text:tab/>The king will then rejoice in God,</text:p>
      <text:p text:style-name="IndentedLine"><text:s text:c="3"/>with all who swear by God’s great name.</text:p>
      <text:p text:style-name="NonIndentedLine">The mouths of liars will be closed,</text:p>
      <text:p text:style-name="LastLine"><text:s text:c="3"/>and they will all be put to shame.</text:p>
      <text:h text:style-name="Heading_20_1" text:outline-level="1">Psalm 63b <text:s/>O Lord, my God, most earnestly</text:h>
      <text:p text:style-name="Firstline">1.<text:tab/>O Lord, my God, most earnestly</text:p>
      <text:p text:style-name="IndentedLine"><text:s text:c="3"/>my heart would seek thy face,</text:p>
      <text:p text:style-name="IndentedLine"><text:s text:c="3"/>within thy holy house once more</text:p>
      <text:p text:style-name="IndentedLine"><text:s text:c="3"/>to see thy glorious grace.</text:p>
      <text:p text:style-name="NonIndentedLine">Apart from thee I long and thirst,</text:p>
      <text:p text:style-name="IndentedLine"><text:s text:c="3"/>and nought can satisfy;</text:p>
      <text:p text:style-name="IndentedLine"><text:s text:c="3"/>I wander in a desert land</text:p>
      <text:p text:style-name="LastLine"><text:s text:c="3"/>where all the streams are dry.</text:p>
      <text:p text:style-name="Firstline"><text:soft-page-break/>2.<text:tab/>The lovingkindness of my God</text:p>
      <text:p text:style-name="IndentedLine"><text:s text:c="3"/>is more than life to me,</text:p>
      <text:p text:style-name="IndentedLine"><text:s text:c="3"/>so I will bless thee while I live</text:p>
      <text:p text:style-name="IndentedLine"><text:s text:c="3"/>and lift my prayer to thee.</text:p>
      <text:p text:style-name="NonIndentedLine">In thee my soul is satisfied,</text:p>
      <text:p text:style-name="IndentedLine"><text:s text:c="3"/>my darkness turns to light,</text:p>
      <text:p text:style-name="IndentedLine"><text:s text:c="3"/>and joyful meditations fill</text:p>
      <text:p text:style-name="LastLine"><text:s text:c="3"/>the watches of the night.</text:p>
      <text:p text:style-name="Firstline">3.<text:tab/>My Saviour, ’neath thy sheltering wings</text:p>
      <text:p text:style-name="IndentedLine"><text:s text:c="3"/>my soul delights to dwell;</text:p>
      <text:p text:style-name="IndentedLine"><text:s text:c="3"/>still closer to thy side I press,</text:p>
      <text:p text:style-name="IndentedLine"><text:s text:c="3"/>for near thee all is well.</text:p>
      <text:p text:style-name="NonIndentedLine">My soul shall conquer every foe,</text:p>
      <text:p text:style-name="IndentedLine"><text:s text:c="3"/>upholden by thy hand;</text:p>
      <text:p text:style-name="IndentedLine"><text:s text:c="3"/>thy people shall rejoice in God,</text:p>
      <text:p text:style-name="LastLine"><text:s text:c="3"/>thy saints in glory stand.</text:p>
      <text:h text:style-name="Heading_20_1" text:outline-level="1">Psalm 64 <text:s/>Hear my voice, O God</text:h>
      <text:p text:style-name="Firstline">1.<text:tab/>Hear my voice, O God, in my complaint;</text:p>
      <text:p text:style-name="IndentedLine"><text:s text:c="3"/>guard my life from terror of the foe.</text:p>
      <text:p text:style-name="NonIndentedLine">Hide me from the plots of those who hate,</text:p>
      <text:p text:style-name="LastLine"><text:s text:c="3"/>from the noisy mob of evil ones.</text:p>
      <text:p text:style-name="Firstline">2.<text:tab/>Sharp as swords the wicked whet their tongues</text:p>
      <text:p text:style-name="IndentedLine"><text:s text:c="3"/>and like arrows aim their deadly words,</text:p>
      <text:p text:style-name="NonIndentedLine">shoot from ambush at the innocent</text:p>
      <text:p text:style-name="LastLine"><text:s text:c="3"/>without warning and without a fear.</text:p>
      <text:p text:style-name="Firstline">3.<text:tab/>They agree to form an evil plot;</text:p>
      <text:p text:style-name="IndentedLine"><text:s text:c="3"/>secretly they talk of laying snares,</text:p>
      <text:p text:style-name="NonIndentedLine">saying, “Who will learn of our designs?”</text:p>
      <text:p text:style-name="LastLine"><text:s text:c="3"/>They plan carefully their wicked schemes.</text:p>
      <text:p text:style-name="Firstline">4.<text:tab/>They are ready with a cunning plot,</text:p>
      <text:p text:style-name="IndentedLine"><text:s text:c="3"/>for the human heart is full of guile.</text:p>
      <text:p text:style-name="NonIndentedLine">God will shoot an arrow straight at them;</text:p>
      <text:p text:style-name="LastLine"><text:s text:c="3"/>without warning they will be struck down.</text:p>
      <text:p text:style-name="Firstline">5.<text:tab/>They will all be made to trip themselves</text:p>
      <text:p text:style-name="IndentedLine"><text:s text:c="3"/>and undo themselves by their own tongues.</text:p>
      <text:p text:style-name="NonIndentedLine">All who see them shake their heads in scorn;</text:p>
      <text:p text:style-name="LastLine"><text:s text:c="3"/>then shall all the people fear the <text:span text:style-name="T1">Lord</text:span>.</text:p>
      <text:p text:style-name="Firstline">6.<text:tab/>They will ponder God’s almighty deeds</text:p>
      <text:p text:style-name="IndentedLine"><text:s text:c="3"/>and proclaim the marvel of his works.</text:p>
      <text:p text:style-name="NonIndentedLine">Let the righteous all rejoice in <text:span text:style-name="T1">God</text:span>;</text:p>
      <text:p text:style-name="LastLine"><text:s text:c="3"/>praise the <text:span text:style-name="T1">Lord </text:span>for his protecting care!</text:p>
      <text:h text:style-name="Heading_20_1" text:outline-level="1"><text:soft-page-break/>Psalm 65 <text:s/>Praise is your right, O God, in Zion</text:h>
      <text:p text:style-name="Firstline">1.<text:tab/><text:span text:style-name="T3">Praise </text:span>is your <text:span text:style-name="T3">right</text:span>,[ ]\<text:span text:style-name="T3">O</text:span> God, in <text:span text:style-name="T3">Zion</text:span>.</text:p>
      <text:p text:style-name="IndentedLine"><text:s text:c="3"/><text:span text:style-name="T3">To</text:span> you we <text:span text:style-name="T3">pay our vows</text:span>.</text:p>
      <text:p text:style-name="IndentedLine"><text:s text:c="3"/><text:span text:style-name="T3">When </text:span>we your <text:span text:style-name="T3">people </text:span>pray, you <text:span text:style-name="T3">hear us</text:span>.</text:p>
      <text:p text:style-name="IndentedLine"><text:s text:c="3"/><text:span text:style-name="T3">All</text:span> flesh to <text:span text:style-name="T3">you will bow</text:span>.</text:p>
      <text:p text:style-name="NonIndentedLine"><text:span text:style-name="T3">When </text:span>our transgressions over<text:span text:style-name="T3">whelm</text:span> <text:span text:style-name="T3">us</text:span>,</text:p>
      <text:p text:style-name="IndentedLine"><text:s text:c="3"/><text:span text:style-name="T3">you</text:span> graciously for<text:span text:style-name="T3">give</text:span>.</text:p>
      <text:p text:style-name="IndentedLine"><text:s text:c="3"/><text:span text:style-name="T3">How</text:span> satisfied your chosen <text:span text:style-name="T3">servants</text:span>;</text:p>
      <text:p text:style-name="LastLine"><text:s text:c="3"/><text:span text:style-name="T3">with</text:span>in your courts they <text:span text:style-name="T3">live</text:span>.</text:p>
      <text:p text:style-name="Firstline">2.<text:tab/><text:span text:style-name="T3">Your </text:span>mighty <text:span text:style-name="T3">acts</text:span> <text:span text:style-name="T3">work</text:span> our sal<text:span text:style-name="T3">vation</text:span>.</text:p>
      <text:p text:style-name="IndentedLine"><text:s text:c="3"/><text:span text:style-name="T3">All</text:span> earth waits <text:span text:style-name="T3">hopefully</text:span>.</text:p>
      <text:p text:style-name="IndentedLine"><text:s text:c="3"/><text:span text:style-name="T3">You</text:span> have the <text:span text:style-name="T3">strength to</text:span> make the <text:span text:style-name="T3">mountains</text:span>,</text:p>
      <text:p text:style-name="IndentedLine"><text:s text:c="3"/><text:span text:style-name="T3">to</text:span> calm the <text:span text:style-name="T3">stormy sea</text:span>.</text:p>
      <text:p text:style-name="NonIndentedLine"><text:span text:style-name="T3">You </text:span>calm the tumult of the <text:span text:style-name="T3">people</text:span>.</text:p>
      <text:p text:style-name="IndentedLine"><text:s text:c="3"/><text:span text:style-name="T3">Such</text:span> awesome signs you <text:span text:style-name="T3">do</text:span></text:p>
      <text:p text:style-name="IndentedLine"><text:s text:c="3"/><text:span text:style-name="T3">that</text:span> earth, from sunrise to the <text:span text:style-name="T3">sunset</text:span>,</text:p>
      <text:p text:style-name="LastLine"><text:s text:c="3"/><text:span text:style-name="T3">for </text:span>joy cries out to <text:span text:style-name="T3">you</text:span>.</text:p>
      <text:p text:style-name="Firstline">3.<text:tab/><text:span text:style-name="T3">You</text:span> bless the <text:span text:style-name="T3">earth</text:span> <text:span text:style-name="T3">with </text:span>streams and <text:span text:style-name="T3">rivers</text:span></text:p>
      <text:p text:style-name="IndentedLine"><text:s text:c="3"/><text:span text:style-name="T3">and </text:span>with the <text:span text:style-name="T3">gentle rain</text:span>.</text:p>
      <text:p text:style-name="IndentedLine"><text:s text:c="3"/><text:span text:style-name="T3">You</text:span> settle <text:span text:style-name="T3">ridges</text:span>, soften <text:span text:style-name="T3">furrows</text:span>.</text:p>
      <text:p text:style-name="IndentedLine"><text:s text:c="3"/><text:span text:style-name="T3">and </text:span>bless the <text:span text:style-name="T3">sprouting grain</text:span>.</text:p>
      <text:p text:style-name="NonIndentedLine"><text:span text:style-name="T3">You </text:span>crown the year with ample <text:span text:style-name="T3">harvest</text:span>;</text:p>
      <text:p text:style-name="IndentedLine"><text:s text:c="3"/><text:span text:style-name="T3">a </text:span>rich abundance <text:span text:style-name="T3">springs</text:span>.</text:p>
      <text:p text:style-name="IndentedLine"><text:s text:c="3"/><text:span text:style-name="T3">All</text:span> flocks and grains and hills and <text:span text:style-name="T3">meadows </text:span>–</text:p>
      <text:p text:style-name="LastLine"><text:s text:c="3"/><text:span text:style-name="T3">yes</text:span>, all creation <text:span text:style-name="T3">sings</text:span>.</text:p>
      <text:h text:style-name="Heading_20_1" text:outline-level="1">Psalm 66 <text:s/>Come, everyone, and join with us</text:h>
      <text:p text:style-name="Firstline">1.<text:tab/>Come, everyone, and join with us</text:p>
      <text:p text:style-name="IndentedLine"><text:s text:c="3"/>in rousing songs of praise.</text:p>
      <text:p text:style-name="IndentedLine"><text:s text:c="3"/>Sing out the honour of God's name</text:p>
      <text:p text:style-name="IndentedLine"><text:s text:c="3"/>for all his glorious ways.</text:p>
      <text:p text:style-name="NonIndentedLine">Say to our God, “How awesome, Lord,</text:p>
      <text:p text:style-name="IndentedLine"><text:s text:c="3"/>are you in all you do.</text:p>
      <text:p text:style-name="IndentedLine"><text:s text:c="3"/>Your enemies cringe down in fear,</text:p>
      <text:p text:style-name="LastLine"><text:s text:c="3"/>then rise to worship you.”</text:p>
      <text:p text:style-name="Firstline">2.<text:tab/>O come and see what God has done</text:p>
      <text:p text:style-name="IndentedLine"><text:s text:c="3"/>among the sons of men.</text:p>
      <text:p text:style-name="IndentedLine"><text:s text:c="3"/>He turned the sea to solid ground –</text:p>
      <text:p text:style-name="IndentedLine"><text:s text:c="3"/>let us rejoice in him.</text:p>
      <text:p text:style-name="NonIndentedLine">God rules forever by his might</text:p>
      <text:p text:style-name="IndentedLine"><text:s text:c="3"/>and his all-seeing eye.</text:p>
      <text:p text:style-name="IndentedLine"><text:s text:c="3"/>Let not the proud, rebellious ones</text:p>
      <text:p text:style-name="LastLine"><text:s text:c="3"/>exalt themselves on high.</text:p>
      <text:p text:style-name="Firstline"><text:soft-page-break/>3.<text:tab/>Come, everyone, and join with us</text:p>
      <text:p text:style-name="IndentedLine"><text:s text:c="3"/>in rousing songs of praise</text:p>
      <text:p text:style-name="IndentedLine"><text:s text:c="3"/>to God, who safely holds our lives;</text:p>
      <text:p text:style-name="IndentedLine"><text:s text:c="3"/>our feet he guides always.</text:p>
      <text:p text:style-name="NonIndentedLine">O God, you tried and tested us</text:p>
      <text:p text:style-name="IndentedLine"><text:s text:c="3"/>as silver tried by flame.</text:p>
      <text:p text:style-name="IndentedLine"><text:s text:c="3"/>You brought us low through fire and flood,</text:p>
      <text:p text:style-name="LastLine"><text:s text:c="3"/>but then your blessing came.</text:p>
      <text:p text:style-name="Firstline">4.<text:tab/>With gratitude and of-fer-ings</text:p>
      <text:p text:style-name="IndentedLine"><text:s text:c="3"/>I come into your house,</text:p>
      <text:p text:style-name="IndentedLine"><text:s text:c="3"/>for when I was in trouble, Lord,</text:p>
      <text:p text:style-name="IndentedLine"><text:s text:c="3"/>I spoke to you my vows.</text:p>
      <text:p text:style-name="NonIndentedLine">I bring you now burnt of-fer-ings</text:p>
      <text:p text:style-name="IndentedLine"><text:s text:c="3"/>of fatlings from my herd;</text:p>
      <text:p text:style-name="IndentedLine"><text:s text:c="3"/>I offer you my gift of thanks,</text:p>
      <text:p text:style-name="LastLine"><text:s text:c="3"/>because I gave my word.</text:p>
      <text:p text:style-name="Firstline">5.<text:tab/>Come, everyone who loves the Lord,</text:p>
      <text:p text:style-name="IndentedLine"><text:s text:c="3"/>hear what he did for me.</text:p>
      <text:p text:style-name="IndentedLine"><text:s text:c="3"/>My cry for help has turned to praise,</text:p>
      <text:p text:style-name="IndentedLine"><text:s text:c="3"/>for he has set me free.</text:p>
      <text:p text:style-name="NonIndentedLine">If in my heart I’d cherished sin,</text:p>
      <text:p text:style-name="IndentedLine"><text:s text:c="3"/>God would have turned away.</text:p>
      <text:p text:style-name="IndentedLine"><text:s text:c="3"/>But he has listened to my cry;</text:p>
      <text:p text:style-name="LastLine"><text:s text:c="3"/>he answers when I pray.</text:p>
      <text:p text:style-name="Firstline">6.<text:tab/>Praise be to God, who hears my prayer</text:p>
      <text:p text:style-name="IndentedLine"><text:s text:c="3"/>and answers my request.</text:p>
      <text:p text:style-name="IndentedLine"><text:s text:c="3"/>His steadfast love surrounds my days;</text:p>
      <text:p text:style-name="IndentedLine"><text:s text:c="3"/>his name be ever blest.</text:p>
      <text:p text:style-name="NonIndentedLine">Come, everyone, and join with us</text:p>
      <text:p text:style-name="IndentedLine"><text:s text:c="3"/>in rousing songs of praise.</text:p>
      <text:p text:style-name="IndentedLine"><text:s text:c="3"/>Sing out the honour of God’s name</text:p>
      <text:p text:style-name="LastLine"><text:s text:c="3"/>for all his glorious ways.</text:p>
      <text:h text:style-name="Heading_20_1" text:outline-level="1">Psalm 67 <text:s/>O God, to us show mercy</text:h>
      <text:p text:style-name="Firstline">1.<text:tab/>O God, to us show mercy</text:p>
      <text:p text:style-name="IndentedLine"><text:s text:c="3"/>and bless us in your grace,</text:p>
      <text:p text:style-name="IndentedLine"><text:s text:c="3"/>and cause to shine upon us</text:p>
      <text:p text:style-name="IndentedLine"><text:s text:c="3"/>the brightness of your face,</text:p>
      <text:p text:style-name="NonIndentedLine">so that your way most holy</text:p>
      <text:p text:style-name="IndentedLine"><text:s text:c="3"/>on earth may soon be known,</text:p>
      <text:p text:style-name="IndentedLine"><text:s text:c="3"/>and unto every people</text:p>
      <text:p text:style-name="LastLine"><text:s text:c="3"/>your saving grace be shown.</text:p>
      <text:p text:style-name="Firstline"><text:soft-page-break/>2.<text:tab/>Let all the peoples praise you,</text:p>
      <text:p text:style-name="IndentedLine"><text:s text:c="3"/>let all the nations sing;</text:p>
      <text:p text:style-name="IndentedLine"><text:s text:c="3"/>in every land let praises</text:p>
      <text:p text:style-name="IndentedLine"><text:s text:c="3"/>and songs of gladness ring;</text:p>
      <text:p text:style-name="NonIndentedLine">for you will judge the peoples</text:p>
      <text:p text:style-name="IndentedLine"><text:s text:c="3"/>in truth and righteousness,</text:p>
      <text:p text:style-name="IndentedLine"><text:s text:c="3"/>and on the earth all nations</text:p>
      <text:p text:style-name="LastLine"><text:s text:c="3"/>will your just rule confess.</text:p>
      <text:p text:style-name="Firstline">3.<text:tab/>Let all the peoples praise you,</text:p>
      <text:p text:style-name="IndentedLine"><text:s text:c="3"/>let all the nations sing.</text:p>
      <text:p text:style-name="IndentedLine"><text:s text:c="3"/>Then earth in rich abundance</text:p>
      <text:p text:style-name="IndentedLine"><text:s text:c="3"/>to us her fruit will bring.</text:p>
      <text:p text:style-name="NonIndentedLine">The Lord our God will bless us,</text:p>
      <text:p text:style-name="IndentedLine"><text:s text:c="3"/>our God will blessing send,</text:p>
      <text:p text:style-name="IndentedLine"><text:s text:c="3"/>and all the earth will fear him</text:p>
      <text:p text:style-name="LastLine"><text:s text:c="3"/>to its remotest end.</text:p>
      <text:h text:style-name="Heading_20_1" text:outline-level="1">Psalm 68 <text:s/>May God arise</text:h>
      <text:p text:style-name="Firstline">1.<text:tab/>May God arise and may his foes</text:p>
      <text:p text:style-name="IndentedLine"><text:s text:c="3"/>be scattered far and put to flight.</text:p>
      <text:p text:style-name="NonIndentedLine">As smoke is blown before the wind</text:p>
      <text:p text:style-name="IndentedLine"><text:s text:c="3"/>so may your foes be blown from sight.</text:p>
      <text:p text:style-name="NonIndentedLine">As wax is melted by the fire</text:p>
      <text:p text:style-name="LastLine"><text:s text:c="3"/>may they before God’s wrath expire.</text:p>
      <text:p text:style-name="Firstline">2.<text:tab/>But may the righteous all be glad;</text:p>
      <text:p text:style-name="IndentedLine"><text:s text:c="3"/>may they rejoice and sing aloud.</text:p>
      <text:p text:style-name="NonIndentedLine">Sing praise to God, sing to his name;</text:p>
      <text:p text:style-name="IndentedLine"><text:s text:c="3"/>extol the One who rides the cloud.</text:p>
      <text:p text:style-name="NonIndentedLine">For he alone is named the <text:span text:style-name="T1">Lord</text:span> –</text:p>
      <text:p text:style-name="LastLine"><text:s text:c="3"/>with joy all praise to him accord.</text:p>
      <text:p text:style-name="Firstline">3.<text:tab/>A father to the fatherless,</text:p>
      <text:p text:style-name="IndentedLine"><text:s text:c="3"/>of widows’ rights the champion,</text:p>
      <text:p text:style-name="NonIndentedLine">is God within his holy place;</text:p>
      <text:p text:style-name="IndentedLine"><text:s text:c="3"/>he gives a home to those forlorn.</text:p>
      <text:p text:style-name="NonIndentedLine">He leads the captives forth with song;</text:p>
      <text:p text:style-name="LastLine"><text:s text:c="3"/>to rebels barren wastes belong.</text:p>
      <text:p text:style-name="Firstline">4.<text:tab/>When you, O God, went out and led</text:p>
      <text:p text:style-name="IndentedLine"><text:s text:c="3"/>your people through the desert plain –</text:p>
      <text:p text:style-name="NonIndentedLine">when through the wilderness you marched,</text:p>
      <text:p text:style-name="IndentedLine"><text:s text:c="3"/>earth shook and heaven poured down rain</text:p>
      <text:p text:style-name="NonIndentedLine">before the God of Sinai’s hill,</text:p>
      <text:p text:style-name="LastLine"><text:s text:c="3"/>before the God of Israel.</text:p>
      <text:p text:style-name="Firstline"><text:soft-page-break/>5.<text:tab/>O God, with showers you refreshed</text:p>
      <text:p text:style-name="IndentedLine"><text:s text:c="3"/>your heritage so dry and bare.</text:p>
      <text:p text:style-name="NonIndentedLine">And so your people settled down</text:p>
      <text:p text:style-name="IndentedLine"><text:s text:c="3"/>and made their habitation there.</text:p>
      <text:p text:style-name="NonIndentedLine">And from your overflowing store</text:p>
      <text:p text:style-name="LastLine"><text:s text:c="3"/>you made provision for the poor.</text:p>
      <text:p text:style-name="Firstline">6.<text:tab/>The Lord announced his sovereign word;</text:p>
      <text:p text:style-name="IndentedLine"><text:s text:c="3"/>a mighty crowd took up the shout,</text:p>
      <text:p text:style-name="NonIndentedLine">and many women spread the news:</text:p>
      <text:p text:style-name="IndentedLine"><text:s text:c="3"/>“See kings and armies put to rout!</text:p>
      <text:p text:style-name="NonIndentedLine">They leave the fruits of battle’s toil;</text:p>
      <text:p text:style-name="LastLine"><text:s text:c="3"/>at home the women share the spoil.</text:p>
      <text:p text:style-name="Firstline">7.<text:tab/>“Although in open camp you sleep,</text:p>
      <text:p text:style-name="IndentedLine"><text:s text:c="3"/>adorned with silver are your wings;</text:p>
      <text:p text:style-name="NonIndentedLine">my dove, your feathers shine like gold.”</text:p>
      <text:p text:style-name="IndentedLine"><text:s text:c="3"/>When God Almighty scattered kings,</text:p>
      <text:p text:style-name="NonIndentedLine">the land became like Zalmon steep</text:p>
      <text:p text:style-name="LastLine"><text:s text:c="3"/>when on its slopes the snow lies deep.</text:p>
      <text:p text:style-name="Firstline">8.<text:tab/>See Bashan’s mountains rising high;</text:p>
      <text:p text:style-name="IndentedLine"><text:s text:c="3"/>steep and majestic are its hills.</text:p>
      <text:p text:style-name="NonIndentedLine">Why view in envy, rugged heights,</text:p>
      <text:p text:style-name="IndentedLine"><text:s text:c="3"/>the hill where God forever dwells?</text:p>
      <text:p text:style-name="NonIndentedLine">The mountain where he chose to reign –</text:p>
      <text:p text:style-name="LastLine"><text:s text:c="3"/>there will the <text:span text:style-name="T1">Lord</text:span> himself remain.</text:p>
      <text:p text:style-name="Firstline">9.<text:tab/>The mighty char-i-ots of God</text:p>
      <text:p text:style-name="IndentedLine"><text:s text:c="3"/>in tens of thousands now appear;</text:p>
      <text:p text:style-name="NonIndentedLine">surrounded by unnumbered hosts,</text:p>
      <text:p text:style-name="IndentedLine"><text:s text:c="3"/>the Lord himself is drawing near.</text:p>
      <text:p text:style-name="NonIndentedLine">From Sinai he has come to fill</text:p>
      <text:p text:style-name="LastLine"><text:s text:c="3"/>his sanctu’ry on Zion hill.</text:p>
      <text:p text:style-name="Firstline">10.<text:tab/>When you ascended up on high,</text:p>
      <text:p text:style-name="IndentedLine"><text:s text:c="3"/>you led out captives after you.</text:p>
      <text:p text:style-name="NonIndentedLine">From people you accepted gifts,</text:p>
      <text:p text:style-name="IndentedLine"><text:s text:c="3"/>from those who once were rebels too.</text:p>
      <text:p text:style-name="NonIndentedLine">And so, O <text:span text:style-name="T1">Lord</text:span> God, you have come</text:p>
      <text:p text:style-name="LastLine"><text:s text:c="3"/>to dwell in Zion as your home.</text:p>
      <text:p text:style-name="Firstline">11.<text:tab/>Praise to the Lord, our Saviour God;</text:p>
      <text:p text:style-name="IndentedLine"><text:s text:c="3"/>our burdens daily he relieves.</text:p>
      <text:p text:style-name="NonIndentedLine">Of our salvation he is God;</text:p>
      <text:p text:style-name="IndentedLine"><text:s text:c="3"/>truly he is the God who saves.</text:p>
      <text:p text:style-name="NonIndentedLine">The Sov’reign <text:span text:style-name="T1">Lord</text:span> defeats the grave;</text:p>
      <text:p text:style-name="LastLine"><text:s text:c="3"/>he has the power from death to save.</text:p>
      <text:p text:style-name="Firstline">12.<text:tab/>The Lord will crush his e<text:span text:style-name="T4">nem</text:span>ies’ heads,</text:p>
      <text:p text:style-name="IndentedLine"><text:s text:c="3"/>the skulls of those who practise sin.</text:p>
      <text:p text:style-name="Standard"><text:s/>“From Bashan I will bring them down,</text:p>
      <text:p text:style-name="IndentedLine"><text:soft-page-break/><text:s text:c="3"/>and from the sea’s depths bring them in,</text:p>
      <text:p text:style-name="NonIndentedLine">that you may plunge your feet in blood,</text:p>
      <text:p text:style-name="LastLine"><text:s text:c="3"/>which dogs will lick up as their food.”</text:p>
      <text:p text:style-name="Firstline">13.<text:tab/>The great procession comes in view –</text:p>
      <text:p text:style-name="IndentedLine"><text:s text:c="3"/>the entry of my God and King</text:p>
      <text:p text:style-name="NonIndentedLine">into the holy sanctu’ry.</text:p>
      <text:p text:style-name="IndentedLine"><text:s text:c="3"/>Leading them all are those who sing;</text:p>
      <text:p text:style-name="NonIndentedLine">then girls with tambourines appear;</text:p>
      <text:p text:style-name="LastLine"><text:s text:c="3"/>musicians follow in the rear.</text:p>
      <text:p text:style-name="Firstline">14.<text:tab/>In the assembly praise the <text:span text:style-name="T1">Lord</text:span></text:p>
      <text:p text:style-name="IndentedLine"><text:s text:c="3"/>and let God’s praise be heard among</text:p>
      <text:p text:style-name="NonIndentedLine">the gathered tribes of Israel.</text:p>
      <text:p text:style-name="IndentedLine"><text:s text:c="3"/>See Judah’s princes in a throng,</text:p>
      <text:p text:style-name="NonIndentedLine">in front the tribe of Benjamin,</text:p>
      <text:p text:style-name="LastLine"><text:s text:c="3"/>then Naphtali and Zebulun.</text:p>
      <text:p text:style-name="Firstline">15.<text:tab/>Summon your glor<text:span text:style-name="T4">iou</text:span>s power, O God;</text:p>
      <text:p text:style-name="IndentedLine"><text:s text:c="3"/>show us the strength at your command,</text:p>
      <text:p text:style-name="NonIndentedLine">as you have done for us of old.</text:p>
      <text:p text:style-name="IndentedLine"><text:s text:c="3"/>The kings of earth, from every land,</text:p>
      <text:p text:style-name="NonIndentedLine">will bring their gifts to you in fear,</text:p>
      <text:p text:style-name="LastLine"><text:s text:c="3"/>and worship at your temple here.</text:p>
      <text:p text:style-name="Firstline">16.<text:tab/>Rebuke the beast from Egypt’s reeds,</text:p>
      <text:p text:style-name="IndentedLine"><text:s text:c="3"/>the bulls with calves from every land;</text:p>
      <text:p text:style-name="NonIndentedLine">may they with shame their tribute bring.</text:p>
      <text:p text:style-name="IndentedLine"><text:s text:c="3"/>Disperse the tribes that war demand.</text:p>
      <text:p text:style-name="NonIndentedLine">Let Egypt’s envoys come to God,</text:p>
      <text:p text:style-name="LastLine"><text:s text:c="3"/>and Cush bow down before the Lord.</text:p>
      <text:p text:style-name="Firstline">17.<text:tab/>O realms of earth, sing to the Lord,</text:p>
      <text:p text:style-name="IndentedLine"><text:s text:c="3"/>to him who has his throne on high;</text:p>
      <text:p text:style-name="NonIndentedLine">all kingdoms, join in praise to God,</text:p>
      <text:p text:style-name="IndentedLine"><text:s text:c="3"/>whose char<text:span text:style-name="T4">iot</text:span> rides the ancient sky.</text:p>
      <text:p text:style-name="NonIndentedLine">Now listen: he sends out his word,</text:p>
      <text:p text:style-name="LastLine"><text:s text:c="3"/>a mighty thund’ring voice is heard.</text:p>
      <text:p text:style-name="Firstline">18.<text:tab/>Proclaim the mighty power of God,</text:p>
      <text:p text:style-name="IndentedLine"><text:s text:c="3"/>whose glory shines on Israel;</text:p>
      <text:p text:style-name="NonIndentedLine">his strength is awesome in the heavens</text:p>
      <text:p text:style-name="IndentedLine"><text:s text:c="3"/>and in the place he comes to dwell.</text:p>
      <text:p text:style-name="NonIndentedLine">His people, Isr<text:span text:style-name="T4">ael</text:span>, God will raise</text:p>
      <text:p text:style-name="LastLine"><text:s text:c="3"/>to strength and might. To God be praise!</text:p>
      <text:h text:style-name="Heading_20_1" text:outline-level="1"><text:soft-page-break/>Psalm 68b <text:s/>O Lord, thou hast ascended</text:h>
      <text:p text:style-name="Firstline">1.<text:tab/>O Lord, thou hast ascended</text:p>
      <text:p text:style-name="IndentedLine"><text:s text:c="3"/>on high in might to reign;</text:p>
      <text:p text:style-name="IndentedLine"><text:s text:c="3"/>captivity thou leadest</text:p>
      <text:p text:style-name="IndentedLine"><text:s text:c="3"/>a captive in thy train.</text:p>
      <text:p text:style-name="NonIndentedLine">Rich gifts to thee are offered</text:p>
      <text:p text:style-name="IndentedLine"><text:s text:c="3"/>by men who did rebel,</text:p>
      <text:p text:style-name="IndentedLine"><text:s text:c="3"/>who pray that now Jehovah</text:p>
      <text:p text:style-name="LastLine"><text:s text:c="3"/>their God with them may dwell.</text:p>
      <text:p text:style-name="Firstline">2.<text:tab/>Blest be the Lord who daily</text:p>
      <text:p text:style-name="IndentedLine"><text:s text:c="3"/>our heavy burden bears,</text:p>
      <text:p text:style-name="IndentedLine"><text:s text:c="3"/>the God of our salvation,</text:p>
      <text:p text:style-name="IndentedLine"><text:s text:c="3"/>who for his people cares.</text:p>
      <text:p text:style-name="NonIndentedLine">Our God is near to help us,</text:p>
      <text:p text:style-name="IndentedLine"><text:s text:c="3"/>our God is strong to save;</text:p>
      <text:p text:style-name="IndentedLine"><text:s text:c="3"/>the <text:span text:style-name="T1">Lord</text:span> alone is able</text:p>
      <text:p text:style-name="LastLine"><text:s text:c="3"/>to ransom from the grave.</text:p>
      <text:p text:style-name="Firstline">3.<text:tab/>Sing unto God, ye nations,</text:p>
      <text:p text:style-name="IndentedLine"><text:s text:c="3"/>ye kingdoms of the earth;</text:p>
      <text:p text:style-name="IndentedLine"><text:s text:c="3"/>sing unto God, all people,</text:p>
      <text:p text:style-name="IndentedLine"><text:s text:c="3"/>and praise his matchless worth.</text:p>
      <text:p text:style-name="NonIndentedLine">He rides in royal triumph</text:p>
      <text:p text:style-name="IndentedLine"><text:s text:c="3"/>upon the heavens abroad;</text:p>
      <text:p text:style-name="IndentedLine"><text:s text:c="3"/>he speaks, the mountains tremble</text:p>
      <text:p text:style-name="LastLine"><text:s text:c="3"/>before the voice of God.</text:p>
      <text:p text:style-name="Firstline">4.<text:tab/>All glory, might and honour</text:p>
      <text:p text:style-name="IndentedLine"><text:s text:c="3"/>ascribe to God on high;</text:p>
      <text:p text:style-name="IndentedLine"><text:s text:c="3"/>his arm protects his people</text:p>
      <text:p text:style-name="IndentedLine"><text:s text:c="3"/>who on his power rely.</text:p>
      <text:p text:style-name="NonIndentedLine">Forth from thy holy dwelling</text:p>
      <text:p text:style-name="IndentedLine"><text:s text:c="3"/>thine awful glories shine;</text:p>
      <text:p text:style-name="IndentedLine"><text:s text:c="3"/>thou strengthenest thy people;</text:p>
      <text:p text:style-name="LastLine"><text:s text:c="3"/>unending praise be thine.</text:p>
      <text:h text:style-name="Heading_20_1" text:outline-level="1">Psalm 69 <text:s/>Save me, O God; I sink in floods</text:h>
      <text:p text:style-name="Firstline">1.<text:tab/>Save me, O God; I sink in floods,</text:p>
      <text:p text:style-name="IndentedLine"><text:s text:c="3"/>plunged into misery.</text:p>
      <text:p text:style-name="NonIndentedLine">My constant weeping brings no help;</text:p>
      <text:p text:style-name="LastLine"><text:s text:c="3"/>Lord, hear and answer me.</text:p>
      <text:p text:style-name="Firstline">2.<text:tab/>How countless are my many foes</text:p>
      <text:p text:style-name="IndentedLine"><text:s text:c="3"/>who hate without a cause.</text:p>
      <text:p text:style-name="NonIndentedLine">O Lord, you know the wrong I do</text:p>
      <text:p text:style-name="LastLine"><text:s text:c="3"/>against your holy laws.</text:p>
      <text:p text:style-name="Firstline"><text:soft-page-break/>3.<text:tab/>May those who seek you not be put</text:p>
      <text:p text:style-name="IndentedLine"><text:s text:c="3"/>to shame because of me.</text:p>
      <text:p text:style-name="NonIndentedLine"><text:span text:style-name="T1">Lord</text:span>, for your sake I suffer scorn,</text:p>
      <text:p text:style-name="LastLine"><text:s text:c="3"/>estranged from family.</text:p>
      <text:p text:style-name="Firstline">4.<text:tab/>My zeal for your most holy house</text:p>
      <text:p text:style-name="IndentedLine"><text:s text:c="3"/>has brought reproach and jest.</text:p>
      <text:p text:style-name="NonIndentedLine">Foes’ vulgar songs about my fate</text:p>
      <text:p text:style-name="LastLine"><text:s text:c="3"/>leave me the more depressed.</text:p>
      <text:p text:style-name="Firstline">5.<text:tab/>In full assurance of your grace</text:p>
      <text:p text:style-name="IndentedLine"><text:s text:c="3"/>I turn to you in prayer.</text:p>
      <text:p text:style-name="NonIndentedLine">Deliver me from surging floods;</text:p>
      <text:p text:style-name="LastLine"><text:s text:c="3"/>draw near, reach out in care.</text:p>
      <text:p text:style-name="Firstline">6.<text:tab/>Your steadfast mercy, <text:span text:style-name="T1">Lord</text:span>, is good;</text:p>
      <text:p text:style-name="IndentedLine"><text:s text:c="3"/>hide not your face from me.</text:p>
      <text:p text:style-name="NonIndentedLine">Hear my distress and answer, <text:span text:style-name="T1">Lord</text:span>;</text:p>
      <text:p text:style-name="LastLine"><text:s text:c="3"/>make haste and set me free.</text:p>
      <text:p text:style-name="Firstline">7.<text:tab/>You know of my reproach and shame;</text:p>
      <text:p text:style-name="IndentedLine"><text:s text:c="3"/>my heart despairs from grief.</text:p>
      <text:p text:style-name="NonIndentedLine">I looked for pity, but I found</text:p>
      <text:p text:style-name="LastLine"><text:s text:c="3"/>no comfort or relief.</text:p>
      <text:p text:style-name="Firstline">8.<text:tab/>They gave me bitter gall for food,</text:p>
      <text:p text:style-name="IndentedLine"><text:s text:c="3"/>and vinegar for thirst.</text:p>
      <text:p text:style-name="NonIndentedLine">O may their deeds rebound on them,</text:p>
      <text:p text:style-name="LastLine"><text:s text:c="3"/>a trap to leave them cursed.</text:p>
      <text:p text:style-name="Firstline">9.<text:tab/>In burning anger bring them low,</text:p>
      <text:p text:style-name="IndentedLine"><text:s text:c="3"/>desert them, one and all;</text:p>
      <text:p text:style-name="NonIndentedLine">for those chastised by you they taunt.</text:p>
      <text:p text:style-name="LastLine"><text:s text:c="3"/>O <text:span text:style-name="T1">Lord</text:span>, their crimes recall.</text:p>
      <text:p text:style-name="Firstline">10.<text:tab/>Unworthy of salvation’s bliss,</text:p>
      <text:p text:style-name="IndentedLine"><text:s text:c="3"/>omit them from your book.</text:p>
      <text:p text:style-name="NonIndentedLine">I am afflicted and in pain;</text:p>
      <text:p text:style-name="LastLine"><text:s text:c="3"/>grant me your saving look!</text:p>
      <text:p text:style-name="Firstline">11.<text:tab/>My song of praise to you, O God,</text:p>
      <text:p text:style-name="IndentedLine"><text:s text:c="3"/>is more than sacrifice.</text:p>
      <text:p text:style-name="NonIndentedLine">The Lord still hears the needy ones;</text:p>
      <text:p text:style-name="LastLine"><text:s text:c="3"/>he heeds the prisoners’ cries.</text:p>
      <text:p text:style-name="Firstline">12.<text:tab/>Let heav’n and earth and seas rejoice;</text:p>
      <text:p text:style-name="IndentedLine"><text:s text:c="3"/>let all that move give praise.</text:p>
      <text:p text:style-name="NonIndentedLine">All those that love God’s name shall live</text:p>
      <text:p text:style-name="LastLine"><text:s text:c="3"/>in Zion all their days.</text:p>
      <text:h text:style-name="Heading_20_1" text:outline-level="1"><text:soft-page-break/>Psalm 69b <text:s/>Thy lovingkindness, <text:span text:style-name="T1">Lord</text:span>, is good and free</text:h>
      <text:p text:style-name="Firstline">1.<text:tab/>Thy lovingkindness, <text:span text:style-name="T1">Lord</text:span>, is good and free;</text:p>
      <text:p text:style-name="IndentedLine"><text:s text:c="3"/>in tender mercy turn thou unto me;</text:p>
      <text:p text:style-name="NonIndentedLine">hide not thy face from me in my distress;</text:p>
      <text:p text:style-name="LastLine"><text:s text:c="3"/>in mercy hear my prayer, thy servant bless.</text:p>
      <text:p text:style-name="Firstline">2.<text:tab/>Needy and sorrowful, to thee I cry;</text:p>
      <text:p text:style-name="IndentedLine"><text:s text:c="3"/>let thy salvation set my soul on high.</text:p>
      <text:p text:style-name="NonIndentedLine">Then I will sing and praise thy holy name,</text:p>
      <text:p text:style-name="LastLine"><text:s text:c="3"/>my thankful song thy mercy shall proclaim.</text:p>
      <text:p text:style-name="Firstline">3.<text:tab/>With joy the meek shall see my soul restored;</text:p>
      <text:p text:style-name="IndentedLine"><text:s text:c="3"/>your heart shall live, ye saints that seek the Lord.</text:p>
      <text:p text:style-name="NonIndentedLine">He helps the needy and regards their cries;</text:p>
      <text:p text:style-name="LastLine"><text:s text:c="3"/>those in distress the <text:span text:style-name="T1">Lord</text:span> will not despise.</text:p>
      <text:p text:style-name="Firstline">4.<text:tab/>Let heav’n above his grace and glory tell,</text:p>
      <text:p text:style-name="IndentedLine"><text:s text:c="3"/>let earth and sea and all that in them dwell.</text:p>
      <text:p text:style-name="NonIndentedLine">Salvation to his people God will give,</text:p>
      <text:p text:style-name="LastLine"><text:s text:c="3"/>and they that love his name with him shall live.</text:p>
      <text:h text:style-name="Heading_20_1" text:outline-level="1">Psalm 70 <text:s/>Make haste, O God, to save me</text:h>
      <text:p text:style-name="Firstline">1.<text:tab/>Make haste, O God, to save me;</text:p>
      <text:p text:style-name="IndentedLine"><text:s text:c="3"/>O <text:span text:style-name="T1">Lord</text:span>, come to my aid.</text:p>
      <text:p text:style-name="IndentedLine"><text:s text:c="3"/>May those who seek to kill me</text:p>
      <text:p text:style-name="IndentedLine"><text:s text:c="3"/>be utterly dismayed.</text:p>
      <text:p text:style-name="NonIndentedLine">May all who seek my ruin</text:p>
      <text:p text:style-name="IndentedLine"><text:s text:c="3"/>be turned back in disgrace,</text:p>
      <text:p text:style-name="IndentedLine"><text:s text:c="3"/>and may all those who mock me</text:p>
      <text:p text:style-name="LastLine"><text:s text:c="3"/>with shame their steps retrace.</text:p>
      <text:p text:style-name="Firstline">2.<text:tab/>But may all those who seek you</text:p>
      <text:p text:style-name="IndentedLine"><text:s text:c="3"/>rejoice in you always;</text:p>
      <text:p text:style-name="IndentedLine"><text:s text:c="3"/>may those who love salvation</text:p>
      <text:p text:style-name="IndentedLine"><text:s text:c="3"/>say, “To our God be praise!”</text:p>
      <text:p text:style-name="NonIndentedLine">Yet I am poor and needy;</text:p>
      <text:p text:style-name="IndentedLine"><text:s text:c="3"/>come quickly, God, I pray.</text:p>
      <text:p text:style-name="IndentedLine"><text:s text:c="3"/>You are my help and saviour;</text:p>
      <text:p text:style-name="LastLine"><text:s text:c="3"/>O <text:span text:style-name="T1">Lord</text:span>, do not delay.</text:p>
      <text:h text:style-name="Heading_20_1" text:outline-level="1">Psalm 71 <text:s/>In you, O <text:span text:style-name="T1">Lord</text:span>, I put my trust</text:h>
      <text:p text:style-name="Firstline">1.<text:tab/>In you, O <text:span text:style-name="T1">Lord</text:span>, I put my trust;</text:p>
      <text:p text:style-name="IndentedLine"><text:s text:c="3"/>shamed let me never be;</text:p>
      <text:p text:style-name="IndentedLine"><text:s text:c="3"/>O save me in your righteousness,</text:p>
      <text:p text:style-name="IndentedLine"><text:s text:c="3"/>give ear and rescue me.</text:p>
      <text:p text:style-name="NonIndentedLine">O be my rock, my dwelling place,</text:p>
      <text:p text:style-name="IndentedLine"><text:s text:c="3"/>where I may always flee;</text:p>
      <text:p text:style-name="IndentedLine"><text:s text:c="3"/>for you, my rock and fortress sure,</text:p>
      <text:p text:style-name="LastLine"><text:s text:c="3"/>save me by your decree.</text:p>
      <text:p text:style-name="Firstline"><text:soft-page-break/>2.<text:tab/>Deliver me from wicked hands,</text:p>
      <text:p text:style-name="IndentedLine"><text:s text:c="3"/>save me from men unjust,</text:p>
      <text:p text:style-name="IndentedLine"><text:s text:c="3"/>for you, Jehovah, are my hope;</text:p>
      <text:p text:style-name="IndentedLine"><text:s text:c="3"/>from youth you are my trust.</text:p>
      <text:p text:style-name="NonIndentedLine">You have upheld me in your grace</text:p>
      <text:p text:style-name="IndentedLine"><text:s text:c="3"/>from childhood’s early days;</text:p>
      <text:p text:style-name="IndentedLine"><text:s text:c="3"/>to you from whom I life received</text:p>
      <text:p text:style-name="LastLine"><text:s text:c="3"/>will I give constant praise.</text:p>
      <text:p text:style-name="Firstline">3.<text:tab/>Though men around in wonder gaze,</text:p>
      <text:p text:style-name="IndentedLine"><text:s text:c="3"/>you are my refuge strong.</text:p>
      <text:p text:style-name="IndentedLine"><text:s text:c="3"/>Your praise is what I sing about,</text:p>
      <text:p text:style-name="IndentedLine"><text:s text:c="3"/>your glory all day long.</text:p>
      <text:p text:style-name="NonIndentedLine">Don’t cast me off when I grow old –</text:p>
      <text:p text:style-name="IndentedLine"><text:s text:c="3"/>when life is almost gone;</text:p>
      <text:p text:style-name="IndentedLine"><text:s text:c="3"/>do not forsake me when I’m weak,</text:p>
      <text:p text:style-name="LastLine"><text:s text:c="3"/>when all my strength is drawn.</text:p>
      <text:p text:style-name="Firstline">4.<text:tab/>My foes are strong and confident,</text:p>
      <text:p text:style-name="IndentedLine"><text:s text:c="3"/>they talk and make their plans:</text:p>
      <text:p text:style-name="IndentedLine"><text:s text:c="3"/>“He is forsaken by his God,</text:p>
      <text:p text:style-name="IndentedLine"><text:s text:c="3"/>he’ll fall into our hands.”</text:p>
      <text:p text:style-name="NonIndentedLine">Do not be far, my God, from me;</text:p>
      <text:p text:style-name="IndentedLine"><text:s text:c="3"/>make haste to hear my call.</text:p>
      <text:p text:style-name="IndentedLine"><text:s text:c="3"/>Ashamed, consumed be all my foes,</text:p>
      <text:p text:style-name="LastLine"><text:s text:c="3"/>dishonoured let them fall.</text:p>
      <text:p text:style-name="Firstline">5.<text:tab/>But I will hope continually,</text:p>
      <text:p text:style-name="IndentedLine"><text:s text:c="3"/>and praise you more and more.</text:p>
      <text:p text:style-name="IndentedLine"><text:s text:c="3"/>I will declare your righteousness,</text:p>
      <text:p text:style-name="IndentedLine"><text:s text:c="3"/>your saving works adore.</text:p>
      <text:p text:style-name="NonIndentedLine">The mighty deeds of God the <text:span text:style-name="T1">Lord</text:span></text:p>
      <text:p text:style-name="IndentedLine"><text:s text:c="3"/>I cannot comprehend;</text:p>
      <text:p text:style-name="IndentedLine"><text:s text:c="3"/>but I will praise your righteousness</text:p>
      <text:p text:style-name="LastLine"><text:s text:c="3"/>until my life shall end.</text:p>
      <text:p text:style-name="Firstline">6.<text:tab/>What you have taught in childhood days,</text:p>
      <text:p text:style-name="IndentedLine"><text:s text:c="3"/>I, old and grey, tell forth</text:p>
      <text:p text:style-name="IndentedLine"><text:s text:c="3"/>to generations coming on,</text:p>
      <text:p text:style-name="IndentedLine"><text:s text:c="3"/>your deeds of power and worth.</text:p>
      <text:p text:style-name="NonIndentedLine">Your righteousness is high as heaven.</text:p>
      <text:p text:style-name="IndentedLine"><text:s text:c="3"/>Who can compare with you?</text:p>
      <text:p text:style-name="IndentedLine"><text:s text:c="3"/>I’ve troubles known, yes, from your hand,</text:p>
      <text:p text:style-name="LastLine"><text:s text:c="3"/>but you will bear me through.</text:p>
      <text:p text:style-name="Firstline">7.<text:tab/>You will restore my life again</text:p>
      <text:p text:style-name="IndentedLine"><text:s text:c="3"/>and raise me from the grave.</text:p>
      <text:p text:style-name="IndentedLine"><text:s text:c="3"/>With honour great you’ll comfort me,</text:p>
      <text:p text:style-name="IndentedLine"><text:s text:c="3"/>when you my soul have saved.</text:p>
      <text:p text:style-name="NonIndentedLine">O Isr<text:span text:style-name="T4">ael</text:span>’s holy, faithful One,</text:p>
      <text:p text:style-name="IndentedLine"><text:s text:c="3"/>with lyre and harp I’ll praise.</text:p>
      <text:p text:style-name="IndentedLine"><text:s text:c="3"/>Those who would hurt me you will shame.</text:p>
      <text:p text:style-name="LastLine"><text:s text:c="3"/>I’ll praise you all my days.</text:p>
      <text:h text:style-name="Heading_20_1" text:outline-level="1"><text:soft-page-break/>Psalm 72 <text:s/>Endow the king with justice</text:h>
      <text:p text:style-name="Firstline">1.<text:tab/>Endow the king with justice, Lord,</text:p>
      <text:p text:style-name="IndentedLine"><text:s text:c="3"/>the royal son with righteousness.</text:p>
      <text:p text:style-name="IndentedLine"><text:s text:c="3"/>Your people, your afflicted ones,</text:p>
      <text:p text:style-name="IndentedLine"><text:s text:c="3"/>he’ll judge with truth and uprightness.</text:p>
      <text:p text:style-name="NonIndentedLine">The mountains will bring peace to them,</text:p>
      <text:p text:style-name="IndentedLine"><text:s text:c="3"/>the hills the fruit of righteousness.</text:p>
      <text:p text:style-name="IndentedLine"><text:s text:c="3"/>He will defend and save the poor,</text:p>
      <text:p text:style-name="LastLine"><text:s text:c="3"/>and crush all those who them oppress.</text:p>
      <text:p text:style-name="Firstline">2.<text:tab/>As long as sun and moon endure,</text:p>
      <text:p text:style-name="IndentedLine"><text:s text:c="3"/>so will he live time without end.</text:p>
      <text:p text:style-name="IndentedLine"><text:s text:c="3"/>He’ll be like showers on the earth,</text:p>
      <text:p text:style-name="IndentedLine"><text:s text:c="3"/>like rains that on mown fields descend.</text:p>
      <text:p text:style-name="NonIndentedLine">The righteous then will blossom forth</text:p>
      <text:p text:style-name="IndentedLine"><text:s text:c="3"/>throughout his everlasting reign.</text:p>
      <text:p text:style-name="IndentedLine"><text:s text:c="3"/>Until the moon no longer shines,</text:p>
      <text:p text:style-name="LastLine"><text:s text:c="3"/>peace in abundance will remain.</text:p>
      <text:p text:style-name="Firstline">3.<text:tab/>From sea to sea he will hold sway</text:p>
      <text:p text:style-name="IndentedLine"><text:s text:c="3"/>and from the river to earth’s end.</text:p>
      <text:p text:style-name="IndentedLine"><text:s text:c="3"/>His enemies will lick the dust,</text:p>
      <text:p text:style-name="IndentedLine"><text:s text:c="3"/>and desert tribes the knee will bend.</text:p>
      <text:p text:style-name="NonIndentedLine">Then Tarshish and the distant shores</text:p>
      <text:p text:style-name="IndentedLine"><text:s text:c="3"/>will send the tribute of their kings,</text:p>
      <text:p text:style-name="IndentedLine"><text:s text:c="3"/>Sheba’s and Seba’s kings will come</text:p>
      <text:p text:style-name="LastLine"><text:s text:c="3"/>and bring to him their offerings.</text:p>
      <text:p text:style-name="Firstline">4.<text:tab/>All kings will humbly bow to him,</text:p>
      <text:p text:style-name="IndentedLine"><text:s text:c="3"/>and nations worship him with fear.</text:p>
      <text:p text:style-name="IndentedLine"><text:s text:c="3"/>He’ll save the needy when they call,</text:p>
      <text:p text:style-name="IndentedLine"><text:s text:c="3"/>the poor for whom no help is near.</text:p>
      <text:p text:style-name="NonIndentedLine">He will take pity on the weak</text:p>
      <text:p text:style-name="IndentedLine"><text:s text:c="3"/>and save them from oppressive might.</text:p>
      <text:p text:style-name="IndentedLine"><text:s text:c="3"/>He’ll rescue them from violence;</text:p>
      <text:p text:style-name="LastLine"><text:s text:c="3"/>their blood is precious in his sight.</text:p>
      <text:p text:style-name="Firstline">5.<text:tab/>Long may he live! May Sheba’s gold</text:p>
      <text:p text:style-name="IndentedLine"><text:s text:c="3"/>be giv’n to him abundantly!</text:p>
      <text:p text:style-name="IndentedLine"><text:s text:c="3"/>May people ever pray for him</text:p>
      <text:p text:style-name="IndentedLine"><text:s text:c="3"/>and bless his name continually.</text:p>
      <text:p text:style-name="NonIndentedLine">Let grain abound throughout the land,</text:p>
      <text:p text:style-name="IndentedLine"><text:s text:c="3"/>the tops of hills their harvest yield;</text:p>
      <text:p text:style-name="IndentedLine"><text:s text:c="3"/>may they bear fruit like Lebanon</text:p>
      <text:p text:style-name="LastLine"><text:s text:c="3"/>and thrive as grass grows in the field.</text:p>
      <text:p text:style-name="Firstline"><text:soft-page-break/>6.<text:tab/>Forever may his name endure;</text:p>
      <text:p text:style-name="IndentedLine"><text:s text:c="3"/>may it continue as the sun.</text:p>
      <text:p text:style-name="IndentedLine"><text:s text:c="3"/>All nations will be blest in him,</text:p>
      <text:p text:style-name="IndentedLine"><text:s text:c="3"/>whom they will call the blessed one.</text:p>
      <text:p text:style-name="NonIndentedLine">Praise to the <text:span text:style-name="T1">Lord</text:span> – to Israel’s God;</text:p>
      <text:p text:style-name="IndentedLine"><text:s text:c="3"/>his awesome deeds proclaim to men.</text:p>
      <text:p text:style-name="IndentedLine"><text:s text:c="3"/>His name be praised eternally,</text:p>
      <text:p text:style-name="LastLine"><text:s text:c="3"/>his glory fill the earth. Amen!</text:p>
      <text:h text:style-name="Heading_20_1" text:outline-level="1">Psalm 73 <text:s/>Surely God is good to Israel</text:h>
      <text:p text:style-name="Firstline">1.<text:tab/>Surely God is good to Israel</text:p>
      <text:p text:style-name="IndentedLine"><text:s text:c="3"/>and to those whose hearts are pure.</text:p>
      <text:p text:style-name="NonIndentedLine">As for me, my steps were slipping,</text:p>
      <text:p text:style-name="IndentedLine"><text:s text:c="3"/>and my foothold was unsure.</text:p>
      <text:p text:style-name="NonIndentedLine">For the arrogant I envied</text:p>
      <text:p text:style-name="LastLine"><text:s text:c="3"/>as I saw them live secure.</text:p>
      <text:p text:style-name="Firstline">2.<text:tab/>They are not beset by struggles;</text:p>
      <text:p text:style-name="IndentedLine"><text:s text:c="3"/>they are healthy, fit and strong –</text:p>
      <text:p text:style-name="NonIndentedLine">undisturbed by such diseases</text:p>
      <text:p text:style-name="IndentedLine"><text:s text:c="3"/>as to human life belong.</text:p>
      <text:p text:style-name="NonIndentedLine">So they clothe themselves with violence;</text:p>
      <text:p text:style-name="LastLine"><text:s text:c="3"/>greed and pride their necks adorn.</text:p>
      <text:p text:style-name="Firstline">3.<text:tab/>From their callous hearts comes evil,</text:p>
      <text:p text:style-name="IndentedLine"><text:s text:c="3"/>from their minds, great wickedness.</text:p>
      <text:p text:style-name="NonIndentedLine">They deride and speak with malice;</text:p>
      <text:p text:style-name="IndentedLine"><text:s text:c="3"/>bold, they threaten to oppress.</text:p>
      <text:p text:style-name="NonIndentedLine">For their mouths lay claim to heaven,</text:p>
      <text:p text:style-name="LastLine"><text:s text:c="3"/>and their tongues the earth possess.</text:p>
      <text:p text:style-name="Firstline">4.<text:tab/>So their people, turning to them,</text:p>
      <text:p text:style-name="IndentedLine"><text:s text:c="3"/>praise the wicked to the sky,</text:p>
      <text:p text:style-name="NonIndentedLine">saying, “How can God control us?</text:p>
      <text:p text:style-name="IndentedLine"><text:s text:c="3"/>Are we known to God Most High?”</text:p>
      <text:p text:style-name="NonIndentedLine">Thus the wicked grow in riches,</text:p>
      <text:p text:style-name="LastLine"><text:s text:c="3"/>all anxiety laid by.</text:p>
      <text:p text:style-name="Firstline">5.<text:tab/>Have I kept my heart for nothing,</text:p>
      <text:p text:style-name="IndentedLine"><text:s text:c="3"/>washed my hands in innocence?</text:p>
      <text:p text:style-name="NonIndentedLine">All day long your plagues are on me;</text:p>
      <text:p text:style-name="IndentedLine"><text:s text:c="3"/>daily are my pains intense.</text:p>
      <text:p text:style-name="NonIndentedLine">If I spoke thus, then your children</text:p>
      <text:p text:style-name="LastLine"><text:s text:c="3"/>would have suffered great offence.</text:p>
      <text:p text:style-name="Firstline">6.<text:tab/>When I tried to understand this,</text:p>
      <text:p text:style-name="IndentedLine"><text:s text:c="3"/>it was all too hard for me</text:p>
      <text:p text:style-name="NonIndentedLine">till I came into God’s temple –</text:p>
      <text:p text:style-name="IndentedLine"><text:s text:c="3"/>then I saw their destiny;</text:p>
      <text:p text:style-name="NonIndentedLine">for on slip<text:span text:style-name="T4">per</text:span>y ground you place them</text:p>
      <text:p text:style-name="LastLine"><text:s text:c="3"/>and destroy them utterly.</text:p>
      <text:p text:style-name="Firstline"><text:soft-page-break/>7.<text:tab/>How they’re shattered in a moment,</text:p>
      <text:p text:style-name="IndentedLine"><text:s text:c="3"/>swept away by sudden fear!</text:p>
      <text:p text:style-name="NonIndentedLine">As a dream when one awakens,</text:p>
      <text:p text:style-name="IndentedLine"><text:s text:c="3"/>so, O Lord, when you appear,</text:p>
      <text:p text:style-name="NonIndentedLine">you will mock their aspirations,</text:p>
      <text:p text:style-name="LastLine"><text:s text:c="3"/>and their hopes will disappear.</text:p>
      <text:p text:style-name="Firstline">8.<text:tab/>When my spirit was embittered</text:p>
      <text:p text:style-name="IndentedLine"><text:s text:c="3"/>and my heart with grief brought low,</text:p>
      <text:p text:style-name="NonIndentedLine">like a beast I was before you –</text:p>
      <text:p text:style-name="IndentedLine"><text:s text:c="3"/>dull, in understanding slow.</text:p>
      <text:p text:style-name="NonIndentedLine">Yet, O Lord, you hold my right hand;</text:p>
      <text:p text:style-name="LastLine"><text:s text:c="3"/>with you I will always go.</text:p>
      <text:p text:style-name="Firstline">9.<text:tab/>To your glory you will bring me</text:p>
      <text:p text:style-name="IndentedLine"><text:s text:c="3"/>with your counsel as my guide.</text:p>
      <text:p text:style-name="NonIndentedLine">I have none but you in heaven;</text:p>
      <text:p text:style-name="IndentedLine"><text:s text:c="3"/>all on earth I lay aside.</text:p>
      <text:p text:style-name="NonIndentedLine">Flesh and heart may fail, but ever</text:p>
      <text:p text:style-name="LastLine"><text:s text:c="3"/>God my portion will abide.</text:p>
      <text:p text:style-name="Firstline">10.<text:tab/>Those far off from you will perish;</text:p>
      <text:p text:style-name="IndentedLine"><text:s text:c="3"/>you give them their due reward.</text:p>
      <text:p text:style-name="NonIndentedLine">As for me, it is a blessing</text:p>
      <text:p text:style-name="IndentedLine"><text:s text:c="3"/>to be near the Sovereign <text:span text:style-name="T1">Lord</text:span>.</text:p>
      <text:p text:style-name="NonIndentedLine">I have made my God my refuge;</text:p>
      <text:p text:style-name="LastLine"><text:s text:c="3"/>all your deeds I will record.</text:p>
      <text:h text:style-name="Heading_20_1" text:outline-level="1">Psalm 73b <text:s/>In doubt and temptation</text:h>
      <text:p text:style-name="Firstline">1.<text:tab/>In doubt and temptation I rest, Lord, in thee;</text:p>
      <text:p text:style-name="IndentedLine"><text:s text:c="3"/>my hand is in thy hand, thou carest for me.</text:p>
      <text:p text:style-name="NonIndentedLine">My soul with thy counsel through life thou wilt guide,</text:p>
      <text:p text:style-name="LastBeforeRefrain"><text:s text:c="3"/>and afterward make me in glory abide.</text:p>
      <text:p text:style-name="P1">My God, I will extol thee and ever bless thy name.</text:p>
      <text:p text:style-name="P2">Each day will I give thanks to thee and all thy praise proclaim.</text:p>
      <text:p text:style-name="Firstline">2.<text:tab/>In glory thou only my portion shalt be;</text:p>
      <text:p text:style-name="IndentedLine"><text:s text:c="3"/>on earth for none other I long but for thee.</text:p>
      <text:p text:style-name="NonIndentedLine">My flesh and heart falter but God is my stay,</text:p>
      <text:p text:style-name="LastBeforeRefrain"><text:s text:c="3"/>the strength of my spirit, my portion for aye.</text:p>
      <text:p text:style-name="P1">My God, I will extol thee and ever bless thy name.</text:p>
      <text:p text:style-name="P2">Each day will I give thanks to thee and all thy praise proclaim.</text:p>
      <text:p text:style-name="Firstline">3.<text:tab/>All they that forsake thee must perish and die,</text:p>
      <text:p text:style-name="IndentedLine"><text:s text:c="3"/>but near to my Saviour most blessed am I;</text:p>
      <text:p text:style-name="NonIndentedLine">I make thee my refuge, my <text:span text:style-name="T1">Lord</text:span> and my God;</text:p>
      <text:p text:style-name="LastBeforeRefrain"><text:s text:c="3"/>thy grace and thy glory I publish abroad.</text:p>
      <text:p text:style-name="P1">My God, I will extol thee and ever bless thy name.</text:p>
      <text:p text:style-name="P2">Each day will I give thanks to thee and all thy praise proclaim.</text:p>
      <text:h text:style-name="Heading_20_1" text:outline-level="1"><text:soft-page-break/>Psalm 73c <text:s/>In sweet communion, Lord, with thee</text:h>
      <text:p text:style-name="Firstline">1.<text:tab/>In sweet communion, <text:span text:style-name="T7">Lord</text:span>, with thee</text:p>
      <text:p text:style-name="IndentedLine"><text:s text:c="3"/>I constantly abide;</text:p>
      <text:p text:style-name="NonIndentedLine">my hand thou holdest in thine own</text:p>
      <text:p text:style-name="LastLine"><text:s text:c="3"/>to keep me near thy side.</text:p>
      <text:p text:style-name="Firstline">2.<text:tab/>Thy counsel through my earthly way</text:p>
      <text:p text:style-name="IndentedLine"><text:s text:c="3"/>shall guide me and control,</text:p>
      <text:p text:style-name="NonIndentedLine">and then to glory afterward</text:p>
      <text:p text:style-name="LastLine"><text:s text:c="3"/>thou wilt receive my soul.</text:p>
      <text:p text:style-name="Firstline">3.<text:tab/>Whom have I, Lord, in heav’n but thee,</text:p>
      <text:p text:style-name="IndentedLine"><text:s text:c="3"/>to whom my thoughts aspire?</text:p>
      <text:p text:style-name="NonIndentedLine">And, having thee, on earth is nought</text:p>
      <text:p text:style-name="LastLine"><text:s text:c="3"/>that I can yet desire.</text:p>
      <text:p text:style-name="Firstline">4.<text:tab/>Though flesh and heart should faint and fail,</text:p>
      <text:p text:style-name="IndentedLine"><text:s text:c="3"/>the Lord will ever be</text:p>
      <text:p text:style-name="NonIndentedLine">the strength and portion of my heart,</text:p>
      <text:p text:style-name="LastLine"><text:s text:c="3"/>my God eternally.</text:p>
      <text:p text:style-name="Firstline">5.<text:tab/>To live apart from God is death,</text:p>
      <text:p text:style-name="IndentedLine"><text:s text:c="3"/>‘tis good his face to seek;</text:p>
      <text:p text:style-name="NonIndentedLine">my refuge is the living <text:span text:style-name="T1">God</text:span>,</text:p>
      <text:p text:style-name="LastLine"><text:s text:c="3"/>his praise I long to speak.</text:p>
      <text:h text:style-name="Heading_20_1" text:outline-level="1">Psalm 74 <text:s/>O God, why have you cast us off?</text:h>
      <text:p text:style-name="Firstline">1.<text:tab/>O God, why have you cast us off forever?</text:p>
      <text:p text:style-name="IndentedLine"><text:s text:c="3"/>Why rage against the sheep within your fold?</text:p>
      <text:p text:style-name="NonIndentedLine">Do not forget the people whom you purchased,</text:p>
      <text:p text:style-name="LastLine"><text:s text:c="3"/>the heritage which you redeemed of old.</text:p>
      <text:p text:style-name="Firstline">2.<text:tab/>Remember where you dwelt upon Mount Zion,</text:p>
      <text:p text:style-name="IndentedLine"><text:s text:c="3"/>and turn your steps toward these ruined walls –</text:p>
      <text:p text:style-name="NonIndentedLine">all this destruction which the foe in malice</text:p>
      <text:p text:style-name="LastLine"><text:s text:c="3"/>has perpetrated on your sacred halls.</text:p>
      <text:p text:style-name="Firstline">3.<text:tab/>Your enemies have roared in your assembly;</text:p>
      <text:p text:style-name="IndentedLine"><text:s text:c="3"/>their standards fly victorious in the breeze.</text:p>
      <text:p text:style-name="NonIndentedLine">Their fury was like woodmen wielding axes</text:p>
      <text:p text:style-name="LastLine"><text:s text:c="3"/>to cut through undergrowth between the trees.</text:p>
      <text:p text:style-name="Firstline">4.<text:tab/>They smashed to pieces all the fretted woodwork –</text:p>
      <text:p text:style-name="IndentedLine"><text:s text:c="3"/>with axe and hatchet every panelled frame.</text:p>
      <text:p text:style-name="NonIndentedLine">They burned you holy sanctu’ry to ashes,</text:p>
      <text:p text:style-name="LastLine"><text:s text:c="3"/>and made unclean the place where dwells your Name.</text:p>
      <text:p text:style-name="Firstline">5.<text:tab/>Their thought was, “We will utterly destroy them!”</text:p>
      <text:p text:style-name="IndentedLine"><text:s text:c="3"/>They burned each place of worship in the land.</text:p>
      <text:p text:style-name="NonIndentedLine">We see no miracles; there are no prophets,</text:p>
      <text:p text:style-name="LastLine"><text:s text:c="3"/>and no one knows when all these things will end.</text:p>
      <text:p text:style-name="Firstline"><text:soft-page-break/>6.<text:tab/>How long, O God, will enemies revile you?</text:p>
      <text:p text:style-name="IndentedLine"><text:s text:c="3"/>Forever will your foes blaspheme and scoff?</text:p>
      <text:p text:style-name="NonIndentedLine">Why do you keep your right hand hidden from us?</text:p>
      <text:p text:style-name="LastLine"><text:s text:c="3"/>Stretch it against your foes and cut them off!</text:p>
      <text:p text:style-name="Firstline">7.<text:tab/>But from of old, O God, you are my sovereign;</text:p>
      <text:p text:style-name="IndentedLine"><text:s text:c="3"/>upon the earth you win the victory.</text:p>
      <text:p text:style-name="NonIndentedLine">You split apart the ocean by your power;</text:p>
      <text:p text:style-name="LastLine"><text:s text:c="3"/>you broke the monsters’ heads within the sea.</text:p>
      <text:p text:style-name="Firstline">8.<text:tab/>The heads of great Leviathan were shattered;</text:p>
      <text:p text:style-name="IndentedLine"><text:s text:c="3"/>you gave him to the desert beasts to eat.</text:p>
      <text:p text:style-name="NonIndentedLine">You were the one who opened streams and fountains;</text:p>
      <text:p text:style-name="LastLine"><text:s text:c="3"/>you dried the rivers in the summer’s heat.</text:p>
      <text:p text:style-name="Firstline">9.<text:tab/>The day is yours; yours also is the night-time;</text:p>
      <text:p text:style-name="IndentedLine"><text:s text:c="3"/>the sun and moon were put in place by you.</text:p>
      <text:p text:style-name="NonIndentedLine">You set the limits of the earth by wisdom;</text:p>
      <text:p text:style-name="LastLine"><text:s text:c="3"/>you made the summer and the winter too.</text:p>
      <text:p text:style-name="Firstline">10.<text:tab/>Remember how the enemy reviles you,</text:p>
      <text:p text:style-name="IndentedLine"><text:s text:c="3"/>how foolish people never cease to mock.</text:p>
      <text:p text:style-name="NonIndentedLine">Leave not your loved one for the beasts to savage;</text:p>
      <text:p text:style-name="LastLine"><text:s text:c="3"/>do not abandon your afflicted flock.</text:p>
      <text:p text:style-name="Firstline">11.<text:tab/>Regard, O <text:span text:style-name="T1">Lord</text:span>, your co<text:span text:style-name="T4">ven</text:span>ant with your people,</text:p>
      <text:p text:style-name="IndentedLine"><text:s text:c="3"/>for haunts of v<text:span text:style-name="T4">iol</text:span>ence fill the land with shame.</text:p>
      <text:p text:style-name="NonIndentedLine">Let not defeat bring scorn on the downtrodden;</text:p>
      <text:p text:style-name="LastLine"><text:s text:c="3"/>may yet the poor and needy praise your name.</text:p>
      <text:p text:style-name="Firstline">12.<text:tab/>Rise up, O God, defend your cause in judgment;</text:p>
      <text:p text:style-name="IndentedLine"><text:s text:c="3"/>remember how fools mock you all the day.</text:p>
      <text:p text:style-name="NonIndentedLine">Do not ignore the clamour of your enemies;</text:p>
      <text:p text:style-name="LastLine"><text:s text:c="3"/>their hostile roaring never goes away.</text:p>
      <text:h text:style-name="Heading_20_1" text:outline-level="1">Psalm 75 <text:s/>We give you thanks, O God</text:h>
      <text:p text:style-name="Firstline">1.<text:tab/>We give you thanks, O God,</text:p>
      <text:p text:style-name="IndentedLine"><text:s text:c="3"/>because your name is near.</text:p>
      <text:p text:style-name="NonIndentedLine">All speak of your majestic deeds;</text:p>
      <text:p text:style-name="LastLine"><text:s text:c="3"/>your voice we also hear:</text:p>
      <text:p text:style-name="Firstline">2.<text:tab/>“I choose <text:span text:style-name="T4">the ap</text:span>pointed time;</text:p>
      <text:p text:style-name="IndentedLine"><text:s text:c="3"/>I judge with justice sure.</text:p>
      <text:p text:style-name="NonIndentedLine">When earth and all its people quake,</text:p>
      <text:p text:style-name="LastLine"><text:s text:c="3"/>its pillars I secure.</text:p>
      <text:p text:style-name="Firstline">3.<text:tab/>“ ‘Boast not!’ I tell the proud;</text:p>
      <text:p text:style-name="IndentedLine"><text:s text:c="3"/>the wicked I address:</text:p>
      <text:p text:style-name="NonIndentedLine">‘Do not lift up your heads with pride</text:p>
      <text:p text:style-name="LastLine"><text:s text:c="3"/>or speak with haughtiness.’ ”</text:p>
      <text:p text:style-name="Firstline"><text:soft-page-break/>4.<text:tab/>No one in all the earth</text:p>
      <text:p text:style-name="IndentedLine"><text:s text:c="3"/>can truly give renown.</text:p>
      <text:p text:style-name="NonIndentedLine">God is the judge; he raises one</text:p>
      <text:p text:style-name="LastLine"><text:s text:c="3"/>and puts another down.</text:p>
      <text:p text:style-name="Firstline">5.<text:tab/>The <text:span text:style-name="T1">Lord</text:span>’s hand holds a cup</text:p>
      <text:p text:style-name="IndentedLine"><text:s text:c="3"/>with wine of powerful blend;</text:p>
      <text:p text:style-name="NonIndentedLine">he pours it out, and wicked ones</text:p>
      <text:p text:style-name="LastLine"><text:s text:c="3"/>must drink it to the end.</text:p>
      <text:p text:style-name="Firstline">6.<text:tab/>God’s works I will proclaim,</text:p>
      <text:p text:style-name="IndentedLine"><text:s text:c="3"/>and Jacob’s God I’ll praise.</text:p>
      <text:p text:style-name="NonIndentedLine">The wicked’s strength I will destroy;</text:p>
      <text:p text:style-name="LastLine"><text:s text:c="3"/>the righteous I will raise.</text:p>
      <text:h text:style-name="Heading_20_1" text:outline-level="1">Psalm 76 <text:s/>God is known among his people</text:h>
      <text:p text:style-name="Firstline">1.<text:tab/>God is known among his people;</text:p>
      <text:p text:style-name="IndentedLine"><text:s text:c="3"/>every mouth his praises fill.</text:p>
      <text:p text:style-name="NonIndentedLine">From of old he has established</text:p>
      <text:p text:style-name="IndentedLine"><text:s text:c="3"/>his abode on Zion's hill.</text:p>
      <text:p text:style-name="NonIndentedLine">There he broke the sword and arrow,</text:p>
      <text:p text:style-name="LastLine"><text:s text:c="3"/>bade the noise of war be still.</text:p>
      <text:p text:style-name="Firstline">2.<text:tab/>Excellent and glor<text:span text:style-name="T4">iou</text:span>s art thou,</text:p>
      <text:p text:style-name="IndentedLine"><text:s text:c="3"/>with thy trophies from the fray.</text:p>
      <text:p text:style-name="NonIndentedLine">Thou hast slain the valiant-hearted;</text:p>
      <text:p text:style-name="IndentedLine"><text:s text:c="3"/>wrapt in sleep of death are they.</text:p>
      <text:p text:style-name="NonIndentedLine">When thine anger once is risen,</text:p>
      <text:p text:style-name="LastLine"><text:s text:c="3"/>who can stand in that dread day?</text:p>
      <text:p text:style-name="Firstline">3.<text:tab/>When from heaven thy sentence sounded,</text:p>
      <text:p text:style-name="IndentedLine"><text:s text:c="3"/>all the earth in fear was still,</text:p>
      <text:p text:style-name="NonIndentedLine">while to save the meek and lowly</text:p>
      <text:p text:style-name="IndentedLine"><text:s text:c="3"/>God in judgment wrought his will.</text:p>
      <text:p text:style-name="NonIndentedLine">E’en the wrath of man shall praise thee;</text:p>
      <text:p text:style-name="LastLine"><text:s text:c="3"/>thy designs it shall fulfil.</text:p>
      <text:p text:style-name="Firstline">4.<text:tab/>Vow and pay ye to Jehovah;</text:p>
      <text:p text:style-name="IndentedLine"><text:s text:c="3"/>him your God forever own;</text:p>
      <text:p text:style-name="NonIndentedLine">all men, bring your gifts before him;</text:p>
      <text:p text:style-name="IndentedLine"><text:s text:c="3"/>worship him, and him alone.</text:p>
      <text:p text:style-name="NonIndentedLine">Mighty kings obey and fear him;</text:p>
      <text:p text:style-name="LastLine"><text:s text:c="3"/>princes bow before his throne.</text:p>
      <text:h text:style-name="Heading_20_1" text:outline-level="1"><text:soft-page-break/>Psalm 77 <text:s/>I cry out to God to hear me</text:h>
      <text:p text:style-name="Firstline">1.<text:tab/><text:span text:style-name="T3">I cry</text:span> out that God may <text:span text:style-name="T3">hear me</text:span>,</text:p>
      <text:p text:style-name="IndentedLine"><text:s text:c="3"/><text:span text:style-name="T3">and with</text:span> help be ever <text:span text:style-name="T3">near me</text:span>.</text:p>
      <text:p text:style-name="IndentedLine"><text:s text:c="3"/><text:span text:style-name="T3">To the</text:span> Lord I cry a<text:span text:style-name="T3">loud</text:span>,</text:p>
      <text:p text:style-name="IndentedLine"><text:s text:c="3"/><text:span text:style-name="T3">by a</text:span> weight of trouble <text:span text:style-name="T3">bowed</text:span>.</text:p>
      <text:p text:style-name="NonIndentedLine"><text:span text:style-name="T3">I stretch</text:span> out my hands to <text:span text:style-name="T3">reach him</text:span>;</text:p>
      <text:p text:style-name="IndentedLine"><text:s text:c="3"/><text:span text:style-name="T3">all the</text:span> night my prayers be<text:span text:style-name="T3">seech</text:span> <text:span text:style-name="T3">him</text:span>.</text:p>
      <text:p text:style-name="IndentedLine"><text:s text:c="3"/><text:span text:style-name="T3">To my</text:span> God my grief I <text:span text:style-name="T3">told</text:span>;</text:p>
      <text:p text:style-name="LastLine"><text:s text:c="3"/><text:span text:style-name="T3">I re</text:span>fused to be con<text:span text:style-name="T3">soled</text:span>.</text:p>
      <text:p text:style-name="Firstline">2.<text:tab/><text:span text:style-name="T3">I re</text:span>member God with <text:span text:style-name="T3">weeping</text:span>;</text:p>
      <text:p text:style-name="IndentedLine"><text:s text:c="3"/><text:span text:style-name="T3">you have</text:span> kept my eyes from <text:span text:style-name="T3">sleeping</text:span>.</text:p>
      <text:p text:style-name="IndentedLine"><text:s text:c="3"/><text:span text:style-name="T3">I re</text:span>call the days of <text:span text:style-name="T3">light</text:span>,</text:p>
      <text:p text:style-name="IndentedLine"><text:s text:c="3"/><text:span text:style-name="T3">days when</text:span> songs came in the <text:span text:style-name="T3">night</text:span>.</text:p>
      <text:p text:style-name="NonIndentedLine"><text:span text:style-name="T3">Will the</text:span> Lord reject for<text:span text:style-name="T3">ever</text:span>?</text:p>
      <text:p text:style-name="IndentedLine"><text:s text:c="3"/><text:span text:style-name="T3">Will he</text:span> show his favour <text:span text:style-name="T3">never</text:span>?</text:p>
      <text:p text:style-name="IndentedLine"><text:s text:c="3"/><text:span text:style-name="T3">Will his</text:span> promise not pre<text:span text:style-name="T3">vail</text:span>;</text:p>
      <text:p text:style-name="LastLine"><text:s text:c="3"/><text:span text:style-name="T3">mercy</text:span>, in his anger, <text:span text:style-name="T3">fail</text:span>?</text:p>
      <text:p text:style-name="Firstline">3.<text:tab/><text:span text:style-name="T3">So his</text:span> wonders I re<text:span text:style-name="T3">member</text:span>;</text:p>
      <text:p text:style-name="IndentedLine"><text:s text:c="3"/><text:span text:style-name="T3">years of</text:span> his right hand I <text:span text:style-name="T3">ponder</text:span>,</text:p>
      <text:p text:style-name="IndentedLine"><text:s text:c="3"/><text:span text:style-name="T3">think on</text:span> his great deeds so <text:span text:style-name="T3">bold</text:span> –</text:p>
      <text:p text:style-name="IndentedLine"><text:s text:c="3"/><text:span text:style-name="T3">all his</text:span> miracles of <text:span text:style-name="T3">old</text:span>.</text:p>
      <text:p text:style-name="NonIndentedLine"><text:span text:style-name="T3">For your</text:span> ways, O God, are <text:span text:style-name="T3">holy</text:span>;</text:p>
      <text:p text:style-name="IndentedLine"><text:s text:c="3"/><text:span text:style-name="T3">matchless</text:span>ly they show your <text:span text:style-name="T3">glory </text:span>–</text:p>
      <text:p text:style-name="IndentedLine"><text:s text:c="3"/><text:span text:style-name="T3">mighty</text:span> miracles that <text:span text:style-name="T3">save</text:span></text:p>
      <text:p text:style-name="LastLine"><text:s text:c="3"/><text:span text:style-name="T3">all your</text:span> people from the <text:span text:style-name="T3">grave</text:span>.</text:p>
      <text:p text:style-name="Firstline">4.<text:tab/><text:span text:style-name="T3">Waters</text:span> lifted in con<text:span text:style-name="T3">vulsion</text:span></text:p>
      <text:p text:style-name="IndentedLine"><text:s text:c="3"/><text:span text:style-name="T3">for the</text:span> Lord of all cre<text:span text:style-name="T3">ation</text:span>,</text:p>
      <text:p text:style-name="IndentedLine"><text:s text:c="3"/><text:span text:style-name="T3">pouring</text:span> rain from clouds on <text:span text:style-name="T3">high</text:span>;</text:p>
      <text:p text:style-name="IndentedLine"><text:s text:c="3"/><text:span text:style-name="T3">flashing</text:span> arrows fill the <text:span text:style-name="T3">sky</text:span>.</text:p>
      <text:p text:style-name="NonIndentedLine"><text:span text:style-name="T3">Hear your</text:span> thunder in the <text:span text:style-name="T3">whirlwind</text:span>;</text:p>
      <text:p text:style-name="IndentedLine"><text:s text:c="3"/><text:span text:style-name="T3">through the</text:span> sea, your footprints, <text:span text:style-name="T3">hidden</text:span>.</text:p>
      <text:p text:style-name="IndentedLine"><text:s text:c="3"/><text:span text:style-name="T3">So your</text:span> flock by Moses’ <text:span text:style-name="T3">hand</text:span>,</text:p>
      <text:p text:style-name="LastLine"><text:s text:c="3"/><text:span text:style-name="T3">safe, you</text:span> led into your <text:span text:style-name="T3">land</text:span>.</text:p>
      <text:h text:style-name="Heading_20_1" text:outline-level="1">Psalm 78 <text:s/>O my people, hear my teaching</text:h>
      <text:p text:style-name="Firstline">1.<text:tab/>O my people, hear my teaching;</text:p>
      <text:p text:style-name="IndentedLine"><text:s text:c="3"/>parables I will unfold.</text:p>
      <text:p text:style-name="NonIndentedLine">Give attention as I utter</text:p>
      <text:p text:style-name="IndentedLine"><text:s text:c="3"/>dark and hidden things of old –</text:p>
      <text:p text:style-name="NonIndentedLine">things that we have heard and known;</text:p>
      <text:p text:style-name="LastLine"><text:s text:c="3"/>by our fathers they were shown.</text:p>
      <text:p text:style-name="Firstline">2.<text:tab/>We will tell them to our children,</text:p>
      <text:p text:style-name="IndentedLine"><text:s text:c="3"/>generations yet to come;</text:p>
      <text:p text:style-name="NonIndentedLine">we will show the <text:span text:style-name="T1">Lord</text:span>’s great power</text:p>
      <text:p text:style-name="IndentedLine"><text:s text:c="3"/>and the wonders he has done.</text:p>
      <text:p text:style-name="NonIndentedLine">Laws for Israèl he made,</text:p>
      <text:p text:style-name="LastLine"><text:s text:c="3"/>statutes firm to be obeyed.</text:p>
      <text:p text:style-name="Firstline"><text:soft-page-break/>3.<text:tab/>These he ordered our forefathers</text:p>
      <text:p text:style-name="IndentedLine"><text:s text:c="3"/>to their families to tell,</text:p>
      <text:p text:style-name="NonIndentedLine">so the coming generation,</text:p>
      <text:p text:style-name="IndentedLine"><text:s text:c="3"/>not yet born, would know them well,</text:p>
      <text:p text:style-name="NonIndentedLine">and their children, in their turn,</text:p>
      <text:p text:style-name="LastLine"><text:s text:c="3"/>God’s commands and laws would learn.</text:p>
      <text:p text:style-name="Firstline">4.<text:tab/>Then to God they would be faithful,</text:p>
      <text:p text:style-name="IndentedLine"><text:s text:c="3"/>mindful of what he had done –</text:p>
      <text:p text:style-name="NonIndentedLine">not like their disloyal fathers,</text:p>
      <text:p text:style-name="IndentedLine"><text:s text:c="3"/>stubborn rebels every one;</text:p>
      <text:p text:style-name="NonIndentedLine">for God’s word they had denied</text:p>
      <text:p text:style-name="LastLine"><text:s text:c="3"/>and his precepts they defied.</text:p>
      <text:p text:style-name="Firstline">5.<text:tab/>Such were those of Ephr<text:span text:style-name="T4">aim</text:span>’s army</text:p>
      <text:p text:style-name="IndentedLine"><text:s text:c="3"/>who, though strong and armed with bows,</text:p>
      <text:p text:style-name="NonIndentedLine">to the co<text:span text:style-name="T4">ven</text:span>ant were disloyal,</text:p>
      <text:p text:style-name="IndentedLine"><text:s text:c="3"/>turned their back upon their foes.</text:p>
      <text:p text:style-name="NonIndentedLine">They forgot what God had done</text:p>
      <text:p text:style-name="LastLine"><text:s text:c="3"/>and the wonders he had shown.</text:p>
      <text:p text:style-name="Firstline">6.<text:tab/>He showed wonders to their fathers</text:p>
      <text:p text:style-name="IndentedLine"><text:s text:c="3"/>while they were in Egypt’s land –</text:p>
      <text:p text:style-name="NonIndentedLine">split the sea and led them through it,</text:p>
      <text:p text:style-name="IndentedLine"><text:s text:c="3"/>waters heaped on either hand.</text:p>
      <text:p text:style-name="NonIndentedLine">With the cloud he led by day;</text:p>
      <text:p text:style-name="LastLine"><text:s text:c="3"/>fire by night revealed their way.</text:p>
      <text:p text:style-name="Firstline">7.<text:tab/>In the desert God brought water</text:p>
      <text:p text:style-name="IndentedLine"><text:s text:c="3"/>from the rock to quench their thirst –</text:p>
      <text:p text:style-name="NonIndentedLine">waters brimming like the ocean,</text:p>
      <text:p text:style-name="IndentedLine"><text:s text:c="3"/>streams from rocky crags that burst.</text:p>
      <text:p text:style-name="NonIndentedLine">But they always would defy</text:p>
      <text:p text:style-name="LastLine"><text:s text:c="3"/>and reject him, God Most High.</text:p>
      <text:p text:style-name="Firstline">8.<text:tab/>They provoked God in the desert:</text:p>
      <text:p text:style-name="IndentedLine"><text:s text:c="3"/>“Can he satisfy our taste?</text:p>
      <text:p text:style-name="NonIndentedLine">When he struck the rock, it opened,</text:p>
      <text:p text:style-name="IndentedLine"><text:s text:c="3"/>down the crag the waters raced.</text:p>
      <text:p text:style-name="NonIndentedLine">Now our thirst is satisfied,</text:p>
      <text:p text:style-name="LastLine"><text:s text:c="3"/>can he food for us provide?”</text:p>
      <text:p text:style-name="Firstline">9.<text:tab/>When the <text:span text:style-name="T1">Lord</text:span> heard, he was angry,</text:p>
      <text:p text:style-name="IndentedLine"><text:s text:c="3"/>and his wrath broke out like fire;</text:p>
      <text:p text:style-name="NonIndentedLine">Jacob knew his fierce displeasure,</text:p>
      <text:p text:style-name="IndentedLine"><text:s text:c="3"/>Israèl his righteous ire.</text:p>
      <text:p text:style-name="NonIndentedLine">Faith in God they cast aside</text:p>
      <text:p text:style-name="LastLine"><text:s text:c="3"/>and his saving power denied.</text:p>
      <text:p text:style-name="Firstline"><text:soft-page-break/>10.<text:tab/>To the skies he gave the order;</text:p>
      <text:p text:style-name="IndentedLine"><text:s text:c="3"/>heaven’s doors he opened wide.</text:p>
      <text:p text:style-name="NonIndentedLine">Manna rained down for his people;</text:p>
      <text:p text:style-name="IndentedLine"><text:s text:c="3"/>grain of heaven he supplied.</text:p>
      <text:p text:style-name="NonIndentedLine">Angels’ bread lay at their feet;</text:p>
      <text:p text:style-name="LastLine"><text:s text:c="3"/>they had all that they could eat.</text:p>
      <text:p text:style-name="Firstline">11.<text:tab/>From the heav’ns he loosed the east wind,</text:p>
      <text:p text:style-name="IndentedLine"><text:s text:c="3"/>led the south wind forth with power.</text:p>
      <text:p text:style-name="NonIndentedLine">Meat, like dust, he rained upon them,</text:p>
      <text:p text:style-name="IndentedLine"><text:s text:c="3"/>birds like sand upon the shore.</text:p>
      <text:p text:style-name="NonIndentedLine">In the camp came down the quail,</text:p>
      <text:p text:style-name="LastLine"><text:s text:c="3"/>all around their tents like hail.</text:p>
      <text:p text:style-name="Firstline">12.<text:tab/>Thus in gluttony they feasted,</text:p>
      <text:p text:style-name="IndentedLine"><text:s text:c="3"/>for he gave them their desire.</text:p>
      <text:p text:style-name="NonIndentedLine">But, before they finished eating,</text:p>
      <text:p text:style-name="IndentedLine"><text:s text:c="3"/>God’s displeasure blazed like fire.</text:p>
      <text:p text:style-name="NonIndentedLine">So their stoutest warriors fell,</text:p>
      <text:p text:style-name="LastLine"><text:s text:c="3"/>and the youth of Israèl.</text:p>
      <text:p text:style-name="Firstline">13.<text:tab/>Still they disbelieved his wonders,</text:p>
      <text:p text:style-name="IndentedLine"><text:s text:c="3"/>kept on sinning nonetheless.</text:p>
      <text:p text:style-name="NonIndentedLine">So he closed their days in terror</text:p>
      <text:p text:style-name="IndentedLine"><text:s text:c="3"/>and their years in emptiness.</text:p>
      <text:p text:style-name="NonIndentedLine">When he punished them, they turned,</text:p>
      <text:p text:style-name="LastLine"><text:s text:c="3"/>and with zeal for him they burned.</text:p>
      <text:p text:style-name="Firstline">14.<text:tab/>God their Rock they then remembered,</text:p>
      <text:p text:style-name="IndentedLine"><text:s text:c="3"/>their Redeemer, God Most High;</text:p>
      <text:p text:style-name="NonIndentedLine">but their words were meant to flatter,</text:p>
      <text:p text:style-name="IndentedLine"><text:s text:c="3"/>what they told him was a lie.</text:p>
      <text:p text:style-name="NonIndentedLine">In their hearts they were untrue;</text:p>
      <text:p text:style-name="LastLine"><text:s text:c="3"/>from his co<text:span text:style-name="T4">ven</text:span>ant they withdrew.</text:p>
      <text:p text:style-name="Firstline">15.<text:tab/>Yet in mercy he forgave them;</text:p>
      <text:p text:style-name="IndentedLine"><text:s text:c="3"/>from destruction he refrained.</text:p>
      <text:p text:style-name="NonIndentedLine">Many times he curbed his anger</text:p>
      <text:p text:style-name="IndentedLine"><text:s text:c="3"/>and his utmost wrath restrained.</text:p>
      <text:p text:style-name="NonIndentedLine">That they were but flesh, he knew –</text:p>
      <text:p text:style-name="LastLine"><text:s text:c="3"/>like a passing breeze that blew.</text:p>
      <text:p text:style-name="Firstline">16.<text:tab/>How they grieved him in the desert,</text:p>
      <text:p text:style-name="IndentedLine"><text:s text:c="3"/>ever ready to rebel –</text:p>
      <text:p text:style-name="NonIndentedLine">vexed the Holy One and tested</text:p>
      <text:p text:style-name="IndentedLine"><text:s text:c="3"/>the great God of Israèl!</text:p>
      <text:p text:style-name="NonIndentedLine">They forgot his wonders shown</text:p>
      <text:p text:style-name="LastLine"><text:s text:c="3"/>to them in the fields of Zoan.</text:p>
      <text:p text:style-name="Firstline"><text:soft-page-break/>17.<text:tab/>They forgot his signs in Egypt,</text:p>
      <text:p text:style-name="IndentedLine"><text:s text:c="3"/>when from hardship they were saved,</text:p>
      <text:p text:style-name="NonIndentedLine">when to blood he turned its river,</text:p>
      <text:p text:style-name="IndentedLine"><text:s text:c="3"/>making foul the drink they craved.</text:p>
      <text:p text:style-name="NonIndentedLine">God sent swarms of flies to bite,</text:p>
      <text:p text:style-name="LastLine"><text:s text:c="3"/>hordes of frogs their land to blight.</text:p>
      <text:p text:style-name="Firstline">18.<text:tab/>He gave Egypt’s crops to locusts,</text:p>
      <text:p text:style-name="IndentedLine"><text:s text:c="3"/>and the swarms ate all their store.</text:p>
      <text:p text:style-name="NonIndentedLine">Freezing rain destroyed their fig trees,</text:p>
      <text:p text:style-name="IndentedLine"><text:s text:c="3"/>and the hail their vineyards tore.</text:p>
      <text:p text:style-name="NonIndentedLine">Hailstones battered all their stock;</text:p>
      <text:p text:style-name="LastLine"><text:s text:c="3"/>lightning bolts their cattle struck.</text:p>
      <text:p text:style-name="Firstline">19.<text:tab/>Egypt felt his indignation,</text:p>
      <text:p text:style-name="IndentedLine"><text:s text:c="3"/>dread hostility and wrath.</text:p>
      <text:p text:style-name="NonIndentedLine">By his angels of destruction</text:p>
      <text:p text:style-name="IndentedLine"><text:s text:c="3"/>for his rage he made a path.</text:p>
      <text:p text:style-name="NonIndentedLine">E’en from death he did not spare;</text:p>
      <text:p text:style-name="LastLine"><text:s text:c="3"/>mortal plague he made them bear.</text:p>
      <text:p text:style-name="Firstline">20.<text:tab/>All the firstborn sons of Egypt</text:p>
      <text:p text:style-name="IndentedLine"><text:s text:c="3"/>in the tents of Ham he struck.</text:p>
      <text:p text:style-name="NonIndentedLine">But from there he led his people</text:p>
      <text:p text:style-name="IndentedLine"><text:s text:c="3"/>through the desert like a flock.</text:p>
      <text:p text:style-name="NonIndentedLine">Fearless, they were safely led;</text:p>
      <text:p text:style-name="LastLine"><text:s text:c="3"/>in the sea their foes lay dead.</text:p>
      <text:p text:style-name="Firstline">21.<text:tab/>To his holy land he brought them,</text:p>
      <text:p text:style-name="IndentedLine"><text:s text:c="3"/>to the hills seized by his hand;</text:p>
      <text:p text:style-name="NonIndentedLine">He drove nations out before them</text:p>
      <text:p text:style-name="IndentedLine"><text:s text:c="3"/>and assigned to them their land,</text:p>
      <text:p text:style-name="NonIndentedLine">where, as their inheritance,</text:p>
      <text:p text:style-name="LastLine"><text:s text:c="3"/>Isr<text:span text:style-name="T4">ael</text:span>’s tribes found residence.</text:p>
      <text:p text:style-name="Firstline">22.<text:tab/>But once more their God they tested,</text:p>
      <text:p text:style-name="IndentedLine"><text:s text:c="3"/>spurning God Most High anew.</text:p>
      <text:p text:style-name="NonIndentedLine">They were faithless like their fathers,</text:p>
      <text:p text:style-name="IndentedLine"><text:s text:c="3"/>like a faulty bow, untrue.</text:p>
      <text:p text:style-name="NonIndentedLine">Their high places stirred his ire;</text:p>
      <text:p text:style-name="LastLine"><text:s text:c="3"/>their false gods his jealous fire.</text:p>
      <text:p text:style-name="Firstline">23.<text:tab/>When God heard them, he was angry;</text:p>
      <text:p text:style-name="IndentedLine"><text:s text:c="3"/>he abandoned Israèl.</text:p>
      <text:p text:style-name="NonIndentedLine">He forsook the tent of Shiloh,</text:p>
      <text:p text:style-name="IndentedLine"><text:s text:c="3"/>where he vowed with them to dwell,</text:p>
      <text:p text:style-name="NonIndentedLine">sent his glory far away,</text:p>
      <text:p text:style-name="LastLine"><text:s text:c="3"/>gave his ark with foes to stay.</text:p>
      <text:p text:style-name="Firstline"><text:soft-page-break/>24.<text:tab/>Angry, he forsook his people,</text:p>
      <text:p text:style-name="IndentedLine"><text:s text:c="3"/>slew his own inheritance.</text:p>
      <text:p text:style-name="NonIndentedLine">Fire consumed their choice young manhood;</text:p>
      <text:p text:style-name="IndentedLine"><text:s text:c="3"/>maidens had no wedding dance.</text:p>
      <text:p text:style-name="NonIndentedLine">Priests lay slaughtered by the sword;</text:p>
      <text:p text:style-name="LastLine"><text:s text:c="3"/>widows could not speak a word.</text:p>
      <text:p text:style-name="Firstline">25.<text:tab/>Then the Lord awoke from slumber,</text:p>
      <text:p text:style-name="IndentedLine"><text:s text:c="3"/>as a man with wine replete</text:p>
      <text:p text:style-name="NonIndentedLine">wakes recovered from his stupor.</text:p>
      <text:p text:style-name="IndentedLine"><text:s text:c="3"/>Then he made his foes retreat;</text:p>
      <text:p text:style-name="NonIndentedLine">like a rabble they became,</text:p>
      <text:p text:style-name="LastLine"><text:s text:c="3"/>put to everlasting shame.</text:p>
      <text:p text:style-name="Firstline">26.<text:tab/>He passed by the tents of Joseph</text:p>
      <text:p text:style-name="IndentedLine"><text:s text:c="3"/>and the tribe of Ephraim;</text:p>
      <text:p text:style-name="NonIndentedLine">but he chose the tribe of Judah,</text:p>
      <text:p text:style-name="IndentedLine"><text:s text:c="3"/>and Mount Zion, loved by him.</text:p>
      <text:p text:style-name="NonIndentedLine">There he built his dwelling sure,</text:p>
      <text:p text:style-name="LastLine"><text:s text:c="3"/>like the earth, to stand secure.</text:p>
      <text:p text:style-name="Firstline">27.<text:tab/>So he chose his servant David,</text:p>
      <text:p text:style-name="IndentedLine"><text:s text:c="3"/>bringing him from tending sheep,</text:p>
      <text:p text:style-name="NonIndentedLine">to be shepherd of his people,</text:p>
      <text:p text:style-name="IndentedLine"><text:s text:c="3"/>God’s inheritance to keep.</text:p>
      <text:p text:style-name="NonIndentedLine">Faithfully by David fed,</text:p>
      <text:p text:style-name="LastLine"><text:s text:c="3"/>they with skilful hands were led.</text:p>
      <text:h text:style-name="Heading_20_1" text:outline-level="1">Psalm 78b <text:s/>Let children hear the mighty deeds</text:h>
      <text:p text:style-name="Firstline">1.<text:tab/>Let children hear the mighty deeds</text:p>
      <text:p text:style-name="IndentedLine"><text:s text:c="3"/>which <text:span text:style-name="T1">God</text:span> performed of old,</text:p>
      <text:p text:style-name="IndentedLine"><text:s text:c="3"/>which in our younger years we saw</text:p>
      <text:p text:style-name="IndentedLine"><text:s text:c="3"/>and which our fathers told.</text:p>
      <text:p text:style-name="NonIndentedLine">He bids us make his glories known,</text:p>
      <text:p text:style-name="IndentedLine"><text:s text:c="3"/>the works of power and grace,</text:p>
      <text:p text:style-name="IndentedLine"><text:s text:c="3"/>that we convey his wonders down</text:p>
      <text:p text:style-name="LastLine"><text:s text:c="3"/>through every rising race.</text:p>
      <text:p text:style-name="Firstline">2.<text:tab/>Our lips shall tell them to our sons,</text:p>
      <text:p text:style-name="IndentedLine"><text:s text:c="3"/>and they again to theirs;</text:p>
      <text:p text:style-name="IndentedLine"><text:s text:c="3"/>and generations yet unborn</text:p>
      <text:p text:style-name="IndentedLine"><text:s text:c="3"/>must teach them to their heirs;</text:p>
      <text:p text:style-name="NonIndentedLine">thus shall they learn, in God alone</text:p>
      <text:p text:style-name="IndentedLine"><text:s text:c="3"/>their hope securely stands,</text:p>
      <text:p text:style-name="IndentedLine"><text:s text:c="3"/>that they may not forget his works,</text:p>
      <text:p text:style-name="LastLine"><text:s text:c="3"/>but honour his commands.</text:p>
      <text:h text:style-name="Heading_20_1" text:outline-level="1"><text:soft-page-break/>Psalm 79 <text:s/>Lord, the nations have invaded</text:h>
      <text:p text:style-name="Firstline">1.<text:tab/>Lord, the nations have invaded</text:p>
      <text:p text:style-name="IndentedLine"><text:s text:c="3"/>and attacked your heritage;</text:p>
      <text:p text:style-name="IndentedLine"><text:s text:c="3"/>they defiled your holy temple –</text:p>
      <text:p text:style-name="IndentedLine"><text:s text:c="3"/>crushed Jeru<text:span text:style-name="T4">sal</text:span>em in a rage.</text:p>
      <text:p text:style-name="NonIndentedLine">They have given your saints’ bodies</text:p>
      <text:p text:style-name="IndentedLine"><text:s text:c="3"/>to the birds of prey as meat,</text:p>
      <text:p text:style-name="IndentedLine"><text:s text:c="3"/>and the corpses of your servants</text:p>
      <text:p text:style-name="LastLine"><text:s text:c="3"/>to wild animals to eat.</text:p>
      <text:p text:style-name="Firstline">2.<text:tab/>They have poured out blood like water</text:p>
      <text:p text:style-name="IndentedLine"><text:s text:c="3"/>all around Jerusalem –</text:p>
      <text:p text:style-name="IndentedLine"><text:s text:c="3"/>bodies everywhere, and no one</text:p>
      <text:p text:style-name="IndentedLine"><text:s text:c="3"/>to give burial to them.</text:p>
      <text:p text:style-name="NonIndentedLine">We are objects of derision</text:p>
      <text:p text:style-name="IndentedLine"><text:s text:c="3"/>to the neighbours of our land;</text:p>
      <text:p text:style-name="IndentedLine"><text:s text:c="3"/>scorn, reproach and degradation</text:p>
      <text:p text:style-name="LastLine"><text:s text:c="3"/>circle us on every hand.</text:p>
      <text:p text:style-name="Firstline">3.<text:tab/><text:span text:style-name="T1">Lord</text:span>, how long? <text:s/>Will your displeasure</text:p>
      <text:p text:style-name="IndentedLine"><text:s text:c="3"/>still run on and never tire?</text:p>
      <text:p text:style-name="IndentedLine"><text:s text:c="3"/>How long will your jealous anger</text:p>
      <text:p text:style-name="IndentedLine"><text:s text:c="3"/>burn like all consuming fire?</text:p>
      <text:p text:style-name="NonIndentedLine">Pour your fury on the nations</text:p>
      <text:p text:style-name="IndentedLine"><text:s text:c="3"/>that refuse to seek your face;</text:p>
      <text:p text:style-name="IndentedLine"><text:s text:c="3"/>for they have uprooted Jacob</text:p>
      <text:p text:style-name="LastLine"><text:s text:c="3"/>and destroyed his dwelling place.</text:p>
      <text:p text:style-name="Firstline">4.<text:tab/>Charge us not with the transgressions</text:p>
      <text:p text:style-name="IndentedLine"><text:s text:c="3"/>of our forebears long ago;</text:p>
      <text:p text:style-name="IndentedLine"><text:s text:c="3"/>may your mercy come to meet us –</text:p>
      <text:p text:style-name="IndentedLine"><text:s text:c="3"/>you have brought us very low.</text:p>
      <text:p text:style-name="NonIndentedLine">Help us, Lord, our God and Saviour,</text:p>
      <text:p text:style-name="IndentedLine"><text:s text:c="3"/>for the glory of your name.</text:p>
      <text:p text:style-name="IndentedLine"><text:s text:c="3"/>For your name’s sake come and save us;</text:p>
      <text:p text:style-name="LastLine"><text:s text:c="3"/>take away our sin and shame.</text:p>
      <text:p text:style-name="Firstline">5.<text:tab/>Why should the surrounding nations</text:p>
      <text:p text:style-name="IndentedLine"><text:s text:c="3"/>say to us, “Where is your God?”</text:p>
      <text:p text:style-name="IndentedLine"><text:s text:c="3"/>Make the peoples know your vengeance</text:p>
      <text:p text:style-name="IndentedLine"><text:s text:c="3"/>for your servants’ outpoured blood.</text:p>
      <text:p text:style-name="NonIndentedLine">May the groans of every pris’ner</text:p>
      <text:p text:style-name="IndentedLine"><text:s text:c="3"/>come before your throne on high;</text:p>
      <text:p text:style-name="IndentedLine"><text:s text:c="3"/>by your arm outstretched in power</text:p>
      <text:p text:style-name="LastLine"><text:s text:c="3"/>save all those condemned to die.</text:p>
      <text:p text:style-name="Firstline"><text:soft-page-break/>6.<text:tab/>Lord, remember how our neighbours</text:p>
      <text:p text:style-name="IndentedLine"><text:s text:c="3"/>treat you with contempt and scorn;</text:p>
      <text:p text:style-name="IndentedLine"><text:s text:c="3"/>and into their laps deliver</text:p>
      <text:p text:style-name="IndentedLine"><text:s text:c="3"/>se<text:span text:style-name="T4">ven</text:span>fold judgment in return.</text:p>
      <text:p text:style-name="NonIndentedLine">Then shall we, the sheep you pasture,</text:p>
      <text:p text:style-name="IndentedLine"><text:s text:c="3"/>worship and adore your name,</text:p>
      <text:p text:style-name="IndentedLine"><text:s text:c="3"/>and through every generation</text:p>
      <text:p text:style-name="LastLine"><text:s text:c="3"/>your unending praise proclaim.</text:p>
      <text:h text:style-name="Heading_20_1" text:outline-level="1">Psalm 80 <text:s/>Hear, O Israel’s Shepherd</text:h>
      <text:p text:style-name="Firstline">1.<text:tab/>Hear, O Isr<text:span text:style-name="T4">ael</text:span>’s Shepherd, hear us;</text:p>
      <text:p text:style-name="IndentedLine"><text:s text:c="3"/>Joseph like a flock you lead.</text:p>
      <text:p text:style-name="NonIndentedLine">You who are enthroned in glory,</text:p>
      <text:p text:style-name="LastLine"><text:s text:c="3"/>shine upon us in our need.</text:p>
      <text:p text:style-name="Firstline">2.<text:tab/>Shine on Benjamin, Manasseh,</text:p>
      <text:p text:style-name="IndentedLine"><text:s text:c="3"/>and for Ephr<text:span text:style-name="T4">aim</text:span> rouse your might!</text:p>
      <text:p text:style-name="NonIndentedLine">Turn us once again toward you;</text:p>
      <text:p text:style-name="LastLine"><text:s text:c="3"/>come and save us, give us light!</text:p>
      <text:p text:style-name="Firstline">3.<text:tab/>O <text:span text:style-name="T1">Lord</text:span> God, the Lord Almighty,</text:p>
      <text:p text:style-name="IndentedLine"><text:s text:c="3"/>all our prayers you do not hear.</text:p>
      <text:p text:style-name="NonIndentedLine">How long will your anger smoulder</text:p>
      <text:p text:style-name="LastLine"><text:s text:c="3"/>and our enemies still jeer?</text:p>
      <text:p text:style-name="Firstline">4.<text:tab/>You have fed us bread of sorrow;</text:p>
      <text:p text:style-name="IndentedLine"><text:s text:c="3"/>tears in plenty we must shed.</text:p>
      <text:p text:style-name="NonIndentedLine">We are now before our neighbours</text:p>
      <text:p text:style-name="LastLine"><text:s text:c="3"/>humbled and discredited.</text:p>
      <text:p text:style-name="Firstline">5.<text:tab/>Look on us, O God Almighty;</text:p>
      <text:p text:style-name="IndentedLine"><text:s text:c="3"/>let us see your glory bright.</text:p>
      <text:p text:style-name="NonIndentedLine">Turn us once again toward you;</text:p>
      <text:p text:style-name="LastLine"><text:s text:c="3"/>come and save us, give us light!</text:p>
      <text:p text:style-name="Firstline">6.<text:tab/>Once you brought a vine from Egypt,</text:p>
      <text:p text:style-name="IndentedLine"><text:s text:c="3"/>drove out kings with mighty hand,</text:p>
      <text:p text:style-name="NonIndentedLine">set the vine in ground made ready;</text:p>
      <text:p text:style-name="LastLine"><text:s text:c="3"/>it took root and filled the land.</text:p>
      <text:p text:style-name="Firstline">7.<text:tab/>So its branches clothed the mountains,</text:p>
      <text:p text:style-name="IndentedLine"><text:s text:c="3"/>shading every cedar tree,</text:p>
      <text:p text:style-name="NonIndentedLine">spreading from the great Euphrates</text:p>
      <text:p text:style-name="LastLine"><text:s text:c="3"/>to the mighty western Sea.</text:p>
      <text:p text:style-name="Firstline">8.<text:tab/>Why did you break down its fences,</text:p>
      <text:p text:style-name="IndentedLine"><text:s text:c="3"/>so that all may pluck its fruit?</text:p>
      <text:p text:style-name="NonIndentedLine">Creatures of the field devour it;</text:p>
      <text:p text:style-name="LastLine"><text:s text:c="3"/>wild boars tear it from the root.</text:p>
      <text:p text:style-name="Firstline"><text:soft-page-break/>9.<text:tab/>Turn to us, O God Almighty,</text:p>
      <text:p text:style-name="IndentedLine"><text:s text:c="3"/>look and see from heav’n above!</text:p>
      <text:p text:style-name="NonIndentedLine">Tend this vine your hand has planted</text:p>
      <text:p text:style-name="LastLine"><text:s text:c="3"/>and the son you raised in love.</text:p>
      <text:p text:style-name="Firstline">10.<text:tab/>See your vine cut down and withered,</text:p>
      <text:p text:style-name="IndentedLine"><text:s text:c="3"/>and its branches burned with fire;</text:p>
      <text:p text:style-name="NonIndentedLine">your rebuke has crushed your people,</text:p>
      <text:p text:style-name="LastLine"><text:s text:c="3"/>and they perish in your ire.</text:p>
      <text:p text:style-name="Firstline">11.<text:tab/>Let your hand be placed in blessing</text:p>
      <text:p text:style-name="IndentedLine"><text:s text:c="3"/>on the man at your right hand –</text:p>
      <text:p text:style-name="NonIndentedLine">on the son of man you’ve chosen,</text:p>
      <text:p text:style-name="LastLine"><text:s text:c="3"/>whom alone you caused to stand.</text:p>
      <text:p text:style-name="Firstline">12.<text:tab/>Then we will not wander from you,</text:p>
      <text:p text:style-name="IndentedLine"><text:s text:c="3"/>turning from you to our shame.</text:p>
      <text:p text:style-name="NonIndentedLine">Strengthen us, revive and heal us;</text:p>
      <text:p text:style-name="LastLine"><text:s text:c="3"/>then we’ll call upon your name.</text:p>
      <text:p text:style-name="Firstline">13.<text:tab/>Look on us, <text:span text:style-name="T1">Lord</text:span> God Almighty;</text:p>
      <text:p text:style-name="IndentedLine"><text:s text:c="3"/>let us see your glory bright</text:p>
      <text:p text:style-name="NonIndentedLine">Turn us once again toward you;</text:p>
      <text:p text:style-name="LastLine"><text:s text:c="3"/>come and save us, give us light!</text:p>
      <text:h text:style-name="Heading_20_1" text:outline-level="1">Psalm 81 <text:s/>Sing for joy to God</text:h>
      <text:p text:style-name="Firstline">1.<text:tab/>Sing for joy to God our Saviour,</text:p>
      <text:p text:style-name="IndentedLine"><text:s text:c="3"/>shout aloud to Jacob’s Lord!</text:p>
      <text:p text:style-name="IndentedLine"><text:s text:c="3"/>Start the music, strike the timbrel;</text:p>
      <text:p text:style-name="IndentedLine"><text:s text:c="3"/>play on strings a pleasing chord.</text:p>
      <text:p text:style-name="NonIndentedLine">Sound the trumpet at the New Moon,</text:p>
      <text:p text:style-name="IndentedLine"><text:s text:c="3"/>at the full moon sound again,</text:p>
      <text:p text:style-name="IndentedLine"><text:s text:c="3"/>at the feast which God appointed</text:p>
      <text:p text:style-name="LastLine"><text:s text:c="3"/>and for Isr<text:span text:style-name="T4">ael</text:span> did ordain.</text:p>
      <text:p text:style-name="Firstline">2.<text:tab/>God ordained the law for Joseph</text:p>
      <text:p text:style-name="IndentedLine"><text:s text:c="3"/>when he ravaged Egypt’s land.</text:p>
      <text:p text:style-name="IndentedLine"><text:s text:c="3"/>There we listened to a language</text:p>
      <text:p text:style-name="IndentedLine"><text:s text:c="3"/>which we did not understand.</text:p>
      <text:p text:style-name="NonIndentedLine">He said: “I removed the burden</text:p>
      <text:p text:style-name="IndentedLine"><text:s text:c="3"/>and their aching hands set free.</text:p>
      <text:p text:style-name="IndentedLine"><text:s text:c="3"/>I delivered you from trouble</text:p>
      <text:p text:style-name="LastLine"><text:s text:c="3"/>when you called for help to me.</text:p>
      <text:p text:style-name="Firstline">3.<text:tab/>“From the thundercloud of Sinai</text:p>
      <text:p text:style-name="IndentedLine"><text:s text:c="3"/>all you people I addressed;</text:p>
      <text:p text:style-name="IndentedLine"><text:s text:c="3"/>when at Meribah you murmured,</text:p>
      <text:p text:style-name="IndentedLine"><text:s text:c="3"/>there I put you to the test.</text:p>
      <text:p text:style-name="NonIndentedLine">Hear, my people, let me warn you –</text:p>
      <text:p text:style-name="IndentedLine"><text:s text:c="3"/>if you would but listen now!</text:p>
      <text:p text:style-name="IndentedLine"><text:s text:c="3"/>No strange god shall be among you;</text:p>
      <text:p text:style-name="LastLine"><text:s text:c="3"/>to a false god do not bow.</text:p>
      <text:p text:style-name="Firstline"><text:soft-page-break/>4.<text:tab/>“I, who brought you up from Egypt,</text:p>
      <text:p text:style-name="IndentedLine"><text:s text:c="3"/>your own God, the <text:span text:style-name="T1">Lord</text:span>, am I;</text:p>
      <text:p text:style-name="IndentedLine"><text:s text:c="3"/>open wide your mouth toward me;</text:p>
      <text:p text:style-name="IndentedLine"><text:s text:c="3"/>and your food I will supply.</text:p>
      <text:p text:style-name="NonIndentedLine">But my people would not listen –</text:p>
      <text:p text:style-name="IndentedLine"><text:s text:c="3"/>would not do what I required.</text:p>
      <text:p text:style-name="IndentedLine"><text:s text:c="3"/>So I gave them up to follow</text:p>
      <text:p text:style-name="LastLine"><text:s text:c="3"/>what their stubborn hearts desired.</text:p>
      <text:p text:style-name="Firstline">5.<text:tab/>“If my people would but heed me,</text:p>
      <text:p text:style-name="IndentedLine"><text:s text:c="3"/>Isr<text:span text:style-name="T4">ael</text:span> follow my command,</text:p>
      <text:p text:style-name="IndentedLine"><text:s text:c="3"/>I would soon subdue their e<text:span text:style-name="T4">nem</text:span>ies,</text:p>
      <text:p text:style-name="IndentedLine"><text:s text:c="3"/>and against them turn my hand.</text:p>
      <text:p text:style-name="NonIndentedLine">Those who hate the <text:span text:style-name="T1">Lord</text:span> would cower,</text:p>
      <text:p text:style-name="IndentedLine"><text:s text:c="3"/>and their doom would never end.</text:p>
      <text:p text:style-name="IndentedLine"><text:s text:c="3"/>But with finest wheat I’d feed you,</text:p>
      <text:p text:style-name="LastLine"><text:s text:c="3"/>honey from the rock I’d send.”</text:p>
      <text:h text:style-name="Heading_20_1" text:outline-level="1">Psalm 82 <text:s/>There where the judges gather</text:h>
      <text:p text:style-name="Firstline">1.<text:tab/>There where the judges gather,</text:p>
      <text:p text:style-name="IndentedLine"><text:s text:c="3"/>a greater takes his seat;</text:p>
      <text:p text:style-name="IndentedLine"><text:s text:c="3"/>“How long,” he asks the judges,</text:p>
      <text:p text:style-name="IndentedLine"><text:s text:c="3"/>“will you pronounce deceit?</text:p>
      <text:p text:style-name="NonIndentedLine">How long show special favour</text:p>
      <text:p text:style-name="IndentedLine"><text:s text:c="3"/>to those of ill repute?</text:p>
      <text:p text:style-name="IndentedLine"><text:s text:c="3"/>How long neglect the orphaned,</text:p>
      <text:p text:style-name="LastLine"><text:s text:c="3"/>the poor and destitute?</text:p>
      <text:p text:style-name="Firstline">2.<text:tab/>“Deal justly with the needy,</text:p>
      <text:p text:style-name="IndentedLine"><text:s text:c="3"/>protect the fatherless,</text:p>
      <text:p text:style-name="IndentedLine"><text:s text:c="3"/>deliver the afflicted</text:p>
      <text:p text:style-name="IndentedLine"><text:s text:c="3"/>from those who would oppress.</text:p>
      <text:p text:style-name="NonIndentedLine">But you are wholly blinded,</text:p>
      <text:p text:style-name="IndentedLine"><text:s text:c="3"/>you do not understand;</text:p>
      <text:p text:style-name="IndentedLine"><text:s text:c="3"/>therefore foundations totter,</text:p>
      <text:p text:style-name="LastLine"><text:s text:c="3"/>injustice rocks the land.”</text:p>
      <text:p text:style-name="Firstline">3.<text:tab/>God speaks: “I named you rulers,</text:p>
      <text:p text:style-name="IndentedLine"><text:s text:c="3"/>sons of the Most High God;</text:p>
      <text:p text:style-name="IndentedLine"><text:s text:c="3"/>but you shall die as mortals</text:p>
      <text:p text:style-name="IndentedLine"><text:s text:c="3"/>and perish by my rod.”</text:p>
      <text:p text:style-name="NonIndentedLine">Arise, O God, in judgment,</text:p>
      <text:p text:style-name="IndentedLine"><text:s text:c="3"/>your so<text:span text:style-name="T4">ver</text:span>eignty make known;</text:p>
      <text:p text:style-name="IndentedLine"><text:s text:c="3"/>for yours are all the nations,</text:p>
      <text:p text:style-name="LastLine"><text:s text:c="3"/>the peoples are your own.</text:p>
      <text:h text:style-name="Heading_20_1" text:outline-level="1"><text:soft-page-break/>Psalm 83 <text:s/>O my God, do not keep silent</text:h>
      <text:p text:style-name="Firstline">1.<text:tab/>O my God, do not keep silent;</text:p>
      <text:p text:style-name="IndentedLine"><text:s text:c="3"/>be not quiet, be not still.</text:p>
      <text:p text:style-name="IndentedLine"><text:s text:c="3"/>See how all your foes are stirring,</text:p>
      <text:p text:style-name="IndentedLine"><text:s text:c="3"/>eager to move in and kill.</text:p>
      <text:p text:style-name="NonIndentedLine">For they plot against your loved ones,</text:p>
      <text:p text:style-name="IndentedLine"><text:s text:c="3"/>make their cunning plans, and say,</text:p>
      <text:p text:style-name="IndentedLine"><text:s text:c="3"/>“Come, let us destroy their nation;</text:p>
      <text:p text:style-name="LastLine"><text:s text:c="3"/>Isr<text:span text:style-name="T4">ael</text:span>’s name we’ll sweep away.”</text:p>
      <text:p text:style-name="Firstline">2.<text:tab/>With one mind they plot against you;</text:p>
      <text:p text:style-name="IndentedLine"><text:s text:c="3"/>they are allies for the fight –</text:p>
      <text:p text:style-name="IndentedLine"><text:s text:c="3"/>tents of Hagar and of Moab,</text:p>
      <text:p text:style-name="IndentedLine"><text:s text:c="3"/>Edom and the Ishmaelite,</text:p>
      <text:p text:style-name="NonIndentedLine">Gebal, Amalek and Ammon,</text:p>
      <text:p text:style-name="IndentedLine"><text:s text:c="3"/>Philistines with men of Tyre.</text:p>
      <text:p text:style-name="IndentedLine"><text:s text:c="3"/>Now Assyria has joined them;</text:p>
      <text:p text:style-name="LastLine"><text:s text:c="3"/>Lot’s descendants strength acquire.</text:p>
      <text:p text:style-name="Firstline">3.<text:tab/>Deal to them as once to Midian;</text:p>
      <text:p text:style-name="IndentedLine"><text:s text:c="3"/>Jabin, Sisera once slain</text:p>
      <text:p text:style-name="IndentedLine"><text:s text:c="3"/>at the mighty torrent Kishon,</text:p>
      <text:p text:style-name="IndentedLine"><text:s text:c="3"/>left like refuse in the rain.</text:p>
      <text:p text:style-name="NonIndentedLine">Make their chiefs like Zeeb and Oreb,</text:p>
      <text:p text:style-name="IndentedLine"><text:s text:c="3"/>Zeba and Zalmunna too,</text:p>
      <text:p text:style-name="IndentedLine"><text:s text:c="3"/>when they said, “We’ll take possession</text:p>
      <text:p text:style-name="LastLine"><text:s text:c="3"/>of God’s pasturelands from you.”</text:p>
      <text:p text:style-name="Firstline">4.<text:tab/>Like the tumbleweed disperse them,</text:p>
      <text:p text:style-name="IndentedLine"><text:s text:c="3"/>like the chaff before the breeze.</text:p>
      <text:p text:style-name="IndentedLine"><text:s text:c="3"/>As the flames lay waste the mountains</text:p>
      <text:p text:style-name="IndentedLine"><text:s text:c="3"/>or the fire consumes the trees,</text:p>
      <text:p text:style-name="NonIndentedLine">so pursue them with your tempest;</text:p>
      <text:p text:style-name="IndentedLine"><text:s text:c="3"/>may your storm bring fear and shame.</text:p>
      <text:p text:style-name="IndentedLine"><text:s text:c="3"/><text:span text:style-name="T1">Lord</text:span>, bring them humiliation,</text:p>
      <text:p text:style-name="LastLine"><text:s text:c="3"/>so that they may seek your name.</text:p>
      <text:p text:style-name="Firstline">5.<text:tab/>May they be ashamed forever;</text:p>
      <text:p text:style-name="IndentedLine"><text:s text:c="3"/>let dismay be on their face.</text:p>
      <text:p text:style-name="IndentedLine"><text:s text:c="3"/>May they be destroyed completely;</text:p>
      <text:p text:style-name="IndentedLine"><text:s text:c="3"/>let them perish in disgrace.</text:p>
      <text:p text:style-name="NonIndentedLine"><text:span text:style-name="T1">Lord</text:span>, make known your name among them;</text:p>
      <text:p text:style-name="IndentedLine"><text:s text:c="3"/>show that you alone are God –</text:p>
      <text:p text:style-name="IndentedLine"><text:s text:c="3"/>that you are the Most High, ruling</text:p>
      <text:p text:style-name="LastLine"><text:s text:c="3"/>over all the earth abroad.</text:p>
      <text:h text:style-name="Heading_20_1" text:outline-level="1"><text:soft-page-break/>Psalm 84 <text:s/>O <text:span text:style-name="T1">Lord</text:span> of hosts, how lovely</text:h>
      <text:p text:style-name="Firstline">1.<text:tab/>O <text:span text:style-name="T1">Lord</text:span> of hosts, how lovely</text:p>
      <text:p text:style-name="IndentedLine"><text:s text:c="3"/>thy tabernacles are;</text:p>
      <text:p text:style-name="IndentedLine"><text:s text:c="3"/>for them my heart is yearning</text:p>
      <text:p text:style-name="IndentedLine"><text:s text:c="3"/>in banishment afar.</text:p>
      <text:p text:style-name="NonIndentedLine">My soul is longing, fainting,</text:p>
      <text:p text:style-name="IndentedLine"><text:s text:c="3"/>thy sacred courts to see;</text:p>
      <text:p text:style-name="IndentedLine"><text:s text:c="3"/>my heart and flesh are crying,</text:p>
      <text:p text:style-name="LastLine"><text:s text:c="3"/>O living God, for thee.</text:p>
      <text:p text:style-name="Firstline">2.<text:tab/>Beneath thy care the sparrow</text:p>
      <text:p text:style-name="IndentedLine"><text:s text:c="3"/>finds place for peaceful rest;</text:p>
      <text:p text:style-name="IndentedLine"><text:s text:c="3"/>to keep her young in safety</text:p>
      <text:p text:style-name="IndentedLine"><text:s text:c="3"/>the swallow finds a nest;</text:p>
      <text:p text:style-name="NonIndentedLine">then, <text:span text:style-name="T1">Lord</text:span>, my King Almighty,</text:p>
      <text:p text:style-name="IndentedLine"><text:s text:c="3"/>thy love will shelter me;</text:p>
      <text:p text:style-name="IndentedLine"><text:s text:c="3"/>beside thy holy altar</text:p>
      <text:p text:style-name="LastLine"><text:s text:c="3"/>my dwelling place shall be.</text:p>
      <text:p text:style-name="Firstline">3.<text:tab/>Blest they who dwell in Zion,</text:p>
      <text:p text:style-name="IndentedLine"><text:s text:c="3"/>whose joy and strength thou art;</text:p>
      <text:p text:style-name="IndentedLine"><text:s text:c="3"/>forever they will praise thee,</text:p>
      <text:p text:style-name="IndentedLine"><text:s text:c="3"/>thy ways are in their heart.</text:p>
      <text:p text:style-name="NonIndentedLine">Though tried, their tears like showers</text:p>
      <text:p text:style-name="IndentedLine"><text:s text:c="3"/>shall fill the springs of peace,</text:p>
      <text:p text:style-name="IndentedLine"><text:s text:c="3"/>and all the way to Zion</text:p>
      <text:p text:style-name="LastLine"><text:s text:c="3"/>their strength shall still increase.</text:p>
      <text:p text:style-name="Firstline">4.<text:tab/>Lord God of hosts, in mercy</text:p>
      <text:p text:style-name="IndentedLine"><text:s text:c="3"/>my supplication hear;</text:p>
      <text:p text:style-name="IndentedLine"><text:s text:c="3"/>almighty and all-faithful,</text:p>
      <text:p text:style-name="IndentedLine"><text:s text:c="3"/>our fathers’ God, give ear.</text:p>
      <text:p text:style-name="NonIndentedLine">Our shield and great defender,</text:p>
      <text:p text:style-name="IndentedLine"><text:s text:c="3"/>no longer hide thy face,</text:p>
      <text:p text:style-name="IndentedLine"><text:s text:c="3"/>but look upon thy servant,</text:p>
      <text:p text:style-name="LastLine"><text:s text:c="3"/>anointed by thy grace.</text:p>
      <text:p text:style-name="Firstline">5.<text:tab/>In thy blest courts to worship,</text:p>
      <text:p text:style-name="IndentedLine"><text:s text:c="3"/>my God, a single day</text:p>
      <text:p text:style-name="IndentedLine"><text:s text:c="3"/>is better than a thousand</text:p>
      <text:p text:style-name="IndentedLine"><text:s text:c="3"/>while far from thee I stray.</text:p>
      <text:p text:style-name="NonIndentedLine">Though in a lowly station,</text:p>
      <text:p text:style-name="IndentedLine"><text:s text:c="3"/>the service of my Lord</text:p>
      <text:p text:style-name="IndentedLine"><text:s text:c="3"/>I choose above all pleasures</text:p>
      <text:p text:style-name="LastLine"><text:s text:c="3"/>that sinful ways afford.</text:p>
      <text:p text:style-name="Firstline"><text:soft-page-break/>6.<text:tab/>A sun and shield forever</text:p>
      <text:p text:style-name="IndentedLine"><text:s text:c="3"/>is God, the <text:span text:style-name="T1">Lord</text:span> Most High;</text:p>
      <text:p text:style-name="IndentedLine"><text:s text:c="3"/>to those who walk uprightly</text:p>
      <text:p text:style-name="IndentedLine"><text:s text:c="3"/>no good will he deny.</text:p>
      <text:p text:style-name="NonIndentedLine">His saints, his grace receiving,</text:p>
      <text:p text:style-name="IndentedLine"><text:s text:c="3"/>shall soon his glory see;</text:p>
      <text:p text:style-name="IndentedLine"><text:s text:c="3"/>O <text:span text:style-name="T1">Lord</text:span> of hosts, most blessed</text:p>
      <text:p text:style-name="LastLine"><text:s text:c="3"/>are they that trust in thee.</text:p>
      <text:h text:style-name="Heading_20_1" text:outline-level="1">Psalm 85 <text:s/>In times past, <text:span text:style-name="T1">Lord</text:span></text:h>
      <text:p text:style-name="Firstline">1.<text:tab/>In times past, <text:span text:style-name="T1">Lord</text:span>, you showed favour</text:p>
      <text:p text:style-name="IndentedLine"><text:s text:c="3"/>to your own beloved land;</text:p>
      <text:p text:style-name="IndentedLine"><text:s text:c="3"/>the prosperity of Jacob</text:p>
      <text:p text:style-name="IndentedLine"><text:s text:c="3"/>you restored by your strong hand.</text:p>
      <text:p text:style-name="NonIndentedLine">You forgave your people's trespass;</text:p>
      <text:p text:style-name="IndentedLine"><text:s text:c="3"/>you were pleased their sins to hide.</text:p>
      <text:p text:style-name="IndentedLine"><text:s text:c="3"/>You withdrew all your displeasure;</text:p>
      <text:p text:style-name="LastLine"><text:s text:c="3"/>from your wrath you turned aside.</text:p>
      <text:p text:style-name="Firstline">2.<text:tab/>God our Saviour, now restore us;</text:p>
      <text:p text:style-name="IndentedLine"><text:s text:c="3"/>from us turn away your rage.</text:p>
      <text:p text:style-name="IndentedLine"><text:s text:c="3"/>Will your anger burn against us?</text:p>
      <text:p text:style-name="IndentedLine"><text:s text:c="3"/>Will it last from age to age?</text:p>
      <text:p text:style-name="NonIndentedLine">Will you not again revive us,</text:p>
      <text:p text:style-name="IndentedLine"><text:s text:c="3"/>that we may rejoice in you?</text:p>
      <text:p text:style-name="IndentedLine"><text:s text:c="3"/>Show us, <text:span text:style-name="T1">Lord</text:span>, your co<text:span text:style-name="T4">ven</text:span>ant mercy;</text:p>
      <text:p text:style-name="LastLine"><text:s text:c="3"/>your salvation grant anew.</text:p>
      <text:p text:style-name="Firstline">3.<text:tab/>I will hear what God the <text:span text:style-name="T1">Lord</text:span> says:</text:p>
      <text:p text:style-name="IndentedLine"><text:s text:c="3"/>to his saints he offers peace;</text:p>
      <text:p text:style-name="IndentedLine"><text:s text:c="3"/>but his people must not wander</text:p>
      <text:p text:style-name="IndentedLine"><text:s text:c="3"/>and return to foolishness.</text:p>
      <text:p text:style-name="NonIndentedLine">Surely for all those who fear him</text:p>
      <text:p text:style-name="IndentedLine"><text:s text:c="3"/>his salvation is at hand,</text:p>
      <text:p text:style-name="IndentedLine"><text:s text:c="3"/>so that once again his glory</text:p>
      <text:p text:style-name="LastLine"><text:s text:c="3"/>may be seen within our land.</text:p>
      <text:p text:style-name="Firstline">4.<text:tab/>Love and truth have met together;</text:p>
      <text:p text:style-name="IndentedLine"><text:s text:c="3"/>righteousness and peace embrace.</text:p>
      <text:p text:style-name="IndentedLine"><text:s text:c="3"/>Righteousness looks down from heaven;</text:p>
      <text:p text:style-name="IndentedLine"><text:s text:c="3"/>from the earth springs faithfulness.</text:p>
      <text:p text:style-name="NonIndentedLine">What is good the <text:span text:style-name="T1">Lord</text:span> will give us,</text:p>
      <text:p text:style-name="IndentedLine"><text:s text:c="3"/>and our land its fruit will bear.</text:p>
      <text:p text:style-name="IndentedLine"><text:s text:c="3"/>Righteousness will go before him</text:p>
      <text:p text:style-name="LastLine"><text:s text:c="3"/>and his royal way prepare.</text:p>
      <text:h text:style-name="Heading_20_1" text:outline-level="1"><text:soft-page-break/>Psalm 86 <text:s/>Hear, O <text:span text:style-name="T1">Lord</text:span>, and answer me</text:h>
      <text:p text:style-name="Firstline">1.<text:tab/>Hear, O <text:span text:style-name="T1">Lord</text:span>, and answer me;</text:p>
      <text:p text:style-name="IndentedLine"><text:s text:c="3"/>I am poor, and needy too.</text:p>
      <text:p text:style-name="IndentedLine"><text:s text:c="3"/>Guard my life; save me, my God,</text:p>
      <text:p text:style-name="IndentedLine"><text:s text:c="3"/>for your servant trusts in you.</text:p>
      <text:p text:style-name="NonIndentedLine">Lord, be merciful to me;</text:p>
      <text:p text:style-name="IndentedLine"><text:s text:c="3"/>all day long to you I call.</text:p>
      <text:p text:style-name="IndentedLine"><text:s text:c="3"/>Give your servant joy, O Lord,</text:p>
      <text:p text:style-name="LastLine"><text:s text:c="3"/>for to you I lift my soul.</text:p>
      <text:p text:style-name="Firstline">2.<text:tab/>You, O Lord, alone are good;</text:p>
      <text:p text:style-name="IndentedLine"><text:s text:c="3"/>you are ready to forgive.</text:p>
      <text:p text:style-name="IndentedLine"><text:s text:c="3"/>To all those who call on you,</text:p>
      <text:p text:style-name="IndentedLine"><text:s text:c="3"/>you abound in steadfast love.</text:p>
      <text:p text:style-name="NonIndentedLine">Hear my earnest prayer, O <text:span text:style-name="T1">Lord</text:span>;</text:p>
      <text:p text:style-name="IndentedLine"><text:s text:c="3"/>listen to my troubled cry.</text:p>
      <text:p text:style-name="IndentedLine"><text:s text:c="3"/>In distress I’ll call on you,</text:p>
      <text:p text:style-name="LastLine"><text:s text:c="3"/>for in mercy you’ll reply.</text:p>
      <text:p text:style-name="Firstline">3.<text:tab/>Lord, among the many gods</text:p>
      <text:p text:style-name="IndentedLine"><text:s text:c="3"/>there is none to rival you;</text:p>
      <text:p text:style-name="IndentedLine"><text:s text:c="3"/>deeds that others may perform</text:p>
      <text:p text:style-name="IndentedLine"><text:s text:c="3"/>never match what you can do.</text:p>
      <text:p text:style-name="NonIndentedLine">Lord, the nations you have made</text:p>
      <text:p text:style-name="IndentedLine"><text:s text:c="3"/>will come near and praise your name.</text:p>
      <text:p text:style-name="IndentedLine"><text:s text:c="3"/>You alone are God; your deeds</text:p>
      <text:p text:style-name="LastLine"><text:s text:c="3"/>bring to you outstanding fame.</text:p>
      <text:p text:style-name="Firstline">4.<text:tab/>Teach me, <text:span text:style-name="T1">Lord</text:span>, your way, that I</text:p>
      <text:p text:style-name="IndentedLine"><text:s text:c="3"/>from your truth may not depart;</text:p>
      <text:p text:style-name="IndentedLine"><text:s text:c="3"/>so that I may fear your name,</text:p>
      <text:p text:style-name="IndentedLine"><text:s text:c="3"/>give me a devoted heart.</text:p>
      <text:p text:style-name="NonIndentedLine">Lord, with all my heart I will</text:p>
      <text:p text:style-name="IndentedLine"><text:s text:c="3"/>praise your name unceasingly.</text:p>
      <text:p text:style-name="IndentedLine"><text:s text:c="3"/>For your love to me is great;</text:p>
      <text:p text:style-name="LastLine"><text:s text:c="3"/>from the grave you rescued me.</text:p>
      <text:p text:style-name="Firstline">5.<text:tab/>Proud men are attacking me;</text:p>
      <text:p text:style-name="IndentedLine"><text:s text:c="3"/>and the ruthless men of strife,</text:p>
      <text:p text:style-name="IndentedLine"><text:s text:c="3"/>who have no regard for God,</text:p>
      <text:p text:style-name="IndentedLine"><text:s text:c="3"/>seek to take away my life.</text:p>
      <text:p text:style-name="NonIndentedLine">But, Lord, you are merciful,</text:p>
      <text:p text:style-name="IndentedLine"><text:s text:c="3"/>God of grace and tenderness,</text:p>
      <text:p text:style-name="IndentedLine"><text:s text:c="3"/>slow to anger, rich in love</text:p>
      <text:p text:style-name="LastLine"><text:s text:c="3"/>and in co<text:span text:style-name="T4">ven</text:span>ant faithfulness.</text:p>
      <text:p text:style-name="Firstline"><text:soft-page-break/>6.<text:tab/>Turn your face to-wards me, Lord,</text:p>
      <text:p text:style-name="IndentedLine"><text:s text:c="3"/>and to me compassion show.</text:p>
      <text:p text:style-name="IndentedLine"><text:s text:c="3"/>Give me strength and save my life;</text:p>
      <text:p text:style-name="IndentedLine"><text:s text:c="3"/>on your servant grace bestow.</text:p>
      <text:p text:style-name="NonIndentedLine">Grant a sign of favour, <text:span text:style-name="T1">Lord</text:span>,</text:p>
      <text:p text:style-name="IndentedLine"><text:s text:c="3"/>which my enemies may see;</text:p>
      <text:p text:style-name="IndentedLine"><text:s text:c="3"/>then they will be put to shame,</text:p>
      <text:p text:style-name="LastLine"><text:s text:c="3"/>for you help and comfort me.</text:p>
      <text:h text:style-name="Heading_20_1" text:outline-level="1">Psalm 86b <text:s/><text:span text:style-name="T1">Lord</text:span>, my petition heed</text:h>
      <text:p text:style-name="Firstline">1.<text:tab/><text:span text:style-name="T1">Lord</text:span>, my petition heed,</text:p>
      <text:p text:style-name="IndentedLine"><text:s text:c="3"/>now help me in my need,</text:p>
      <text:p text:style-name="IndentedLine"><text:s text:c="3"/>or else I die.</text:p>
      <text:p text:style-name="NonIndentedLine">I am your servant, Lord;</text:p>
      <text:p text:style-name="IndentedLine"><text:s text:c="3"/>my trust is in your word.</text:p>
      <text:p text:style-name="IndentedLine"><text:s text:c="3"/>Mercy to me accord;</text:p>
      <text:p text:style-name="LastLine"><text:s text:c="3"/>to you I cry.</text:p>
      <text:p text:style-name="Firstline">2.<text:tab/>Comfort your servant now,</text:p>
      <text:p text:style-name="IndentedLine"><text:s text:c="3"/>while at your throne I bow</text:p>
      <text:p text:style-name="IndentedLine"><text:s text:c="3"/>and call to you.</text:p>
      <text:p text:style-name="NonIndentedLine">Your pard’ning grace is free;</text:p>
      <text:p text:style-name="IndentedLine"><text:s text:c="3"/>sinners who raise their plea</text:p>
      <text:p text:style-name="IndentedLine"><text:s text:c="3"/>your love and mercy see;</text:p>
      <text:p text:style-name="LastLine"><text:s text:c="3"/>they are made new.</text:p>
      <text:p text:style-name="Firstline">3.<text:tab/><text:span text:style-name="T1">Lord</text:span>, hear me when I pray,</text:p>
      <text:p text:style-name="IndentedLine"><text:s text:c="3"/>in every troubled day</text:p>
      <text:p text:style-name="IndentedLine"><text:s text:c="3"/>I seek your face.</text:p>
      <text:p text:style-name="NonIndentedLine">O Lord, you far outshine</text:p>
      <text:p text:style-name="IndentedLine"><text:s text:c="3"/>the gods of our design;</text:p>
      <text:p text:style-name="IndentedLine"><text:s text:c="3"/>matchless your deeds divine,</text:p>
      <text:p text:style-name="LastLine"><text:s text:c="3"/>O God of grace.</text:p>
      <text:p text:style-name="Firstline">4.<text:tab/>By nations you have made,</text:p>
      <text:p text:style-name="IndentedLine"><text:s text:c="3"/>your praise will be displayed</text:p>
      <text:p text:style-name="IndentedLine"><text:s text:c="3"/>through earth abroad.</text:p>
      <text:p text:style-name="NonIndentedLine">Your name be glorified,</text:p>
      <text:p text:style-name="IndentedLine"><text:s text:c="3"/>your greatness magnified;</text:p>
      <text:p text:style-name="IndentedLine"><text:s text:c="3"/>wondrous your works abide,</text:p>
      <text:p text:style-name="LastLine"><text:s text:c="3"/>for you are God!</text:p>
      <text:p text:style-name="Firstline">5.<text:tab/>To me your truth impart,</text:p>
      <text:p text:style-name="IndentedLine"><text:s text:c="3"/>so that with all my heart</text:p>
      <text:p text:style-name="IndentedLine"><text:s text:c="3"/>I fear your name.</text:p>
      <text:p text:style-name="NonIndentedLine">I will give thanks to you,</text:p>
      <text:p text:style-name="IndentedLine"><text:s text:c="3"/>your praise I will pursue;</text:p>
      <text:p text:style-name="IndentedLine"><text:s text:c="3"/>all glory be to you,</text:p>
      <text:p text:style-name="LastLine"><text:s text:c="3"/>O Lord my God!</text:p>
      <text:p text:style-name="Firstline"><text:soft-page-break/>6.<text:tab/>Great is your love to me;</text:p>
      <text:p text:style-name="IndentedLine"><text:s text:c="3"/>from death you set me free</text:p>
      <text:p text:style-name="IndentedLine"><text:s text:c="3"/>when foes alarm.</text:p>
      <text:p text:style-name="NonIndentedLine">Your grace I surely know;</text:p>
      <text:p text:style-name="IndentedLine"><text:s text:c="3"/>your anger, Lord. is slow;</text:p>
      <text:p text:style-name="IndentedLine"><text:s text:c="3"/>your lovingkindness show;</text:p>
      <text:p text:style-name="LastLine"><text:s text:c="3"/>save me from harm.</text:p>
      <text:p text:style-name="Firstline">7.<text:tab/>Show me your mercy true,</text:p>
      <text:p text:style-name="IndentedLine"><text:s text:c="3"/>your servant’s strength renew,</text:p>
      <text:p text:style-name="IndentedLine"><text:s text:c="3"/>salvation send.</text:p>
      <text:p text:style-name="NonIndentedLine">A sign of favour show;</text:p>
      <text:p text:style-name="IndentedLine"><text:s text:c="3"/>your comfort, <text:span text:style-name="T1">Lord</text:span>, bestow;</text:p>
      <text:p text:style-name="IndentedLine"><text:s text:c="3"/>let those who hate me know</text:p>
      <text:p text:style-name="LastLine"><text:s text:c="3"/>you are my friend.</text:p>
      <text:h text:style-name="Heading_20_1" text:outline-level="1">Psalm 87 <text:s/>On the holy mountain</text:h>
      <text:p text:style-name="Firstline">1.<text:tab/>On the holy mountain the <text:span text:style-name="T1">Lord</text:span> laid his foundation.</text:p>
      <text:p text:style-name="IndentedLine"><text:s text:c="3"/>He loves the gates of Zion far above</text:p>
      <text:p text:style-name="IndentedLine"><text:s text:c="3"/>all the dwelling places in all of Jacob's nation.</text:p>
      <text:p text:style-name="NonIndentedLine">Glo-ri-ous praise is yours, O city of the Lord.</text:p>
      <text:p text:style-name="IndentedLine"><text:s text:c="3"/>Tyre and Ethiopia and also Babylon,</text:p>
      <text:p text:style-name="LastLine"><text:s text:c="3"/>Rahab and Philistia in Zion born, in Zion born!</text:p>
      <text:p text:style-name="Firstline">2.<text:tab/>Zion, blessed Zion, by God Most High established,</text:p>
      <text:p text:style-name="IndentedLine"><text:s text:c="3"/>they say this one and that in her were born.</text:p>
      <text:p text:style-name="IndentedLine"><text:s text:c="3"/>There will be salvation for every tribe and nation,</text:p>
      <text:p text:style-name="NonIndentedLine">for the <text:span text:style-name="T1">Lord</text:span> shall count them all his very own.</text:p>
      <text:p text:style-name="IndentedLine"><text:s text:c="3"/>Flutes and instruments will lead the throng and they will sing,</text:p>
      <text:p text:style-name="LastLine"><text:s text:c="3"/>“All my founts of joyful praise from Zion spring, from Zion spring!”</text:p>
      <text:h text:style-name="Heading_20_1" text:outline-level="1">Psalm 88 <text:s/><text:span text:style-name="T1">Lord</text:span>, you are the God who saves me</text:h>
      <text:p text:style-name="Firstline">1.<text:tab/><text:span text:style-name="T1">Lord</text:span>, you are the God who saves me;</text:p>
      <text:p text:style-name="IndentedLine"><text:s text:c="3"/>I entreat you night and day.</text:p>
      <text:p text:style-name="NonIndentedLine">May my pleading come before you;</text:p>
      <text:p text:style-name="LastLine"><text:s text:c="3"/>turn your ear to me, I pray.</text:p>
      <text:p text:style-name="Firstline">2.<text:tab/>For my soul is full of trouble,</text:p>
      <text:p text:style-name="IndentedLine"><text:s text:c="3"/>and my life draws near to death.</text:p>
      <text:p text:style-name="NonIndentedLine">Counted with the ones who perish,</text:p>
      <text:p text:style-name="LastLine"><text:s text:c="3"/>I have neither strength nor breath.</text:p>
      <text:p text:style-name="Firstline">3.<text:tab/>To the grave I am abandoned,</text:p>
      <text:p text:style-name="IndentedLine"><text:s text:c="3"/>like the bodies lying there.</text:p>
      <text:p text:style-name="NonIndentedLine">You remember them no longer;</text:p>
      <text:p text:style-name="LastLine"><text:s text:c="3"/>they are cut off from your care.</text:p>
      <text:p text:style-name="Firstline">4.<text:tab/>In the lowest pit you cast me;</text:p>
      <text:p text:style-name="IndentedLine"><text:s text:c="3"/>in the darkest depths am I.</text:p>
      <text:p text:style-name="NonIndentedLine">For your wrath is heavy on me,</text:p>
      <text:p text:style-name="LastLine"><text:s text:c="3"/>and beneath your waves I lie,</text:p>
      <text:p text:style-name="Firstline"><text:soft-page-break/>5.<text:tab/>Closest friends you’ve taken from me;</text:p>
      <text:p text:style-name="IndentedLine"><text:s text:c="3"/>loathsome to them is my plight.</text:p>
      <text:p text:style-name="NonIndentedLine">I am trapped – escape I cannot;</text:p>
      <text:p text:style-name="LastLine"><text:s text:c="3"/>misery has dimmed my sight.</text:p>
      <text:p text:style-name="Firstline">6.<text:tab/>Daily, <text:span text:style-name="T1">Lord</text:span>, I call upon you;</text:p>
      <text:p text:style-name="IndentedLine"><text:s text:c="3"/>in your sight my hands I spread.</text:p>
      <text:p text:style-name="NonIndentedLine">In the grave do you show wonders?</text:p>
      <text:p text:style-name="LastLine"><text:s text:c="3"/>Are you worshipped by the dead?</text:p>
      <text:p text:style-name="Firstline">7.<text:tab/>Is your love shown in Destruction –</text:p>
      <text:p text:style-name="IndentedLine"><text:s text:c="3"/>in the grave your faithfulness?</text:p>
      <text:p text:style-name="NonIndentedLine">Are your wonders known in darkness,</text:p>
      <text:p text:style-name="LastLine"><text:s text:c="3"/>or in death your righteousness?</text:p>
      <text:p text:style-name="Firstline">8.<text:tab/>But I cry to you for help, <text:span text:style-name="T1">Lord</text:span>;</text:p>
      <text:p text:style-name="IndentedLine"><text:s text:c="3"/>at the dawn to you I pray.</text:p>
      <text:p text:style-name="NonIndentedLine">Why, O <text:span text:style-name="T1">Lord</text:span>, do you reject me,</text:p>
      <text:p text:style-name="LastLine"><text:s text:c="3"/>and why turn your face away?</text:p>
      <text:p text:style-name="Firstline">9.<text:tab/>From my youth I’ve been afflicted;</text:p>
      <text:p text:style-name="IndentedLine"><text:s text:c="3"/>death to me is always near.</text:p>
      <text:p text:style-name="NonIndentedLine">I have undergone your terrors,</text:p>
      <text:p text:style-name="LastLine"><text:s text:c="3"/>and I am in deep despair.</text:p>
      <text:p text:style-name="Firstline">10.<text:tab/>Your fierce anger has engulfed me;</text:p>
      <text:p text:style-name="IndentedLine"><text:s text:c="3"/>by your terrors I am crushed.</text:p>
      <text:p text:style-name="NonIndentedLine">All day long they overwhelm me;</text:p>
      <text:p text:style-name="LastLine"><text:s text:c="3"/>over me the flood has rushed.</text:p>
      <text:p text:style-name="Firstline">11.<text:tab/>You have taken my companions</text:p>
      <text:p text:style-name="IndentedLine"><text:s text:c="3"/>and my loved ones far from me.</text:p>
      <text:p text:style-name="NonIndentedLine">Now my closest friend is darkness;</text:p>
      <text:p text:style-name="LastLine"><text:s text:c="3"/>not a ray of light I see.</text:p>
      <text:h text:style-name="Heading_20_1" text:outline-level="1">Psalm 89 Part 1 <text:s/>I will extol the <text:span text:style-name="T1">Lord</text:span>’s great love</text:h>
      <text:p text:style-name="Firstline">1.<text:tab/>I will extol the <text:span text:style-name="T1">Lord</text:span>’s great love forever;</text:p>
      <text:p text:style-name="IndentedLine"><text:s text:c="3"/>your faithfulness to all I will proclaim.</text:p>
      <text:p text:style-name="NonIndentedLine">I will declare your love stands firm forever;</text:p>
      <text:p text:style-name="LastLine"><text:s text:c="3"/>your faithfulness in heaven you maintain.</text:p>
      <text:p text:style-name="Firstline">2.<text:tab/>You said, “I made a co<text:span text:style-name="T4">ven</text:span>ant with my chosen,</text:p>
      <text:p text:style-name="IndentedLine"><text:s text:c="3"/>and to my servant David I have sworn:</text:p>
      <text:p text:style-name="NonIndentedLine">‘I will ensure your line will last forever,</text:p>
      <text:p text:style-name="LastLine"><text:s text:c="3"/>your throne to generations yet unborn.’ ”</text:p>
      <text:p text:style-name="Firstline">3.<text:tab/>O <text:span text:style-name="T1">Lord</text:span>, the heavens praise your mighty wonders</text:p>
      <text:p text:style-name="IndentedLine"><text:s text:c="3"/>and to your saints your faithfulness declare.</text:p>
      <text:p text:style-name="NonIndentedLine">For who is like the <text:span text:style-name="T1">Lord</text:span> among the angels,</text:p>
      <text:p text:style-name="LastLine"><text:s text:c="3"/>or who in heaven can with him compare?</text:p>
      <text:p text:style-name="Firstline"><text:soft-page-break/>4.<text:tab/>For God is feared within his holy council,</text:p>
      <text:p text:style-name="IndentedLine"><text:s text:c="3"/>more awesome than the angels all around.</text:p>
      <text:p text:style-name="NonIndentedLine">O God, the <text:span text:style-name="T1">Lord</text:span> Almighty, who is like you</text:p>
      <text:p text:style-name="LastLine"><text:s text:c="3"/>whom such great might and faithfulness surround?</text:p>
      <text:p text:style-name="Firstline">5.<text:tab/>O <text:span text:style-name="T1">Lord</text:span>, your rule controls the surging ocean;</text:p>
      <text:p text:style-name="IndentedLine"><text:s text:c="3"/>you still the raging waves upon the seas.</text:p>
      <text:p text:style-name="NonIndentedLine">Rahab you crushed to death with your great power;</text:p>
      <text:p text:style-name="LastLine"><text:s text:c="3"/>with your strong arm you rout your enemies.</text:p>
      <text:p text:style-name="Firstline">6.<text:tab/>The earth is yours, to you belong the heavens;</text:p>
      <text:p text:style-name="IndentedLine"><text:s text:c="3"/>you made the world and everything therein.</text:p>
      <text:p text:style-name="NonIndentedLine">By you the north and south were both created;</text:p>
      <text:p text:style-name="LastLine"><text:s text:c="3"/>Tabor and Hermon praise your name and sing.</text:p>
      <text:p text:style-name="Firstline">7.<text:tab/>Your arm, O<text:span text:style-name="T1"> Lord</text:span>, is filled with mighty power;</text:p>
      <text:p text:style-name="IndentedLine"><text:s text:c="3"/>your hand is strong, exalted high above.</text:p>
      <text:p text:style-name="NonIndentedLine">Your throne is built on righteousness and justice;</text:p>
      <text:p text:style-name="LastLine"><text:s text:c="3"/>in front of you go faithfulness and love.</text:p>
      <text:p text:style-name="Firstline">8.<text:tab/>How blest are those who learn to sing your praises,</text:p>
      <text:p text:style-name="IndentedLine"><text:s text:c="3"/>who walk before you in your light, O <text:span text:style-name="T1">Lord</text:span>!</text:p>
      <text:p text:style-name="NonIndentedLine">All day in your great name they are rejoicing;</text:p>
      <text:p text:style-name="LastLine"><text:s text:c="3"/>they praise your righteousness with one accord.</text:p>
      <text:p text:style-name="Firstline">9.<text:tab/>For you, <text:span text:style-name="T1">Lord</text:span>, are your people’s strength and glory,</text:p>
      <text:p text:style-name="IndentedLine"><text:s text:c="3"/>and honour to our sov-er-eign you bring.</text:p>
      <text:p text:style-name="NonIndentedLine">Indeed, from God the <text:span text:style-name="T1">Lord</text:span> comes our protection;</text:p>
      <text:p text:style-name="LastLine"><text:s text:c="3"/>to Isr<text:span text:style-name="T4">ael</text:span>’s Holy One belongs our king.</text:p>
      <text:h text:style-name="Heading_20_1" text:outline-level="1">Psalm 89 Part 2 <text:s/>There was a time</text:h>
      <text:p text:style-name="Firstline">10.<text:tab/>There was a time you told us in a vision;</text:p>
      <text:p text:style-name="IndentedLine"><text:s text:c="3"/>this to your faithful people you made known:</text:p>
      <text:p text:style-name="NonIndentedLine">“I have bestowed my strength upon a warrior,</text:p>
      <text:p text:style-name="LastLine"><text:s text:c="3"/>a young man whom I raise up to the throne.</text:p>
      <text:p text:style-name="Firstline">11.<text:tab/>“I have sought out my faithful servant, David;</text:p>
      <text:p text:style-name="IndentedLine"><text:s text:c="3"/>I have anointed him with sacred oil.</text:p>
      <text:p text:style-name="NonIndentedLine">My hand will surely strengthen and sustain him;</text:p>
      <text:p text:style-name="LastLine"><text:s text:c="3"/>my arm will give him pow-er for his toil.</text:p>
      <text:p text:style-name="Firstline">12.<text:tab/>“No enemy will force him to pay tribute;</text:p>
      <text:p text:style-name="IndentedLine"><text:s text:c="3"/>no wicked one will ever bring him low.</text:p>
      <text:p text:style-name="NonIndentedLine">For I will crush his enemies before him;</text:p>
      <text:p text:style-name="LastLine"><text:s text:c="3"/>I will annihilate his every foe.</text:p>
      <text:p text:style-name="Firstline">13.<text:tab/>“My faithful love will be with him forever;</text:p>
      <text:p text:style-name="IndentedLine"><text:s text:c="3"/>his pow’r will be exalted through my name.</text:p>
      <text:p text:style-name="NonIndentedLine">His right hand I will set above the rivers;</text:p>
      <text:p text:style-name="LastLine"><text:s text:c="3"/>his rule upon the sea I will proclaim.</text:p>
      <text:p text:style-name="Firstline"><text:soft-page-break/>14.<text:tab/>“He will declare to me, ‘You are my Father,</text:p>
      <text:p text:style-name="IndentedLine"><text:s text:c="3"/>you are my rock, my saviour and my God.’</text:p>
      <text:p text:style-name="NonIndentedLine">As my firstborn I also will appoint him,</text:p>
      <text:p text:style-name="LastLine"><text:s text:c="3"/>supreme among all kings on earth abroad.</text:p>
      <text:p text:style-name="Firstline">15.<text:tab/>“I will maintain my love to him forever;</text:p>
      <text:p text:style-name="IndentedLine"><text:s text:c="3"/>my cov-e-nant with him will never fail.</text:p>
      <text:p text:style-name="NonIndentedLine">His line forevermore I will establish;</text:p>
      <text:p text:style-name="LastLine"><text:s text:c="3"/>while heaven lasts, his kingdom will prevail.</text:p>
      <text:p text:style-name="Firstline">16.<text:tab/>“But if his sons forsake my laws and statutes</text:p>
      <text:p text:style-name="IndentedLine"><text:s text:c="3"/>and violate my cov-e-nant command,</text:p>
      <text:p text:style-name="NonIndentedLine">I’ll punish with the rod all their transgression,</text:p>
      <text:p text:style-name="LastLine"><text:s text:c="3"/>their sin with blows inflicted by my hand.</text:p>
      <text:p text:style-name="Firstline">17.<text:tab/>“But I will never take my love from David;</text:p>
      <text:p text:style-name="IndentedLine"><text:s text:c="3"/>my faithfulness I never will betray.</text:p>
      <text:p text:style-name="NonIndentedLine">Nor will I ever violate my covenant</text:p>
      <text:p text:style-name="LastLine"><text:s text:c="3"/>or alter what I said in any way.</text:p>
      <text:p text:style-name="Firstline">18.<text:tab/>“Once have I sworn in holiness to David –</text:p>
      <text:p text:style-name="IndentedLine"><text:s text:c="3"/>I will not lie to him – I will declare</text:p>
      <text:p text:style-name="NonIndentedLine">that David’s line forever will continue,</text:p>
      <text:p text:style-name="LastLine"><text:s text:c="3"/>and on his throne he’ll always have an heir.</text:p>
      <text:p text:style-name="Firstline">19.<text:tab/>“His throne will ever flourish in my presence;</text:p>
      <text:p text:style-name="IndentedLine"><text:s text:c="3"/>it will continue like the sun on high.</text:p>
      <text:p text:style-name="NonIndentedLine">I’ll make it certain, like the moon in heaven,</text:p>
      <text:p text:style-name="LastLine"><text:s text:c="3"/>which is a faithful witness in the sky.”</text:p>
      <text:h text:style-name="Heading_20_1" text:outline-level="1">Psalm 89 Part 3 <text:s/>But you, O <text:span text:style-name="T1">Lord</text:span>, have spurned</text:h>
      <text:p text:style-name="Firstline">20.<text:tab/>But you, O <text:span text:style-name="T1">Lord</text:span>, have spurned, you have rejected,</text:p>
      <text:p text:style-name="IndentedLine"><text:s text:c="3"/>you have been angry with your chosen one.</text:p>
      <text:p text:style-name="NonIndentedLine">You have renounced the co<text:span text:style-name="T4">ven</text:span>ant with your servant,</text:p>
      <text:p text:style-name="LastLine"><text:s text:c="3"/>and in the dust you have defiled his crown.</text:p>
      <text:p text:style-name="Firstline">21.<text:tab/>For you have broken all his walls in pieces;</text:p>
      <text:p text:style-name="IndentedLine"><text:s text:c="3"/>his strongholds down to ruin you have torn.</text:p>
      <text:p text:style-name="NonIndentedLine">All passers-by have plundered his possessions;</text:p>
      <text:p text:style-name="LastLine"><text:s text:c="3"/>he is the object of his neighbours’ scorn.</text:p>
      <text:p text:style-name="Firstline">22.<text:tab/>The right hand of his foes you have exalted;</text:p>
      <text:p text:style-name="IndentedLine"><text:s text:c="3"/>his enemies rejoice with one accord.</text:p>
      <text:p text:style-name="NonIndentedLine">You gave him no support in time of battle;</text:p>
      <text:p text:style-name="LastLine"><text:s text:c="3"/>instead you blunted and turned back his sword.</text:p>
      <text:p text:style-name="Firstline">23.<text:tab/>Now you have put an end to all his splendour,</text:p>
      <text:p text:style-name="IndentedLine"><text:s text:c="3"/>and you have cast his throne upon the ground.</text:p>
      <text:p text:style-name="NonIndentedLine">You have cut short his days of youthful vigour,</text:p>
      <text:p text:style-name="LastLine"><text:s text:c="3"/>and with a cloak of shame he’s wrapped around.</text:p>
      <text:p text:style-name="Firstline"><text:soft-page-break/>24.<text:tab/>How long, <text:span text:style-name="T1">Lord</text:span>? Will you hide yourself forever?</text:p>
      <text:p text:style-name="IndentedLine"><text:s text:c="3"/>How long will your fierce anger on us fall?</text:p>
      <text:p text:style-name="NonIndentedLine">Remember that my life is swift and fleeting.</text:p>
      <text:p text:style-name="LastLine"><text:s text:c="3"/>For what futility you made us all!</text:p>
      <text:p text:style-name="Firstline">25.<text:tab/>For who can live and be secure from dying,</text:p>
      <text:p text:style-name="IndentedLine"><text:s text:c="3"/>or who resist the pow-er of the grave?</text:p>
      <text:p text:style-name="NonIndentedLine">O Lord, where is your former love for David,</text:p>
      <text:p text:style-name="LastLine"><text:s text:c="3"/>whom in your faithfulness you swore to save?</text:p>
      <text:p text:style-name="Firstline">26.<text:tab/>Remember, Lord, how they have mocked your servant,</text:p>
      <text:p text:style-name="IndentedLine"><text:s text:c="3"/>how in my heart I bear the taunts of men;</text:p>
      <text:p text:style-name="NonIndentedLine">your foes have mocked and scorned the <text:span text:style-name="T1">Lord</text:span>’s anointed.</text:p>
      <text:p text:style-name="LastLine"><text:s text:c="3"/>But ever let the <text:span text:style-name="T1">Lord</text:span> be praised! Amen.</text:p>
      <text:h text:style-name="Heading_20_1" text:outline-level="1">Psalm 89b <text:s/>Almighty God, thy lofty throne</text:h>
      <text:p text:style-name="Firstline">1.<text:tab/>Almighty God, thy lofty throne</text:p>
      <text:p text:style-name="IndentedLine"><text:s text:c="3"/>has justice for its cornerstone,</text:p>
      <text:p text:style-name="NonIndentedLine">and shining bright before thy face</text:p>
      <text:p text:style-name="LastLine"><text:s text:c="3"/>are truth and love and boundless grace.</text:p>
      <text:p text:style-name="Firstline">2.<text:tab/>With blessing is the nation crowned</text:p>
      <text:p text:style-name="IndentedLine"><text:s text:c="3"/>whose people know the joyful sound;</text:p>
      <text:p text:style-name="NonIndentedLine">they in the light, O <text:span text:style-name="T1">Lord</text:span>, shall live,</text:p>
      <text:p text:style-name="LastLine"><text:s text:c="3"/>the light thy face and favour give.</text:p>
      <text:p text:style-name="Firstline">3.<text:tab/>Thy name with gladness they confess,</text:p>
      <text:p text:style-name="IndentedLine"><text:s text:c="3"/>exalted in thy righteousness;</text:p>
      <text:p text:style-name="NonIndentedLine">their fame and might to thee belong,</text:p>
      <text:p text:style-name="LastLine"><text:s text:c="3"/>for in thy favour they are strong.</text:p>
      <text:p text:style-name="Firstline">4.<text:tab/>All glory unto God we yield,</text:p>
      <text:p text:style-name="IndentedLine"><text:s text:c="3"/>Jehovah is our help and shield;</text:p>
      <text:p text:style-name="NonIndentedLine">all praise and honour we will bring</text:p>
      <text:p text:style-name="LastLine"><text:s text:c="3"/>to Israel’s Holy One, our King.</text:p>
      <text:h text:style-name="Heading_20_1" text:outline-level="1">Psalm 90 <text:s/>Lord, you have been our dwelling place</text:h>
      <text:p text:style-name="Firstline">1.<text:tab/>Lord, you have been our dwelling place</text:p>
      <text:p text:style-name="IndentedLine"><text:s text:c="3"/>through all the ages of our race.</text:p>
      <text:p text:style-name="NonIndentedLine">Before you gave the mountains birth</text:p>
      <text:p text:style-name="IndentedLine"><text:s text:c="3"/>or formed and fashioned all the earth,</text:p>
      <text:p text:style-name="NonIndentedLine">from years which no beginning had</text:p>
      <text:p text:style-name="LastLine"><text:s text:c="3"/>to years unending, you are God!</text:p>
      <text:p text:style-name="Firstline">2.<text:tab/>You turn man back to dust again;</text:p>
      <text:p text:style-name="IndentedLine"><text:s text:c="3"/>you say, “Return to dust, O men!”</text:p>
      <text:p text:style-name="NonIndentedLine">For in your sight a thousand years</text:p>
      <text:p text:style-name="IndentedLine"><text:s text:c="3"/>like yesterday, when past, appears;</text:p>
      <text:p text:style-name="NonIndentedLine">a thousand years are in your sight</text:p>
      <text:p text:style-name="LastLine"><text:s text:c="3"/>brief as a portion of the night.</text:p>
      <text:p text:style-name="Firstline"><text:soft-page-break/>3.<text:tab/>You with a flood have swept men on,</text:p>
      <text:p text:style-name="IndentedLine"><text:s text:c="3"/>so like a sleep they’re quickly gone.</text:p>
      <text:p text:style-name="NonIndentedLine">They’re like the grass which quickly grows –</text:p>
      <text:p text:style-name="IndentedLine"><text:s text:c="3"/>each morning its new growth it shows;</text:p>
      <text:p text:style-name="NonIndentedLine">though green beneath the morning sun,</text:p>
      <text:p text:style-name="LastLine"><text:s text:c="3"/>it’s withered ere the day is done.</text:p>
      <text:p text:style-name="Firstline">4.<text:tab/>For by your anger we’re consumed,</text:p>
      <text:p text:style-name="IndentedLine"><text:s text:c="3"/>and by your wrath to terror doomed.</text:p>
      <text:p text:style-name="NonIndentedLine">Our sins you set before your sight,</text:p>
      <text:p text:style-name="IndentedLine"><text:s text:c="3"/>our secret sins in your clear light.</text:p>
      <text:p text:style-name="NonIndentedLine">Beneath your wrath we fade and die;</text:p>
      <text:p text:style-name="LastLine"><text:s text:c="3"/>our years are finished with a sigh.</text:p>
      <text:p text:style-name="Firstline">5.<text:tab/>For some life’s years are seventy;</text:p>
      <text:p text:style-name="IndentedLine"><text:s text:c="3"/>perhaps the strong may eighty see.</text:p>
      <text:p text:style-name="NonIndentedLine">Yet is their best but toil and woe;</text:p>
      <text:p text:style-name="IndentedLine"><text:s text:c="3"/>all quickly ends; how soon we go!</text:p>
      <text:p text:style-name="NonIndentedLine">Who has your anger understood?</text:p>
      <text:p text:style-name="LastLine"><text:s text:c="3"/>Who fears your fury as he should?</text:p>
      <text:p text:style-name="Firstline">6.<text:tab/>Teach us to count aright our days,</text:p>
      <text:p text:style-name="IndentedLine"><text:s text:c="3"/>to set our hearts in wisdom’s ways.</text:p>
      <text:p text:style-name="NonIndentedLine">Return, O <text:span text:style-name="T1">Lord</text:span>! How long will it be?</text:p>
      <text:p text:style-name="IndentedLine"><text:s text:c="3"/>Let us, your servants, mercy see.</text:p>
      <text:p text:style-name="NonIndentedLine">Your grace send with the morning rays;</text:p>
      <text:p text:style-name="LastLine"><text:s text:c="3"/>we’ll sing for joy through all our days.</text:p>
      <text:p text:style-name="Firstline">7.<text:tab/>Give joy that answers all the tears,</text:p>
      <text:p text:style-name="IndentedLine"><text:s text:c="3"/>the troubles in those days and years.</text:p>
      <text:p text:style-name="NonIndentedLine">Your work to all your children show;</text:p>
      <text:p text:style-name="IndentedLine"><text:s text:c="3"/>your glory on their sons bestow.</text:p>
      <text:p text:style-name="NonIndentedLine">O Lord our God, let favour rest;</text:p>
      <text:p text:style-name="LastLine"><text:s text:c="3"/>our works confirm, our labours bless.</text:p>
      <text:h text:style-name="Heading_20_1" text:outline-level="1">Psalm 91 <text:s/>The one whose dwelling is with God</text:h>
      <text:p text:style-name="Firstline">1.<text:tab/>The one whose dwelling is with God Most High</text:p>
      <text:p text:style-name="IndentedLine"><text:s text:c="3"/>in the Almighty’s shadow safe will rest.</text:p>
      <text:p text:style-name="NonIndentedLine">“He is my refuge,” I say of the <text:span text:style-name="T1">Lord</text:span>,</text:p>
      <text:p text:style-name="LastLine"><text:s text:c="3"/>“my fortress and my God; in him I trust.”</text:p>
      <text:p text:style-name="Firstline">2.<text:tab/>Surely he saves you from the fowler's snare</text:p>
      <text:p text:style-name="IndentedLine"><text:s text:c="3"/>and rescues you from deadly pestilence.</text:p>
      <text:p text:style-name="NonIndentedLine">Under his wings a refuge you will find;</text:p>
      <text:p text:style-name="LastLine"><text:s text:c="3"/>his faithfulness will be your strong defence.</text:p>
      <text:p text:style-name="Firstline">3.<text:tab/>You will not fear the terror of the night,</text:p>
      <text:p text:style-name="IndentedLine"><text:s text:c="3"/>or dread the arrow flying in the day,</text:p>
      <text:p text:style-name="NonIndentedLine">or pestilence that in the darkness stalks,</text:p>
      <text:p text:style-name="LastLine"><text:s text:c="3"/>or plague at noon that carries all away.</text:p>
      <text:p text:style-name="Firstline"><text:soft-page-break/>4.<text:tab/>No harm will touch you though a thousand fall,</text:p>
      <text:p text:style-name="IndentedLine"><text:s text:c="3"/>or yet ten thousand die at your right hand.</text:p>
      <text:p text:style-name="NonIndentedLine">Your eyes will then look on, and you will see</text:p>
      <text:p text:style-name="LastLine"><text:s text:c="3"/>the wicked punished as their ways demand.</text:p>
      <text:p text:style-name="Firstline">5.<text:tab/>If you make God Most High your dwelling place –</text:p>
      <text:p text:style-name="IndentedLine"><text:s text:c="3"/>even the <text:span text:style-name="T1">Lord</text:span>, who is my refuge sure –<text:tab/></text:p>
      <text:p text:style-name="NonIndentedLine">no evil then will ever fall on you,</text:p>
      <text:p text:style-name="LastLine"><text:s text:c="3"/>nor dire calamity come near your door.</text:p>
      <text:p text:style-name="Firstline">6.<text:tab/>For he will charge his angels with your care,</text:p>
      <text:p text:style-name="IndentedLine"><text:s text:c="3"/>to guard you in your footsteps every one;</text:p>
      <text:p text:style-name="NonIndentedLine">they will uphold and bear you in their hands,</text:p>
      <text:p text:style-name="LastLine"><text:s text:c="3"/>lest you should strike your foot against a stone.</text:p>
      <text:p text:style-name="Firstline">7.<text:tab/>Upon the mighty lion you will tread;</text:p>
      <text:p text:style-name="IndentedLine"><text:s text:c="3"/>the cobra you will overcome and kill.</text:p>
      <text:p text:style-name="NonIndentedLine">Your feet will trample down the king of beasts;</text:p>
      <text:p text:style-name="LastLine"><text:s text:c="3"/>the serpent will be crushed beneath your heel.</text:p>
      <text:p text:style-name="Firstline">8.<text:tab/>“Because he loves me,” says the Sovereign <text:span text:style-name="T1">Lord</text:span>,</text:p>
      <text:p text:style-name="IndentedLine"><text:s text:c="3"/>“I’ll rescue and deliver him from harm.</text:p>
      <text:p text:style-name="NonIndentedLine">Since he acknowledges my holy name,</text:p>
      <text:p text:style-name="LastLine"><text:s text:c="3"/>I will protect him with my mighty arm.</text:p>
      <text:p text:style-name="Firstline">9.<text:tab/>“He’ll call on me, and I will answer him;</text:p>
      <text:p text:style-name="IndentedLine"><text:s text:c="3"/>with him in time of trouble I will be.</text:p>
      <text:p text:style-name="NonIndentedLine">I will deliver him and honour him.</text:p>
      <text:p text:style-name="LastLine"><text:s text:c="3"/>Long will he live, and my salvation see.”</text:p>
      <text:h text:style-name="Heading_20_1" text:outline-level="1">Psalm 92 <text:s/>How good it is to thank the <text:span text:style-name="T1">Lord</text:span></text:h>
      <text:p text:style-name="Firstline">1.<text:tab/>How good it is to thank the <text:span text:style-name="T1">Lord</text:span>,</text:p>
      <text:p text:style-name="IndentedLine"><text:s text:c="3"/>to praise your name with tuneful chord,</text:p>
      <text:p text:style-name="IndentedLine"><text:s text:c="3"/>to show your love with morning light</text:p>
      <text:p text:style-name="IndentedLine"><text:s text:c="3"/>and tell your faithfulness each night.</text:p>
      <text:p text:style-name="NonIndentedLine">Yes, it is good your praise to sing,</text:p>
      <text:p text:style-name="LastLine"><text:s text:c="3"/>and all our sweetest music bring.</text:p>
      <text:p text:style-name="Firstline">2.<text:tab/>O <text:span text:style-name="T1">Lord</text:span>, my song with joy expands</text:p>
      <text:p text:style-name="IndentedLine"><text:s text:c="3"/>before the wonders of your hands.</text:p>
      <text:p text:style-name="IndentedLine"><text:s text:c="3"/>How great the works that you have wrought;</text:p>
      <text:p text:style-name="IndentedLine"><text:s text:c="3"/>how deep, O <text:span text:style-name="T1">Lord</text:span>, your every thought!</text:p>
      <text:p text:style-name="NonIndentedLine">A foolish man knows not their worth,</text:p>
      <text:p text:style-name="LastLine"><text:s text:c="3"/>nor he whose mind is of the earth.</text:p>
      <text:p text:style-name="Firstline">3.<text:tab/>Though as the grass the wicked grow,</text:p>
      <text:p text:style-name="IndentedLine"><text:s text:c="3"/>those evildoers do not know</text:p>
      <text:p text:style-name="IndentedLine"><text:s text:c="3"/>the endless ruin they will see.</text:p>
      <text:p text:style-name="IndentedLine"><text:s text:c="3"/>But <text:span text:style-name="T1">God</text:span> will reign eternally.</text:p>
      <text:p text:style-name="NonIndentedLine">All foes will fall before his might;</text:p>
      <text:p text:style-name="LastLine"><text:s text:c="3"/>the wicked shall be put to flight.</text:p>
      <text:p text:style-name="Firstline"><text:soft-page-break/>4.<text:tab/>O <text:span text:style-name="T1">Lord</text:span>, you have exalted me</text:p>
      <text:p text:style-name="IndentedLine"><text:s text:c="3"/>with royal strength and dignity.</text:p>
      <text:p text:style-name="IndentedLine"><text:s text:c="3"/>With your anointing I am blest;</text:p>
      <text:p text:style-name="IndentedLine"><text:s text:c="3"/>your grace and favour on me rest.</text:p>
      <text:p text:style-name="NonIndentedLine">My eyes have seen the wicked die;</text:p>
      <text:p text:style-name="LastLine"><text:s text:c="3"/>my ears have heard their hopeless cry.</text:p>
      <text:p text:style-name="Firstline">5.<text:tab/>The righteous all will flourish well</text:p>
      <text:p text:style-name="IndentedLine"><text:s text:c="3"/>and in the house of God will dwell.</text:p>
      <text:p text:style-name="IndentedLine"><text:s text:c="3"/>They will be planted like a tree,</text:p>
      <text:p text:style-name="IndentedLine"><text:s text:c="3"/>will still in old age fruitful be,</text:p>
      <text:p text:style-name="NonIndentedLine">the <text:span text:style-name="T1">Lord</text:span> our God is upright, just;</text:p>
      <text:p text:style-name="LastLine"><text:s text:c="3"/>he is my rock; in him I trust.</text:p>
      <text:h text:style-name="Heading_20_1" text:outline-level="1">Psalm 93 <text:s/>Jehovah sits enthroned</text:h>
      <text:p text:style-name="Firstline">1.<text:tab/>Jehovah sits enthroned</text:p>
      <text:p text:style-name="IndentedLine"><text:s text:c="3"/>in majesty most bright,</text:p>
      <text:p text:style-name="NonIndentedLine">apparelled in omnipotence,</text:p>
      <text:p text:style-name="LastLine"><text:s text:c="3"/>and girded round with might.</text:p>
      <text:p text:style-name="Firstline">2.<text:tab/>The world established stands</text:p>
      <text:p text:style-name="IndentedLine"><text:s text:c="3"/>on its foundations broad;</text:p>
      <text:p text:style-name="NonIndentedLine">his throne is fixed, he reigns supreme,</text:p>
      <text:p text:style-name="LastLine"><text:s text:c="3"/>the everlasting <text:span text:style-name="T1">God</text:span>.</text:p>
      <text:p text:style-name="Firstline">3.<text:tab/>The floods have lifted up</text:p>
      <text:p text:style-name="IndentedLine"><text:s text:c="3"/>their voice in majesty,</text:p>
      <text:p text:style-name="NonIndentedLine">but mighty is the <text:span text:style-name="T1">Lord</text:span> our God</text:p>
      <text:p text:style-name="LastLine"><text:s text:c="3"/>above the raging sea.</text:p>
      <text:p text:style-name="Firstline">4.<text:tab/>Thy testimonies, <text:span text:style-name="T1">Lord</text:span>,</text:p>
      <text:p text:style-name="IndentedLine"><text:s text:c="3"/>in faithfulness record,</text:p>
      <text:p text:style-name="NonIndentedLine">and holy must thy servant be</text:p>
      <text:p text:style-name="LastLine"><text:s text:c="3"/>who in thy temple dwell.</text:p>
      <text:h text:style-name="Heading_20_1" text:outline-level="1">Psalm 94 <text:s/>Almighty <text:span text:style-name="T1">Lord</text:span> God</text:h>
      <text:p text:style-name="Firstline">1.<text:tab/>Almighty <text:span text:style-name="T1">Lord</text:span> God, who judges the earth,</text:p>
      <text:p text:style-name="IndentedLine"><text:s text:c="3"/>arise, give the proud just what they deserve.</text:p>
      <text:p text:style-name="NonIndentedLine">How long will they boast and in arrogance mock,</text:p>
      <text:p text:style-name="LastLine"><text:s text:c="3"/>oppressing the people you take as your flock?</text:p>
      <text:p text:style-name="Firstline">2.<text:tab/>They say <text:span text:style-name="T1">God</text:span> will not observe what they do,</text:p>
      <text:p text:style-name="IndentedLine"><text:s text:c="3"/>that he will not see the sins they pursue.</text:p>
      <text:p text:style-name="NonIndentedLine">The widows they murder, the fatherless snare;</text:p>
      <text:p text:style-name="LastLine"><text:s text:c="3"/>and strangers they kill, thinking God does not care.</text:p>
      <text:p text:style-name="Firstline">3.<text:tab/>You fools, our <text:span text:style-name="T1">God</text:span> knows how senseless you are!</text:p>
      <text:p text:style-name="IndentedLine"><text:s text:c="3"/>For he who made all can see near and far.</text:p>
      <text:p text:style-name="NonIndentedLine">Is God who first fashioned your eye and your ear</text:p>
      <text:p text:style-name="LastLine"><text:s text:c="3"/>unable to see you, unable to hear?</text:p>
      <text:p text:style-name="Firstline"><text:soft-page-break/>4.<text:tab/>The people you teach and discipline, <text:span text:style-name="T1">Lord</text:span>,</text:p>
      <text:p text:style-name="IndentedLine"><text:s text:c="3"/>are happy and blest to learn from your word.</text:p>
      <text:p text:style-name="NonIndentedLine">For you grant relief to all those in despair,</text:p>
      <text:p text:style-name="LastLine"><text:s text:c="3"/>allowing them peace till the wicked are snared.</text:p>
      <text:p text:style-name="Firstline">5.<text:tab/>O <text:span text:style-name="T1">Lord</text:span>, you will not abandon your own</text:p>
      <text:p text:style-name="IndentedLine"><text:s text:c="3"/>nor ever forsake them nor leave them alone.</text:p>
      <text:p text:style-name="NonIndentedLine">Your justice will dawn for all those who do right,</text:p>
      <text:p text:style-name="LastLine"><text:s text:c="3"/>and those who are upright will follow its light.</text:p>
      <text:p text:style-name="Firstline">6.<text:tab/>Who helps me to fight sin’s mighty offence?</text:p>
      <text:p text:style-name="IndentedLine"><text:s text:c="3"/>Who will be my shield and my sure defence?</text:p>
      <text:p text:style-name="NonIndentedLine">Unless <text:span text:style-name="T1">God</text:span> had helped me when evil oppressed,</text:p>
      <text:p text:style-name="LastLine"><text:s text:c="3"/>I too would have slipped into silence and death.</text:p>
      <text:p text:style-name="Firstline">7.<text:tab/>Whenever I fall, I pleadingly cry;</text:p>
      <text:p text:style-name="IndentedLine"><text:s text:c="3"/>then your loving hand, <text:span text:style-name="T1">Lord</text:span>, holds me up high.</text:p>
      <text:p text:style-name="NonIndentedLine">If my heart should doubt and be filled with despair,</text:p>
      <text:p text:style-name="LastLine"><text:s text:c="3"/>your comfort brings joy, and I know that you care.</text:p>
      <text:p text:style-name="Firstline">8.<text:tab/>Corruption cannot be allied with you;</text:p>
      <text:p text:style-name="IndentedLine"><text:s text:c="3"/>injustice cannot be legal or true.</text:p>
      <text:p text:style-name="NonIndentedLine">For you, <text:span text:style-name="T1">Lord</text:span>, will never conspire with our foes</text:p>
      <text:p text:style-name="LastLine"><text:s text:c="3"/>who gather together, increasing our woes.</text:p>
      <text:p text:style-name="Firstline">9.<text:tab/>The <text:span text:style-name="T1">Lord</text:span> is my rock, invincible, strong;</text:p>
      <text:p text:style-name="IndentedLine"><text:s text:c="3"/>he punishes all who perpetrate wrong.</text:p>
      <text:p text:style-name="NonIndentedLine">Our <text:span text:style-name="T1">God</text:span> will repay them for sins they have sown,</text:p>
      <text:p text:style-name="LastLine"><text:s text:c="3"/>but he will have mercy and love for his own.</text:p>
      <text:h text:style-name="Heading_20_1" text:outline-level="1">Psalm 95 <text:s/>Now with joyful exultation</text:h>
      <text:p text:style-name="Firstline">1.<text:tab/>Now with joyful exultation</text:p>
      <text:p text:style-name="IndentedLine"><text:s text:c="3"/>let us sing Jehovah’s praise;</text:p>
      <text:p text:style-name="IndentedLine"><text:s text:c="3"/>to the rock of our salvation</text:p>
      <text:p text:style-name="IndentedLine"><text:s text:c="3"/>loud hosannas let us raise.</text:p>
      <text:p text:style-name="NonIndentedLine">Thankful tribute gladly bringing,</text:p>
      <text:p text:style-name="IndentedLine"><text:s text:c="3"/>let us come before him now,</text:p>
      <text:p text:style-name="IndentedLine"><text:s text:c="3"/>and, with psalms his praises singing,</text:p>
      <text:p text:style-name="LastLine"><text:s text:c="3"/>joyful in his presence bow.</text:p>
      <text:p text:style-name="Firstline">2.<text:tab/>For how great a God, and glorious,</text:p>
      <text:p text:style-name="IndentedLine"><text:s text:c="3"/>is Jehovah whom we sing;</text:p>
      <text:p text:style-name="IndentedLine"><text:s text:c="3"/>over idol gods victorious,</text:p>
      <text:p text:style-name="IndentedLine"><text:s text:c="3"/>great is he, our God and King.</text:p>
      <text:p text:style-name="NonIndentedLine">In his hand are earth’s deep places,</text:p>
      <text:p text:style-name="IndentedLine"><text:s text:c="3"/>his the strength of all the hills,</text:p>
      <text:p text:style-name="IndentedLine"><text:s text:c="3"/>his the sea whose bounds he traces,</text:p>
      <text:p text:style-name="LastLine"><text:s text:c="3"/>his the land his bounty fills.</text:p>
      <text:p text:style-name="Firstline"><text:soft-page-break/>3.<text:tab/>To the <text:span text:style-name="T1">Lord</text:span>, such might revealing,</text:p>
      <text:p text:style-name="IndentedLine"><text:s text:c="3"/>let us come with reverence meet,</text:p>
      <text:p text:style-name="IndentedLine"><text:s text:c="3"/>and, before our Maker kneeling,</text:p>
      <text:p text:style-name="IndentedLine"><text:s text:c="3"/>let us worship at his feet.</text:p>
      <text:p text:style-name="NonIndentedLine">He is our own God and leads us,</text:p>
      <text:p text:style-name="IndentedLine"><text:s text:c="3"/>we the people of his care;</text:p>
      <text:p text:style-name="IndentedLine"><text:s text:c="3"/>with a shepherd's hand he feeds us</text:p>
      <text:p text:style-name="LastLine"><text:s text:c="3"/>as his flock in pastures fair.</text:p>
      <text:p text:style-name="Firstline">4.<text:tab/>While he offers peace and pardon</text:p>
      <text:p text:style-name="IndentedLine"><text:s text:c="3"/>let us hear his voice today,</text:p>
      <text:p text:style-name="IndentedLine"><text:s text:c="3"/>lest, if we our hearts should harden,</text:p>
      <text:p text:style-name="IndentedLine"><text:s text:c="3"/>we should perish in the way;</text:p>
      <text:p text:style-name="NonIndentedLine">lest to us, so unbelieving,</text:p>
      <text:p text:style-name="IndentedLine"><text:s text:c="3"/>he in judgment shall declare:</text:p>
      <text:p text:style-name="IndentedLine"><text:s text:c="3"/>“You, so long my spirit grieving,</text:p>
      <text:p text:style-name="LastLine"><text:s text:c="3"/>never in my rest can share.”</text:p>
      <text:h text:style-name="Heading_20_1" text:outline-level="1">Psalm 95b <text:s/>Sing to the <text:span text:style-name="T1">Lord</text:span>, the rock!</text:h>
      <text:p text:style-name="Firstline">1.<text:tab/>Sing to the <text:span text:style-name="T1">Lord</text:span>, the rock of our salvation!</text:p>
      <text:p text:style-name="IndentedLine"><text:s text:c="3"/>Sing to the <text:span text:style-name="T1">Lord</text:span> a song of joy and praise!</text:p>
      <text:p text:style-name="NonIndentedLine">Kneel in his presence, lowly in thanksgiving!</text:p>
      <text:p text:style-name="LastLine"><text:s text:c="3"/>The lofty psalm upraise! </text:p>
      <text:p text:style-name="Firstline">2.<text:tab/>The land and sea are his, for he has made them,</text:p>
      <text:p text:style-name="IndentedLine"><text:s text:c="3"/>the valleys of the earth, its rugged hills;</text:p>
      <text:p text:style-name="NonIndentedLine">cornland and vineyards and the olive orchards,</text:p>
      <text:p text:style-name="LastLine"><text:s text:c="3"/>all these his mercy fills.</text:p>
      <text:p text:style-name="Firstline">3.<text:tab/>And we, his people, sheep of his own pasture,</text:p>
      <text:p text:style-name="IndentedLine"><text:s text:c="3"/>lambs of his bosom, whom his hand has fed,</text:p>
      <text:p text:style-name="NonIndentedLine">shall we not hearken to our kindly shepherd</text:p>
      <text:p text:style-name="LastLine"><text:s text:c="3"/>by whom our feet are led?</text:p>
      <text:p text:style-name="Firstline">4.<text:tab/>Oh, harden not your hearts, like those who wandered</text:p>
      <text:p text:style-name="IndentedLine"><text:s text:c="3"/>the desert forty years to Jordan’s strand;</text:p>
      <text:p text:style-name="NonIndentedLine">humble and comforted, O chosen people,</text:p>
      <text:p text:style-name="LastLine"><text:s text:c="3"/>enter the promised land.</text:p>
      <text:h text:style-name="Heading_20_1" text:outline-level="1">Psalm 96 <text:s/>Sing to the <text:span text:style-name="T1">Lord</text:span>, sing his praise</text:h>
      <text:p text:style-name="Firstline">1.<text:tab/>Sing to the <text:span text:style-name="T1">Lord</text:span>, sing his praise, all you peoples;</text:p>
      <text:p text:style-name="IndentedLine"><text:s text:c="3"/>new be your song as new honours you pay.</text:p>
      <text:p text:style-name="NonIndentedLine">Sing of his majesty, praise him forever,</text:p>
      <text:p text:style-name="LastLine"><text:s text:c="3"/>show his salvation from day to day.</text:p>
      <text:p text:style-name="Firstline">2.<text:tab/>Tell of his wondrous works, tell of his glory,</text:p>
      <text:p text:style-name="IndentedLine"><text:s text:c="3"/>till through the nations his name is revered.</text:p>
      <text:p text:style-name="NonIndentedLine">Praise and exalt him, for he is almighty;</text:p>
      <text:p text:style-name="LastLine"><text:s text:c="3"/><text:span text:style-name="T1">God</text:span> over all, let the <text:span text:style-name="T1">Lord</text:span> be feared.</text:p>
      <text:p text:style-name="Firstline"><text:soft-page-break/>3.<text:tab/>Vain are the idols and gods of the nations;</text:p>
      <text:p text:style-name="IndentedLine"><text:s text:c="3"/><text:span text:style-name="T1">God</text:span> made the heav’ns, and his glory they tell.</text:p>
      <text:p text:style-name="NonIndentedLine">Splendour and majesty shine out before him;</text:p>
      <text:p text:style-name="LastLine"><text:s text:c="3"/>glory and strength in his temple dwell.</text:p>
      <text:p text:style-name="Firstline">4.<text:tab/>Give unto God Most High glory and honour;</text:p>
      <text:p text:style-name="IndentedLine"><text:s text:c="3"/>come with your offerings and humbly draw near.</text:p>
      <text:p text:style-name="NonIndentedLine">Worship the <text:span text:style-name="T1">Lord</text:span> in all beauty and splendour;</text:p>
      <text:p text:style-name="LastLine"><text:s text:c="3"/>tremble before him with godly fear.</text:p>
      <text:p text:style-name="Firstline">5.<text:tab/>Say to the nations, “The <text:span text:style-name="T1">Lord</text:span> reigns forever.”</text:p>
      <text:p text:style-name="IndentedLine"><text:s text:c="3"/>Earth is established as he did decree.</text:p>
      <text:p text:style-name="NonIndentedLine">Righteous and just is the King of the nations,</text:p>
      <text:p text:style-name="LastLine"><text:s text:c="3"/>judging the peoples with equity.</text:p>
      <text:p text:style-name="Firstline">6.<text:tab/>Let heav’n and earth be glad; oceans, be joyful;</text:p>
      <text:p text:style-name="IndentedLine"><text:s text:c="3"/>forest and field, exultation express.</text:p>
      <text:p text:style-name="NonIndentedLine">For God is coming, the Judge of the nations,</text:p>
      <text:p text:style-name="LastLine"><text:s text:c="3"/>coming to judge in his righteousness.</text:p>
      <text:h text:style-name="Heading_20_1" text:outline-level="1">Psalm 97 <text:s/>Jehovah reigns, let earth be glad!</text:h>
      <text:p text:style-name="Firstline">1.<text:tab/>Jehovah reigns, let earth be glad!</text:p>
      <text:p text:style-name="IndentedLine"><text:s text:c="3"/>Let distant shores express delight!</text:p>
      <text:p text:style-name="NonIndentedLine">Clouds and thick darkness cover him;</text:p>
      <text:p text:style-name="LastLine"><text:s text:c="3"/>his throne is built on truth and right.</text:p>
      <text:p text:style-name="Firstline">2.<text:tab/>Fire goes before him and consumes</text:p>
      <text:p text:style-name="IndentedLine"><text:s text:c="3"/>his enemies on every side.</text:p>
      <text:p text:style-name="NonIndentedLine">His lightning flashes through the world;</text:p>
      <text:p text:style-name="LastLine"><text:s text:c="3"/>at this the earth is terrified.</text:p>
      <text:p text:style-name="Firstline">3.<text:tab/>Hills melt like wax before the <text:span text:style-name="T1">Lord</text:span>;</text:p>
      <text:p text:style-name="IndentedLine"><text:s text:c="3"/>before the Lord of all the earth.</text:p>
      <text:p text:style-name="NonIndentedLine">The heav’ns proclaim his righteousness;</text:p>
      <text:p text:style-name="LastLine"><text:s text:c="3"/>all peoples see his glorious worth.</text:p>
      <text:p text:style-name="Firstline">4.<text:tab/>All those who worship images</text:p>
      <text:p text:style-name="IndentedLine"><text:s text:c="3"/>are put to everlasting shame;</text:p>
      <text:p text:style-name="NonIndentedLine">their worthless idols are their boast –</text:p>
      <text:p text:style-name="LastLine"><text:s text:c="3"/>you gods, bow down before his name!</text:p>
      <text:p text:style-name="Firstline">5.<text:tab/>To Zion’s hill and Judah’s towns</text:p>
      <text:p text:style-name="IndentedLine"><text:s text:c="3"/>your judgments, <text:span text:style-name="T1">Lord</text:span>, great joy supply.</text:p>
      <text:p text:style-name="NonIndentedLine">Above the earth and all the gods</text:p>
      <text:p text:style-name="LastLine"><text:s text:c="3"/>exalted is the <text:span text:style-name="T1">Lord</text:span> Most High.</text:p>
      <text:p text:style-name="Firstline">6.<text:tab/>Hate evil, you who love the <text:span text:style-name="T1">Lord</text:span>;</text:p>
      <text:p text:style-name="IndentedLine"><text:s text:c="3"/>his faithful ones he will defend,</text:p>
      <text:p text:style-name="NonIndentedLine">and from the hands of wicked men</text:p>
      <text:p text:style-name="LastLine"><text:s text:c="3"/>to them deliv’rance he will send.</text:p>
      <text:p text:style-name="Firstline"><text:soft-page-break/>7.<text:tab/>Upon the righteous light will shine,</text:p>
      <text:p text:style-name="IndentedLine"><text:s text:c="3"/>and joy on those of upright ways.</text:p>
      <text:p text:style-name="NonIndentedLine">You righteous, in the <text:span text:style-name="T1">Lord</text:span> rejoice,</text:p>
      <text:p text:style-name="LastLine"><text:s text:c="3"/>and to his holy name give praise.</text:p>
      <text:h text:style-name="Heading_20_1" text:outline-level="1">Psalm 98 <text:s/>Sing a new song to Jehovah</text:h>
      <text:p text:style-name="Firstline">1.<text:tab/>Sing a new song to Jehovah</text:p>
      <text:p text:style-name="IndentedLine"><text:s text:c="3"/>for the wonders he has wrought.</text:p>
      <text:p text:style-name="IndentedLine"><text:s text:c="3"/>His right hand and arm most holy</text:p>
      <text:p text:style-name="IndentedLine"><text:s text:c="3"/>triumph to his cause have brought.</text:p>
      <text:p text:style-name="NonIndentedLine">In his love and tender mercy</text:p>
      <text:p text:style-name="IndentedLine"><text:s text:c="3"/>he has made salvation known;</text:p>
      <text:p text:style-name="IndentedLine"><text:s text:c="3"/>in the sight of every nation,</text:p>
      <text:p text:style-name="LastLine"><text:s text:c="3"/>he his righteousness has shown.</text:p>
      <text:p text:style-name="Firstline">2.<text:tab/>Truth and mercy toward his people</text:p>
      <text:p text:style-name="IndentedLine"><text:s text:c="3"/>he has ever kept in mind,</text:p>
      <text:p text:style-name="IndentedLine"><text:s text:c="3"/>and his full and free salvation</text:p>
      <text:p text:style-name="IndentedLine"><text:s text:c="3"/>he has shown to all mankind.</text:p>
      <text:p text:style-name="NonIndentedLine">Sing, O earth, sing to Jehovah,</text:p>
      <text:p text:style-name="IndentedLine"><text:s text:c="3"/>praises to Jehovah sing;</text:p>
      <text:p text:style-name="IndentedLine"><text:s text:c="3"/>with the swelling notes of music</text:p>
      <text:p text:style-name="LastLine"><text:s text:c="3"/>shout before the <text:span text:style-name="T1">Lord</text:span>, the King.</text:p>
      <text:p text:style-name="Firstline">3.<text:tab/>Seas and all your fullness, thunder;</text:p>
      <text:p text:style-name="IndentedLine"><text:s text:c="3"/>all earth’s peoples, now rejoice;</text:p>
      <text:p text:style-name="IndentedLine"><text:s text:c="3"/>floods and hills, in praise uniting,</text:p>
      <text:p text:style-name="IndentedLine"><text:s text:c="3"/>to the <text:span text:style-name="T1">Lord</text:span> lift up your voice.</text:p>
      <text:p text:style-name="NonIndentedLine">For behold, Jehovah cometh,</text:p>
      <text:p text:style-name="IndentedLine"><text:s text:c="3"/>robed in justice and in might;</text:p>
      <text:p text:style-name="IndentedLine"><text:s text:c="3"/>he alone will judge the nations,</text:p>
      <text:p text:style-name="LastLine"><text:s text:c="3"/>and his judgment shall be right.</text:p>
      <text:h text:style-name="Heading_20_1" text:outline-level="1">Psalm 98b <text:s/>Unto <text:span text:style-name="T1">God</text:span> our Saviour</text:h>
      <text:p text:style-name="Firstline">1.<text:tab/>Unto <text:span text:style-name="T1">God</text:span> our Saviour</text:p>
      <text:p text:style-name="IndentedLine"><text:s text:c="3"/>sing a joyful song;</text:p>
      <text:p text:style-name="IndentedLine"><text:s text:c="3"/>wondrous are his doings,</text:p>
      <text:p text:style-name="IndentedLine"><text:s text:c="3"/>for his arm is strong.</text:p>
      <text:p text:style-name="NonIndentedLine">He has wrought salvation,</text:p>
      <text:p text:style-name="IndentedLine"><text:s text:c="3"/>he has made it known,</text:p>
      <text:p text:style-name="IndentedLine"><text:s text:c="3"/>and before the nations</text:p>
      <text:p text:style-name="LastLine"><text:s text:c="3"/>is his justice shown.</text:p>
      <text:p text:style-name="Firstline">2.<text:tab/>Joyful, all ye people,</text:p>
      <text:p text:style-name="IndentedLine"><text:s text:c="3"/>sing before the <text:span text:style-name="T1">Lord</text:span>;</text:p>
      <text:p text:style-name="IndentedLine"><text:s text:c="3"/>shout and sing his praises</text:p>
      <text:p text:style-name="IndentedLine"><text:s text:c="3"/>now in glad accord.</text:p>
      <text:p text:style-name="NonIndentedLine">With the harp and trumpet</text:p>
      <text:p text:style-name="IndentedLine"><text:s text:c="3"/>joyful praises bring;</text:p>
      <text:p text:style-name="IndentedLine"><text:s text:c="3"/>come, rejoice before him,</text:p>
      <text:p text:style-name="LastLine"><text:s text:c="3"/>God, the <text:span text:style-name="T1">Lord</text:span>, your King.</text:p>
      <text:p text:style-name="Firstline"><text:soft-page-break/>3.<text:tab/>Waves of mighty ocean,</text:p>
      <text:p text:style-name="IndentedLine"><text:s text:c="3"/>earth with fullness stored,</text:p>
      <text:p text:style-name="IndentedLine"><text:s text:c="3"/>floods and fields and mountains,</text:p>
      <text:p text:style-name="IndentedLine"><text:s text:c="3"/>sing before the <text:span text:style-name="T1">Lord</text:span>;</text:p>
      <text:p text:style-name="NonIndentedLine">for he comes with justice,</text:p>
      <text:p text:style-name="IndentedLine"><text:s text:c="3"/>evil to redress,</text:p>
      <text:p text:style-name="IndentedLine"><text:s text:c="3"/>and to judge the nations</text:p>
      <text:p text:style-name="LastLine"><text:s text:c="3"/>in his righteousness.</text:p>
      <text:h text:style-name="Heading_20_1" text:outline-level="1">Psalm 99 <text:s/>Jehovah reigns in majesty</text:h>
      <text:p text:style-name="Firstline">1.<text:tab/>Jehovah reigns in majesty,</text:p>
      <text:p text:style-name="IndentedLine"><text:s text:c="3"/>let all the nations quake;</text:p>
      <text:p text:style-name="IndentedLine"><text:s text:c="3"/>he dwells between the cherubim,</text:p>
      <text:p text:style-name="IndentedLine"><text:s text:c="3"/>let earth’s foundations shake.</text:p>
      <text:p text:style-name="NonIndentedLine">Supreme in Zion is the <text:span text:style-name="T1">Lord</text:span>,</text:p>
      <text:p text:style-name="IndentedLine"><text:s text:c="3"/>exalted gloriously;</text:p>
      <text:p text:style-name="IndentedLine"><text:s text:c="3"/>ye nations, praise his name with awe,</text:p>
      <text:p text:style-name="LastLine"><text:s text:c="3"/>the Holy One is he.</text:p>
      <text:p text:style-name="Firstline">2.<text:tab/>The mighty King loves justice well,</text:p>
      <text:p text:style-name="IndentedLine"><text:s text:c="3"/>and equity ordains;</text:p>
      <text:p text:style-name="IndentedLine"><text:s text:c="3"/>he rules his people righteously</text:p>
      <text:p text:style-name="IndentedLine"><text:s text:c="3"/>and faithfulness maintains.</text:p>
      <text:p text:style-name="NonIndentedLine">O magnify the <text:span text:style-name="T1">Lord</text:span> our God,</text:p>
      <text:p text:style-name="IndentedLine"><text:s text:c="3"/>let him exalted be;</text:p>
      <text:p text:style-name="IndentedLine"><text:s text:c="3"/>in worship at his footstool bow,</text:p>
      <text:p text:style-name="LastLine"><text:s text:c="3"/>the Holy One is he.</text:p>
      <text:p text:style-name="Firstline">3.<text:tab/>When priests and prophets called on God,</text:p>
      <text:p text:style-name="IndentedLine"><text:s text:c="3"/>he their petitions heard;</text:p>
      <text:p text:style-name="IndentedLine"><text:s text:c="3"/>his cloudy pillar led them on,</text:p>
      <text:p text:style-name="IndentedLine"><text:s text:c="3"/>and they obeyed his word.</text:p>
      <text:p text:style-name="NonIndentedLine">Though sending judgments for their sins,</text:p>
      <text:p text:style-name="IndentedLine"><text:s text:c="3"/>he pardoned graciously;</text:p>
      <text:p text:style-name="IndentedLine"><text:s text:c="3"/>exalt the <text:span text:style-name="T1">Lord</text:span> and worship him,</text:p>
      <text:p text:style-name="LastLine"><text:s text:c="3"/>the Holy One is he.</text:p>
      <text:h text:style-name="Heading_20_1" text:outline-level="1">Psalm 100 <text:s/>Shout to the <text:span text:style-name="T1">Lord</text:span> with joy</text:h>
      <text:p text:style-name="Firstline">1.<text:tab/>Shout to the <text:span text:style-name="T1">Lord</text:span> with joy,</text:p>
      <text:p text:style-name="IndentedLine"><text:s text:c="3"/>all who to earth belong.</text:p>
      <text:p text:style-name="IndentedLine"><text:s text:c="3"/>Adore the <text:span text:style-name="T1">Lord</text:span> with joyful hearts</text:p>
      <text:p text:style-name="IndentedLine"><text:s text:c="3"/>and come to him in song.</text:p>
      <text:p text:style-name="NonIndentedLine">Know that the <text:span text:style-name="T1">Lord</text:span> is God;</text:p>
      <text:p text:style-name="IndentedLine"><text:s text:c="3"/>he made us as his own.</text:p>
      <text:p text:style-name="IndentedLine"><text:s text:c="3"/>We are the sheep for whom he cares –</text:p>
      <text:p text:style-name="LastLine"><text:s text:c="3"/>his people, his alone.</text:p>
      <text:p text:style-name="Firstline"><text:soft-page-break/>2.<text:tab/>Enter his gates with praise,</text:p>
      <text:p text:style-name="IndentedLine"><text:s text:c="3"/>his courts with thankfulness.</text:p>
      <text:p text:style-name="IndentedLine"><text:s text:c="3"/>Your praises gladly sing to him;</text:p>
      <text:p text:style-name="IndentedLine"><text:s text:c="3"/>his name forever bless.</text:p>
      <text:p text:style-name="NonIndentedLine">For God the <text:span text:style-name="T1">Lord</text:span> is good;</text:p>
      <text:p text:style-name="IndentedLine"><text:s text:c="3"/>his love is ever sure.</text:p>
      <text:p text:style-name="IndentedLine"><text:s text:c="3"/>His constant truth and faithfulness</text:p>
      <text:p text:style-name="LastLine"><text:s text:c="3"/>through every age endure.</text:p>
      <text:h text:style-name="Heading_20_1" text:outline-level="1">Psalm 100b <text:s/>All people that on earth do dwell</text:h>
      <text:p text:style-name="Firstline">1.<text:tab/><text:span text:style-name="T3">All</text:span> people that on <text:span text:style-name="T3">earth do dwell</text:span>,</text:p>
      <text:p text:style-name="IndentedLine"><text:s text:c="3"/><text:span text:style-name="T3">sing </text:span>to the <text:span text:style-name="T1">Lord</text:span> with <text:span text:style-name="T3">cheerful voice</text:span>;</text:p>
      <text:p text:style-name="NonIndentedLine"><text:span text:style-name="T3">him </text:span>serve with mirth, his <text:span text:style-name="T3">praise forth tell</text:span>,</text:p>
      <text:p text:style-name="LastLine"><text:s text:c="3"/><text:span text:style-name="T3">come</text:span> ye before him <text:span text:style-name="T3">and rejoice</text:span>.</text:p>
      <text:p text:style-name="Firstline">2.<text:tab/><text:span text:style-name="T3">Know</text:span> that the <text:span text:style-name="T1">Lord</text:span> is <text:span text:style-name="T3">God indeed</text:span>;</text:p>
      <text:p text:style-name="IndentedLine"><text:s text:c="3"/><text:span text:style-name="T3">with</text:span>out our aid he <text:span text:style-name="T3">did us make</text:span>,</text:p>
      <text:p text:style-name="NonIndentedLine"><text:span text:style-name="T3">we</text:span> are his flock, he <text:span text:style-name="T3">doth us feed</text:span>,</text:p>
      <text:p text:style-name="LastLine"><text:s text:c="3"/><text:span text:style-name="T3">and</text:span> for his sheep he <text:span text:style-name="T3">doth us take</text:span>.</text:p>
      <text:p text:style-name="Firstline">3.<text:tab/><text:span text:style-name="T3">O </text:span>enter then his <text:span text:style-name="T3">gates with joy</text:span>,</text:p>
      <text:p text:style-name="IndentedLine"><text:s text:c="3"/><text:span text:style-name="T3">with</text:span>in his courts his <text:span text:style-name="T3">praise proclaim</text:span>;</text:p>
      <text:p text:style-name="NonIndentedLine"><text:span text:style-name="T3">let</text:span> thankful songs your <text:span text:style-name="T3">tongues employ</text:span>,</text:p>
      <text:p text:style-name="LastLine"><text:s text:c="3"/><text:span text:style-name="T3">O</text:span> bless and magni<text:span text:style-name="T3">fy</text:span> <text:span text:style-name="T3">his name</text:span>.</text:p>
      <text:p text:style-name="Firstline">4.<text:tab/><text:span text:style-name="T3">Be</text:span>cause the <text:span text:style-name="T1">Lord</text:span> our <text:span text:style-name="T3">God is good</text:span>,</text:p>
      <text:p text:style-name="IndentedLine"><text:s text:c="3"/><text:span text:style-name="T3">his </text:span>mercy is for<text:span text:style-name="T3">ever</text:span> <text:span text:style-name="T3">sure</text:span>;</text:p>
      <text:p text:style-name="NonIndentedLine"><text:span text:style-name="T3">his</text:span> truth at all times <text:span text:style-name="T3">firmly stood</text:span></text:p>
      <text:p text:style-name="LastLine"><text:s text:c="3"/><text:span text:style-name="T3">and</text:span> shall from age to <text:span text:style-name="T3">age endure</text:span>.</text:p>
      <text:h text:style-name="Heading_20_1" text:outline-level="1">Psalm 101 <text:s/>I’ll praise your love and justice</text:h>
      <text:p text:style-name="Firstline">1.<text:tab/>I’ll praise your love and justice, <text:span text:style-name="T1">Lord</text:span>;</text:p>
      <text:p text:style-name="IndentedLine"><text:s text:c="3"/>I’ll praise you cheerfully.</text:p>
      <text:p text:style-name="NonIndentedLine">I’ll strive to lead a blameless life –</text:p>
      <text:p text:style-name="LastLine"><text:s text:c="3"/>when will you come to me?</text:p>
      <text:p text:style-name="Firstline">2.<text:tab/>Within my home the life I lead</text:p>
      <text:p text:style-name="IndentedLine"><text:s text:c="3"/>will show a blameless heart.</text:p>
      <text:p text:style-name="NonIndentedLine">My eyes will view no worthless thing;</text:p>
      <text:p text:style-name="LastLine"><text:s text:c="3"/>from sin I will depart.</text:p>
      <text:p text:style-name="Firstline">3.<text:tab/>I hate what faithless people do;</text:p>
      <text:p text:style-name="IndentedLine"><text:s text:c="3"/>it shall not cling to me.</text:p>
      <text:p text:style-name="NonIndentedLine">All wicked people I’ll avoid,</text:p>
      <text:p text:style-name="LastLine"><text:s text:c="3"/>from evil I’ll stay free.</text:p>
      <text:p text:style-name="Firstline">4.<text:tab/>I’ll put to silence everyone</text:p>
      <text:p text:style-name="IndentedLine"><text:s text:c="3"/>who slanders secretly;</text:p>
      <text:p text:style-name="NonIndentedLine">I will not tolerate the proud</text:p>
      <text:p text:style-name="LastLine"><text:s text:c="3"/>who act so haughtily.</text:p>
      <text:p text:style-name="Firstline"><text:soft-page-break/>5.<text:tab/>My eyes are on the faithful ones,</text:p>
      <text:p text:style-name="IndentedLine"><text:s text:c="3"/>that they may dwell with me;</text:p>
      <text:p text:style-name="NonIndentedLine">whoever lives a blameless life</text:p>
      <text:p text:style-name="LastLine"><text:s text:c="3"/>will serve me constantly.</text:p>
      <text:p text:style-name="Firstline">6.<text:tab/>No one who practises deceit</text:p>
      <text:p text:style-name="IndentedLine"><text:s text:c="3"/>will dwell within my home;</text:p>
      <text:p text:style-name="NonIndentedLine">nor will the one whose words are false</text:p>
      <text:p text:style-name="LastLine"><text:s text:c="3"/>before me ever come.</text:p>
      <text:p text:style-name="Firstline">7.<text:tab/>Each morning I will silence all</text:p>
      <text:p text:style-name="IndentedLine"><text:s text:c="3"/>who wicked deeds have done;</text:p>
      <text:p text:style-name="NonIndentedLine">I’ll cleanse the city of the <text:span text:style-name="T1">Lord</text:span></text:p>
      <text:p text:style-name="LastLine"><text:s text:c="3"/>of every evil one.</text:p>
      <text:h text:style-name="Heading_20_1" text:outline-level="1">Psalm 102 <text:s/><text:span text:style-name="T1">Lord</text:span>, listen to my prayer</text:h>
      <text:p text:style-name="Firstline">1.<text:tab/><text:span text:style-name="T1">Lord</text:span>, listen to my prayer,</text:p>
      <text:p text:style-name="IndentedLine"><text:s text:c="3"/>and hear my cry for aid.</text:p>
      <text:p text:style-name="IndentedLine"><text:s text:c="3"/>Hide not your face from me,</text:p>
      <text:p text:style-name="IndentedLine"><text:s text:c="3"/>for I am so afraid.</text:p>
      <text:p text:style-name="NonIndentedLine">Incline your ear to me in need;</text:p>
      <text:p text:style-name="LastLine"><text:s text:c="3"/>and, when I call, be swift to heed.</text:p>
      <text:p text:style-name="Firstline">2.<text:tab/>Like smoke my days are gone;</text:p>
      <text:p text:style-name="IndentedLine"><text:s text:c="3"/>my bones are burned away.</text:p>
      <text:p text:style-name="IndentedLine"><text:s text:c="3"/>My appetite is lost;</text:p>
      <text:p text:style-name="IndentedLine"><text:s text:c="3"/>my heart is parched like hay.</text:p>
      <text:p text:style-name="NonIndentedLine">Because of my incessant groans</text:p>
      <text:p text:style-name="LastLine"><text:s text:c="3"/>I am no more than skin and bones.</text:p>
      <text:p text:style-name="Firstline">3.<text:tab/>I'm like a desert owl,</text:p>
      <text:p text:style-name="IndentedLine"><text:s text:c="3"/>an owl midst tumbled stone,</text:p>
      <text:p text:style-name="IndentedLine"><text:s text:c="3"/>or bird upon a roof –</text:p>
      <text:p text:style-name="IndentedLine"><text:s text:c="3"/>I lie awake, alone.</text:p>
      <text:p text:style-name="NonIndentedLine">My foes revile me all day long;</text:p>
      <text:p text:style-name="LastLine"><text:s text:c="3"/>my haters mock my name in song.</text:p>
      <text:p text:style-name="Firstline">4.<text:tab/>For ashes are my food;</text:p>
      <text:p text:style-name="IndentedLine"><text:s text:c="3"/>I weep incessantly</text:p>
      <text:p text:style-name="IndentedLine"><text:s text:c="3"/>because in your great wrath</text:p>
      <text:p text:style-name="IndentedLine"><text:s text:c="3"/>you have abandoned me.</text:p>
      <text:p text:style-name="NonIndentedLine">My days like evening shadows pass;</text:p>
      <text:p text:style-name="LastLine"><text:s text:c="3"/>I wither like the sun-dried grass.</text:p>
      <text:p text:style-name="Firstline">5.<text:tab/>But you, O <text:span text:style-name="T1">Lord</text:span>, are set</text:p>
      <text:p text:style-name="IndentedLine"><text:s text:c="3"/>forever on your throne;</text:p>
      <text:p text:style-name="IndentedLine"><text:s text:c="3"/>through each succeeding age</text:p>
      <text:p text:style-name="IndentedLine"><text:s text:c="3"/>endures your great renown.</text:p>
      <text:p text:style-name="NonIndentedLine">You will arise in mighty power;</text:p>
      <text:p text:style-name="LastLine"><text:s text:c="3"/>on Zion mercy you will shower.</text:p>
      <text:p text:style-name="Firstline"><text:soft-page-break/>6.<text:tab/>The set time now has come</text:p>
      <text:p text:style-name="IndentedLine"><text:s text:c="3"/>to bless Jerusalem.</text:p>
      <text:p text:style-name="IndentedLine"><text:s text:c="3"/>Her stones your saints hold dear;</text:p>
      <text:p text:style-name="IndentedLine"><text:s text:c="3"/>her dust is mourned by them.</text:p>
      <text:p text:style-name="NonIndentedLine">Nations will fear your name, O <text:span text:style-name="T1">Lord</text:span>;</text:p>
      <text:p text:style-name="LastLine"><text:s text:c="3"/>all kings on earth your praise record.</text:p>
      <text:p text:style-name="Firstline">7.<text:tab/>For God will yet appear</text:p>
      <text:p text:style-name="IndentedLine"><text:s text:c="3"/>in glorious might to reign;</text:p>
      <text:p text:style-name="IndentedLine"><text:s text:c="3"/>the <text:span text:style-name="T1">Lord</text:span> in grace will build</text:p>
      <text:p text:style-name="IndentedLine"><text:s text:c="3"/>Jerusalem again.</text:p>
      <text:p text:style-name="NonIndentedLine">The prayers of all the poor he’ll heed;</text:p>
      <text:p text:style-name="LastLine"><text:s text:c="3"/>he will not spurn their cry of need.</text:p>
      <text:p text:style-name="Firstline">8.<text:tab/>Let this be written down</text:p>
      <text:p text:style-name="IndentedLine"><text:s text:c="3"/>to teach a future race,</text:p>
      <text:p text:style-name="IndentedLine"><text:s text:c="3"/>so people yet unborn</text:p>
      <text:p text:style-name="IndentedLine"><text:s text:c="3"/>may magnify his grace:</text:p>
      <text:p text:style-name="NonIndentedLine">that from his holy place above</text:p>
      <text:p text:style-name="LastLine"><text:s text:c="3"/>the <text:span text:style-name="T1">Lord</text:span> looked down in tender love.</text:p>
      <text:p text:style-name="Firstline">9.<text:tab/>From heav’n he viewed the earth,</text:p>
      <text:p text:style-name="IndentedLine"><text:s text:c="3"/>observing all mankind,</text:p>
      <text:p text:style-name="IndentedLine"><text:s text:c="3"/>to hear the groans of those</text:p>
      <text:p text:style-name="IndentedLine"><text:s text:c="3"/>in prison cells confined,</text:p>
      <text:p text:style-name="NonIndentedLine">and to deliver from on high</text:p>
      <text:p text:style-name="LastLine"><text:s text:c="3"/>a multitude condemned to die.</text:p>
      <text:p text:style-name="Firstline">10.<text:tab/>In Zion will be praised</text:p>
      <text:p text:style-name="IndentedLine"><text:s text:c="3"/>the <text:span text:style-name="T1">Lord</text:span>’s exalted name;</text:p>
      <text:p text:style-name="IndentedLine"><text:s text:c="3"/>his praises will be sung</text:p>
      <text:p text:style-name="IndentedLine"><text:s text:c="3"/>within Jerusalem,</text:p>
      <text:p text:style-name="NonIndentedLine">when peoples and their kingdoms throng</text:p>
      <text:p text:style-name="LastLine"><text:s text:c="3"/>to serve the <text:span text:style-name="T1">Lord</text:span> with cheerful song.</text:p>
      <text:p text:style-name="Firstline">11.<text:tab/>He took my strength away</text:p>
      <text:p text:style-name="IndentedLine"><text:s text:c="3"/>by his almighty power;</text:p>
      <text:p text:style-name="IndentedLine"><text:s text:c="3"/>he shortened grievously</text:p>
      <text:p text:style-name="IndentedLine"><text:s text:c="3"/>my life’s allotted hour.</text:p>
      <text:p text:style-name="NonIndentedLine">I said, “O take me not away,</text:p>
      <text:p text:style-name="LastLine"><text:s text:c="3"/>my God, at noontide of my day.</text:p>
      <text:p text:style-name="Firstline">12.<text:tab/>“Your days and years go on</text:p>
      <text:p text:style-name="IndentedLine"><text:s text:c="3"/>through every age of man.</text:p>
      <text:p text:style-name="IndentedLine"><text:s text:c="3"/>The earth’s foundation strong</text:p>
      <text:p text:style-name="IndentedLine"><text:s text:c="3"/>you laid when time began.</text:p>
      <text:p text:style-name="NonIndentedLine">The heavens came at your command,</text:p>
      <text:p text:style-name="LastLine"><text:s text:c="3"/>created by your mighty hand.</text:p>
      <text:p text:style-name="Firstline"><text:soft-page-break/>13.<text:tab/>“The earth and heav’ns will fail,</text:p>
      <text:p text:style-name="IndentedLine"><text:s text:c="3"/>but you alone remain.</text:p>
      <text:p text:style-name="IndentedLine"><text:s text:c="3"/>Like garments they will age,</text:p>
      <text:p text:style-name="IndentedLine"><text:s text:c="3"/>while you on high will reign.</text:p>
      <text:p text:style-name="NonIndentedLine">Like clothing you will change them all;</text:p>
      <text:p text:style-name="LastLine"><text:s text:c="3"/>like clothes discarded they will fall.</text:p>
      <text:p text:style-name="Firstline">14.<text:tab/>“But you endure always;</text:p>
      <text:p text:style-name="IndentedLine"><text:s text:c="3"/>your years will never cease.</text:p>
      <text:p text:style-name="IndentedLine"><text:s text:c="3"/>Your servants’ children too</text:p>
      <text:p text:style-name="IndentedLine"><text:s text:c="3"/>will know your reign of peace.</text:p>
      <text:p text:style-name="NonIndentedLine">Their offspring, their succeeding race,</text:p>
      <text:p text:style-name="LastLine"><text:s text:c="3"/>will ever stand before your face.”</text:p>
      <text:h text:style-name="Heading_20_1" text:outline-level="1">Psalm 103 <text:s/>Praise <text:span text:style-name="T1">God</text:span>, my soul!</text:h>
      <text:p text:style-name="Firstline">1.<text:tab/>Praise <text:span text:style-name="T1">God</text:span>, my soul! With all my heart</text:p>
      <text:p text:style-name="IndentedLine"><text:s text:c="3"/>let me exalt his holy name.</text:p>
      <text:p text:style-name="IndentedLine"><text:s text:c="3"/>Forget not all his benefits;</text:p>
      <text:p text:style-name="IndentedLine"><text:s text:c="3"/>his praise, my soul, in song proclaim.</text:p>
      <text:p text:style-name="NonIndentedLine">The <text:span text:style-name="T1">Lord</text:span> forgives you all your sins,</text:p>
      <text:p text:style-name="IndentedLine"><text:s text:c="3"/>and heals your sickness and distress;</text:p>
      <text:p text:style-name="IndentedLine"><text:s text:c="3"/>your life he rescues from the grave,</text:p>
      <text:p text:style-name="LastLine"><text:s text:c="3"/>and crowns you in his tenderness.</text:p>
      <text:p text:style-name="Firstline">2.<text:tab/>He satisfies your deep desires</text:p>
      <text:p text:style-name="IndentedLine"><text:s text:c="3"/>from his unending stores of good,</text:p>
      <text:p text:style-name="IndentedLine"><text:s text:c="3"/>so that, just like the eagle’s strength,</text:p>
      <text:p text:style-name="IndentedLine"><text:s text:c="3"/>your youthful vigour is renewed.</text:p>
      <text:p text:style-name="NonIndentedLine">The <text:span text:style-name="T1">Lord</text:span> is known for righteous acts</text:p>
      <text:p text:style-name="IndentedLine"><text:s text:c="3"/>and justice to downtrodden ones.</text:p>
      <text:p text:style-name="IndentedLine"><text:s text:c="3"/>To Moses he made known his ways,</text:p>
      <text:p text:style-name="LastLine"><text:s text:c="3"/>his mighty deeds to Israel's sons.</text:p>
      <text:p text:style-name="Firstline">3.<text:tab/>The <text:span text:style-name="T1">Lord</text:span> is merciful and kind,</text:p>
      <text:p text:style-name="IndentedLine"><text:s text:c="3"/>to anger slow, and full of grace.</text:p>
      <text:p text:style-name="IndentedLine"><text:s text:c="3"/>He will not constantly reprove</text:p>
      <text:p text:style-name="IndentedLine"><text:s text:c="3"/>or in his anger hide his face.</text:p>
      <text:p text:style-name="NonIndentedLine">He does not punish our misdeeds</text:p>
      <text:p text:style-name="IndentedLine"><text:s text:c="3"/>or give our sins their just reward.</text:p>
      <text:p text:style-name="IndentedLine"><text:s text:c="3"/>How great his love, as high as heaven –</text:p>
      <text:p text:style-name="LastLine"><text:s text:c="3"/>towards all those who fear the <text:span text:style-name="T1">Lord</text:span>!</text:p>
      <text:p text:style-name="Firstline">4.<text:tab/>As far as east is from the west,</text:p>
      <text:p text:style-name="IndentedLine"><text:s text:c="3"/>so far his love has borne away</text:p>
      <text:p text:style-name="IndentedLine"><text:s text:c="3"/>our many sins and trespasses</text:p>
      <text:p text:style-name="IndentedLine"><text:s text:c="3"/>and all the guilt that on us lay.</text:p>
      <text:p text:style-name="NonIndentedLine">Just as a father loves his child,</text:p>
      <text:p text:style-name="IndentedLine"><text:s text:c="3"/>so <text:span text:style-name="T1">God</text:span> loves those who fear his name.</text:p>
      <text:p text:style-name="IndentedLine"><text:s text:c="3"/>For he remembers we are dust,</text:p>
      <text:p text:style-name="LastLine"><text:s text:c="3"/>and well he knows our feeble frame.</text:p>
      <text:p text:style-name="Firstline"><text:soft-page-break/>5.<text:tab/>Each human life is like the grass,</text:p>
      <text:p text:style-name="IndentedLine"><text:s text:c="3"/>and like a meadow flower it grows.</text:p>
      <text:p text:style-name="IndentedLine"><text:s text:c="3"/>Its place will never be recalled</text:p>
      <text:p text:style-name="IndentedLine"><text:s text:c="3"/>once over it the tempest blows.</text:p>
      <text:p text:style-name="NonIndentedLine">But everlasting is <text:span text:style-name="T1">God</text:span>’s love</text:p>
      <text:p text:style-name="IndentedLine"><text:s text:c="3"/>for those who fear him, and their seed –</text:p>
      <text:p text:style-name="IndentedLine"><text:s text:c="3"/>for those who keep his covenant,</text:p>
      <text:p text:style-name="LastLine"><text:s text:c="3"/>and carefully his precepts heed.</text:p>
      <text:p text:style-name="Firstline">6.<text:tab/><text:span text:style-name="T1">God</text:span>’s kingly rule is over all;</text:p>
      <text:p text:style-name="IndentedLine"><text:s text:c="3"/>in heav-en he has set his throne.</text:p>
      <text:p text:style-name="IndentedLine"><text:s text:c="3"/>O you his angels, praise the <text:span text:style-name="T1">Lord</text:span>,</text:p>
      <text:p text:style-name="IndentedLine"><text:s text:c="3"/>strong ones by whom his will is done.</text:p>
      <text:p text:style-name="NonIndentedLine">O praise the <text:span text:style-name="T1">Lord</text:span>, you hea<text:span text:style-name="T4">ven</text:span>ly hosts,</text:p>
      <text:p text:style-name="IndentedLine"><text:s text:c="3"/>his servants who perform his word.</text:p>
      <text:p text:style-name="IndentedLine"><text:s text:c="3"/>Praise <text:span text:style-name="T1">God</text:span>, his works throughout his realm,</text:p>
      <text:p text:style-name="LastLine"><text:s text:c="3"/>and you, my soul, O praise the <text:span text:style-name="T1">Lord</text:span>!</text:p>
      <text:h text:style-name="Heading_20_1" text:outline-level="1">Psalm 103b <text:s/>O come my soul, bless thou the <text:span text:style-name="T1">Lord</text:span></text:h>
      <text:p text:style-name="Firstline">1.<text:tab/>O come, my soul, bless thou the <text:span text:style-name="T1">Lord</text:span> thy Maker,</text:p>
      <text:p text:style-name="IndentedLine"><text:s text:c="3"/>and all within me, bless his holy name;</text:p>
      <text:p text:style-name="NonIndentedLine">bless thou the <text:span text:style-name="T1">Lord</text:span>, forget not all his mercies,</text:p>
      <text:p text:style-name="LastBeforeRefrain"><text:s text:c="3"/>his pardoning grace and saving love proclaim.</text:p>
      <text:p text:style-name="P1">Bless him, ye angels, wondrous in might.</text:p>
      <text:p text:style-name="P2">Bless him, his servants, that in his will delight.</text:p>
      <text:p text:style-name="Firstline">2.<text:tab/>Good is the <text:span text:style-name="T1">Lord</text:span>, and full of kind compassion,</text:p>
      <text:p text:style-name="IndentedLine"><text:s text:c="3"/>most slow to anger, plenteous in love;</text:p>
      <text:p text:style-name="NonIndentedLine">rich is his grace to all that humbly seek him,</text:p>
      <text:p text:style-name="LastBeforeRefrain"><text:s text:c="3"/>boundless and endless as the heavens above.</text:p>
      <text:p text:style-name="P1">Bless him, ye angels, wondrous in might.</text:p>
      <text:p text:style-name="P2">Bless him, his servants, that in his will delight.</text:p>
      <text:p text:style-name="Firstline">3.<text:tab/>His love is like a father’s to his children,</text:p>
      <text:p text:style-name="IndentedLine"><text:s text:c="3"/>tender and kind to all who fear his name;</text:p>
      <text:p text:style-name="NonIndentedLine">for well he knows our weakness and our frailty,</text:p>
      <text:p text:style-name="LastBeforeRefrain"><text:s text:c="3"/>he knows that we are dust, he knows our frame.</text:p>
      <text:p text:style-name="P1">Bless him, ye angels, wondrous in might.</text:p>
      <text:p text:style-name="P2">Bless him, his servants, that in his will delight.</text:p>
      <text:p text:style-name="Firstline">4.<text:tab/>We fade and die like flowers that grow in beauty,</text:p>
      <text:p text:style-name="IndentedLine"><text:s text:c="3"/>like tender grass that soon will disappear;</text:p>
      <text:p text:style-name="NonIndentedLine">but evermore the love of <text:span text:style-name="T1">God</text:span> is changeless,</text:p>
      <text:p text:style-name="LastBeforeRefrain"><text:s text:c="3"/>still shown to those who look to him in fear.</text:p>
      <text:p text:style-name="P1">Bless him, ye angels, wondrous in might.</text:p>
      <text:p text:style-name="P2">Bless him, his servants, that in his will delight.</text:p>
      <text:p text:style-name="Firstline"><text:soft-page-break/>5.<text:tab/>High in the heav’ns his throne is fixed forever,</text:p>
      <text:p text:style-name="IndentedLine"><text:s text:c="3"/>his kingdom rules o’er all from pole to pole.</text:p>
      <text:p text:style-name="NonIndentedLine">Bless ye the <text:span text:style-name="T1">Lord</text:span> through all his wide dominion;</text:p>
      <text:p text:style-name="LastBeforeRefrain"><text:s text:c="3"/>bless his most holy name, O thou my soul.</text:p>
      <text:p text:style-name="P1">Bless him, ye angels, wondrous in might.</text:p>
      <text:p text:style-name="P2">Bless him, his servants, that in his will delight.</text:p>
      <text:h text:style-name="Heading_20_1" text:outline-level="1">Psalm 104 <text:s/>My soul, bless the <text:span text:style-name="T1">Lord</text:span>!</text:h>
      <text:p text:style-name="Firstline">1.<text:tab/>My soul, bless the <text:span text:style-name="T1">Lord</text:span>! The <text:span text:style-name="T1">Lord</text:span> is most great,</text:p>
      <text:p text:style-name="IndentedLine"><text:s text:c="3"/>with glory arrayed, majestic his state.</text:p>
      <text:p text:style-name="NonIndentedLine">The light is his garment, the skies are his shade,</text:p>
      <text:p text:style-name="LastLine"><text:s text:c="3"/>and over the waters his courts he has laid.</text:p>
      <text:p text:style-name="Firstline">2.<text:tab/>He rides on the clouds and wings of the storm;</text:p>
      <text:p text:style-name="IndentedLine"><text:s text:c="3"/>the lightning and wind his mission perform.</text:p>
      <text:p text:style-name="NonIndentedLine">Foundations of earth he forever has stayed;</text:p>
      <text:p text:style-name="LastLine"><text:s text:c="3"/>to cover it, oceans like garments were laid.</text:p>
      <text:p text:style-name="Firstline">3.<text:tab/>On mountains and plains the dark waters lay.</text:p>
      <text:p text:style-name="IndentedLine"><text:s text:c="3"/>They heard his rebuke and melted away.</text:p>
      <text:p text:style-name="NonIndentedLine">He lifted the mountains, to valleys gave birth,</text:p>
      <text:p text:style-name="LastLine"><text:s text:c="3"/>set bound’ries for seas that once covered the earth.</text:p>
      <text:p text:style-name="Firstline">4.<text:tab/>God causes the springs of water to flow</text:p>
      <text:p text:style-name="IndentedLine"><text:s text:c="3"/>in streams from the hills to valleys below.</text:p>
      <text:p text:style-name="NonIndentedLine">Beside them with singing the birds greet the day,</text:p>
      <text:p text:style-name="LastLine"><text:s text:c="3"/>and there the beasts gather their thirst to allay.</text:p>
      <text:p text:style-name="Firstline">5.<text:tab/>Down mountains and hills your showers are sent.</text:p>
      <text:p text:style-name="IndentedLine"><text:s text:c="3"/>With fruit of your work the earth is content.</text:p>
      <text:p text:style-name="NonIndentedLine">You give grass for cattle and food for our toil,</text:p>
      <text:p text:style-name="LastLine"><text:s text:c="3"/>enriching our labours with bread, wine, and oil.</text:p>
      <text:p text:style-name="Firstline">6.<text:tab/>The trees which the <text:span text:style-name="T1">Lord</text:span> has planted are fed,</text:p>
      <text:p text:style-name="IndentedLine"><text:s text:c="3"/>and over the earth their branches are spread;</text:p>
      <text:p text:style-name="NonIndentedLine">they keep in their shelter the birds of the air.</text:p>
      <text:p text:style-name="LastLine"><text:s text:c="3"/>The life of each creature the <text:span text:style-name="T1">Lord</text:span> makes his care.</text:p>
      <text:p text:style-name="Firstline">7.<text:tab/>The seasons are fixed by wisdom divine.</text:p>
      <text:p text:style-name="IndentedLine"><text:s text:c="3"/>The slow-changing moon shows forth God’s design.</text:p>
      <text:p text:style-name="NonIndentedLine">The sun in its circuit its Maker obeys</text:p>
      <text:p text:style-name="LastLine"><text:s text:c="3"/>and, running its journey, hastes not nor delays.</text:p>
      <text:p text:style-name="Firstline">8.<text:tab/>The <text:span text:style-name="T1">Lord</text:span> makes the night, when, leaving their lair,</text:p>
      <text:p text:style-name="IndentedLine"><text:s text:c="3"/>the lions go forth, God’s bounty to share.</text:p>
      <text:p text:style-name="NonIndentedLine">The <text:span text:style-name="T1">Lord</text:span> makes the morning, when beasts steal away</text:p>
      <text:p text:style-name="LastLine"><text:s text:c="3"/>and man is beginning his work of the day.</text:p>
      <text:p text:style-name="Firstline">9.<text:tab/>How many and wise the works of the <text:span text:style-name="T1">Lord</text:span>!</text:p>
      <text:p text:style-name="IndentedLine"><text:s text:c="3"/>The earth with its wealth of creatures is stored.</text:p>
      <text:p text:style-name="NonIndentedLine">The sea bears in safety the ships to and fro;</text:p>
      <text:p text:style-name="LastLine"><text:s text:c="3"/>Leviathan plays in the waters below.</text:p>
      <text:p text:style-name="Firstline"><text:soft-page-break/>10.<text:tab/>Your creatures all look to you for their food;</text:p>
      <text:p text:style-name="IndentedLine"><text:s text:c="3"/>your hand opens wide, they gather the good.</text:p>
      <text:p text:style-name="NonIndentedLine">When you hide your face, <text:span text:style-name="T1">Lord</text:span>, in anguish they yearn;</text:p>
      <text:p text:style-name="LastLine"><text:s text:c="3"/>when you stop their breath, then to dust they return.</text:p>
      <text:p text:style-name="Firstline">11.<text:tab/>Your Spirit, O <text:span text:style-name="T1">Lord</text:span>, makes life to abound,</text:p>
      <text:p text:style-name="IndentedLine"><text:s text:c="3"/>the earth is renewed, and fruitful the ground.</text:p>
      <text:p text:style-name="NonIndentedLine">To <text:span text:style-name="T1">God</text:span> ascribe glory and wisdom and might;</text:p>
      <text:p text:style-name="LastLine"><text:s text:c="3"/>let <text:span text:style-name="T1">God</text:span> in his creatures forever delight.</text:p>
      <text:p text:style-name="Firstline">12.<text:tab/>Before the <text:span text:style-name="T1">Lord</text:span>’s might earth trembles and quakes,</text:p>
      <text:p text:style-name="IndentedLine"><text:s text:c="3"/>the mountains are rent, and smoke from them breaks.</text:p>
      <text:p text:style-name="Standard"><text:s/>The <text:span text:style-name="T1">Lord</text:span> I will worship through all of my days,</text:p>
      <text:p text:style-name="LastLine"><text:s text:c="3"/>yes, while I have being, my God I will praise.</text:p>
      <text:p text:style-name="Firstline">13.<text:tab/>Rejoicing in <text:span text:style-name="T1">God</text:span>, my thought shall be sweet.</text:p>
      <text:p text:style-name="IndentedLine"><text:s text:c="3"/>May sinners depart in ruin complete.</text:p>
      <text:p text:style-name="NonIndentedLine">My soul, bless Jehovah – his name be adored.</text:p>
      <text:p text:style-name="LastLine"><text:s text:c="3"/>Come, praise him, all people, and worship the <text:span text:style-name="T1">Lord</text:span>.</text:p>
      <text:h text:style-name="Heading_20_1" text:outline-level="1">Psalm 105 <text:s/>Give thanks to the <text:span text:style-name="T1">Lord</text:span> God</text:h>
      <text:p text:style-name="Firstline">1.<text:tab/>Give thanks to the <text:span text:style-name="T1">Lord</text:span> God and call on his name;</text:p>
      <text:p text:style-name="IndentedLine"><text:s text:c="3"/>his wonderful deeds to the nations proclaim.</text:p>
      <text:p text:style-name="IndentedLine"><text:s text:c="3"/>Sing praises to him, and his exploits record;</text:p>
      <text:p text:style-name="IndentedLine"><text:s text:c="3"/>let all those who seek him rejoice in the <text:span text:style-name="T1">Lord</text:span>.</text:p>
      <text:p text:style-name="NonIndentedLine">You chosen ones, look to the <text:span text:style-name="T1">Lord</text:span> and his might;</text:p>
      <text:p text:style-name="IndentedLine"><text:s text:c="3"/>seek ever his face, and his wonders recite,</text:p>
      <text:p text:style-name="IndentedLine"><text:s text:c="3"/>his miracles too, and his judgment divine –</text:p>
      <text:p text:style-name="LastLine"><text:s text:c="3"/>you children of Abraham, Jacob’s own line.</text:p>
      <text:p text:style-name="Firstline">2.<text:tab/>The <text:span text:style-name="T1">Lord</text:span> is our God, and he rules all the earth.</text:p>
      <text:p text:style-name="IndentedLine"><text:s text:c="3"/>Remem<text:span text:style-name="T4">ber</text:span>ing his co<text:span text:style-name="T4">ven</text:span>ant – the word he set forth –</text:p>
      <text:p text:style-name="IndentedLine"><text:s text:c="3"/>he vowed, for the ages to come, to make good</text:p>
      <text:p text:style-name="IndentedLine"><text:s text:c="3"/>his promise to Abr<text:span text:style-name="T4">aha</text:span>m, to Isaac renewed.</text:p>
      <text:p text:style-name="NonIndentedLine">To Jacob his so<text:span text:style-name="T4">ver</text:span>eign decree was made sure;</text:p>
      <text:p text:style-name="IndentedLine"><text:s text:c="3"/>with Isr<text:span text:style-name="T4">ael</text:span> his co<text:span text:style-name="T4">ven</text:span>ant would always endure:</text:p>
      <text:p text:style-name="IndentedLine"><text:s text:c="3"/>“To you I will give, as your portion to stand,</text:p>
      <text:p text:style-name="LastLine"><text:s text:c="3"/>the country of Canaan, the beautiful land.”</text:p>
      <text:p text:style-name="Firstline">3.<text:tab/>When they were no more than a wandering few;</text:p>
      <text:p text:style-name="IndentedLine"><text:s text:c="3"/>in number restricted and foreigners too,</text:p>
      <text:p text:style-name="IndentedLine"><text:s text:c="3"/>from nation to nation they travelled around;</text:p>
      <text:p text:style-name="IndentedLine"><text:s text:c="3"/>wherever they wandered, no rest could be found.</text:p>
      <text:p text:style-name="NonIndentedLine">He would not permit Isr<text:span text:style-name="T4">ael</text:span> to be oppressed;</text:p>
      <text:p text:style-name="IndentedLine"><text:s text:c="3"/>for his people’s sake mighty kings he addressed:</text:p>
      <text:p text:style-name="IndentedLine"><text:s text:c="3"/>“Touch not my anointed – to me they belong;</text:p>
      <text:p text:style-name="LastLine"><text:s text:c="3"/>respect my own prophets and do them no wrong.”</text:p>
      <text:p text:style-name="Firstline"><text:soft-page-break/>4.<text:tab/>The <text:span text:style-name="T1">Lord</text:span> called down famine upon the whole land;</text:p>
      <text:p text:style-name="IndentedLine"><text:s text:c="3"/>their food was destroyed at his so<text:span text:style-name="T4">ver</text:span>eign command.</text:p>
      <text:p text:style-name="IndentedLine"><text:s text:c="3"/>But he sent beforehand, his people to save,</text:p>
      <text:p text:style-name="IndentedLine"><text:s text:c="3"/>his chosen one, Joseph, sold off as a slave.</text:p>
      <text:p text:style-name="NonIndentedLine">His feet within shackles of bronze were confined,</text:p>
      <text:p text:style-name="IndentedLine"><text:s text:c="3"/>his neck put in irons; for freedom he pined.</text:p>
      <text:p text:style-name="IndentedLine"><text:s text:c="3"/>The word of the <text:span text:style-name="T1">Lord</text:span> was a test to be passed</text:p>
      <text:p text:style-name="LastLine"><text:s text:c="3"/>till what he foretold was accomplished at last.</text:p>
      <text:p text:style-name="Firstline">5.<text:tab/>The king sent an order to let him go free;</text:p>
      <text:p text:style-name="IndentedLine"><text:s text:c="3"/>the ruler of nations gave him liberty.</text:p>
      <text:p text:style-name="IndentedLine"><text:s text:c="3"/>He put him in charge of his house and his lands;</text:p>
      <text:p text:style-name="IndentedLine"><text:s text:c="3"/>his princes and elders obeyed his commands.</text:p>
      <text:p text:style-name="NonIndentedLine">Then Isr<text:span text:style-name="T4">ael</text:span> came down into Egypt to stay,</text:p>
      <text:p text:style-name="IndentedLine"><text:s text:c="3"/>in Ham’s land to sojourn for many a day.</text:p>
      <text:p text:style-name="IndentedLine"><text:s text:c="3"/>The <text:span text:style-name="T1">Lord</text:span> caused his people to prosper and grow,</text:p>
      <text:p text:style-name="LastLine"><text:s text:c="3"/>and so they were seen as a threat to their foe.</text:p>
      <text:p text:style-name="Firstline">6.<text:tab/>He turned the Egyptians against Israèl,</text:p>
      <text:p text:style-name="IndentedLine"><text:s text:c="3"/>and caused them to plot his own servants to kill.</text:p>
      <text:p text:style-name="IndentedLine"><text:s text:c="3"/>Then Moses and Aaron, his chosen, he sent;</text:p>
      <text:p text:style-name="IndentedLine"><text:s text:c="3"/>performing his wonders, to Egypt they went.</text:p>
      <text:p text:style-name="NonIndentedLine">Because the Egyptians despised his command,</text:p>
      <text:p text:style-name="IndentedLine"><text:s text:c="3"/>he sent utter darkness to cover the land.</text:p>
      <text:p text:style-name="IndentedLine"><text:s text:c="3"/>Their waters and rivers he turned into blood;</text:p>
      <text:p text:style-name="LastLine"><text:s text:c="3"/>the fish of the Nile were destroyed by the <text:span text:style-name="T1">Lord</text:span>.</text:p>
      <text:p text:style-name="Firstline">7.<text:tab/>Their land teemed with frogs which invaded their rooms;</text:p>
      <text:p text:style-name="IndentedLine"><text:s text:c="3"/>his word brought the gnats; swarms of flies filled their homes.</text:p>
      <text:p text:style-name="IndentedLine"><text:s text:c="3"/>The rain became hail, and the lightning bolts flashed;</text:p>
      <text:p text:style-name="IndentedLine"><text:s text:c="3"/>he struck down their vines, and their fig trees were smashed.</text:p>
      <text:p text:style-name="NonIndentedLine">He spoke and the locusts and grasshoppers came;</text:p>
      <text:p text:style-name="IndentedLine"><text:s text:c="3"/>and every green thing was consumed as by flame.</text:p>
      <text:p text:style-name="IndentedLine"><text:s text:c="3"/>And then he took vengeance on all the firstborn –</text:p>
      <text:p text:style-name="LastLine"><text:s text:c="3"/>the first fruits of manhood of Egypt were gone.</text:p>
      <text:p text:style-name="Firstline">8.<text:tab/>He brought Isr<text:span text:style-name="T4">ael</text:span> out bearing silver and gold;</text:p>
      <text:p text:style-name="IndentedLine"><text:s text:c="3"/>the tribes all marched forwards both steadfast and bold.</text:p>
      <text:p text:style-name="IndentedLine"><text:s text:c="3"/>Then Egypt was joyful to see them depart,</text:p>
      <text:p text:style-name="IndentedLine"><text:s text:c="3"/>for terror of them had laid hold of their heart.</text:p>
      <text:p text:style-name="NonIndentedLine">He spread out a cloud to protect them from sight,</text:p>
      <text:p text:style-name="IndentedLine"><text:s text:c="3"/>and fire to illumine the hours of the night.</text:p>
      <text:p text:style-name="IndentedLine"><text:s text:c="3"/>They asked, and with quails were abundantly fed;</text:p>
      <text:p text:style-name="LastLine"><text:s text:c="3"/>he filled them with manna, the heavenly bread.</text:p>
      <text:p text:style-name="Firstline">9.<text:tab/>He opened the rock to give waters to them,</text:p>
      <text:p text:style-name="IndentedLine"><text:s text:c="3"/>and there in the desert it flowed like a stream –</text:p>
      <text:p text:style-name="IndentedLine"><text:s text:c="3"/>because he remembered the promise he swore</text:p>
      <text:p text:style-name="IndentedLine"><text:s text:c="3"/>to Abr<text:span text:style-name="T4">aha</text:span>m his servant, long ages before.</text:p>
      <text:p text:style-name="NonIndentedLine">He brought out his chosen ones, shouting with joy;</text:p>
      <text:p text:style-name="IndentedLine"><text:s text:c="3"/>he granted to them without toil to enjoy</text:p>
      <text:p text:style-name="IndentedLine"><text:s text:c="3"/>the lands of the nations – that they might regard</text:p>
      <text:p text:style-name="LastLine"><text:s text:c="3"/>his law and his precepts. All praise to the <text:span text:style-name="T1">Lord</text:span>!</text:p>
      <text:h text:style-name="Heading_20_1" text:outline-level="1"><text:soft-page-break/>Psalm 105b <text:s/>Unto the <text:span text:style-name="T1">Lord</text:span> lift thankful voices</text:h>
      <text:p text:style-name="Firstline">1.<text:tab/><text:span text:style-name="T3">Un</text:span>to the <text:span text:style-name="T2">Lord</text:span> <text:span text:style-name="T3">lift</text:span> thankful <text:span text:style-name="T3">voices</text:span>,</text:p>
      <text:p text:style-name="IndentedLine"><text:s text:c="3"/><text:span text:style-name="T3">come</text:span>, worship <text:span text:style-name="T3">while your</text:span> soul re <text:span text:style-name="T3">joices</text:span>;</text:p>
      <text:p text:style-name="NonIndentedLine"><text:span text:style-name="T3">make</text:span> known his do<text:span text:style-name="T3">ings</text:span> <text:span text:style-name="T3">far </text:span>and <text:span text:style-name="T3">near</text:span></text:p>
      <text:p text:style-name="IndentedLine"><text:s text:c="3"/><text:span text:style-name="T3">that </text:span>peoples all <text:span text:style-name="T3">his name</text:span> may <text:span text:style-name="T3">fear</text:span>.</text:p>
      <text:p text:style-name="NonIndentedLine"><text:span text:style-name="T3">Tell</text:span> of his wonders <text:span text:style-name="T3">day by day</text:span>,</text:p>
      <text:p text:style-name="LastLine"><text:s text:c="3"/><text:span text:style-name="T3">and</text:span> to his deeds at<text:span text:style-name="T3">tention</text:span> <text:span text:style-name="T3">pay</text:span>.</text:p>
      <text:p text:style-name="Firstline">2.<text:tab/><text:span text:style-name="T3">In</text:span> joyful <text:span text:style-name="T3">song your</text:span> hearts u<text:span text:style-name="T3">niting</text:span>,</text:p>
      <text:p text:style-name="IndentedLine"><text:s text:c="3"/><text:span text:style-name="T3">his</text:span> works most <text:span text:style-name="T3">marvel</text:span>lous re<text:span text:style-name="T3">citing</text:span>,</text:p>
      <text:p text:style-name="NonIndentedLine"><text:span text:style-name="T3">now</text:span> glory in <text:span text:style-name="T3">his ho</text:span>ly <text:span text:style-name="T3">name</text:span>;</text:p>
      <text:p text:style-name="IndentedLine"><text:s text:c="3"/><text:span text:style-name="T3">let</text:span> those that seek <text:span text:style-name="T3">him spread</text:span> his <text:span text:style-name="T3">fame</text:span>,</text:p>
      <text:p text:style-name="NonIndentedLine"><text:span text:style-name="T3">in</text:span>cline their hearts to <text:span text:style-name="T3">sing his praise</text:span>,</text:p>
      <text:p text:style-name="LastLine"><text:s text:c="3"/><text:span text:style-name="T3">and</text:span> unto him their <text:span text:style-name="T3">anthems raise</text:span>.</text:p>
      <text:p text:style-name="Firstline">3.<text:tab/><text:span text:style-name="T3">Seek</text:span> ye Jeho<text:span text:style-name="T3">vah</text:span> <text:span text:style-name="T3">and</text:span> his <text:span text:style-name="T3">power</text:span>,</text:p>
      <text:p text:style-name="IndentedLine"><text:s text:c="3"/><text:span text:style-name="T3">seek</text:span> ye his <text:span text:style-name="T3">presence </text:span>every <text:span text:style-name="T3">hour</text:span>.</text:p>
      <text:p text:style-name="NonIndentedLine"><text:span text:style-name="T3">His</text:span> works, so mar<text:span text:style-name="T3">vellous </text:span>and <text:span text:style-name="T3">great</text:span>,</text:p>
      <text:p text:style-name="IndentedLine"><text:s text:c="3"/><text:span text:style-name="T3">re</text:span>member still <text:span text:style-name="T3">and</text:span> <text:span text:style-name="T3">med-</text:span>i-<text:span text:style-name="T3">tate</text:span></text:p>
      <text:p text:style-name="NonIndentedLine"><text:span text:style-name="T3">up</text:span>on the wonders <text:span text:style-name="T3">of his hands</text:span>,</text:p>
      <text:p text:style-name="LastLine"><text:s text:c="3"/><text:span text:style-name="T3">the</text:span> judgments which his <text:span text:style-name="T3">mouth commands</text:span>.</text:p>
      <text:p text:style-name="Firstline">4.<text:tab/><text:span text:style-name="T3">Ye </text:span>seed from <text:span text:style-name="T3">Abra</text:span>ham de<text:span text:style-name="T3">scended</text:span></text:p>
      <text:p text:style-name="IndentedLine"><text:s text:c="3"/><text:span text:style-name="T3">to </text:span>whom his <text:span text:style-name="T3">favours</text:span> were ex<text:span text:style-name="T3">tended</text:span>,</text:p>
      <text:p text:style-name="NonIndentedLine"><text:span text:style-name="T3">and </text:span>Jacob’s chil<text:span text:style-name="T3">dren</text:span>, <text:span text:style-name="T3">whom </text:span>the <text:span text:style-name="T2">Lord</text:span></text:p>
      <text:p text:style-name="IndentedLine"><text:s text:c="3"/><text:span text:style-name="T3">has</text:span> chosen, heark<text:span text:style-name="T3">en to </text:span>his <text:span text:style-name="T3">word</text:span>.</text:p>
      <text:p text:style-name="NonIndentedLine"><text:span text:style-name="T3">He</text:span> is the <text:span text:style-name="T1">Lord</text:span>, our <text:span text:style-name="T3">judge divine</text:span>;</text:p>
      <text:p text:style-name="LastLine"><text:s text:c="3"/><text:span text:style-name="T3">in</text:span> all the earth his <text:span text:style-name="T3">glories shine</text:span>,</text:p>
      <text:p text:style-name="Firstline">5.<text:tab/><text:span text:style-name="T3">Je</text:span>hovah’s <text:span text:style-name="T3">truth will</text:span> stand for<text:span text:style-name="T3">ever</text:span>,</text:p>
      <text:p text:style-name="IndentedLine"><text:s text:c="3"/><text:span text:style-name="T3">his</text:span> co<text:span text:style-name="T4">ven</text:span>ant-<text:span text:style-name="T3">bonds he</text:span> will not <text:span text:style-name="T3">sever</text:span>;</text:p>
      <text:p text:style-name="NonIndentedLine"><text:span text:style-name="T3">the</text:span> word of grace <text:span text:style-name="T3">which he</text:span> com<text:span text:style-name="T3">mands</text:span></text:p>
      <text:p text:style-name="IndentedLine"><text:s text:c="3"/><text:span text:style-name="T3">to</text:span> thousand gen<text:span text:style-name="T3">era</text:span>tions <text:span text:style-name="T3">stands</text:span>;</text:p>
      <text:p text:style-name="NonIndentedLine"><text:span text:style-name="T3">th</text:span>e co<text:span text:style-name="T4">ven</text:span>ant made in <text:span text:style-name="T3">days of old</text:span></text:p>
      <text:p text:style-name="LastLine"><text:s text:c="3"/><text:span text:style-name="T3">with</text:span> Abraham he <text:span text:style-name="T3">doth uphold</text:span>.</text:p>
      <text:p text:style-name="Firstline">6.<text:tab/><text:span text:style-name="T3">The </text:span><text:span text:style-name="T1">Lord</text:span> his <text:span text:style-name="T3">co</text:span><text:span text:style-name="T4">ven</text:span><text:span text:style-name="T3">ant</text:span> people <text:span text:style-name="T3">planted</text:span></text:p>
      <text:p text:style-name="IndentedLine"><text:s text:c="3"/><text:span text:style-name="T3">in</text:span> lands of <text:span text:style-name="T3">nations</text:span> which he <text:span text:style-name="T3">granted</text:span>,</text:p>
      <text:p text:style-name="NonIndentedLine"><text:span text:style-name="T3">that </text:span>they his stat<text:span text:style-name="T3">utes might</text:span> ob<text:span text:style-name="T3">serve</text:span>,</text:p>
      <text:p text:style-name="IndentedLine"><text:s text:c="3"/><text:span text:style-name="T3">nor</text:span> from his laws <text:span text:style-name="T3">might</text:span> <text:span text:style-name="T3">ev</text:span>er <text:span text:style-name="T3">swerve</text:span>.</text:p>
      <text:p text:style-name="NonIndentedLine"><text:span text:style-name="T3">Let </text:span>songs of praise to <text:span text:style-name="T3">him ascend</text:span>,</text:p>
      <text:p text:style-name="LastLine"><text:s text:c="3"/><text:span text:style-name="T3">and</text:span> hallelujahs <text:span text:style-name="T3">without end</text:span>.</text:p>
      <text:h text:style-name="Heading_20_1" text:outline-level="1">Psalm 106 <text:s/>Praise the <text:span text:style-name="T1">Lord</text:span>! Extol his goodness!</text:h>
      <text:p text:style-name="Firstline">1.<text:tab/>Praise the <text:span text:style-name="T1">Lord</text:span>! Extol his goodness!</text:p>
      <text:p text:style-name="IndentedLine"><text:s text:c="3"/>for his love endures always.</text:p>
      <text:p text:style-name="NonIndentedLine">Who can tell his mighty actions,</text:p>
      <text:p text:style-name="IndentedLine"><text:s text:c="3"/>or in full declare his praise?</text:p>
      <text:p text:style-name="NonIndentedLine">Blest are those whose way is right,</text:p>
      <text:p text:style-name="LastLine"><text:s text:c="3"/>acting justly in his sight.</text:p>
      <text:p text:style-name="Firstline"><text:soft-page-break/>2.<text:tab/>When you show your people favour,</text:p>
      <text:p text:style-name="IndentedLine"><text:s text:c="3"/>then, O <text:span text:style-name="T1">Lord</text:span>, remember me.</text:p>
      <text:p text:style-name="NonIndentedLine">Help me when you come to save them;</text:p>
      <text:p text:style-name="IndentedLine"><text:s text:c="3"/>let me know prosperity –</text:p>
      <text:p text:style-name="NonIndentedLine">joyful with your chosen race,</text:p>
      <text:p text:style-name="LastLine"><text:s text:c="3"/>joining them in giving praise.</text:p>
      <text:p text:style-name="Firstline">3.<text:tab/>We have sinned, just like our fathers;</text:p>
      <text:p text:style-name="IndentedLine"><text:s text:c="3"/>we have done what was not right.</text:p>
      <text:p text:style-name="NonIndentedLine">When our fathers were in Egypt,</text:p>
      <text:p text:style-name="IndentedLine"><text:s text:c="3"/>they despised your deeds of might.</text:p>
      <text:p text:style-name="NonIndentedLine">All your mercies, they ignored –</text:p>
      <text:p text:style-name="LastLine"><text:s text:c="3"/>at the Red Sea spurned the <text:span text:style-name="T1">Lord.</text:span></text:p>
      <text:p text:style-name="Firstline">4.<text:tab/>Yet for his name’s sake he saved them</text:p>
      <text:p text:style-name="IndentedLine"><text:s text:c="3"/>and revealed his mighty hand.</text:p>
      <text:p text:style-name="NonIndentedLine">By his word the Sea he parted,</text:p>
      <text:p text:style-name="IndentedLine"><text:s text:c="3"/>led them through as on dry land –</text:p>
      <text:p text:style-name="NonIndentedLine">from the hand of foes set free,</text:p>
      <text:p text:style-name="LastLine"><text:s text:c="3"/>rescued from the enemy.</text:p>
      <text:p text:style-name="Firstline">5.<text:tab/>Then their adversaries foundered;</text:p>
      <text:p text:style-name="IndentedLine"><text:s text:c="3"/>not a single one survived.</text:p>
      <text:p text:style-name="NonIndentedLine">So the people sang his praises,</text:p>
      <text:p text:style-name="IndentedLine"><text:s text:c="3"/>and his promises believed;</text:p>
      <text:p text:style-name="NonIndentedLine">but his works they soon forgot,</text:p>
      <text:p text:style-name="LastLine"><text:s text:c="3"/>and his counsel set at nought.</text:p>
      <text:p text:style-name="Firstline">6.<text:tab/>In the desert they surrendered</text:p>
      <text:p text:style-name="IndentedLine"><text:s text:c="3"/>to their unremitting greed;</text:p>
      <text:p text:style-name="NonIndentedLine">in the wasteland they provoked him,</text:p>
      <text:p text:style-name="IndentedLine"><text:s text:c="3"/>craving meat they did not need.</text:p>
      <text:p text:style-name="NonIndentedLine">So he gave them what they sought,</text:p>
      <text:p text:style-name="LastLine"><text:s text:c="3"/>but on them disease he brought.</text:p>
      <text:p text:style-name="Firstline">7.<text:tab/>In the camp they envied Moses,</text:p>
      <text:p text:style-name="IndentedLine"><text:s text:c="3"/>Aaron too – <text:span text:style-name="T1">God</text:span>’s priest was he.</text:p>
      <text:p text:style-name="NonIndentedLine">Earth was split and swallowed Dathan</text:p>
      <text:p text:style-name="IndentedLine"><text:s text:c="3"/>and Abiram’s company;</text:p>
      <text:p text:style-name="NonIndentedLine">there they fell, consumed by flame –</text:p>
      <text:p text:style-name="LastLine"><text:s text:c="3"/>those who had abused God’s name.</text:p>
      <text:p text:style-name="Firstline">8.<text:tab/>Then they made a calf at Horeb –</text:p>
      <text:p text:style-name="IndentedLine"><text:s text:c="3"/>served an idol cast in clay;</text:p>
      <text:p text:style-name="NonIndentedLine">they exchanged their highest glory</text:p>
      <text:p text:style-name="IndentedLine"><text:s text:c="3"/>for a bull that feeds on hay.</text:p>
      <text:p text:style-name="NonIndentedLine">God their saviour they forgot,</text:p>
      <text:p text:style-name="LastLine"><text:s text:c="3"/>who for them great things had wrought.</text:p>
      <text:p text:style-name="Firstline"><text:soft-page-break/>9.<text:tab/>They forgot his deeds in Egypt,</text:p>
      <text:p text:style-name="IndentedLine"><text:s text:c="3"/>marvels in the land of Ham.</text:p>
      <text:p text:style-name="NonIndentedLine">So he said he would destroy them –</text:p>
      <text:p text:style-name="IndentedLine"><text:s text:c="3"/>had not Moses, his own man,</text:p>
      <text:p text:style-name="NonIndentedLine">stood before God in the path,</text:p>
      <text:p text:style-name="LastLine"><text:s text:c="3"/>shielding them from righteous wrath.</text:p>
      <text:p text:style-name="Firstline">10.<text:tab/>Then they scorned the land of plenty;</text:p>
      <text:p text:style-name="IndentedLine"><text:s text:c="3"/>they did not believe his word.</text:p>
      <text:p text:style-name="NonIndentedLine">In their tents they grumbled at him,</text:p>
      <text:p text:style-name="IndentedLine"><text:s text:c="3"/>and did not obey the <text:span text:style-name="T1">Lord</text:span>.</text:p>
      <text:p text:style-name="NonIndentedLine">So he vowed, with upraised hand,</text:p>
      <text:p text:style-name="LastLine"><text:s text:c="3"/>they would fall in desert sand.</text:p>
      <text:p text:style-name="Firstline">11.<text:tab/>Their descendants he would punish –</text:p>
      <text:p text:style-name="IndentedLine"><text:s text:c="3"/>scatter over lands abroad.</text:p>
      <text:p text:style-name="NonIndentedLine">Yet they yoked themselves to Baal,</text:p>
      <text:p text:style-name="IndentedLine"><text:s text:c="3"/>worshipping a lifeless god.</text:p>
      <text:p text:style-name="NonIndentedLine">Their transgressions God abhorred;</text:p>
      <text:p text:style-name="LastLine"><text:s text:c="3"/>so a plague came from the <text:span text:style-name="T1">Lord</text:span>.</text:p>
      <text:p text:style-name="Firstline">12.<text:tab/>But when Phinehas took action</text:p>
      <text:p text:style-name="IndentedLine"><text:s text:c="3"/>and ungodliness defied,</text:p>
      <text:p text:style-name="NonIndentedLine">then the deadly plague was halted,</text:p>
      <text:p text:style-name="IndentedLine"><text:s text:c="3"/>and his deed was ratified</text:p>
      <text:p text:style-name="NonIndentedLine">by the <text:span text:style-name="T1">Lord</text:span> as rightly done,</text:p>
      <text:p text:style-name="LastLine"><text:s text:c="3"/>for the ages yet to come.</text:p>
      <text:p text:style-name="Firstline">13.<text:tab/>Then at Meribah’s still waters</text:p>
      <text:p text:style-name="IndentedLine"><text:s text:c="3"/>they provoked the <text:span text:style-name="T1">Lord</text:span> again.</text:p>
      <text:p text:style-name="NonIndentedLine">They rebelled against God’s Spirit,</text:p>
      <text:p text:style-name="IndentedLine"><text:s text:c="3"/>causing Moses bitter pain –</text:p>
      <text:p text:style-name="NonIndentedLine">for he spoke, possessed by grief,</text:p>
      <text:p text:style-name="LastLine"><text:s text:c="3"/>rashly and in unbelief.</text:p>
      <text:p text:style-name="Firstline">14.<text:tab/>They did not destroy the peoples</text:p>
      <text:p text:style-name="IndentedLine"><text:s text:c="3"/>in accord with <text:span text:style-name="T1">God</text:span>’s command,</text:p>
      <text:p text:style-name="NonIndentedLine">but they mixed with them, and followed</text:p>
      <text:p text:style-name="IndentedLine"><text:s text:c="3"/>all the customs of the land,</text:p>
      <text:p text:style-name="NonIndentedLine">worshipping the idols there,</text:p>
      <text:p text:style-name="LastLine"><text:s text:c="3"/>which to them became a snare.</text:p>
      <text:p text:style-name="Firstline">15.<text:tab/>Sons they sacrificed and daughters</text:p>
      <text:p text:style-name="IndentedLine"><text:s text:c="3"/>to a Canaanitish god;</text:p>
      <text:p text:style-name="NonIndentedLine">thus the land was desecrated</text:p>
      <text:p text:style-name="IndentedLine"><text:s text:c="3"/>by the stain of guiltless blood.</text:p>
      <text:p text:style-name="Standard"><text:s/>By their acts they were defiled –</text:p>
      <text:p text:style-name="LastLine"><text:s text:c="3"/>into filthiness beguiled.</text:p>
      <text:p text:style-name="Firstline"><text:soft-page-break/>16.<text:tab/>So the <text:span text:style-name="T1">Lord</text:span> was angry with them,</text:p>
      <text:p text:style-name="IndentedLine"><text:s text:c="3"/>and his people he abhorred –</text:p>
      <text:p text:style-name="NonIndentedLine">gave them over to the nations,</text:p>
      <text:p text:style-name="IndentedLine"><text:s text:c="3"/>and their foe became their lord.</text:p>
      <text:p text:style-name="NonIndentedLine">Subject to their enemy,</text:p>
      <text:p text:style-name="LastLine"><text:s text:c="3"/>they were treated cruelly.</text:p>
      <text:p text:style-name="Firstline">17.<text:tab/>Many times he showed his power</text:p>
      <text:p text:style-name="IndentedLine"><text:s text:c="3"/>by delivering his own,</text:p>
      <text:p text:style-name="NonIndentedLine">but they set their heart on sinning</text:p>
      <text:p text:style-name="IndentedLine"><text:s text:c="3"/>and rebelled against his throne.</text:p>
      <text:p text:style-name="NonIndentedLine">In their sin they chose to stay,</text:p>
      <text:p text:style-name="LastLine"><text:s text:c="3"/>and they wasted quite away.</text:p>
      <text:p text:style-name="Firstline">18.<text:tab/>But when they appealed for mercy,</text:p>
      <text:p text:style-name="IndentedLine"><text:s text:c="3"/>he took note in heav’n above;</text:p>
      <text:p text:style-name="NonIndentedLine">he recalled his co<text:span text:style-name="T4">ven</text:span>ant with them</text:p>
      <text:p text:style-name="IndentedLine"><text:s text:c="3"/>and relented in his love.</text:p>
      <text:p text:style-name="NonIndentedLine">So he made their captors all</text:p>
      <text:p text:style-name="LastLine"><text:s text:c="3"/>pity those they held in thrall.</text:p>
      <text:p text:style-name="Firstline">19.<text:tab/>Gather us, <text:span text:style-name="T1">Lord</text:span>, from the nations;</text:p>
      <text:p text:style-name="IndentedLine"><text:s text:c="3"/>save us, and your name we’ll praise.</text:p>
      <text:p text:style-name="NonIndentedLine">Blessèd be the God of Israel;</text:p>
      <text:p text:style-name="IndentedLine"><text:s text:c="3"/>may his glory last always.</text:p>
      <text:p text:style-name="NonIndentedLine">Let the <text:span text:style-name="T1">Lord</text:span> be praised again!</text:p>
      <text:p text:style-name="LastLine"><text:s text:c="3"/>Let the people say, “Amen!”</text:p>
      <text:h text:style-name="Heading_20_1" text:outline-level="1">Psalm 107 <text:s/>O thank the <text:span text:style-name="T1">Lord</text:span>, for he is good</text:h>
      <text:p text:style-name="Firstline">1.<text:tab/>O thank the <text:span text:style-name="T1">Lord</text:span>, for he is good;</text:p>
      <text:p text:style-name="IndentedLine"><text:s text:c="3"/>his love endures always.</text:p>
      <text:p text:style-name="IndentedLine"><text:s text:c="3"/>Let those whom <text:span text:style-name="T1">God</text:span> redeemed say this,</text:p>
      <text:p text:style-name="IndentedLine"><text:s text:c="3"/>those rescued by his grace.</text:p>
      <text:p text:style-name="NonIndentedLine">He saved them from their enemies</text:p>
      <text:p text:style-name="IndentedLine"><text:s text:c="3"/>and brought them from the lands,</text:p>
      <text:p text:style-name="IndentedLine"><text:s text:c="3"/>from east and west, from north and south,</text:p>
      <text:p text:style-name="LastLine"><text:s text:c="3"/>safe from oppressing hands.</text:p>
      <text:p text:style-name="Firstline">2.<text:tab/>Some wandered in the desert wastes,</text:p>
      <text:p text:style-name="IndentedLine"><text:s text:c="3"/>not finding any way</text:p>
      <text:p text:style-name="IndentedLine"><text:s text:c="3"/>to reach a city where they might</text:p>
      <text:p text:style-name="IndentedLine"><text:s text:c="3"/>obtain a place to stay.</text:p>
      <text:p text:style-name="NonIndentedLine">Their life and strength were ebbing fast</text:p>
      <text:p text:style-name="IndentedLine"><text:s text:c="3"/>in thirst and emptiness.</text:p>
      <text:p text:style-name="IndentedLine"><text:s text:c="3"/>Then in despair they sought the <text:span text:style-name="T1">Lord</text:span>,</text:p>
      <text:p text:style-name="LastLine"><text:s text:c="3"/>who saved them from distress</text:p>
      <text:p text:style-name="Firstline"><text:soft-page-break/>3.<text:tab/>Straight was the path he led them on,</text:p>
      <text:p text:style-name="IndentedLine"><text:s text:c="3"/>a city to attain.</text:p>
      <text:p text:style-name="IndentedLine"><text:s text:c="3"/>So for the <text:span text:style-name="T1">Lord</text:span>’s unfailing love</text:p>
      <text:p text:style-name="IndentedLine"><text:s text:c="3"/>let them give thanks again,</text:p>
      <text:p text:style-name="NonIndentedLine">and for the awesome deeds of power</text:p>
      <text:p text:style-name="IndentedLine"><text:s text:c="3"/>which he for men achieves –</text:p>
      <text:p text:style-name="IndentedLine"><text:s text:c="3"/>for hungry souls he fills with good;</text:p>
      <text:p text:style-name="LastLine"><text:s text:c="3"/>the thirsty he relieves.</text:p>
      <text:p text:style-name="Firstline">4.<text:tab/>Some sat in darkness and in gloom,</text:p>
      <text:p text:style-name="IndentedLine"><text:s text:c="3"/>in chains of iron held;</text:p>
      <text:p text:style-name="IndentedLine"><text:s text:c="3"/>they scorned the ways of God Most High,</text:p>
      <text:p text:style-name="IndentedLine"><text:s text:c="3"/>against his words rebelled.</text:p>
      <text:p text:style-name="NonIndentedLine">And so he made them labour hard</text:p>
      <text:p text:style-name="IndentedLine"><text:s text:c="3"/>in bitterness and shame.</text:p>
      <text:p text:style-name="IndentedLine"><text:s text:c="3"/>They stumbled, and they could not rise;</text:p>
      <text:p text:style-name="LastLine"><text:s text:c="3"/>to help them no one came.</text:p>
      <text:p text:style-name="Firstline">5.<text:tab/>Then to the <text:span text:style-name="T1">Lord</text:span> they cried for help;</text:p>
      <text:p text:style-name="IndentedLine"><text:s text:c="3"/>he saved them from their doom.</text:p>
      <text:p text:style-name="IndentedLine"><text:s text:c="3"/>He broke away their cruel chains</text:p>
      <text:p text:style-name="IndentedLine"><text:s text:c="3"/>and brought them out of gloom.</text:p>
      <text:p text:style-name="NonIndentedLine">So let them thank him for his love,</text:p>
      <text:p text:style-name="IndentedLine"><text:s text:c="3"/>the deeds which he achieves –</text:p>
      <text:p text:style-name="IndentedLine"><text:s text:c="3"/>because he breaks down gates of bronze</text:p>
      <text:p text:style-name="LastLine"><text:s text:c="3"/>and iron bars he cleaves.</text:p>
      <text:p text:style-name="Firstline">6.<text:tab/>Some erred through their rebellious ways</text:p>
      <text:p text:style-name="IndentedLine"><text:s text:c="3"/>and for their sins paid dear.</text:p>
      <text:p text:style-name="IndentedLine"><text:s text:c="3"/>All kinds of food revolted them;</text:p>
      <text:p text:style-name="IndentedLine"><text:s text:c="3"/>the gates of death drew near.</text:p>
      <text:p text:style-name="NonIndentedLine">Then in despair they sought the <text:span text:style-name="T1">Lord</text:span>;</text:p>
      <text:p text:style-name="IndentedLine"><text:s text:c="3"/>he saved them from their doom.</text:p>
      <text:p text:style-name="IndentedLine"><text:s text:c="3"/>His word went forth with healing power</text:p>
      <text:p text:style-name="LastLine"><text:s text:c="3"/>and kept them from the tomb.</text:p>
      <text:p text:style-name="Firstline">7.<text:tab/>So for the <text:span text:style-name="T1">Lord</text:span>’s unfailing love</text:p>
      <text:p text:style-name="IndentedLine"><text:s text:c="3"/>let them give thanks again,</text:p>
      <text:p text:style-name="IndentedLine"><text:s text:c="3"/>and for the awesome deeds of power</text:p>
      <text:p text:style-name="IndentedLine"><text:s text:c="3"/>which he achieves for men.</text:p>
      <text:p text:style-name="NonIndentedLine">Let them prepare a sacrifice</text:p>
      <text:p text:style-name="IndentedLine"><text:s text:c="3"/>and bring an offering;</text:p>
      <text:p text:style-name="IndentedLine"><text:s text:c="3"/>in praise of all his mighty acts</text:p>
      <text:p text:style-name="LastLine"><text:s text:c="3"/>let them rejoice and sing.</text:p>
      <text:p text:style-name="Firstline">8.<text:tab/>Yet others traded on the sea;</text:p>
      <text:p text:style-name="IndentedLine"><text:s text:c="3"/>they sailed the ocean’s length.</text:p>
      <text:p text:style-name="IndentedLine"><text:s text:c="3"/>They saw the wonders of the <text:span text:style-name="T1">Lord</text:span>,</text:p>
      <text:p text:style-name="IndentedLine"><text:s text:c="3"/>and on the deep his strength.</text:p>
      <text:p text:style-name="NonIndentedLine">For when he spoke, a tempest rose;</text:p>
      <text:p text:style-name="IndentedLine"><text:s text:c="3"/>the sea grew wild and rough.</text:p>
      <text:p text:style-name="IndentedLine"><text:s text:c="3"/>They mounted up to heav’n and then</text:p>
      <text:p text:style-name="LastLine"><text:s text:c="3"/>went down into the trough.</text:p>
      <text:p text:style-name="Firstline"><text:soft-page-break/>9.<text:tab/>At this their courage fled away,</text:p>
      <text:p text:style-name="IndentedLine"><text:s text:c="3"/>for danger was in view.</text:p>
      <text:p text:style-name="IndentedLine"><text:s text:c="3"/>They reeled and staggered as with drink;</text:p>
      <text:p text:style-name="IndentedLine"><text:s text:c="3"/>they knew not what to do.</text:p>
      <text:p text:style-name="NonIndentedLine">Then in despair they sought the <text:span text:style-name="T1">Lord</text:span>,</text:p>
      <text:p text:style-name="IndentedLine"><text:s text:c="3"/>who saved them from distress.</text:p>
      <text:p text:style-name="IndentedLine"><text:s text:c="3"/>He stilled the storm, so that the waves</text:p>
      <text:p text:style-name="LastLine"><text:s text:c="3"/>were hushed in quietness.</text:p>
      <text:p text:style-name="Firstline">10.<text:tab/>Their joy was great when it grew calm;</text:p>
      <text:p text:style-name="IndentedLine"><text:s text:c="3"/>they anchored safe again.</text:p>
      <text:p text:style-name="IndentedLine"><text:s text:c="3"/>Then let them thank him for his love,</text:p>
      <text:p text:style-name="IndentedLine"><text:s text:c="3"/>his awesome deeds for men.</text:p>
      <text:p text:style-name="NonIndentedLine">So in the elders’ council may</text:p>
      <text:p text:style-name="IndentedLine"><text:s text:c="3"/>they ever praise the <text:span text:style-name="T1">Lord</text:span>;</text:p>
      <text:p text:style-name="IndentedLine"><text:s text:c="3"/>and in the people’s gathering</text:p>
      <text:p text:style-name="LastLine"><text:s text:c="3"/>let them exalt their <text:span text:style-name="T1">God</text:span>.</text:p>
      <text:p text:style-name="Firstline">11.<text:tab/>He changed the streams to wilderness,</text:p>
      <text:p text:style-name="IndentedLine"><text:s text:c="3"/>fresh springs to desert bare,</text:p>
      <text:p text:style-name="IndentedLine"><text:s text:c="3"/>and fruitful land to barren waste,</text:p>
      <text:p text:style-name="IndentedLine"><text:s text:c="3"/>for sins of dwellers there.</text:p>
      <text:p text:style-name="NonIndentedLine">He changed parched ground to flowing streams;</text:p>
      <text:p text:style-name="IndentedLine"><text:s text:c="3"/>the hungry there he led</text:p>
      <text:p text:style-name="IndentedLine"><text:s text:c="3"/>to found a city safe and strong,</text:p>
      <text:p text:style-name="LastLine"><text:s text:c="3"/>which they inhabited.</text:p>
      <text:p text:style-name="Firstline">12.<text:tab/>They reaped a fruitful harvest from</text:p>
      <text:p text:style-name="IndentedLine"><text:s text:c="3"/>the vineyard and the field.</text:p>
      <text:p text:style-name="IndentedLine"><text:s text:c="3"/>He blessed and made them multiply;</text:p>
      <text:p text:style-name="IndentedLine"><text:s text:c="3"/>their herds maintained their yield.</text:p>
      <text:p text:style-name="NonIndentedLine">They faced decline, their fortunes fell,</text:p>
      <text:p text:style-name="IndentedLine"><text:s text:c="3"/>they suffered great distress.</text:p>
      <text:p text:style-name="IndentedLine"><text:s text:c="3"/>Brought low by him who scorns the proud,</text:p>
      <text:p text:style-name="LastLine"><text:s text:c="3"/>they roamed the wilderness.</text:p>
      <text:p text:style-name="Firstline">13.<text:tab/>But he did not abandon them;</text:p>
      <text:p text:style-name="IndentedLine"><text:s text:c="3"/>he brought the needy folk</text:p>
      <text:p text:style-name="IndentedLine"><text:s text:c="3"/>from their affliction and increased</text:p>
      <text:p text:style-name="IndentedLine"><text:s text:c="3"/>their fa<text:span text:style-name="T4">mil</text:span>ies like a flock.</text:p>
      <text:p text:style-name="NonIndentedLine">The upright see this and are glad;</text:p>
      <text:p text:style-name="IndentedLine"><text:s text:c="3"/>the wicked hold their peace.</text:p>
      <text:p text:style-name="IndentedLine"><text:s text:c="3"/>Let all the wise take note and learn</text:p>
      <text:p text:style-name="LastLine"><text:s text:c="3"/>the <text:span text:style-name="T1">Lord</text:span>’s love does not cease.</text:p>
      <text:h text:style-name="Heading_20_1" text:outline-level="1">Psalm 108 <text:s/>O <text:span text:style-name="T1">Lord</text:span> God, my heart is steadfast</text:h>
      <text:p text:style-name="Firstline">1.<text:tab/>O <text:span text:style-name="T1">Lord</text:span> God, my heart is steadfast,</text:p>
      <text:p text:style-name="IndentedLine"><text:s text:c="3"/>and with all my soul I’ll sing.</text:p>
      <text:p text:style-name="NonIndentedLine">Harp and lyre I will awaken,</text:p>
      <text:p text:style-name="LastLine"><text:s text:c="3"/>and my song the dawn will bring.</text:p>
      <text:p text:style-name="Firstline"><text:soft-page-break/>2.<text:tab/><text:span text:style-name="T1">Lord</text:span> my God, among the nations</text:p>
      <text:p text:style-name="IndentedLine"><text:s text:c="3"/>I will ever give you praise;</text:p>
      <text:p text:style-name="NonIndentedLine">in the midst of all the peoples</text:p>
      <text:p text:style-name="LastLine"><text:s text:c="3"/>I will sing of you always.</text:p>
      <text:p text:style-name="Firstline">3.<text:tab/>For your steadfast love is boundless,</text:p>
      <text:p text:style-name="IndentedLine"><text:s text:c="3"/>greater than the heavens high;</text:p>
      <text:p text:style-name="NonIndentedLine">and your faithfulness towards us</text:p>
      <text:p text:style-name="LastLine"><text:s text:c="3"/>reaches even to the sky.</text:p>
      <text:p text:style-name="Firstline">4.<text:tab/>Far above the highest heavens</text:p>
      <text:p text:style-name="IndentedLine"><text:s text:c="3"/>be exalted, O my God;</text:p>
      <text:p text:style-name="NonIndentedLine">and through all the earth around us</text:p>
      <text:p text:style-name="LastLine"><text:s text:c="3"/>let your glory spread abroad.</text:p>
      <text:p text:style-name="Firstline">5.<text:tab/>With your right hand save and help us;</text:p>
      <text:p text:style-name="IndentedLine"><text:s text:c="3"/>rescue all those whom you love.</text:p>
      <text:p text:style-name="NonIndentedLine">God has spoken from his temple,</text:p>
      <text:p text:style-name="LastLine"><text:s text:c="3"/>from his holy place above:</text:p>
      <text:p text:style-name="Firstline">6.<text:tab/>“I will distribute in triumph</text:p>
      <text:p text:style-name="IndentedLine"><text:s text:c="3"/>every part of Shechem’s land,</text:p>
      <text:p text:style-name="NonIndentedLine">and the whole of Succoth valley</text:p>
      <text:p text:style-name="LastLine"><text:s text:c="3"/>I will measure with my hand.</text:p>
      <text:p text:style-name="Firstline">7.<text:tab/>“Mine is Gil<text:span text:style-name="T4">ead</text:span>, mine Manasseh,</text:p>
      <text:p text:style-name="IndentedLine"><text:s text:c="3"/>Ephr<text:span text:style-name="T4">aim</text:span> is my helmet true;</text:p>
      <text:p text:style-name="NonIndentedLine">Judah I will make my sceptre</text:p>
      <text:p text:style-name="LastLine"><text:s text:c="3"/>and on Edom toss my shoe.</text:p>
      <text:p text:style-name="Firstline">8.<text:tab/>“Moab will become my servant,</text:p>
      <text:p text:style-name="IndentedLine"><text:s text:c="3"/>and upon Philis<text:span text:style-name="T4">tia</text:span>’s shore</text:p>
      <text:p text:style-name="NonIndentedLine">I will shout aloud in triumph;</text:p>
      <text:p text:style-name="LastLine"><text:s text:c="3"/>I am Lord and conqueror.”</text:p>
      <text:p text:style-name="Firstline">9.<text:tab/>Who will bring me to the city</text:p>
      <text:p text:style-name="IndentedLine"><text:s text:c="3"/>that is strongly fortified,</text:p>
      <text:p text:style-name="NonIndentedLine">and to reach the land of Edom</text:p>
      <text:p text:style-name="LastLine"><text:s text:c="3"/>who will be my help and guide?</text:p>
      <text:p text:style-name="Firstline">10.<text:tab/>Have you not, O God, rejected,</text:p>
      <text:p text:style-name="IndentedLine"><text:s text:c="3"/>turned us over to our foe?</text:p>
      <text:p text:style-name="NonIndentedLine">When our armies go to battle,</text:p>
      <text:p text:style-name="LastLine"><text:s text:c="3"/>with them you no longer go.</text:p>
      <text:p text:style-name="Firstline">11.<text:tab/>Since all human help is worthless,</text:p>
      <text:p text:style-name="IndentedLine"><text:s text:c="3"/>God will give us victory;</text:p>
      <text:p text:style-name="NonIndentedLine">He it is who will defend us</text:p>
      <text:p text:style-name="LastLine"><text:s text:c="3"/>and tread down our enemy.</text:p>
      <text:h text:style-name="Heading_20_1" text:outline-level="1"><text:soft-page-break/>Psalm 109 <text:s/>O my God, whose name I worship</text:h>
      <text:p text:style-name="Firstline">1.<text:tab/>O my God, whose name I worship, be not silent, <text:span text:style-name="T1">Lord</text:span>, I pray;</text:p>
      <text:p text:style-name="IndentedLine"><text:s text:c="3"/>for the wicked and deceitful speak against me every day.</text:p>
      <text:p text:style-name="NonIndentedLine">They have uttered lies against me; with malicious tongues they fight.</text:p>
      <text:p text:style-name="LastLine"><text:s text:c="3"/>Without cause they rush upon me, closing in with words of spite.</text:p>
      <text:p text:style-name="Firstline">2.<text:tab/>In return for love they blame me, though for them I daily pray.</text:p>
      <text:p text:style-name="IndentedLine"><text:s text:c="3"/>They reward my good with evil, for my friendship hate repay.</text:p>
      <text:p text:style-name="NonIndentedLine">Set an evil man against him at his right hand to denounce.</text:p>
      <text:p text:style-name="LastLine"><text:s text:c="3"/>May his very prayers condemn him; let the court his guilt pronounce.</text:p>
      <text:p text:style-name="Firstline">3.<text:tab/>May his rule pass to another; short and wretched be his life.</text:p>
      <text:p text:style-name="IndentedLine"><text:s text:c="3"/>Fatherless shall be his children, make a widow of his wife.</text:p>
      <text:p text:style-name="NonIndentedLine">May his children beg and wander, driven from their ruined gate.</text:p>
      <text:p text:style-name="LastLine"><text:s text:c="3"/>May his gods be seized and taken – strangers plunder his estate.</text:p>
      <text:p text:style-name="Firstline">4.<text:tab/>May no one take pity on him or his orphans in their plight.</text:p>
      <text:p text:style-name="IndentedLine"><text:s text:c="3"/>May his fa<text:span text:style-name="T4">mil</text:span>y line be ended, and their names be lost to sight.</text:p>
      <text:p text:style-name="NonIndentedLine">May the <text:span text:style-name="T1">Lord</text:span> remember ever all his parents’ sin and shame.</text:p>
      <text:p text:style-name="LastLine"><text:s text:c="3"/>May their sin be held against them, and forgotten be their name.</text:p>
      <text:p text:style-name="Firstline">5.<text:tab/>For he never thought of helping those in trouble or distress;</text:p>
      <text:p text:style-name="IndentedLine"><text:s text:c="3"/>but to death the poor he hounded, and the weak and comfortless.</text:p>
      <text:p text:style-name="NonIndentedLine">He was always cursing others – may his curse on him rebound;</text:p>
      <text:p text:style-name="LastLine"><text:s text:c="3"/>he took no delight in blessing – far from him may it be found.</text:p>
      <text:p text:style-name="Firstline">6.<text:tab/>He wore cursing as his garment – to his bones it soaked like oil;</text:p>
      <text:p text:style-name="IndentedLine"><text:s text:c="3"/>it poured down his throat like water. May his curses round him coil.</text:p>
      <text:p text:style-name="NonIndentedLine">May they cling to him forever, wrapped around him like a cloak.</text:p>
      <text:p text:style-name="LastLine"><text:s text:c="3"/>May this be the <text:span text:style-name="T1">Lord</text:span>’s repayment to those false, accusing folk.</text:p>
      <text:p text:style-name="Firstline">7.<text:tab/>But, O So<text:span text:style-name="T4">ver</text:span>eign <text:span text:style-name="T1">Lord</text:span>, in mercy deal with me for your name’s sake;</text:p>
      <text:p text:style-name="IndentedLine"><text:s text:c="3"/>save me in your love and goodness, and my life from danger take.</text:p>
      <text:p text:style-name="NonIndentedLine">For I am both poor and needy; crushed within me is my heart.</text:p>
      <text:p text:style-name="LastLine"><text:s text:c="3"/>I am feeble, like an insect; like a shadow I depart.</text:p>
      <text:p text:style-name="Firstline">8.<text:tab/>See, my knees give way from fasting; and my frame is thin and gaunt.</text:p>
      <text:p text:style-name="IndentedLine"><text:s text:c="3"/>My accusers, when they see me, shake their heads at me and taunt.</text:p>
      <text:p text:style-name="NonIndentedLine"><text:span text:style-name="T1">Lord</text:span> my God, draw near and help me; save me in your steadfast love.</text:p>
      <text:p text:style-name="LastLine"><text:s text:c="3"/>Let them know your hand has done it, that my help comes from above.</text:p>
      <text:p text:style-name="Firstline">9.<text:tab/>They may curse, but you will bless me, and your servant will give praise.</text:p>
      <text:p text:style-name="IndentedLine"><text:s text:c="3"/>Clothed with shame be my accusers, my attackers with disgrace.</text:p>
      <text:p text:style-name="NonIndentedLine">I will loudly sing <text:span text:style-name="T1">God</text:span>’s praises and extol him in the throng;</text:p>
      <text:p text:style-name="LastLine"><text:s text:c="3"/>for he helps and saves the needy from all those who do them wrong.</text:p>
      <text:h text:style-name="Heading_20_1" text:outline-level="1"><text:soft-page-break/>Psalm 110 <text:s/>The <text:span text:style-name="T1">Lord</text:span> unto my Lord has said</text:h>
      <text:p text:style-name="Firstline">1.<text:tab/>The <text:span text:style-name="T1">Lord</text:span> unto my Lord has said,</text:p>
      <text:p text:style-name="IndentedLine"><text:s text:c="3"/>“Sit here at my right hand</text:p>
      <text:p text:style-name="IndentedLine"><text:s text:c="3"/>until I make your enemies</text:p>
      <text:p text:style-name="IndentedLine"><text:s text:c="3"/>submit to your command.”</text:p>
      <text:p text:style-name="NonIndentedLine">A sceptre prospered by the <text:span text:style-name="T1">Lord</text:span></text:p>
      <text:p text:style-name="IndentedLine"><text:s text:c="3"/>your mighty hand shall wield;</text:p>
      <text:p text:style-name="IndentedLine"><text:s text:c="3"/>from Zion you shall rule the world,</text:p>
      <text:p text:style-name="LastLine"><text:s text:c="3"/>and all your foes shall yield.</text:p>
      <text:p text:style-name="Firstline">2.<text:tab/>Your people will be gladly yours</text:p>
      <text:p text:style-name="IndentedLine"><text:s text:c="3"/>when you arise in might,</text:p>
      <text:p text:style-name="IndentedLine"><text:s text:c="3"/>like dawning day, like hopeful youth,</text:p>
      <text:p text:style-name="IndentedLine"><text:s text:c="3"/>with holy beauty bright.</text:p>
      <text:p text:style-name="NonIndentedLine">The priesthood of Melchizedek</text:p>
      <text:p text:style-name="IndentedLine"><text:s text:c="3"/>the <text:span text:style-name="T1">Lord</text:span> has given you;</text:p>
      <text:p text:style-name="IndentedLine"><text:s text:c="3"/>it shall remain forevermore;</text:p>
      <text:p text:style-name="LastLine"><text:s text:c="3"/>God’s word is always true.</text:p>
      <text:p text:style-name="Firstline">3.<text:tab/>You shall subdue the kings of earth,</text:p>
      <text:p text:style-name="IndentedLine"><text:s text:c="3"/>with God at your right hand,</text:p>
      <text:p text:style-name="IndentedLine"><text:s text:c="3"/>the nations you shall rule in might</text:p>
      <text:p text:style-name="IndentedLine"><text:s text:c="3"/>and judge in every land.</text:p>
      <text:p text:style-name="NonIndentedLine">The Lord, refreshed by living streams,</text:p>
      <text:p text:style-name="IndentedLine"><text:s text:c="3"/>shall neither faint nor fall,</text:p>
      <text:p text:style-name="IndentedLine"><text:s text:c="3"/>and he shall be the glorious head,</text:p>
      <text:p text:style-name="LastLine"><text:s text:c="3"/>exalted over all.</text:p>
      <text:h text:style-name="Heading_20_1" text:outline-level="1">Psalm 111 <text:s/>O give the <text:span text:style-name="T1">Lord</text:span> wholehearted praise</text:h>
      <text:p text:style-name="Firstline">1.<text:tab/>O give the <text:span text:style-name="T1">Lord</text:span> wholehearted praise.</text:p>
      <text:p text:style-name="IndentedLine"><text:s text:c="3"/>To him thanksgiving I will bring;</text:p>
      <text:p text:style-name="NonIndentedLine">with all his people I will raise</text:p>
      <text:p text:style-name="LastLine"><text:s text:c="3"/>my voice and of his glory sing.</text:p>
      <text:p text:style-name="Firstline">2.<text:tab/>His saints delight to search and trace</text:p>
      <text:p text:style-name="IndentedLine"><text:s text:c="3"/>his mighty works and wondrous ways.</text:p>
      <text:p text:style-name="NonIndentedLine">Majestic glory, boundless grace,</text:p>
      <text:p text:style-name="LastLine"><text:s text:c="3"/>and righteousness his work displays.</text:p>
      <text:p text:style-name="Firstline">3.<text:tab/>God’s wondrous deeds of faithfulness</text:p>
      <text:p text:style-name="IndentedLine"><text:s text:c="3"/>his people ever keep in mind.</text:p>
      <text:p text:style-name="NonIndentedLine">His works of love and graciousness</text:p>
      <text:p text:style-name="LastLine"><text:s text:c="3"/>reveal that God the <text:span text:style-name="T1">Lord</text:span> is kind.</text:p>
      <text:p text:style-name="Firstline">4.<text:tab/><text:span text:style-name="T1">God</text:span>’s promise shall forever stand;</text:p>
      <text:p text:style-name="IndentedLine"><text:s text:c="3"/>he cares for those who trust his word.</text:p>
      <text:p text:style-name="NonIndentedLine">Upon his saints his mighty hand</text:p>
      <text:p text:style-name="LastLine"><text:s text:c="3"/>the wealth of nations has conferred.</text:p>
      <text:p text:style-name="Firstline"><text:soft-page-break/>5.<text:tab/>His works are true and just indeed;</text:p>
      <text:p text:style-name="IndentedLine"><text:s text:c="3"/>his precepts are forever sure.</text:p>
      <text:p text:style-name="NonIndentedLine">In truth and righteousness decreed,</text:p>
      <text:p text:style-name="LastLine"><text:s text:c="3"/>they shall forevermore endure.</text:p>
      <text:p text:style-name="Firstline">6.<text:tab/>From him his saints’ redemption came;</text:p>
      <text:p text:style-name="IndentedLine"><text:s text:c="3"/>his co<text:span text:style-name="T4">ven</text:span>ant sure no change can know;</text:p>
      <text:p text:style-name="NonIndentedLine">let all revere his holy name</text:p>
      <text:p text:style-name="LastLine"><text:s text:c="3"/>in heav’n above and earth below.</text:p>
      <text:p text:style-name="Firstline">7.<text:tab/>In rev’rence and in godly fear</text:p>
      <text:p text:style-name="IndentedLine"><text:s text:c="3"/>man finds the gate to wisdom’s ways;</text:p>
      <text:p text:style-name="NonIndentedLine">the wise his holy name revere.</text:p>
      <text:p text:style-name="LastLine"><text:s text:c="3"/>Through endless ages sound his praise.</text:p>
      <text:h text:style-name="Heading_20_1" text:outline-level="1">Psalm 112 <text:s/>How blest the man</text:h>
      <text:p text:style-name="Firstline">1.<text:tab/>How blest the man who fears the <text:span text:style-name="T1">Lord</text:span></text:p>
      <text:p text:style-name="IndentedLine"><text:s text:c="3"/>and greatly loves God's holy will;</text:p>
      <text:p text:style-name="NonIndentedLine">his children share his great reward,</text:p>
      <text:p text:style-name="LastLine"><text:s text:c="3"/>and blessings all their days shall fill.</text:p>
      <text:p text:style-name="Firstline">2.<text:tab/>Abounding wealth shall bless his home,</text:p>
      <text:p text:style-name="IndentedLine"><text:s text:c="3"/>his righteousness shall still endure,</text:p>
      <text:p text:style-name="NonIndentedLine">to him shall light arise in gloom,</text:p>
      <text:p text:style-name="LastLine"><text:s text:c="3"/>for he is merciful and pure.</text:p>
      <text:p text:style-name="Firstline">3.<text:tab/>The man whose hand the weak befriends</text:p>
      <text:p text:style-name="IndentedLine"><text:s text:c="3"/>in judgment shall his cause maintain.</text:p>
      <text:p text:style-name="NonIndentedLine">A peace unmoved his life attends,</text:p>
      <text:p text:style-name="LastLine"><text:s text:c="3"/>and long his memory shall remain.</text:p>
      <text:p text:style-name="Firstline">4.<text:tab/>Of evil tidings not afraid,</text:p>
      <text:p text:style-name="IndentedLine"><text:s text:c="3"/>his trust is in the <text:span text:style-name="T1">Lord</text:span> alone.</text:p>
      <text:p text:style-name="NonIndentedLine">His heart is steadfast, undismayed,</text:p>
      <text:p text:style-name="LastLine"><text:s text:c="3"/>for he shall see his foes o’erthrown,</text:p>
      <text:p text:style-name="Firstline">5.<text:tab/>With kind remembrance of the poor,</text:p>
      <text:p text:style-name="IndentedLine"><text:s text:c="3"/>for their distress his gifts provide.</text:p>
      <text:p text:style-name="NonIndentedLine">His righteousness shall thus endure;</text:p>
      <text:p text:style-name="LastLine"><text:s text:c="3"/>his name in honour shall abide.</text:p>
      <text:p text:style-name="Firstline">6.<text:tab/>To shame the wicked shall be brought,</text:p>
      <text:p text:style-name="IndentedLine"><text:s text:c="3"/>while righteous men shall favour gain.</text:p>
      <text:p text:style-name="NonIndentedLine">Unrighteous hopes shall come to naught;</text:p>
      <text:p text:style-name="LastLine"><text:s text:c="3"/>its due reward shall sin obtain.</text:p>
      <text:h text:style-name="Heading_20_1" text:outline-level="1"><text:soft-page-break/>Psalm 113 <text:s/>O praise, you servants of the <text:span text:style-name="T1">Lord</text:span></text:h>
      <text:p text:style-name="Firstline">1.<text:tab/>O praise, you servants of the <text:span text:style-name="T1">Lord</text:span>;</text:p>
      <text:p text:style-name="IndentedLine"><text:s text:c="3"/>sing praises to his holy name.</text:p>
      <text:p text:style-name="IndentedLine"><text:s text:c="3"/>O blessed be the name of <text:span text:style-name="T1">God</text:span>;</text:p>
      <text:p text:style-name="IndentedLine"><text:s text:c="3"/>his praise forever more proclaim.</text:p>
      <text:p text:style-name="NonIndentedLine">From east to west the praise of <text:span text:style-name="T1">God</text:span></text:p>
      <text:p text:style-name="LastLine"><text:s text:c="3"/>each day is to be spread abroad.</text:p>
      <text:p text:style-name="Firstline">2.<text:tab/>The <text:span text:style-name="T1">Lord</text:span> is high above the earth,</text:p>
      <text:p text:style-name="IndentedLine"><text:s text:c="3"/>his glory far above the sky.</text:p>
      <text:p text:style-name="IndentedLine"><text:s text:c="3"/>Who else is like the <text:span text:style-name="T1">Lord</text:span> our God,</text:p>
      <text:p text:style-name="IndentedLine"><text:s text:c="3"/>the one who sits enthroned on high?</text:p>
      <text:p text:style-name="NonIndentedLine">He is the one who stoops down low</text:p>
      <text:p text:style-name="LastLine"><text:s text:c="3"/>to look on heaven and earth below.</text:p>
      <text:p text:style-name="Firstline">3.<text:tab/>He raises outcasts from the dust,</text:p>
      <text:p text:style-name="IndentedLine"><text:s text:c="3"/>and from the ash heap lifts the poor;</text:p>
      <text:p text:style-name="IndentedLine"><text:s text:c="3"/>exalting them to dignity,</text:p>
      <text:p text:style-name="IndentedLine"><text:s text:c="3"/>with noblemen to sit secure.</text:p>
      <text:p text:style-name="NonIndentedLine">The childless woman he’ll reward</text:p>
      <text:p text:style-name="LastLine"><text:s text:c="3"/>with home and children. <text:s/>Praise the <text:span text:style-name="T1">Lord</text:span>!</text:p>
      <text:h text:style-name="Heading_20_1" text:outline-level="1">Psalm 114 <text:s/>When Israel out of Egypt came</text:h>
      <text:p text:style-name="Firstline">1.<text:tab/>When Isr<text:span text:style-name="T4">ael</text:span> out of Egypt came,</text:p>
      <text:p text:style-name="IndentedLine"><text:s text:c="3"/>from people of a foreign name,</text:p>
      <text:p text:style-name="NonIndentedLine">then Judah was God's holy home;</text:p>
      <text:p text:style-name="LastLine"><text:s text:c="3"/>in Israèl he set his throne.</text:p>
      <text:p text:style-name="Firstline">2.<text:tab/>The sea beheld and fled away;</text:p>
      <text:p text:style-name="IndentedLine"><text:s text:c="3"/>the Jordan’s waters stood at bay.</text:p>
      <text:p text:style-name="NonIndentedLine">The lofty mountains skipped like rams,</text:p>
      <text:p text:style-name="LastLine"><text:s text:c="3"/>and all the hills like little lambs.</text:p>
      <text:p text:style-name="Firstline">3.<text:tab/>O sea, why was it that you fled?</text:p>
      <text:p text:style-name="IndentedLine"><text:s text:c="3"/>O Jordan, that you backward sped?</text:p>
      <text:p text:style-name="NonIndentedLine">you mountains, that you skipped like rams,</text:p>
      <text:p text:style-name="LastLine"><text:s text:c="3"/>and all you hills, like little lambs.</text:p>
      <text:p text:style-name="Firstline">4.<text:tab/>O tremble, earth, before the Lord,</text:p>
      <text:p text:style-name="IndentedLine"><text:s text:c="3"/>before the face of Jacob’s God,</text:p>
      <text:p text:style-name="NonIndentedLine">who turned the rock into a pool;</text:p>
      <text:p text:style-name="LastLine"><text:s text:c="3"/>from flint there flowed the waters cool.</text:p>
      <text:h text:style-name="Heading_20_1" text:outline-level="1">Psalm 115 <text:s/>Not unto us, O <text:span text:style-name="T1">Lord</text:span> of heaven</text:h>
      <text:p text:style-name="Firstline">1.<text:tab/>Not unto us, O <text:span text:style-name="T1">Lord</text:span> of heaven,</text:p>
      <text:p text:style-name="IndentedLine"><text:s text:c="3"/>but unto you be glory given;</text:p>
      <text:p text:style-name="IndentedLine"><text:s text:c="3"/>in love and truth you do fulfil</text:p>
      <text:p text:style-name="IndentedLine"><text:s text:c="3"/>the counsels of your sovereign will.</text:p>
      <text:p text:style-name="NonIndentedLine">Though nations fail your power to own,</text:p>
      <text:p text:style-name="LastLine"><text:s text:c="3"/>you are the King – you reign alone.</text:p>
      <text:p text:style-name="Firstline"><text:soft-page-break/>2.<text:tab/>The idol gods of heathen lands</text:p>
      <text:p text:style-name="IndentedLine"><text:s text:c="3"/>are but the work of human hands:</text:p>
      <text:p text:style-name="IndentedLine"><text:s text:c="3"/>they cannot see, they cannot speak,</text:p>
      <text:p text:style-name="IndentedLine"><text:s text:c="3"/>their ears are deaf, their hands are weak.</text:p>
      <text:p text:style-name="NonIndentedLine">Like them shall be all those who hold</text:p>
      <text:p text:style-name="LastLine"><text:s text:c="3"/>to gods of silver and of gold.</text:p>
      <text:p text:style-name="Firstline">3.<text:tab/>O Isr<text:span text:style-name="T4">ael</text:span>, trust in God alone,</text:p>
      <text:p text:style-name="IndentedLine"><text:s text:c="3"/>the <text:span text:style-name="T1">Lord</text:span>, whose grace and power are known;</text:p>
      <text:p text:style-name="IndentedLine"><text:s text:c="3"/>to him your full allegiance yield,</text:p>
      <text:p text:style-name="IndentedLine"><text:s text:c="3"/>and he will be your help and shield.</text:p>
      <text:p text:style-name="NonIndentedLine">All those who fear him <text:span text:style-name="T1">God</text:span> will bless;</text:p>
      <text:p text:style-name="LastLine"><text:s text:c="3"/>his saints have proved his faithfulness.</text:p>
      <text:p text:style-name="Firstline">4.<text:tab/>All you that fear him and adore,</text:p>
      <text:p text:style-name="IndentedLine"><text:s text:c="3"/>the <text:span text:style-name="T1">Lord</text:span> increase you more and more;</text:p>
      <text:p text:style-name="IndentedLine"><text:s text:c="3"/>both great and small who <text:span text:style-name="T1">God</text:span> confess,</text:p>
      <text:p text:style-name="IndentedLine"><text:s text:c="3"/>you and your children he will bless.</text:p>
      <text:p text:style-name="NonIndentedLine">You all are blest by him who made</text:p>
      <text:p text:style-name="LastLine"><text:s text:c="3"/>the heav’ns and earth’s foundations laid.</text:p>
      <text:p text:style-name="Firstline">5.<text:tab/>The heav’ns are <text:span text:style-name="T1">God</text:span>’s since time began,</text:p>
      <text:p text:style-name="IndentedLine"><text:s text:c="3"/>but he has given the earth to man.</text:p>
      <text:p text:style-name="IndentedLine"><text:s text:c="3"/>The dead praise not the living <text:span text:style-name="T1">God</text:span>,</text:p>
      <text:p text:style-name="IndentedLine"><text:s text:c="3"/>but we will sound his praise abroad.</text:p>
      <text:p text:style-name="NonIndentedLine">Yes, we will ever bless his name;</text:p>
      <text:p text:style-name="LastLine"><text:s text:c="3"/>O praise the <text:span text:style-name="T1">Lord</text:span>, his praise proclaim.</text:p>
      <text:h text:style-name="Heading_20_1" text:outline-level="1">Psalm 116 <text:s/>I love the <text:span text:style-name="T1">Lord</text:span></text:h>
      <text:p text:style-name="Firstline">1.<text:tab/>I love the <text:span text:style-name="T1">Lord</text:span> because he heard my voice;</text:p>
      <text:p text:style-name="IndentedLine"><text:s text:c="3"/>he listened when I cried to him for aid.</text:p>
      <text:p text:style-name="NonIndentedLine">I’ll call on him as long as I shall live,</text:p>
      <text:p text:style-name="LastLine"><text:s text:c="3"/>because he turned to hear me when I prayed.</text:p>
      <text:p text:style-name="Firstline">2.<text:tab/>The cords of death gripped and entangled me,</text:p>
      <text:p text:style-name="IndentedLine"><text:s text:c="3"/>upon me came the anguish of the grave;</text:p>
      <text:p text:style-name="NonIndentedLine">with grief and trouble I was overcome.</text:p>
      <text:p text:style-name="LastLine"><text:s text:c="3"/>Then on the name of <text:span text:style-name="T1">God</text:span> I called: “<text:span text:style-name="T1">Lord</text:span>, save!”</text:p>
      <text:p text:style-name="Firstline">3.<text:tab/>The <text:span text:style-name="T1">Lord</text:span> our God is kind and full of grace;</text:p>
      <text:p text:style-name="IndentedLine"><text:s text:c="3"/>both righteous and compassionate is he.</text:p>
      <text:p text:style-name="NonIndentedLine">The <text:span text:style-name="T1">Lord</text:span> protects all those of childlike faith;</text:p>
      <text:p text:style-name="LastLine"><text:s text:c="3"/>when I was in great need, he rescued me.</text:p>
      <text:p text:style-name="Firstline">4.<text:tab/>Rest, O my soul; <text:span text:style-name="T1">God</text:span> has been good to you –</text:p>
      <text:p text:style-name="IndentedLine"><text:s text:c="3"/>for you, O <text:span text:style-name="T1">Lord</text:span>, have saved my soul from death,</text:p>
      <text:p text:style-name="NonIndentedLine">my feet from stumbling and my eyes from tears,</text:p>
      <text:p text:style-name="LastLine"><text:s text:c="3"/>that I may live for you while I have breath.</text:p>
      <text:p text:style-name="Firstline">5.<text:tab/>I trusted in the <text:span text:style-name="T1">Lord</text:span>, and then I spoke;</text:p>
      <text:p text:style-name="IndentedLine"><text:s text:c="3"/>I said in anguish: “I am sorely tried.”</text:p>
      <text:p text:style-name="NonIndentedLine">And in the very depths of my dismay,</text:p>
      <text:p text:style-name="LastLine"><text:s text:c="3"/>“All men are liars – every one!” I cried.</text:p>
      <text:p text:style-name="Firstline"><text:soft-page-break/>6.<text:tab/>How can I thank the <text:span text:style-name="T1">Lord</text:span> for all he’s done?</text:p>
      <text:p text:style-name="IndentedLine"><text:s text:c="3"/>With gratitude salvation’s cup I’ll raise;</text:p>
      <text:p text:style-name="NonIndentedLine">I’ll call upon his name, and will fulfil</text:p>
      <text:p text:style-name="LastLine"><text:s text:c="3"/>my vows to him before his people’s face.</text:p>
      <text:p text:style-name="Firstline">7.<text:tab/>The <text:span text:style-name="T1">Lord</text:span> holds dear the death of all his saints.</text:p>
      <text:p text:style-name="IndentedLine"><text:s text:c="3"/>Hear me, O <text:span text:style-name="T1">Lord</text:span>! I am your servant true;</text:p>
      <text:p text:style-name="NonIndentedLine">I am your servant and your handmaid’s son,</text:p>
      <text:p text:style-name="LastLine"><text:s text:c="3"/>and from my chains I have been freed by you.</text:p>
      <text:p text:style-name="Firstline">8.<text:tab/>Thank of<text:span text:style-name="T4">fer</text:span>ings I will sacrifice to you</text:p>
      <text:p text:style-name="IndentedLine"><text:s text:c="3"/>and call upon the name of God the <text:span text:style-name="T1">Lord</text:span>.</text:p>
      <text:p text:style-name="NonIndentedLine">When all his people in assembly meet,</text:p>
      <text:p text:style-name="LastLine"><text:s text:c="3"/>with joy I will fulfil my solemn word.</text:p>
      <text:p text:style-name="Firstline">9.<text:tab/>Before his people I will keep my vows,</text:p>
      <text:p text:style-name="IndentedLine"><text:s text:c="3"/>within the courts of <text:span text:style-name="T1">God</text:span>’s own holy place,</text:p>
      <text:p text:style-name="NonIndentedLine">within the city of Jerusalem.</text:p>
      <text:p text:style-name="LastLine"><text:s text:c="3"/>Unto the <text:span text:style-name="T1">Lord</text:span> alone be all the praise!</text:p>
      <text:h text:style-name="Heading_20_1" text:outline-level="1">Psalm 116b <text:s/>I love the <text:span text:style-name="T1">Lord</text:span>, the fount of life</text:h>
      <text:p text:style-name="Firstline">1.<text:tab/><text:span text:style-name="T3">I </text:span>love the <text:span text:style-name="T2">Lord</text:span>, <text:span text:style-name="T3">the</text:span> fount of life and <text:span text:style-name="T3">grace</text:span>;</text:p>
      <text:p text:style-name="IndentedLine"><text:s text:c="3"/><text:span text:style-name="T3">he</text:span> hears my <text:span text:style-name="T3">voice</text:span>, <text:span text:style-name="T3">my</text:span> cry and suppli<text:span text:style-name="T3">cation</text:span>,</text:p>
      <text:p text:style-name="NonIndentedLine"><text:span text:style-name="T3">in</text:span>clines his <text:span text:style-name="T3">ear</text:span>, <text:span text:style-name="T3">gives</text:span> strength and conso<text:span text:style-name="T3">lation</text:span>;</text:p>
      <text:p text:style-name="LastLine"><text:s text:c="3"/><text:span text:style-name="T3">in</text:span> life, in <text:span text:style-name="T3">death</text:span>, <text:span text:style-name="T3">my</text:span> heart will seek his <text:span text:style-name="T3">face</text:span>.</text:p>
      <text:p text:style-name="Firstline">2.<text:tab/><text:span text:style-name="T3">The </text:span>cords of <text:span text:style-name="T3">death held</text:span> me in deep de<text:span text:style-name="T3">spair</text:span>;</text:p>
      <text:p text:style-name="IndentedLine"><text:s text:c="3"/><text:span text:style-name="T3">the</text:span> pangs of <text:span text:style-name="T3">hell</text:span>, <text:span text:style-name="T3">like</text:span> waves by tempest <text:span text:style-name="T3">driven</text:span>,</text:p>
      <text:p text:style-name="NonIndentedLine"><text:span text:style-name="T3">rolled</text:span> o’er my <text:span text:style-name="T3">soul</text:span>; <text:span text:style-name="T3">by</text:span> grief and sorrow <text:span text:style-name="T3">riven</text:span>,</text:p>
      <text:p text:style-name="LastLine"><text:s text:c="3"/><text:span text:style-name="T3">I</text:span> turned in <text:span text:style-name="T3">my dis</text:span>tress to <text:span text:style-name="T1">God</text:span> in <text:span text:style-name="T3">prayer</text:span>.</text:p>
      <text:p text:style-name="Firstline">3.<text:tab/><text:span text:style-name="T3">I </text:span>cried, “De<text:span text:style-name="T3">liver</text:span> thou my soul, O <text:span text:style-name="T2">Lord</text:span>!”</text:p>
      <text:p text:style-name="IndentedLine"><text:s text:c="3"/><text:span text:style-name="T3">Je</text:span>hovah <text:span text:style-name="T3">heard</text:span>; <text:span text:style-name="T3">I</text:span> pledge him my de<text:span text:style-name="T3">votion</text:span>.</text:p>
      <text:p text:style-name="NonIndentedLine"><text:span text:style-name="T3">The </text:span><text:span text:style-name="T1">Lord</text:span> is <text:span text:style-name="T3">just</text:span>, <text:span text:style-name="T3">his</text:span> grace wide as the <text:span text:style-name="T3">ocean</text:span>;</text:p>
      <text:p text:style-name="LastLine"><text:s text:c="3"/><text:span text:style-name="T3">in</text:span> boundless <text:span text:style-name="T3">mercy </text:span>he fulfils his <text:span text:style-name="T3">word</text:span>.</text:p>
      <text:p text:style-name="Firstline">4.<text:tab/><text:span text:style-name="T3">The</text:span> <text:span text:style-name="T1">Lord</text:span> pre<text:span text:style-name="T3">serves</text:span> <text:span text:style-name="T3">the</text:span> meek most tender<text:span text:style-name="T3">ly</text:span>;</text:p>
      <text:p text:style-name="IndentedLine"><text:s text:c="3"/><text:span text:style-name="T3">brought </text:span>nigh to <text:span text:style-name="T3">death</text:span>, <text:span text:style-name="T3">in</text:span> him I found sal<text:span text:style-name="T3">vation</text:span>.</text:p>
      <text:p text:style-name="NonIndentedLine"><text:span text:style-name="T3">Come</text:span>, thou my <text:span text:style-name="T3">soul</text:span>, <text:span text:style-name="T3">re</text:span>lieved from agi<text:span text:style-name="T3">tation</text:span>,</text:p>
      <text:p text:style-name="LastLine"><text:s text:c="3"/><text:span text:style-name="T3">turn</text:span> to thy <text:span text:style-name="T3">rest</text:span>; <text:span text:style-name="T3">the</text:span> <text:span text:style-name="T1">Lord</text:span> has favoured <text:span text:style-name="T3">thee</text:span>.</text:p>
      <text:p text:style-name="Firstline">5.<text:tab/><text:span text:style-name="T3">Thou</text:span>, O Je<text:span text:style-name="T3">hovah</text:span>, in thy sovereign <text:span text:style-name="T3">grace</text:span>,</text:p>
      <text:p text:style-name="IndentedLine"><text:s text:c="3"/><text:span text:style-name="T3">hast</text:span> saved my <text:span text:style-name="T3">soul from</text:span> death and woe ap<text:span text:style-name="T3">palling</text:span>,</text:p>
      <text:p text:style-name="NonIndentedLine"><text:span text:style-name="T3">dried</text:span> all my <text:span text:style-name="T3">tears</text:span>, <text:span text:style-name="T3">se</text:span>cured my feet from <text:span text:style-name="T3">falling</text:span>.</text:p>
      <text:p text:style-name="LastLine"><text:s text:c="3"/><text:span text:style-name="T3">Lo</text:span>, I shall <text:span text:style-name="T3">live and</text:span> walk before thy <text:span text:style-name="T3">face</text:span>.</text:p>
      <text:p text:style-name="Firstline">6.<text:tab/><text:span text:style-name="T3">I</text:span> have be<text:span text:style-name="T3">lieved</text:span>, <text:span text:style-name="T3">and </text:span>therefore did I <text:span text:style-name="T3">speak</text:span></text:p>
      <text:p text:style-name="IndentedLine"><text:s text:c="3"/><text:span text:style-name="T3">when</text:span> I was <text:span text:style-name="T3">made to</text:span> suffer tribu<text:span text:style-name="T3">lation</text:span>;</text:p>
      <text:p text:style-name="NonIndentedLine"><text:span text:style-name="T3">I </text:span>said in <text:span text:style-name="T3">haste and</text:span> bitter desper<text:span text:style-name="T3">ation</text:span>:</text:p>
      <text:p text:style-name="LastLine"><text:s text:c="3"/>“<text:span text:style-name="T3">All </text:span>men are <text:span text:style-name="T3">false</text:span>, <text:span text:style-name="T3">’tis </text:span>nought but lies they <text:span text:style-name="T3">speak</text:span>.”</text:p>
      <text:p text:style-name="Firstline"><text:soft-page-break/>7.<text:tab/><text:span text:style-name="T3">What</text:span> shall I <text:span text:style-name="T3">render</text:span> to Jehovah <text:span text:style-name="T3">now</text:span></text:p>
      <text:p text:style-name="IndentedLine"><text:s text:c="3"/><text:span text:style-name="T3">for</text:span> all the <text:span text:style-name="T3">riches</text:span> of his conso<text:span text:style-name="T3">lation</text:span>?</text:p>
      <text:p text:style-name="NonIndentedLine"><text:span text:style-name="T3">With</text:span> joy I’ll <text:span text:style-name="T3">take the</text:span> cup of his sal<text:span text:style-name="T3">vation</text:span></text:p>
      <text:p text:style-name="LastLine"><text:s text:c="3"/><text:span text:style-name="T3">and</text:span> call up<text:span text:style-name="T3">on</text:span> <text:span text:style-name="T3">his</text:span> name with thankful <text:span text:style-name="T3">vow</text:span>.</text:p>
      <text:p text:style-name="Firstline">8.<text:tab/><text:span text:style-name="T3">Be</text:span>fore his <text:span text:style-name="T3">saints I’ll</text:span> pay my vows to <text:span text:style-name="T2">God</text:span>;</text:p>
      <text:p text:style-name="IndentedLine"><text:s text:c="3"/><text:span text:style-name="T3">e’en</text:span> in death’s <text:span text:style-name="T3">vale he</text:span> keepeth me from <text:span text:style-name="T3">evil</text:span>;</text:p>
      <text:p text:style-name="NonIndentedLine"><text:span text:style-name="T3">how</text:span> dear to <text:span text:style-name="T2">God</text:span> <text:span text:style-name="T3">the</text:span> dying of his <text:span text:style-name="T3">people</text:span>!</text:p>
      <text:p text:style-name="LastLine"><text:s text:c="3"/><text:span text:style-name="T3">Praise</text:span> him, ye <text:span text:style-name="T3">saints</text:span>, <text:span text:style-name="T3">and</text:span> sound his name a<text:span text:style-name="T3">broad</text:span>.</text:p>
      <text:p text:style-name="Firstline">9.<text:tab/><text:span text:style-name="T3">I</text:span> am, O <text:span text:style-name="T2">Lord</text:span>, <text:span text:style-name="T3">thy</text:span> servant, bound yet <text:span text:style-name="T3">free</text:span>,</text:p>
      <text:p text:style-name="IndentedLine"><text:s text:c="3"/><text:span text:style-name="T3">thy</text:span> handmaid’s <text:span text:style-name="T3">son</text:span>, <text:span text:style-name="T3">whose</text:span> shackles thou hast <text:span text:style-name="T3">broken</text:span>;</text:p>
      <text:p text:style-name="NonIndentedLine"><text:span text:style-name="T3">re</text:span>deemed by <text:span text:style-name="T3">grace I’ll</text:span> render as a <text:span text:style-name="T3">token</text:span></text:p>
      <text:p text:style-name="LastLine"><text:s text:c="3"/><text:span text:style-name="T3">of</text:span> grati<text:span text:style-name="T3">tude my </text:span>constant praise to <text:span text:style-name="T3">thee</text:span>.</text:p>
      <text:p text:style-name="Firstline">10.<text:tab/><text:span text:style-name="T3">Je</text:span>rusa<text:span text:style-name="T3">lem</text:span>! <text:span text:style-name="T3">With</text:span>in thy courts I’ll <text:span text:style-name="T3">praise</text:span></text:p>
      <text:p text:style-name="IndentedLine"><text:s text:c="3"/><text:span text:style-name="T3">Je</text:span>hovah’s <text:span text:style-name="T3">name</text:span>, <text:span text:style-name="T3">and</text:span> with a spirit <text:span text:style-name="T3">lowly</text:span></text:p>
      <text:p text:style-name="NonIndentedLine"><text:span text:style-name="T3">pay</text:span> all my <text:span text:style-name="T3">vows</text:span>. <text:span text:style-name="T3">O </text:span>Zion, fair and <text:span text:style-name="T3">holy</text:span>,</text:p>
      <text:p text:style-name="LastLine"><text:s text:c="3"/><text:span text:style-name="T3">come</text:span> join with <text:span text:style-name="T3">me and</text:span> bless him all thy <text:span text:style-name="T3">days</text:span>!</text:p>
      <text:h text:style-name="Heading_20_1" text:outline-level="1">Psalm 117 <text:s/>Praise Jehovah, all ye nations<text:tab/></text:h>
      <text:p text:style-name="Firstline">1.<text:tab/>Praise Jehovah, all ye nations;</text:p>
      <text:p text:style-name="IndentedLine"><text:s text:c="3"/>all ye people, praise proclaim.</text:p>
      <text:p text:style-name="IndentedLine"><text:s text:c="3"/>For his grace and lovingkindness</text:p>
      <text:p text:style-name="IndentedLine"><text:s text:c="3"/>O sing praises to his name.</text:p>
      <text:p text:style-name="NonIndentedLine">For the greatness of his mercy</text:p>
      <text:p text:style-name="IndentedLine"><text:s text:c="3"/>constant praise to him accord.</text:p>
      <text:p text:style-name="IndentedLine"><text:s text:c="3"/>Evermore his truth endureth;</text:p>
      <text:p text:style-name="LastLine"><text:s text:c="3"/>hallelujah, praise the <text:span text:style-name="T1">Lord</text:span>!</text:p>
      <text:h text:style-name="Heading_20_1" text:outline-level="1">Psalm 118 Part 1 <text:s/>O thank the <text:span text:style-name="T1">Lord</text:span></text:h>
      <text:p text:style-name="Firstline">1.<text:tab/>O thank the <text:span text:style-name="T1">Lord</text:span>, for he is good;</text:p>
      <text:p text:style-name="IndentedLine"><text:s text:c="3"/>his steadfast love endures always.</text:p>
      <text:p text:style-name="NonIndentedLine">Now let the house of Isr<text:span text:style-name="T4">ael</text:span> say,</text:p>
      <text:p text:style-name="LastLine"><text:s text:c="3"/>“His love will last for endless days.”</text:p>
      <text:p text:style-name="Firstline">2.<text:tab/>And let the house of Aaron say,</text:p>
      <text:p text:style-name="IndentedLine"><text:s text:c="3"/>“His love forever will endure.”</text:p>
      <text:p text:style-name="NonIndentedLine">Let those who fear the <text:span text:style-name="T1">Lord</text:span> declare,</text:p>
      <text:p text:style-name="LastLine"><text:s text:c="3"/>“His love will stand forever sure.”</text:p>
      <text:p text:style-name="Firstline">3.<text:tab/>I cried in anguish to the <text:span text:style-name="T1">Lord</text:span>;</text:p>
      <text:p text:style-name="IndentedLine"><text:s text:c="3"/>he answered me and set me free.</text:p>
      <text:p text:style-name="NonIndentedLine">The <text:span text:style-name="T1">Lord</text:span> is with me; I’ll not fear.</text:p>
      <text:p text:style-name="LastLine"><text:s text:c="3"/>What harm can people do to me?</text:p>
      <text:p text:style-name="Firstline">4.<text:tab/>The <text:span text:style-name="T1">Lord</text:span> is with me constantly;</text:p>
      <text:p text:style-name="IndentedLine"><text:s text:c="3"/>he is the one who gives me aid.</text:p>
      <text:p text:style-name="NonIndentedLine">I’ll look in triumph on my foes;</text:p>
      <text:p text:style-name="LastLine"><text:s text:c="3"/>I will not need to be afraid.</text:p>
      <text:p text:style-name="Firstline"><text:soft-page-break/>5.<text:tab/>It’s better far to trust the <text:span text:style-name="T1">Lord</text:span></text:p>
      <text:p text:style-name="IndentedLine"><text:s text:c="3"/>than look for help to man’s defence,</text:p>
      <text:p text:style-name="NonIndentedLine">It’s better far to trust the <text:span text:style-name="T1">Lord</text:span></text:p>
      <text:p text:style-name="LastLine"><text:s text:c="3"/>than in a prince have confidence.</text:p>
      <text:p text:style-name="Firstline">6.<text:tab/>The nations all surrounded me;</text:p>
      <text:p text:style-name="IndentedLine"><text:s text:c="3"/>in <text:span text:style-name="T1">God</text:span>’s great name I made them fall.</text:p>
      <text:p text:style-name="NonIndentedLine">They hemmed me in on every side;</text:p>
      <text:p text:style-name="LastLine"><text:s text:c="3"/>in <text:span text:style-name="T1">God</text:span>’s great name I slew them all.</text:p>
      <text:p text:style-name="Firstline">7.<text:tab/>They chased me like a swarm of bees;</text:p>
      <text:p text:style-name="IndentedLine"><text:s text:c="3"/>but like a heap of thorns aflame</text:p>
      <text:p text:style-name="NonIndentedLine">they very quickly met their end.</text:p>
      <text:p text:style-name="LastLine"><text:s text:c="3"/>I slew them in the <text:span text:style-name="T1">Lord</text:span>’s great name.</text:p>
      <text:p text:style-name="Firstline">8.<text:tab/>I was pushed back and nearly fell;</text:p>
      <text:p text:style-name="IndentedLine"><text:s text:c="3"/>the <text:span text:style-name="T1">Lord</text:span> himself gave help to me.</text:p>
      <text:p text:style-name="NonIndentedLine">He is my song and source of strength;</text:p>
      <text:p text:style-name="LastLine"><text:s text:c="3"/>the <text:span text:style-name="T1">Lord</text:span> gave me the victory.</text:p>
      <text:h text:style-name="Heading_20_1" text:outline-level="1">Psalm 118 Part 2 <text:s/>Triumphant shouts of joy</text:h>
      <text:p text:style-name="Firstline">9.<text:tab/>Triumphant shouts of joy resound</text:p>
      <text:p text:style-name="IndentedLine"><text:s text:c="3"/>in places where the righteous dwell.</text:p>
      <text:p text:style-name="NonIndentedLine">The <text:span text:style-name="T1">Lord’</text:span>s right hand is lifted high;</text:p>
      <text:p text:style-name="LastLine"><text:s text:c="3"/>his mighty hand does all things well.</text:p>
      <text:p text:style-name="Firstline">10.<text:tab/>I shall not die, but I shall live;</text:p>
      <text:p text:style-name="IndentedLine"><text:s text:c="3"/>the <text:span text:style-name="T1">Lord’</text:span>s great works I will proclaim.</text:p>
      <text:p text:style-name="NonIndentedLine">The <text:span text:style-name="T1">Lord</text:span> severely chastened me,</text:p>
      <text:p text:style-name="LastLine"><text:s text:c="3"/>but rescued me from death’s domain.</text:p>
      <text:p text:style-name="Firstline">11.<text:tab/>Throw wide the gates of righteousness;</text:p>
      <text:p text:style-name="IndentedLine"><text:s text:c="3"/>I’ll enter and give thanks to <text:span text:style-name="T1">God</text:span>.</text:p>
      <text:p text:style-name="NonIndentedLine">This is the gate of <text:span text:style-name="T1">God</text:span>, through which</text:p>
      <text:p text:style-name="LastLine"><text:s text:c="3"/>the righteous come before the <text:span text:style-name="T1">Lord</text:span>.</text:p>
      <text:p text:style-name="Firstline">12.<text:tab/>You answered me, I will give thanks;</text:p>
      <text:p text:style-name="IndentedLine"><text:s text:c="3"/>salvation comes from you alone.</text:p>
      <text:p text:style-name="NonIndentedLine">The stone the builders had refused</text:p>
      <text:p text:style-name="LastLine"><text:s text:c="3"/>has now become the cornerstone.</text:p>
      <text:p text:style-name="Firstline">13.<text:tab/>The <text:span text:style-name="T1">Lord</text:span> himself has done all this;</text:p>
      <text:p text:style-name="IndentedLine"><text:s text:c="3"/>it is a marvel in our sight.</text:p>
      <text:p text:style-name="NonIndentedLine">This is the day the <text:span text:style-name="T1">Lord</text:span> has made;</text:p>
      <text:p text:style-name="LastLine"><text:s text:c="3"/>in it let us take great delight!</text:p>
      <text:p text:style-name="Firstline">14.<text:tab/>Save us, O <text:span text:style-name="T1">Lord</text:span>, we humbly pray;</text:p>
      <text:p text:style-name="IndentedLine"><text:s text:c="3"/>O <text:span text:style-name="T1">Lord</text:span>, we pray, grant us success.</text:p>
      <text:p text:style-name="NonIndentedLine">He’s blest who comes in <text:span text:style-name="T1">God</text:span>’s great name;</text:p>
      <text:p text:style-name="LastLine"><text:s text:c="3"/>you from the <text:span text:style-name="T1">Lord</text:span>’s house we will bless.</text:p>
      <text:p text:style-name="Firstline"><text:soft-page-break/>15.<text:tab/>The <text:span text:style-name="T1">Lord</text:span> is God, and he has made</text:p>
      <text:p text:style-name="IndentedLine"><text:s text:c="3"/>his glorious light upon us fall.</text:p>
      <text:p text:style-name="NonIndentedLine">Let us approach the altar’s horns</text:p>
      <text:p text:style-name="LastLine"><text:s text:c="3"/>and celebrate the festival.</text:p>
      <text:p text:style-name="Firstline">16.<text:tab/>You are my God, I’ll give you thanks;</text:p>
      <text:p text:style-name="IndentedLine"><text:s text:c="3"/>you are my God, I’ll give you praise.</text:p>
      <text:p text:style-name="NonIndentedLine">O thank the <text:span text:style-name="T1">Lord</text:span>, for he is good;</text:p>
      <text:p text:style-name="LastLine"><text:s text:c="3"/>his steadfast love endures always.</text:p>
      <text:h text:style-name="Heading_20_1" text:outline-level="1">Psalm 118b <text:s/>Give thanks to God</text:h>
      <text:p text:style-name="Firstline">1.<text:tab/><text:span text:style-name="T3">Give</text:span> thanks to <text:span text:style-name="T1">God</text:span> for all his <text:span text:style-name="T3">goodness</text:span>:</text:p>
      <text:p text:style-name="IndentedLine"><text:s text:c="3"/>“<text:span text:style-name="T3">His</text:span> love forever <text:span text:style-name="T3">is the same</text:span>.”</text:p>
      <text:p text:style-name="IndentedLine"><text:s text:c="3"/><text:span text:style-name="T3">Give</text:span> thanks to <text:span text:style-name="T1">God</text:span>, O holy <text:span text:style-name="T3">nation</text:span>:</text:p>
      <text:p text:style-name="IndentedLine"><text:s text:c="3"/>“<text:span text:style-name="T3">His </text:span>love forever is the <text:span text:style-name="T3">same</text:span>.”</text:p>
      <text:p text:style-name="NonIndentedLine"><text:span text:style-name="T3">Give</text:span> thanks to <text:span text:style-name="T2">God</text:span>, <text:span text:style-name="T3">O</text:span> holy <text:span text:style-name="T3">priesthood</text:span>:</text:p>
      <text:p text:style-name="IndentedLine"><text:s text:c="3"/>“<text:span text:style-name="T3">His </text:span>love forever <text:span text:style-name="T3">is the same</text:span>.”</text:p>
      <text:p text:style-name="IndentedLine"><text:s text:c="3"/><text:span text:style-name="T3">Give</text:span> thanks to <text:span text:style-name="T1">God</text:span>, all those who <text:span text:style-name="T3">fear him</text:span>:</text:p>
      <text:p text:style-name="LastLine"><text:s text:c="3"/>“<text:span text:style-name="T3">His</text:span> love forever is the <text:span text:style-name="T3">same</text:span>.”</text:p>
      <text:p text:style-name="Firstline">2.<text:tab/><text:span text:style-name="T3">Brought</text:span> low, I cried to <text:span text:style-name="T1">God</text:span>; he <text:span text:style-name="T3">heard me</text:span>.</text:p>
      <text:p text:style-name="IndentedLine"><text:s text:c="3"/><text:span text:style-name="T3">He</text:span> answered me and <text:span text:style-name="T3">set me free</text:span>.</text:p>
      <text:p text:style-name="IndentedLine"><text:s text:c="3"/><text:span text:style-name="T3">The </text:span><text:span text:style-name="T1">Lord</text:span> with me, no one can <text:span text:style-name="T3">hurt me</text:span>.</text:p>
      <text:p text:style-name="IndentedLine"><text:s text:c="3"/><text:span text:style-name="T3">He</text:span> is my strength, my victo<text:span text:style-name="T3">ry</text:span>.</text:p>
      <text:p text:style-name="NonIndentedLine"><text:span text:style-name="T3">Put </text:span>not your <text:span text:style-name="T3">confi</text:span>dence in <text:span text:style-name="T3">princes</text:span>.</text:p>
      <text:p text:style-name="IndentedLine"><text:s text:c="3"/><text:span text:style-name="T3">When</text:span> enemies a-<text:span text:style-name="T3">gainst</text:span> <text:span text:style-name="T3">me came</text:span>,</text:p>
      <text:p text:style-name="IndentedLine"><text:s text:c="3"/><text:span text:style-name="T2">God</text:span><text:span text:style-name="T3">’s</text:span> strength provided my sal<text:span text:style-name="T3">vation</text:span>:</text:p>
      <text:p text:style-name="LastLine"><text:s text:c="3"/>“<text:span text:style-name="T3">His</text:span> love forever is the <text:span text:style-name="T3">same</text:span>.”</text:p>
      <text:p text:style-name="Firstline">3.<text:tab/><text:span text:style-name="T3">Hark</text:span>! <text:s/>righteous and victorious <text:span text:style-name="T3">singing</text:span>:</text:p>
      <text:p text:style-name="IndentedLine"><text:s text:c="3"/>“<text:span text:style-name="T3">The</text:span> <text:span text:style-name="T1">Lord</text:span>’s right hand does <text:span text:style-name="T3">valiantly</text:span>.”</text:p>
      <text:p text:style-name="IndentedLine"><text:s text:c="3"/><text:span text:style-name="T3">For</text:span> life restored my praises <text:span text:style-name="T3">bringing</text:span>:</text:p>
      <text:p text:style-name="IndentedLine"><text:s text:c="3"/>“<text:span text:style-name="T3">The </text:span><text:span text:style-name="T1">Lord</text:span>’s right hand does valiant<text:span text:style-name="T3">ly</text:span>.”</text:p>
      <text:p text:style-name="NonIndentedLine"><text:span text:style-name="T3">When</text:span> gates of <text:span text:style-name="T3">righteous</text:span>ness stand <text:span text:style-name="T3">open</text:span>,</text:p>
      <text:p text:style-name="IndentedLine"><text:s text:c="3"/><text:span text:style-name="T3">I </text:span>enter and I <text:span text:style-name="T3">praise </text:span><text:span text:style-name="T2">God</text:span><text:span text:style-name="T3">’s name</text:span>.</text:p>
      <text:p text:style-name="IndentedLine"><text:s text:c="3"/><text:span text:style-name="T3">This</text:span> is <text:span text:style-name="T1">God</text:span>’s gate; the righteous <text:span text:style-name="T3">enter</text:span>.</text:p>
      <text:p text:style-name="LastLine"><text:s text:c="3"/>“<text:span text:style-name="T3">His</text:span> love forever is the <text:span text:style-name="T3">same</text:span>.”</text:p>
      <text:p text:style-name="Firstline">4.<text:tab/><text:span text:style-name="T3">The</text:span> stone the builders had re<text:span text:style-name="T3">jected</text:span></text:p>
      <text:p text:style-name="IndentedLine"><text:s text:c="3"/><text:span text:style-name="T3">is</text:span> now the foremost <text:span text:style-name="T3">cornerstone</text:span>.</text:p>
      <text:p text:style-name="IndentedLine"><text:s text:c="3"/><text:span text:style-name="T3">The </text:span><text:span text:style-name="T1">Lord</text:span> has done it, we have <text:span text:style-name="T3">seen it</text:span> –</text:p>
      <text:p text:style-name="IndentedLine"><text:s text:c="3"/><text:span text:style-name="T3">his</text:span> ways confound what we had <text:span text:style-name="T3">known</text:span>.</text:p>
      <text:p text:style-name="NonIndentedLine"><text:span text:style-name="T3">This</text:span> is the <text:span text:style-name="T3">day of</text:span> days: <text:span text:style-name="T1">God</text:span> <text:span text:style-name="T3">made it</text:span>!</text:p>
      <text:p text:style-name="IndentedLine"><text:s text:c="3"/><text:span text:style-name="T3">And</text:span> we are glad, we <text:span text:style-name="T3">praise his name</text:span>:</text:p>
      <text:p text:style-name="IndentedLine"><text:s text:c="3"/>“<text:span text:style-name="T3">Save</text:span> us and let us know your <text:span text:style-name="T3">blessing</text:span>.</text:p>
      <text:p text:style-name="LastLine"><text:s text:c="3"/><text:span text:style-name="T3">Your </text:span>love forever is the <text:span text:style-name="T3">same</text:span>.”</text:p>
      <text:p text:style-name="Firstline"><text:soft-page-break/>5.<text:tab/><text:span text:style-name="T3">Our</text:span> voices join in glad con<text:span text:style-name="T3">fession</text:span>:</text:p>
      <text:p text:style-name="IndentedLine"><text:s text:c="3"/>“<text:span text:style-name="T2">God</text:span><text:span text:style-name="T3">’s</text:span> love forever <text:span text:style-name="T3">is the same</text:span>.”</text:p>
      <text:p text:style-name="IndentedLine"><text:s text:c="3"/><text:span text:style-name="T3">Most</text:span> blest is he in our pro<text:span text:style-name="T3">cession</text:span></text:p>
      <text:p text:style-name="IndentedLine"><text:s text:c="3"/><text:span text:style-name="T3">who</text:span> comes triumphant in <text:span text:style-name="T1">God</text:span>’s <text:span text:style-name="T3">name</text:span>.</text:p>
      <text:p text:style-name="NonIndentedLine"><text:span text:style-name="T3">Let</text:span> branches <text:span text:style-name="T3">mark the</text:span> way be<text:span text:style-name="T3">fore</text:span> <text:span text:style-name="T3">him</text:span>,</text:p>
      <text:p text:style-name="IndentedLine"><text:s text:c="3"/><text:span text:style-name="T3">and</text:span> at the altar <text:span text:style-name="T3">hail his fame</text:span>.</text:p>
      <text:p text:style-name="IndentedLine"><text:s text:c="3"/>“<text:span text:style-name="T3">You</text:span> are my God and I will <text:span text:style-name="T3">praise you</text:span>:</text:p>
      <text:p text:style-name="LastLine"><text:s text:c="3"/><text:span text:style-name="T3">Your</text:span> love forever is the <text:span text:style-name="T3">same</text:span>!”</text:p>
      <text:h text:style-name="Heading_20_1" text:outline-level="1">Psalm 119:1-8 <text:s/>Blessed are those</text:h>
      <text:p text:style-name="Firstline">1.<text:tab/>Blessed are those of blameless ways,</text:p>
      <text:p text:style-name="IndentedLine"><text:s text:c="3"/>who live according to God’s word.</text:p>
      <text:p text:style-name="NonIndentedLine">Blessed are those who keep his laws,</text:p>
      <text:p text:style-name="LastLine"><text:s text:c="3"/>who with their whole heart seek the <text:span text:style-name="T1">Lord</text:span>.</text:p>
      <text:p text:style-name="Firstline">2.<text:tab/>They keep themselves from doing wrong</text:p>
      <text:p text:style-name="IndentedLine"><text:s text:c="3"/>by walking in his perfect ways.</text:p>
      <text:p text:style-name="NonIndentedLine">You have established laws for us</text:p>
      <text:p text:style-name="LastLine"><text:s text:c="3"/>that are to be obeyed always.</text:p>
      <text:p text:style-name="Firstline">3.<text:tab/>O that my ways were steadfast, <text:span text:style-name="T1">Lord</text:span>,</text:p>
      <text:p text:style-name="IndentedLine"><text:s text:c="3"/>in making your decrees my aim!</text:p>
      <text:p text:style-name="NonIndentedLine">So, when I think on your commands,</text:p>
      <text:p text:style-name="LastLine"><text:s text:c="3"/>I would not feel disgrace or shame</text:p>
      <text:p text:style-name="Firstline">4.<text:tab/>I’ll praise you with an upright heart,</text:p>
      <text:p text:style-name="IndentedLine"><text:s text:c="3"/>as your just laws are learned by me.</text:p>
      <text:p text:style-name="NonIndentedLine">All your decrees I will obey;</text:p>
      <text:p text:style-name="LastLine"><text:s text:c="3"/>do not forsake me utterly.</text:p>
      <text:h text:style-name="Heading_20_1" text:outline-level="1">Psalm 119:9–16 <text:s/>How can the young keep their life pure?</text:h>
      <text:p text:style-name="Firstline">1.<text:tab/>How can the young keep their life pure?</text:p>
      <text:p text:style-name="IndentedLine"><text:s text:c="3"/>By doing what your word demands!</text:p>
      <text:p text:style-name="IndentedLine"><text:s text:c="3"/>I seek you with my heart and soul;</text:p>
      <text:p text:style-name="IndentedLine"><text:s text:c="3"/>let me not stray from your commands.</text:p>
      <text:p text:style-name="NonIndentedLine">Your word I’ve hidden in my heart</text:p>
      <text:p text:style-name="IndentedLine"><text:s text:c="3"/>to keep me from offending you.</text:p>
      <text:p text:style-name="IndentedLine"><text:s text:c="3"/>Praise be to you, O <text:span text:style-name="T1">Lord</text:span> my God;</text:p>
      <text:p text:style-name="LastLine"><text:s text:c="3"/>teach me your statutes firm and true.</text:p>
      <text:p text:style-name="Firstline">2.<text:tab/>Each law proceeding from your mouth</text:p>
      <text:p text:style-name="IndentedLine"><text:s text:c="3"/>I gladly with my lips have told.</text:p>
      <text:p text:style-name="IndentedLine"><text:s text:c="3"/>I love to follow your commands,</text:p>
      <text:p text:style-name="IndentedLine"><text:s text:c="3"/>as others love to count their gold.</text:p>
      <text:p text:style-name="NonIndentedLine">I meditate upon your ways</text:p>
      <text:p text:style-name="IndentedLine"><text:s text:c="3"/>and on your precepts I reflect.</text:p>
      <text:p text:style-name="IndentedLine"><text:s text:c="3"/>I take delight in your decrees;</text:p>
      <text:p text:style-name="LastLine"><text:s text:c="3"/>your word I never will neglect.</text:p>
      <text:h text:style-name="Heading_20_1" text:outline-level="1"><text:soft-page-break/>Psalm 119:17–24 <text:s/>Do good to me</text:h>
      <text:p text:style-name="Firstline">1.<text:tab/>Do good to me and I will live;</text:p>
      <text:p text:style-name="IndentedLine"><text:s text:c="3"/>your servant will obey your word.</text:p>
      <text:p text:style-name="NonIndentedLine">Open my eyes that I may see</text:p>
      <text:p text:style-name="LastLine"><text:s text:c="3"/>great wonders in your law, O <text:span text:style-name="T1">Lord</text:span>.</text:p>
      <text:p text:style-name="Firstline">2.<text:tab/>I am a stranger on the earth;</text:p>
      <text:p text:style-name="IndentedLine"><text:s text:c="3"/>do not hide your commands from me.</text:p>
      <text:p text:style-name="NonIndentedLine">Consumed with longing is my soul,</text:p>
      <text:p text:style-name="LastLine"><text:s text:c="3"/>because your laws I yearn to see.</text:p>
      <text:p text:style-name="Firstline">3.<text:tab/>You have rebuked the insolent;</text:p>
      <text:p text:style-name="IndentedLine"><text:s text:c="3"/>they’re cursed who from your precepts stray.</text:p>
      <text:p text:style-name="NonIndentedLine">Remove from me contempt and scorn,</text:p>
      <text:p text:style-name="LastLine"><text:s text:c="3"/>for all your statutes I obey.</text:p>
      <text:p text:style-name="Firstline">4.<text:tab/>Though rulers plot to harm my name,</text:p>
      <text:p text:style-name="IndentedLine"><text:s text:c="3"/>I’ll meditate on your decree.</text:p>
      <text:p text:style-name="NonIndentedLine">Your statutes are my great delight,</text:p>
      <text:p text:style-name="LastLine"><text:s text:c="3"/>for they are counsellors to me.</text:p>
      <text:h text:style-name="Heading_20_1" text:outline-level="1">Psalm 119:25–32 <text:s/>My soul is laid low</text:h>
      <text:p text:style-name="Firstline">1.<text:tab/>My soul is laid low in the dust;</text:p>
      <text:p text:style-name="IndentedLine"><text:s text:c="3"/>give life according to your word.</text:p>
      <text:p text:style-name="NonIndentedLine">I showed my ways, you answered me;</text:p>
      <text:p text:style-name="LastLine"><text:s text:c="3"/>teach me your just decrees, O <text:span text:style-name="T1">Lord</text:span>.</text:p>
      <text:p text:style-name="Firstline">2.<text:tab/>Instruct me in your precepts’ way;</text:p>
      <text:p text:style-name="IndentedLine"><text:s text:c="3"/>I’ll think upon your works at length.</text:p>
      <text:p text:style-name="NonIndentedLine">My soul with sorrow is worn out;</text:p>
      <text:p text:style-name="LastLine"><text:s text:c="3"/>according to your word give strength.</text:p>
      <text:p text:style-name="Firstline">3.<text:tab/>Be gracious to me through your law;</text:p>
      <text:p text:style-name="IndentedLine"><text:s text:c="3"/>from lying ways keep me apart.</text:p>
      <text:p text:style-name="NonIndentedLine">I chose to take the way of truth;</text:p>
      <text:p text:style-name="LastLine"><text:s text:c="3"/>I keep your laws with all my heart.</text:p>
      <text:p text:style-name="Firstline">4.<text:tab/>I cling to your decrees, O <text:span text:style-name="T1">Lord</text:span>;</text:p>
      <text:p text:style-name="IndentedLine"><text:s text:c="3"/>do not let shame take hold of me.</text:p>
      <text:p text:style-name="NonIndentedLine">I run the way of your commands</text:p>
      <text:p text:style-name="LastLine"><text:s text:c="3"/>because my heart you have set free.</text:p>
      <text:h text:style-name="Heading_20_1" text:outline-level="1">Psalm 119:25–32 b<text:tab/>Here I lie, my soul clings to the dust</text:h>
      <text:p text:style-name="Firstline">1.<text:tab/>Here I lie, my soul clings to the dust.</text:p>
      <text:p text:style-name="IndentedLine"><text:s text:c="3"/><text:span text:style-name="T1">Lord</text:span>, revive me; I your promise trust.</text:p>
      <text:p text:style-name="NonIndentedLine">All my sins I have to you confessed,</text:p>
      <text:p text:style-name="IndentedLine"><text:s text:c="3"/>and you heard when I was in distress.</text:p>
      <text:p text:style-name="LastLine"><text:s text:c="3"/>Teach me your ways.</text:p>
      <text:p text:style-name="Firstline"><text:soft-page-break/>2.<text:tab/>Help me, <text:span text:style-name="T1">Lord</text:span>, to understand your laws.</text:p>
      <text:p text:style-name="IndentedLine"><text:s text:c="3"/>I will meditate on them with awe.</text:p>
      <text:p text:style-name="NonIndentedLine">Overcome by sorrow: strengthen me;</text:p>
      <text:p text:style-name="IndentedLine"><text:s text:c="3"/>keep me from the way of misery.</text:p>
      <text:p text:style-name="LastLine"><text:s text:c="3"/>Teach me your ways.</text:p>
      <text:p text:style-name="Firstline">3.<text:tab/>I have chosen by your word to live,</text:p>
      <text:p text:style-name="IndentedLine"><text:s text:c="3"/>and attention to your judgments give.</text:p>
      <text:p text:style-name="NonIndentedLine">Your instructions I have followed, <text:span text:style-name="T1">Lord</text:span>.</text:p>
      <text:p text:style-name="IndentedLine"><text:s text:c="3"/>Let not shame upon my head be poured.</text:p>
      <text:p text:style-name="LastLine"><text:s text:c="3"/>Help me obey.</text:p>
      <text:h text:style-name="Heading_20_1" text:outline-level="1">Psalm 119:33–40 <text:s/>Teach me, O <text:span text:style-name="T1">Lord</text:span></text:h>
      <text:p text:style-name="Firstline">1.<text:tab/>Teach me, O <text:span text:style-name="T1">Lord</text:span>, your way of truth,</text:p>
      <text:p text:style-name="IndentedLine"><text:s text:c="3"/>and from it I will not depart.</text:p>
      <text:p text:style-name="NonIndentedLine">That I may steadfastly obey,</text:p>
      <text:p text:style-name="LastLine"><text:s text:c="3"/>give me an understanding heart.</text:p>
      <text:p text:style-name="Firstline">2.<text:tab/>In your commandments make me walk,</text:p>
      <text:p text:style-name="IndentedLine"><text:s text:c="3"/>for in your law my joy shall be.</text:p>
      <text:p text:style-name="NonIndentedLine">Give me a heart that loves your will,</text:p>
      <text:p text:style-name="LastLine"><text:s text:c="3"/>from discontent and envy free.</text:p>
      <text:p text:style-name="Firstline">3.<text:tab/>O turn my eyes from worthless things,</text:p>
      <text:p text:style-name="IndentedLine"><text:s text:c="3"/>and cause me in your ways to tread.</text:p>
      <text:p text:style-name="NonIndentedLine">Fulfil your promises to me,</text:p>
      <text:p text:style-name="LastLine"><text:s text:c="3"/>that I to godly fear be led.</text:p>
      <text:p text:style-name="Firstline">4.<text:tab/><text:span text:style-name="T1">Lord</text:span>, turn away reproach and fear;</text:p>
      <text:p text:style-name="IndentedLine"><text:s text:c="3"/>your righteous judgments I confess.</text:p>
      <text:p text:style-name="NonIndentedLine">To know your precepts I desire!</text:p>
      <text:p text:style-name="LastLine"><text:s text:c="3"/>Revive me in your righteousness.</text:p>
      <text:h text:style-name="Heading_20_1" text:outline-level="1">Psalm 119:41–48 <text:s/>May your unfailing love come to me<text:tab/></text:h>
      <text:p text:style-name="Firstline">1.<text:tab/>May your unfailing love come to me,</text:p>
      <text:p text:style-name="IndentedLine"><text:s text:c="3"/>your salvation as promised, O <text:span text:style-name="T1">Lord</text:span>.</text:p>
      <text:p text:style-name="NonIndentedLine">Then I’ll answer the taunts of my foe,</text:p>
      <text:p text:style-name="LastLine"><text:s text:c="3"/>for I steadfastly trust in your word.</text:p>
      <text:p text:style-name="Firstline">2.<text:tab/>Do not snatch your true word from my mouth;</text:p>
      <text:p text:style-name="IndentedLine"><text:s text:c="3"/>all my hope has been set on your ways.</text:p>
      <text:p text:style-name="NonIndentedLine">I will always obey your commands</text:p>
      <text:p text:style-name="LastLine"><text:s text:c="3"/>without fail to the end of my days.</text:p>
      <text:p text:style-name="Firstline">3.<text:tab/>I will walk in the freedom you give,</text:p>
      <text:p text:style-name="IndentedLine"><text:s text:c="3"/>for your precepts I’ve earnestly sought.</text:p>
      <text:p text:style-name="NonIndentedLine">I will speak of your statutes to kings,</text:p>
      <text:p text:style-name="LastLine"><text:s text:c="3"/>and to shame I will never be brought.</text:p>
      <text:p text:style-name="Firstline"><text:soft-page-break/>4.<text:tab/>I take pleasure in all your commands,</text:p>
      <text:p text:style-name="IndentedLine"><text:s text:c="3"/>and I love them – they’re precious to me.</text:p>
      <text:p text:style-name="NonIndentedLine">I will reach out my hands to your laws,</text:p>
      <text:p text:style-name="LastLine"><text:s text:c="3"/>and will meditate on your decrees.</text:p>
      <text:h text:style-name="Heading_20_1" text:outline-level="1">Psalm 119:49–56 <text:s/><text:span text:style-name="T1">Lord</text:span>, your word to me remember</text:h>
      <text:p text:style-name="Firstline">1.<text:tab/><text:span text:style-name="T1">Lord</text:span>, your word to me remember</text:p>
      <text:p text:style-name="IndentedLine"><text:s text:c="3"/>for the hope your promise gives.</text:p>
      <text:p text:style-name="NonIndentedLine">In affliction I find comfort:</text:p>
      <text:p text:style-name="LastLine"><text:s text:c="3"/>through your word my soul still lives.</text:p>
      <text:p text:style-name="Firstline">2.<text:tab/>While the arrogant deride me,</text:p>
      <text:p text:style-name="IndentedLine"><text:s text:c="3"/>still to your command I hold.</text:p>
      <text:p text:style-name="NonIndentedLine">Thinking on your former judgments</text:p>
      <text:p text:style-name="LastLine"><text:s text:c="3"/>lifts my spirit, makes me bold.</text:p>
      <text:p text:style-name="Firstline">3.<text:tab/>Wicked men, your law forsaking,</text:p>
      <text:p text:style-name="IndentedLine"><text:s text:c="3"/>stir my indignation strong;</text:p>
      <text:p text:style-name="NonIndentedLine">for in all my pilgrim journey</text:p>
      <text:p text:style-name="LastLine"><text:s text:c="3"/>your commandments are my song.</text:p>
      <text:p text:style-name="Firstline">4.<text:tab/>You have been my meditation,</text:p>
      <text:p text:style-name="IndentedLine"><text:s text:c="3"/>and your law has been my guide;</text:p>
      <text:p text:style-name="NonIndentedLine">I have kept your righteous precepts</text:p>
      <text:p text:style-name="LastLine"><text:s text:c="3"/>and have found them true and tried.</text:p>
      <text:h text:style-name="Heading_20_1" text:outline-level="1">Psalm 119:57–64 <text:s/>Thou art my portion, <text:span text:style-name="T1">Lord</text:span></text:h>
      <text:p text:style-name="Firstline">1.<text:tab/>Thou art my portion, <text:span text:style-name="T1">Lord</text:span>;</text:p>
      <text:p text:style-name="IndentedLine"><text:s text:c="3"/>thy words I ever heed.</text:p>
      <text:p text:style-name="NonIndentedLine">With all my heart thy grace I seek,</text:p>
      <text:p text:style-name="LastLine"><text:s text:c="3"/>thy promises I plead.</text:p>
      <text:p text:style-name="Firstline">2.<text:tab/>I thought upon my ways,</text:p>
      <text:p text:style-name="IndentedLine"><text:s text:c="3"/>thy testimonies learned.</text:p>
      <text:p text:style-name="NonIndentedLine">With earnest haste, and waiting not,</text:p>
      <text:p text:style-name="LastLine"><text:s text:c="3"/>to thy commands I turned.</text:p>
      <text:p text:style-name="Firstline">3.<text:tab/>While snares beset my path,</text:p>
      <text:p text:style-name="IndentedLine"><text:s text:c="3"/>thy law I keep in view.</text:p>
      <text:p text:style-name="NonIndentedLine">At midnight I will give thee praise</text:p>
      <text:p text:style-name="LastLine"><text:s text:c="3"/>for all thy judgments true.</text:p>
      <text:p text:style-name="Firstline">4.<text:tab/>All those who fear thy name</text:p>
      <text:p text:style-name="IndentedLine"><text:s text:c="3"/>shall my companions be.</text:p>
      <text:p text:style-name="NonIndentedLine">Thy mercy fills the earth, O <text:span text:style-name="T1">Lord</text:span>;</text:p>
      <text:p text:style-name="LastLine"><text:s text:c="3"/>thy statutes teach thou me.</text:p>
      <text:h text:style-name="Heading_20_1" text:outline-level="1"><text:soft-page-break/>Psalm 119:65–72 <text:s/><text:span text:style-name="T1">Lord</text:span>, you have dealt well</text:h>
      <text:p text:style-name="Firstline">1.<text:tab/><text:span text:style-name="T1">Lord</text:span>, you have dealt well with your servant,</text:p>
      <text:p text:style-name="IndentedLine"><text:s text:c="3"/>your promise is faithful and just.</text:p>
      <text:p text:style-name="NonIndentedLine">Instruct me in judgment and knowledge,</text:p>
      <text:p text:style-name="LastLine"><text:s text:c="3"/>for in your commandments I trust.</text:p>
      <text:p text:style-name="Firstline">2.<text:tab/>Before my affliction I wandered,</text:p>
      <text:p text:style-name="IndentedLine"><text:s text:c="3"/>but now your good word I obey.</text:p>
      <text:p text:style-name="NonIndentedLine">O <text:span text:style-name="T1">Lord</text:span>, you are good and you do good,</text:p>
      <text:p text:style-name="LastLine"><text:s text:c="3"/>now teach me your statutes I pray.</text:p>
      <text:p text:style-name="Firstline">3.<text:tab/>The proud have assailed me with slander;</text:p>
      <text:p text:style-name="IndentedLine"><text:s text:c="3"/>your precepts shall still be my guide.</text:p>
      <text:p text:style-name="NonIndentedLine">Your law is my joy and my treasure,</text:p>
      <text:p text:style-name="LastLine"><text:s text:c="3"/>though sinners may boast in their pride.</text:p>
      <text:p text:style-name="Firstline">4.<text:tab/>Affliction has been for my profit,</text:p>
      <text:p text:style-name="IndentedLine"><text:s text:c="3"/>that I to your statutes may hold.</text:p>
      <text:p text:style-name="NonIndentedLine">Your law to my soul is more precious</text:p>
      <text:p text:style-name="LastLine"><text:s text:c="3"/>than thousands of silver and gold.</text:p>
      <text:h text:style-name="Heading_20_1" text:outline-level="1">Psalm 119:73–80 <text:s/>Your hands have fashioned me</text:h>
      <text:p text:style-name="Firstline">1.<text:tab/>Your hands have fashioned me;</text:p>
      <text:p text:style-name="IndentedLine"><text:s text:c="3"/>make me to understand</text:p>
      <text:p text:style-name="IndentedLine"><text:s text:c="3"/>you’ve given me your word</text:p>
      <text:p text:style-name="IndentedLine"><text:s text:c="3"/>to learn your wise command.</text:p>
      <text:p text:style-name="NonIndentedLine">Then they that fear you will be glad</text:p>
      <text:p text:style-name="LastLine"><text:s text:c="3"/>when they shall see my hope upheld.</text:p>
      <text:p text:style-name="Firstline">2.<text:tab/>You rightly judged me, <text:span text:style-name="T1">Lord</text:span>,</text:p>
      <text:p text:style-name="IndentedLine"><text:s text:c="3"/>in faithfulness afflicted.</text:p>
      <text:p text:style-name="IndentedLine"><text:s text:c="3"/>According to your word,</text:p>
      <text:p text:style-name="IndentedLine"><text:s text:c="3"/>in mercy comfort me.</text:p>
      <text:p text:style-name="NonIndentedLine">That I may live, your mercy give,</text:p>
      <text:p text:style-name="LastLine"><text:s text:c="3"/>for I with joy your law receive.</text:p>
      <text:p text:style-name="Firstline">3.<text:tab/>Oh, shame the arrogant,</text:p>
      <text:p text:style-name="IndentedLine"><text:s text:c="3"/>who baselessly defame me.</text:p>
      <text:p text:style-name="IndentedLine"><text:s text:c="3"/>May those who fear and know</text:p>
      <text:p text:style-name="IndentedLine"><text:s text:c="3"/>you statutes turn to me.</text:p>
      <text:p text:style-name="NonIndentedLine">In your decree, keep me from blame</text:p>
      <text:p text:style-name="LastLine"><text:s text:c="3"/>that I may not be put to shame.</text:p>
      <text:h text:style-name="Heading_20_1" text:outline-level="1">Psalm 119:81–88 <text:s/>My soul for thy salvation faints</text:h>
      <text:p text:style-name="Firstline">1.<text:tab/>My soul for thy salvation faints,</text:p>
      <text:p text:style-name="IndentedLine"><text:s text:c="3"/>but still I hope in thee.</text:p>
      <text:p text:style-name="NonIndentedLine">I long to see thy promised help,</text:p>
      <text:p text:style-name="LastLine"><text:s text:c="3"/>when thou shalt comfort me.</text:p>
      <text:p text:style-name="Firstline"><text:soft-page-break/>2.<text:tab/>Thy statutes I do not forget,</text:p>
      <text:p text:style-name="IndentedLine"><text:s text:c="3"/>though wasting grief I know.</text:p>
      <text:p text:style-name="NonIndentedLine">Thy servant’s days are few, O <text:span text:style-name="T1">Lord</text:span>;</text:p>
      <text:p text:style-name="LastLine"><text:s text:c="3"/>when wilt thou judge my foe?</text:p>
      <text:p text:style-name="Firstline">3.<text:tab/>The proud, disdainful of thy law,</text:p>
      <text:p text:style-name="IndentedLine"><text:s text:c="3"/>entrap me wrongfully.</text:p>
      <text:p text:style-name="NonIndentedLine">O thou, whose law is just and true,</text:p>
      <text:p text:style-name="LastLine"><text:s text:c="3"/>help and deliver me.</text:p>
      <text:p text:style-name="Firstline">4.<text:tab/>Almost consumed, yet from thy law</text:p>
      <text:p text:style-name="IndentedLine"><text:s text:c="3"/>I have not turned away.</text:p>
      <text:p text:style-name="NonIndentedLine">In lovingkindness give me strength,</text:p>
      <text:p text:style-name="LastLine"><text:s text:c="3"/>that I may still obey.</text:p>
      <text:h text:style-name="Heading_20_1" text:outline-level="1">Psalm 119:89–96 <text:s/>Eternal is your word, O <text:span text:style-name="T1">Lord</text:span></text:h>
      <text:p text:style-name="Firstline">1.<text:tab/>Eternal is your word, O <text:span text:style-name="T1">Lord</text:span>;</text:p>
      <text:p text:style-name="IndentedLine"><text:s text:c="3"/>in heav’n it stands forever sure.</text:p>
      <text:p text:style-name="IndentedLine"><text:s text:c="3"/>Your faithfulness will never fail;</text:p>
      <text:p text:style-name="IndentedLine"><text:s text:c="3"/>the earth you founded to endure.</text:p>
      <text:p text:style-name="NonIndentedLine">Your laws continue to this day;</text:p>
      <text:p text:style-name="LastLine"><text:s text:c="3"/>your so<text:span text:style-name="T4">ver</text:span>eign will all things obey.</text:p>
      <text:p text:style-name="Firstline">2.<text:tab/>Had not your law been my delight,</text:p>
      <text:p text:style-name="IndentedLine"><text:s text:c="3"/>I would have died in misery.</text:p>
      <text:p text:style-name="IndentedLine"><text:s text:c="3"/>I never will forget your laws,</text:p>
      <text:p text:style-name="IndentedLine"><text:s text:c="3"/>for by them you have rescued me.</text:p>
      <text:p text:style-name="NonIndentedLine"><text:span text:style-name="T1">Lord</text:span>, I am yours – save me I pray,</text:p>
      <text:p text:style-name="LastLine"><text:s text:c="3"/>for I have sought your precepts’ way.</text:p>
      <text:p text:style-name="Firstline">3.<text:tab/>The wicked lie in wait for me;</text:p>
      <text:p text:style-name="IndentedLine"><text:s text:c="3"/>destruction threatens at their hands.</text:p>
      <text:p text:style-name="IndentedLine"><text:s text:c="3"/>But yet, in spite of all their threats,</text:p>
      <text:p text:style-name="IndentedLine"><text:s text:c="3"/>I will reflect on your commands.</text:p>
      <text:p text:style-name="NonIndentedLine">Perfection’s limits I have found,</text:p>
      <text:p text:style-name="LastLine"><text:s text:c="3"/>but your commandments have no bound.</text:p>
      <text:h text:style-name="Heading_20_1" text:outline-level="1">Psalm 119:97–104 <text:s/>How I love thy law</text:h>
      <text:p text:style-name="Firstline">1.<text:tab/>How I love thy law, O <text:span text:style-name="T1">Lord</text:span>!</text:p>
      <text:p text:style-name="IndentedLine"><text:s text:c="3"/>Daily joy its truths afford.</text:p>
      <text:p text:style-name="IndentedLine"><text:s text:c="3"/>In its constant light I go,</text:p>
      <text:p text:style-name="IndentedLine"><text:s text:c="3"/>wise to conquer every foe.</text:p>
      <text:p text:style-name="NonIndentedLine">Thy commandments in my heart</text:p>
      <text:p text:style-name="IndentedLine"><text:s text:c="3"/>truest wisdom can impart.</text:p>
      <text:p text:style-name="IndentedLine"><text:s text:c="3"/>To mine eyes thy precepts show</text:p>
      <text:p text:style-name="LastLine"><text:s text:c="3"/>wisdom more than sages know.</text:p>
      <text:p text:style-name="Firstline"><text:soft-page-break/>2.<text:tab/>While my heart thy word obeys,</text:p>
      <text:p text:style-name="IndentedLine"><text:s text:c="3"/>I am kept from evil ways.</text:p>
      <text:p text:style-name="IndentedLine"><text:s text:c="3"/>From thy law, with thee to guide,</text:p>
      <text:p text:style-name="IndentedLine"><text:s text:c="3"/>I have never turned aside.</text:p>
      <text:p text:style-name="NonIndentedLine">Sweeter are thy words to me</text:p>
      <text:p text:style-name="IndentedLine"><text:s text:c="3"/>than all other good can be.</text:p>
      <text:p text:style-name="IndentedLine"><text:s text:c="3"/>Safe I walk, thy truth my light,</text:p>
      <text:p text:style-name="LastLine"><text:s text:c="3"/>hating falsehood, loving right.</text:p>
      <text:h text:style-name="Heading_20_1" text:outline-level="1">Psalm 119:105–112 <text:s/><text:tab/>Your word’s a lamp</text:h>
      <text:p text:style-name="Firstline">1.<text:tab/>Your word’s a lamp to guide my feet,</text:p>
      <text:p text:style-name="IndentedLine"><text:s text:c="3"/>a shining light upon my way.</text:p>
      <text:p text:style-name="NonIndentedLine">I’ve bound myself, with oath and pledge,</text:p>
      <text:p text:style-name="LastLine"><text:s text:c="3"/>all your just rulings to obey.</text:p>
      <text:p text:style-name="Firstline">2.<text:tab/>I’ve suffered much; renew my life,</text:p>
      <text:p text:style-name="IndentedLine"><text:s text:c="3"/>O <text:span text:style-name="T1">Lord</text:span>, according to your word.</text:p>
      <text:p text:style-name="NonIndentedLine">Accept the offerings of my lips,</text:p>
      <text:p text:style-name="LastLine"><text:s text:c="3"/>and make me know your precepts, <text:span text:style-name="T1">Lord</text:span>.</text:p>
      <text:p text:style-name="Firstline">3.<text:tab/>My life is always in my hand,</text:p>
      <text:p text:style-name="IndentedLine"><text:s text:c="3"/>yet I your law do not forget.</text:p>
      <text:p text:style-name="NonIndentedLine">I from your precepts have not strayed,</text:p>
      <text:p text:style-name="LastLine"><text:s text:c="3"/>though snares for me the wicked set.</text:p>
      <text:p text:style-name="Firstline">4.<text:tab/>Your word’s my lasting heritage</text:p>
      <text:p text:style-name="IndentedLine"><text:s text:c="3"/>and truly makes my heart rejoice.</text:p>
      <text:p text:style-name="NonIndentedLine">To keep your statutes faithfully</text:p>
      <text:p text:style-name="LastLine"><text:s text:c="3"/>shall always be my willing choice.</text:p>
      <text:h text:style-name="Heading_20_1" text:outline-level="1">Psalm 119:113–120 <text:s/>The double-minded I abhor</text:h>
      <text:p text:style-name="Firstline">1.<text:tab/>The double-minded I abhor,</text:p>
      <text:p text:style-name="IndentedLine"><text:s text:c="3"/>but your commands I love, O <text:span text:style-name="T1">Lord</text:span>.</text:p>
      <text:p text:style-name="NonIndentedLine">You are my refuge and my shield;</text:p>
      <text:p text:style-name="LastLine"><text:s text:c="3"/>I set my hope upon your word.</text:p>
      <text:p text:style-name="Firstline">2.<text:tab/>You evildoers, leave me now,</text:p>
      <text:p text:style-name="IndentedLine"><text:s text:c="3"/>that God’s commands I may obey.</text:p>
      <text:p text:style-name="NonIndentedLine">By your word keep me that I may live.</text:p>
      <text:p text:style-name="LastLine"><text:s text:c="3"/>Let not my hope be swept away.</text:p>
      <text:p text:style-name="Firstline">3.<text:tab/>Uphold me, and I shall be saved;</text:p>
      <text:p text:style-name="IndentedLine"><text:s text:c="3"/>for your decrees I have respect.</text:p>
      <text:p text:style-name="NonIndentedLine">All those who stray from your commands</text:p>
      <text:p text:style-name="LastLine"><text:s text:c="3"/>and practise falsehood you reject.</text:p>
      <text:p text:style-name="Firstline">4.<text:tab/>The wicked you discard like dross;</text:p>
      <text:p text:style-name="IndentedLine"><text:s text:c="3"/>therefore I love your holy law.</text:p>
      <text:p text:style-name="NonIndentedLine">My body quakes for fear of you;</text:p>
      <text:p text:style-name="LastLine"><text:s text:c="3"/>of your commands I stand in awe.</text:p>
      <text:h text:style-name="Heading_20_1" text:outline-level="1"><text:soft-page-break/>Psalm 119:121–128 <text:s/>I have followed truth and justice</text:h>
      <text:p text:style-name="Firstline">1.<text:tab/>I have followed truth and justice;</text:p>
      <text:p text:style-name="IndentedLine"><text:s text:c="3"/>leave me not in deep distress.</text:p>
      <text:p text:style-name="IndentedLine"><text:s text:c="3"/>Be my help and my protection;</text:p>
      <text:p text:style-name="IndentedLine"><text:s text:c="3"/>let the proud no more oppress.</text:p>
      <text:p text:style-name="NonIndentedLine">For thy word and thy salvation,</text:p>
      <text:p text:style-name="IndentedLine"><text:s text:c="3"/><text:span text:style-name="T1">Lord</text:span>, my eyes with longing fail.</text:p>
      <text:p text:style-name="IndentedLine"><text:s text:c="3"/>Teach thy statutes to thy servant;</text:p>
      <text:p text:style-name="LastLine"><text:s text:c="3"/>let thy mercy now prevail.</text:p>
      <text:p text:style-name="Firstline">2.<text:tab/>I am thine; O give me wisdom,</text:p>
      <text:p text:style-name="IndentedLine"><text:s text:c="3"/>make me know thy truth, I pray.</text:p>
      <text:p text:style-name="IndentedLine"><text:s text:c="3"/>Sinners have despised thy statutes;</text:p>
      <text:p text:style-name="IndentedLine"><text:s text:c="3"/>now, O <text:span text:style-name="T1">Lord,</text:span> thy power display.</text:p>
      <text:p text:style-name="NonIndentedLine"><text:span text:style-name="T1">Lord</text:span>, I love thy good commandments</text:p>
      <text:p text:style-name="IndentedLine"><text:s text:c="3"/>and esteem them more than gold.</text:p>
      <text:p text:style-name="IndentedLine"><text:s text:c="3"/>All thy precepts are most righteous;</text:p>
      <text:p text:style-name="LastLine"><text:s text:c="3"/>hating sin, to these I hold.</text:p>
      <text:h text:style-name="Heading_20_1" text:outline-level="1">Psalm 119:129–136 <text:s/>Your statutes, <text:span text:style-name="T1">Lord</text:span>, are wonderful</text:h>
      <text:p text:style-name="Firstline">1.<text:tab/>Your statutes, <text:span text:style-name="T1">Lord</text:span>, are wonderful,</text:p>
      <text:p text:style-name="IndentedLine"><text:s text:c="3"/>so I obey them from my heart.</text:p>
      <text:p text:style-name="NonIndentedLine">Your words, as they unfold, give light,</text:p>
      <text:p text:style-name="LastLine"><text:s text:c="3"/>and truth to simple minds impart.</text:p>
      <text:p text:style-name="Firstline">2.<text:tab/>With open mouth I pant and yearn</text:p>
      <text:p text:style-name="IndentedLine"><text:s text:c="3"/>to know the laws that you proclaim.</text:p>
      <text:p text:style-name="NonIndentedLine">Show me the mercy you extend</text:p>
      <text:p text:style-name="LastLine"><text:s text:c="3"/>to those who love and praise your name.</text:p>
      <text:p text:style-name="Firstline">3.<text:tab/>Direct my footsteps in your word;</text:p>
      <text:p text:style-name="IndentedLine"><text:s text:c="3"/>let sin not hold me in its sway.</text:p>
      <text:p text:style-name="NonIndentedLine">From man’s oppression set me free</text:p>
      <text:p text:style-name="LastLine"><text:s text:c="3"/>that your commands I may obey.</text:p>
      <text:p text:style-name="Firstline">4.<text:tab/>Upon your servant shine your face;</text:p>
      <text:p text:style-name="IndentedLine"><text:s text:c="3"/>teach me the statutes you have made.</text:p>
      <text:p text:style-name="NonIndentedLine">My eyes shed streams of bitter tears</text:p>
      <text:p text:style-name="LastLine"><text:s text:c="3"/>because your law is not obeyed.</text:p>
      <text:h text:style-name="Heading_20_1" text:outline-level="1">Psalm 119:137–144 <text:s/>O <text:span text:style-name="T1">Lord</text:span>, you are the Righteous One</text:h>
      <text:p text:style-name="Firstline">1.<text:tab/>O <text:span text:style-name="T1">Lord</text:span>, you are the Righteous One;</text:p>
      <text:p text:style-name="IndentedLine"><text:s text:c="3"/>the statutes that you give are just.</text:p>
      <text:p text:style-name="NonIndentedLine">You lay down laws of righteousness,</text:p>
      <text:p text:style-name="LastLine"><text:s text:c="3"/>entirely worthy of our trust.</text:p>
      <text:p text:style-name="Firstline">2.<text:tab/>My zeal consumes and wears me out,</text:p>
      <text:p text:style-name="IndentedLine"><text:s text:c="3"/>because my foes forget you word.</text:p>
      <text:p text:style-name="NonIndentedLine">Your promises are tried and proved,</text:p>
      <text:p text:style-name="LastLine"><text:s text:c="3"/>and I your servant love them, <text:span text:style-name="T1">Lord</text:span>.</text:p>
      <text:p text:style-name="Firstline"><text:soft-page-break/>3.<text:tab/>Though I am lowly and despised,</text:p>
      <text:p text:style-name="IndentedLine"><text:s text:c="3"/>your precepts I do not forget.</text:p>
      <text:p text:style-name="NonIndentedLine">Eternal in your righteousness,</text:p>
      <text:p text:style-name="LastLine"><text:s text:c="3"/>true is the law that you have set.</text:p>
      <text:p text:style-name="Firstline">4.<text:tab/>Distress and trouble press me down,</text:p>
      <text:p text:style-name="IndentedLine"><text:s text:c="3"/>but your commands are my delight.</text:p>
      <text:p text:style-name="NonIndentedLine">Grant wisdom so that I may live;</text:p>
      <text:p text:style-name="LastLine"><text:s text:c="3"/>your statutes are forever right.</text:p>
      <text:h text:style-name="Heading_20_1" text:outline-level="1">Psalm 119:145–152 <text:s/>O <text:span text:style-name="T1">Lord</text:span>, my earnest cry</text:h>
      <text:p text:style-name="Firstline">1.<text:tab/>O <text:span text:style-name="T1">Lord</text:span>, my earnest cry</text:p>
      <text:p text:style-name="IndentedLine"><text:s text:c="3"/>thy listening ear has heard.</text:p>
      <text:p text:style-name="IndentedLine"><text:s text:c="3"/>With thy salvation answer me,</text:p>
      <text:p text:style-name="IndentedLine"><text:s text:c="3"/>and I will keep thy word.</text:p>
      <text:p text:style-name="NonIndentedLine">At early dawn I prayed,</text:p>
      <text:p text:style-name="IndentedLine"><text:s text:c="3"/>thy promises my trust.</text:p>
      <text:p text:style-name="IndentedLine"><text:s text:c="3"/>At night I thought upon thy word,</text:p>
      <text:p text:style-name="LastLine"><text:s text:c="3"/>most holy and most just.</text:p>
      <text:p text:style-name="Firstline">2.<text:tab/>O hear me in thy grace,</text:p>
      <text:p text:style-name="IndentedLine"><text:s text:c="3"/>in mercy quicken me.</text:p>
      <text:p text:style-name="IndentedLine"><text:s text:c="3"/>The wicked plan to do me harm,</text:p>
      <text:p text:style-name="IndentedLine"><text:s text:c="3"/>but they are far from thee.</text:p>
      <text:p text:style-name="NonIndentedLine">Thou, <text:span text:style-name="T1">Lord</text:span>, art near to me,</text:p>
      <text:p text:style-name="IndentedLine"><text:s text:c="3"/>and true are thy commands.</text:p>
      <text:p text:style-name="IndentedLine"><text:s text:c="3"/>Of old thy testimonies show</text:p>
      <text:p text:style-name="LastLine"><text:s text:c="3"/>thy truth eternal stands.</text:p>
      <text:h text:style-name="Heading_20_1" text:outline-level="1">Psalm 119:153–160 <text:s/>Look on my suffering</text:h>
      <text:p text:style-name="Firstline">1.<text:tab/>Look on my suff’ring and deliver me;</text:p>
      <text:p text:style-name="IndentedLine"><text:s text:c="3"/>your law I keep.</text:p>
      <text:p text:style-name="NonIndentedLine">Defend my cause, O <text:span text:style-name="T1">Lord</text:span>, and ransom me;</text:p>
      <text:p text:style-name="IndentedLine"><text:s text:c="3"/>your promise keep.</text:p>
      <text:p text:style-name="NonIndentedLine">From your salvation are the wicked banned</text:p>
      <text:p text:style-name="LastLine"><text:s text:c="3"/>because against your law they take their stand.</text:p>
      <text:p text:style-name="Firstline">2.<text:tab/>Great are your mercies, <text:span text:style-name="T1">Lord</text:span>; revive my soul</text:p>
      <text:p text:style-name="IndentedLine"><text:s text:c="3"/>by your good law;</text:p>
      <text:p text:style-name="NonIndentedLine">My enemies – they persecute me while</text:p>
      <text:p text:style-name="IndentedLine"><text:s text:c="3"/>I keep your law.</text:p>
      <text:p text:style-name="NonIndentedLine">I see the faithless, treacherous they are;</text:p>
      <text:p text:style-name="LastLine"><text:s text:c="3"/>they spurn your word and keep themselves afar.</text:p>
      <text:p text:style-name="Firstline">3.<text:tab/>But I draw near and all your precepts love;</text:p>
      <text:p text:style-name="IndentedLine"><text:s text:c="3"/><text:span text:style-name="T1">Lord</text:span>, search my heart.</text:p>
      <text:p text:style-name="NonIndentedLine">O <text:span text:style-name="T1">Lord</text:span>, according to your covenant love,</text:p>
      <text:p text:style-name="IndentedLine"><text:s text:c="3"/>revive my heart.</text:p>
      <text:p text:style-name="NonIndentedLine">I read your law – the whole is true and sure;</text:p>
      <text:p text:style-name="LastLine"><text:s text:c="3"/>and all your righteous judgments shall endure.</text:p>
      <text:h text:style-name="Heading_20_1" text:outline-level="1"><text:soft-page-break/>Psalm 119:161–168 <text:s/>Though rulers hound me</text:h>
      <text:p text:style-name="Firstline">1.<text:tab/>Though rulers hound me without cause,</text:p>
      <text:p text:style-name="IndentedLine"><text:s text:c="3"/>my heart fears nothing but your word;</text:p>
      <text:p text:style-name="NonIndentedLine">for in your promise I rejoice</text:p>
      <text:p text:style-name="LastLine"><text:s text:c="3"/>like one who finds great spoil, O <text:span text:style-name="T1">Lord</text:span>.</text:p>
      <text:p text:style-name="Firstline">2.<text:tab/>All falsehood I abhor and hate;</text:p>
      <text:p text:style-name="IndentedLine"><text:s text:c="3"/>with all my heart I love your law.</text:p>
      <text:p text:style-name="NonIndentedLine">I praise you seven times a day,</text:p>
      <text:p text:style-name="LastLine"><text:s text:c="3"/>for your commands I hold in awe.</text:p>
      <text:p text:style-name="Firstline">3.<text:tab/>Great peace have those who love your law;</text:p>
      <text:p text:style-name="IndentedLine"><text:s text:c="3"/>they will not stumble in the way.</text:p>
      <text:p text:style-name="NonIndentedLine">I wait for your salvation, <text:span text:style-name="T1">Lord</text:span>,</text:p>
      <text:p text:style-name="LastLine"><text:s text:c="3"/>and your commands I will obey.</text:p>
      <text:p text:style-name="Firstline">4.<text:tab/>I will observe your statutes, <text:span text:style-name="T1">Lord</text:span>;</text:p>
      <text:p text:style-name="IndentedLine"><text:s text:c="3"/>my love for them is great and true.</text:p>
      <text:p text:style-name="NonIndentedLine">Your laws and precepts I obey,</text:p>
      <text:p text:style-name="LastLine"><text:s text:c="3"/>for all my ways are known to you.</text:p>
      <text:h text:style-name="Heading_20_1" text:outline-level="1">Psalm 119:169–176 <text:s/>Let my cry come before you</text:h>
      <text:p text:style-name="Firstline">1.<text:tab/>Let my cry come before you, O <text:span text:style-name="T1">Lord</text:span>;</text:p>
      <text:p text:style-name="IndentedLine"><text:s text:c="3"/>give me insight as pledged in your word.</text:p>
      <text:p text:style-name="NonIndentedLine">May my pleading gain access to you;</text:p>
      <text:p text:style-name="LastLine"><text:s text:c="3"/>save my life, as you promised to do.</text:p>
      <text:p text:style-name="Firstline">2.<text:tab/>May my lips overflow with your praise,</text:p>
      <text:p text:style-name="IndentedLine"><text:s text:c="3"/>For you teach me your statutes always.</text:p>
      <text:p text:style-name="NonIndentedLine">May my tongue sing aloud of your word;</text:p>
      <text:p text:style-name="LastLine"><text:s text:c="3"/>your commandments are righteous, O <text:span text:style-name="T1">Lord</text:span>.</text:p>
      <text:p text:style-name="Firstline">3.<text:tab/>May your hand be stretched out for my aid,</text:p>
      <text:p text:style-name="IndentedLine"><text:s text:c="3"/>since by choice your commands I’ve obeyed.</text:p>
      <text:p text:style-name="NonIndentedLine">I desire your salvation to see,</text:p>
      <text:p text:style-name="LastLine"><text:s text:c="3"/>and your law is delightful to me.</text:p>
      <text:p text:style-name="Firstline">4.<text:tab/>Let me live and I’ll praise you in song;</text:p>
      <text:p text:style-name="IndentedLine"><text:s text:c="3"/>may your laws give me help to go on.</text:p>
      <text:p text:style-name="NonIndentedLine">Seek your servant who strayed like a sheep,</text:p>
      <text:p text:style-name="LastLine"><text:s text:c="3"/>for your precepts I steadfastly keep.</text:p>
      <text:h text:style-name="Heading_20_1" text:outline-level="1">Psalm 120 <text:s/>I cried in trouble to the <text:span text:style-name="T1">Lord</text:span></text:h>
      <text:p text:style-name="Firstline">1.<text:tab/>I cried in trouble to the <text:span text:style-name="T1">Lord</text:span>,</text:p>
      <text:p text:style-name="IndentedLine"><text:s text:c="3"/>and he has answered me.</text:p>
      <text:p text:style-name="IndentedLine"><text:s text:c="3"/>From lying lips and crafty tongue,</text:p>
      <text:p text:style-name="IndentedLine"><text:s text:c="3"/>O <text:span text:style-name="T1">Lord</text:span>, my soul set free.</text:p>
      <text:p text:style-name="NonIndentedLine">What shall be given you, false tongue?</text:p>
      <text:p text:style-name="IndentedLine"><text:s text:c="3"/>what added to your doom?</text:p>
      <text:p text:style-name="IndentedLine"><text:s text:c="3"/>Sharp arrows of a mighty man,</text:p>
      <text:p text:style-name="LastLine"><text:s text:c="3"/>and redhot coals of broom.</text:p>
      <text:p text:style-name="Firstline"><text:soft-page-break/>2.<text:tab/>Alas for me that I sojourn</text:p>
      <text:p text:style-name="IndentedLine"><text:s text:c="3"/>so long in Meshech’s land;</text:p>
      <text:p text:style-name="IndentedLine"><text:s text:c="3"/>that I have made my dwelling where</text:p>
      <text:p text:style-name="IndentedLine"><text:s text:c="3"/>the tents of Kedar stand.</text:p>
      <text:p text:style-name="NonIndentedLine">Too long my soul has made its home</text:p>
      <text:p text:style-name="IndentedLine"><text:s text:c="3"/>with those who peace abhor.</text:p>
      <text:p text:style-name="IndentedLine"><text:s text:c="3"/>I am for peace; but when I speak,</text:p>
      <text:p text:style-name="LastLine"><text:s text:c="3"/>they ready are for war.</text:p>
      <text:h text:style-name="Heading_20_1" text:outline-level="1">Psalm 121 <text:s/>To the hills I lift mine eyes</text:h>
      <text:p text:style-name="Firstline">1.<text:tab/>To the hills I lift mine eyes;</text:p>
      <text:p text:style-name="IndentedLine"><text:s text:c="3"/>whence shall help for me arise?</text:p>
      <text:p text:style-name="IndentedLine"><text:s text:c="3"/>From the <text:span text:style-name="T1">Lord</text:span> shall come mine aid,</text:p>
      <text:p text:style-name="IndentedLine"><text:s text:c="3"/>who the heaven and earth has made.</text:p>
      <text:p text:style-name="NonIndentedLine">He will guide through dangers all,</text:p>
      <text:p text:style-name="IndentedLine"><text:s text:c="3"/>will not suffer thee to fall.</text:p>
      <text:p text:style-name="IndentedLine"><text:s text:c="3"/>He who safe his people keeps</text:p>
      <text:p text:style-name="LastLine"><text:s text:c="3"/>slumbers not and never sleeps.</text:p>
      <text:p text:style-name="Firstline">2.<text:tab/>Thy protector is the <text:span text:style-name="T1">Lord</text:span>,</text:p>
      <text:p text:style-name="IndentedLine"><text:s text:c="3"/>shade for thee he will afford.</text:p>
      <text:p text:style-name="IndentedLine"><text:s text:c="3"/>Neither sun nor moon shall smite,</text:p>
      <text:p text:style-name="IndentedLine"><text:s text:c="3"/><text:span text:style-name="T1">God</text:span> shall guard by day and night.</text:p>
      <text:p text:style-name="NonIndentedLine">He will ever keep thy soul,</text:p>
      <text:p text:style-name="IndentedLine"><text:s text:c="3"/>what would harm he will control.</text:p>
      <text:p text:style-name="IndentedLine"><text:s text:c="3"/>In the home and by the way</text:p>
      <text:p text:style-name="LastLine"><text:s text:c="3"/>he will keep thee day by day.</text:p>
      <text:h text:style-name="Heading_20_1" text:outline-level="1">Psalm 122 <text:s/>My heart was glad</text:h>
      <text:p text:style-name="Firstline">1.<text:tab/>My heart was glad to hear the welcome sound,</text:p>
      <text:p text:style-name="IndentedLine"><text:s text:c="3"/>the call to seek Jehovah’s house of prayer.</text:p>
      <text:p text:style-name="NonIndentedLine">Our feet are standing here on holy ground,</text:p>
      <text:p text:style-name="LastLine"><text:s text:c="3"/>within thy gates, thou city grand and fair.</text:p>
      <text:p text:style-name="Firstline">2.<text:tab/><text:span text:style-name="T1">God</text:span>’s people to Jerusalem draw near</text:p>
      <text:p text:style-name="IndentedLine"><text:s text:c="3"/>to hear his word and worship him with praise.</text:p>
      <text:p text:style-name="NonIndentedLine">The throne of justice stands eternal there,</text:p>
      <text:p text:style-name="LastLine"><text:s text:c="3"/>Messiah’s throne through endless length of days.</text:p>
      <text:p text:style-name="Firstline">3.<text:tab/>Let earnest prayer be made for Zion’s peace;</text:p>
      <text:p text:style-name="IndentedLine"><text:s text:c="3"/>thy sons who hold thee dear shall prosper well.</text:p>
      <text:p text:style-name="NonIndentedLine">May blessing in thy palaces increase</text:p>
      <text:p text:style-name="LastLine"><text:s text:c="3"/>and peace within thy walls forever dwell.</text:p>
      <text:p text:style-name="Firstline">4.<text:tab/>For all my brethren and companions’ sakes</text:p>
      <text:p text:style-name="IndentedLine"><text:s text:c="3"/>my prayer shall be, “Let peace in thee abide.”</text:p>
      <text:p text:style-name="NonIndentedLine">Since God the <text:span text:style-name="T1">Lord</text:span> in thee his dwelling makes,</text:p>
      <text:p text:style-name="LastLine"><text:s text:c="3"/>to thee my love shall never be denied.</text:p>
      <text:h text:style-name="Heading_20_1" text:outline-level="1"><text:soft-page-break/>Psalm 123 <text:s/>To you, O <text:span text:style-name="T1">Lord</text:span>, I lift my eyes</text:h>
      <text:p text:style-name="Firstline">1.<text:tab/>To you, O <text:span text:style-name="T1">Lord</text:span>, I lift my eyes,</text:p>
      <text:p text:style-name="IndentedLine"><text:s text:c="3"/>the God enthroned above the skies.</text:p>
      <text:p text:style-name="NonIndentedLine">As servants watch their master’s hand</text:p>
      <text:p text:style-name="IndentedLine"><text:s text:c="3"/>or maids before their mistress stand,</text:p>
      <text:p text:style-name="NonIndentedLine">so to the <text:span text:style-name="T1">Lord</text:span> our eyes we raise,</text:p>
      <text:p text:style-name="LastLine"><text:s text:c="3"/>until his mercy he displays.</text:p>
      <text:p text:style-name="Firstline">2.<text:tab/>O <text:span text:style-name="T1">Lord</text:span> our God, your mercy show;</text:p>
      <text:p text:style-name="IndentedLine"><text:s text:c="3"/>take pity, <text:span text:style-name="T1">Lord,</text:span> on us below.</text:p>
      <text:p text:style-name="NonIndentedLine">For scorn your people all have known;</text:p>
      <text:p text:style-name="IndentedLine"><text:s text:c="3"/>our foes’ contempt has made us groan.</text:p>
      <text:p text:style-name="NonIndentedLine">The proud have covered us with shame;</text:p>
      <text:p text:style-name="LastLine"><text:s text:c="3"/>with insolence they mock our name.</text:p>
      <text:h text:style-name="Heading_20_1" text:outline-level="1">Psalm 124 <text:s/>If God the <text:span text:style-name="T1">Lord</text:span></text:h>
      <text:p text:style-name="Firstline">1.<text:tab/><text:span text:style-name="T3">If </text:span>God the <text:span text:style-name="T2">Lord</text:span> <text:span text:style-name="T3">had</text:span> not been on our <text:span text:style-name="T3">side</text:span> –</text:p>
      <text:p text:style-name="IndentedLine"><text:s text:c="3"/><text:span text:style-name="T3">let</text:span> Isr<text:span text:style-name="T4">ael</text:span> <text:span text:style-name="T3">say </text:span>– <text:span text:style-name="T3">had</text:span> not the <text:span text:style-name="T1">Lord</text:span> been <text:span text:style-name="T3">near</text:span></text:p>
      <text:p text:style-name="IndentedLine"><text:s text:c="3"/><text:span text:style-name="T3">when</text:span> foes at-<text:span text:style-name="T3">tacked us</text:span>, filling us with <text:span text:style-name="T3">fear</text:span>,</text:p>
      <text:p text:style-name="NonIndentedLine"><text:span text:style-name="T3">and</text:span> when their <text:span text:style-name="T3">wrath a</text:span>gainst us reached its <text:span text:style-name="T3">height</text:span>,</text:p>
      <text:p text:style-name="LastLine"><text:s text:c="3"/><text:span text:style-name="T3">a</text:span>live we had been swallowed <text:span text:style-name="T3">in their spite</text:span>.</text:p>
      <text:p text:style-name="Firstline">2.<text:tab/><text:span text:style-name="T3">We</text:span> would have <text:span text:style-name="T3">been en</text:span>veloped by the <text:span text:style-name="T3">flood</text:span>;</text:p>
      <text:p text:style-name="IndentedLine"><text:s text:c="3"/><text:span text:style-name="T3">o</text:span>ver our <text:span text:style-name="T3">heads the</text:span> torrent would have <text:span text:style-name="T3">gone</text:span>;</text:p>
      <text:p text:style-name="IndentedLine"><text:s text:c="3"/><text:span text:style-name="T3">the</text:span> waters <text:span text:style-name="T3">would have</text:span> carried us a<text:span text:style-name="T3">long</text:span>.</text:p>
      <text:p text:style-name="NonIndentedLine"><text:span text:style-name="T3">But </text:span>praise the <text:span text:style-name="T2">Lord</text:span>, <text:span text:style-name="T3">for</text:span> he has set us <text:span text:style-name="T3">free</text:span></text:p>
      <text:p text:style-name="LastLine"><text:s text:c="3"/><text:span text:style-name="T3">and </text:span>has not left us to their <text:span text:style-name="T3">cruelty</text:span>.</text:p>
      <text:p text:style-name="Firstline">3.<text:tab/><text:span text:style-name="T3">We </text:span>have es<text:span text:style-name="T3">caped</text:span> – <text:span text:style-name="T3">just </text:span>as a captured <text:span text:style-name="T3">bird</text:span></text:p>
      <text:p text:style-name="IndentedLine"><text:s text:c="3"/><text:span text:style-name="T3">out</text:span> of the <text:span text:style-name="T3">fowler’s </text:span>net has been set <text:span text:style-name="T3">free</text:span>;</text:p>
      <text:p text:style-name="IndentedLine"><text:s text:c="3"/><text:span text:style-name="T3">the </text:span>snare is <text:span text:style-name="T3">cut</text:span>, <text:span text:style-name="T3">we</text:span> are at liber<text:span text:style-name="T3">ty</text:span>.</text:p>
      <text:p text:style-name="NonIndentedLine"><text:span text:style-name="T3">Our </text:span>help is <text:span text:style-name="T3">in the</text:span> name of God the <text:span text:style-name="T2">Lord</text:span>,</text:p>
      <text:p text:style-name="LastLine"><text:s text:c="3"/><text:span text:style-name="T3">who </text:span>made the earth and heavens <text:span text:style-name="T3">by his word</text:span>.</text:p>
      <text:h text:style-name="Heading_20_1" text:outline-level="1">Psalm 125 <text:s/>All those who trust the <text:span text:style-name="T1">Lord</text:span></text:h>
      <text:p text:style-name="Firstline">1.<text:tab/>All those who trust the <text:span text:style-name="T1">Lord</text:span></text:p>
      <text:p text:style-name="IndentedLine"><text:s text:c="3"/>like Zion are secure,</text:p>
      <text:p text:style-name="IndentedLine"><text:s text:c="3"/>which never can be moved</text:p>
      <text:p text:style-name="IndentedLine"><text:s text:c="3"/>but always will endure.</text:p>
      <text:p text:style-name="NonIndentedLine">Just as the mountains stand</text:p>
      <text:p text:style-name="IndentedLine"><text:s text:c="3"/>around Jerusalem,</text:p>
      <text:p text:style-name="IndentedLine"><text:s text:c="3"/>the <text:span text:style-name="T1">Lord</text:span> surrounds his own,</text:p>
      <text:p text:style-name="LastLine"><text:s text:c="3"/>forever guarding them.</text:p>
      <text:p text:style-name="Firstline"><text:soft-page-break/>2.<text:tab/>The wicked’s evil rule</text:p>
      <text:p text:style-name="IndentedLine"><text:s text:c="3"/>will not oppress for long</text:p>
      <text:p text:style-name="IndentedLine"><text:s text:c="3"/>the righteous and their land,</text:p>
      <text:p text:style-name="IndentedLine"><text:s text:c="3"/>lest righteous men do wrong.</text:p>
      <text:p text:style-name="NonIndentedLine">On all those who do good</text:p>
      <text:p text:style-name="IndentedLine"><text:s text:c="3"/>bestow your goodness, <text:span text:style-name="T1">Lord</text:span> –</text:p>
      <text:p text:style-name="IndentedLine"><text:s text:c="3"/>to those of upright heart</text:p>
      <text:p text:style-name="LastLine"><text:s text:c="3"/>who reverence your word.</text:p>
      <text:p text:style-name="Firstline">3.<text:tab/>But <text:span text:style-name="T1">God</text:span> will banish those</text:p>
      <text:p text:style-name="IndentedLine"><text:s text:c="3"/>who choose a crooked way;</text:p>
      <text:p text:style-name="IndentedLine"><text:s text:c="3"/>they’ll share the sinner’s fate.</text:p>
      <text:p text:style-name="LastLine"><text:s text:c="3"/>Let peace on Israel stay.</text:p>
      <text:h text:style-name="Heading_20_1" text:outline-level="1">Psalm 126 <text:s/>When Zion’s fortunes <text:span text:style-name="T1">God</text:span> restored</text:h>
      <text:p text:style-name="Firstline">1.<text:tab/>When Zion’s fortunes <text:span text:style-name="T1">God</text:span> restored,</text:p>
      <text:p text:style-name="IndentedLine"><text:s text:c="3"/>it was a dream come true.</text:p>
      <text:p text:style-name="NonIndentedLine">Our mouths were then with laughter filled,</text:p>
      <text:p text:style-name="LastLine"><text:s text:c="3"/>our tongues with songs anew.</text:p>
      <text:p text:style-name="Firstline">2.<text:tab/>The nations said, “The <text:span text:style-name="T1">Lord</text:span> has done</text:p>
      <text:p text:style-name="IndentedLine"><text:s text:c="3"/>great things for Israel.”</text:p>
      <text:p text:style-name="NonIndentedLine">The <text:span text:style-name="T1">Lord</text:span> did mighty things for us,</text:p>
      <text:p text:style-name="LastLine"><text:s text:c="3"/>and joy our hearts knew well.</text:p>
      <text:p text:style-name="Firstline">3.<text:tab/>Restore our fortunes, gracious <text:span text:style-name="T1">Lord</text:span>,</text:p>
      <text:p text:style-name="IndentedLine"><text:s text:c="3"/>like streams in desert soil.</text:p>
      <text:p text:style-name="NonIndentedLine">A joyful harvest will reward</text:p>
      <text:p text:style-name="LastLine"><text:s text:c="3"/>the weeping sower’s toil.</text:p>
      <text:p text:style-name="Firstline">4.<text:tab/>The man who, bearing precious seed,</text:p>
      <text:p text:style-name="IndentedLine"><text:s text:c="3"/>weeps as in toil he grieves,</text:p>
      <text:p text:style-name="NonIndentedLine">will come again with songs of joy,</text:p>
      <text:p text:style-name="LastLine"><text:s text:c="3"/>and bearing harvest sheaves.</text:p>
      <text:h text:style-name="Heading_20_1" text:outline-level="1">Psalm 127 <text:s/>Unless the <text:span text:style-name="T1">Lord</text:span> builds</text:h>
      <text:p text:style-name="Firstline">1.<text:tab/>Unless the <text:span text:style-name="T1">Lord</text:span> builds up the house,</text:p>
      <text:p text:style-name="IndentedLine"><text:s text:c="3"/>its builders toil in vain;</text:p>
      <text:p text:style-name="NonIndentedLine">unless he keeps the city safe,</text:p>
      <text:p text:style-name="LastLine"><text:s text:c="3"/>they vainly watch maintain.</text:p>
      <text:p text:style-name="Firstline">2.<text:tab/>In vain you rise before the dawn</text:p>
      <text:p text:style-name="IndentedLine"><text:s text:c="3"/>and late hours vainly keep</text:p>
      <text:p text:style-name="NonIndentedLine">that you may toil for food to eat –</text:p>
      <text:p text:style-name="LastLine"><text:s text:c="3"/>he gives his loved ones sleep.</text:p>
      <text:p text:style-name="Firstline">3.<text:tab/>Sons are a precious heritage,</text:p>
      <text:p text:style-name="IndentedLine"><text:s text:c="3"/>a blessing from the <text:span text:style-name="T1">Lord</text:span>;</text:p>
      <text:p text:style-name="NonIndentedLine">the children that are born to us</text:p>
      <text:p text:style-name="LastLine"><text:s text:c="3"/>are truly his reward.</text:p>
      <text:p text:style-name="Firstline"><text:soft-page-break/>4.<text:tab/>Like arrows in a warrior’s hand</text:p>
      <text:p text:style-name="IndentedLine"><text:s text:c="3"/>are children of one’s youth.</text:p>
      <text:p text:style-name="NonIndentedLine">The man whose quiver’s full of them</text:p>
      <text:p text:style-name="LastLine"><text:s text:c="3"/>is blest by God in truth.</text:p>
      <text:p text:style-name="Firstline">5.<text:tab/>Such man will not be put to shame –</text:p>
      <text:p text:style-name="IndentedLine"><text:s text:c="3"/>that will not be their fate –</text:p>
      <text:p text:style-name="NonIndentedLine">when they contend against their foes</text:p>
      <text:p text:style-name="LastLine"><text:s text:c="3"/>who face them in the gate.</text:p>
      <text:h text:style-name="Heading_20_1" text:outline-level="1">Psalm 128 <text:s/>How blest are all who fear the <text:span text:style-name="T1">Lord</text:span></text:h>
      <text:p text:style-name="Firstline">1.<text:tab/>How blest are all who fear the <text:span text:style-name="T1">Lord</text:span>,</text:p>
      <text:p text:style-name="IndentedLine"><text:s text:c="3"/>who walk the way that he has shown.</text:p>
      <text:p text:style-name="NonIndentedLine">Success and blessing will be yours;</text:p>
      <text:p text:style-name="LastLine"><text:s text:c="3"/>you’ll eat the fruit that you have grown.</text:p>
      <text:p text:style-name="Firstline">2.<text:tab/>Your wife will be a fruitful vine;</text:p>
      <text:p text:style-name="IndentedLine"><text:s text:c="3"/>and round your table will be placed</text:p>
      <text:p text:style-name="NonIndentedLine">your children like young olive shoots.</text:p>
      <text:p text:style-name="LastLine"><text:s text:c="3"/>Thus he who fears the <text:span text:style-name="T1">Lord</text:span> is blest.</text:p>
      <text:p text:style-name="Firstline">3.<text:tab/>May you behold Jerusalem’s good;</text:p>
      <text:p text:style-name="IndentedLine"><text:s text:c="3"/>from Zion may <text:span text:style-name="T1">God</text:span>’s blessing flow.</text:p>
      <text:p text:style-name="NonIndentedLine">Your children’s children may you see.</text:p>
      <text:p text:style-name="LastLine"><text:s text:c="3"/>May <text:span text:style-name="T1">God</text:span> on Israel peace bestow.</text:p>
      <text:h text:style-name="Heading_20_1" text:outline-level="1">Psalm 129 <text:s/>They have oppressed me</text:h>
      <text:p text:style-name="Firstline">1.<text:tab/>They have oppressed me from my youth –</text:p>
      <text:p text:style-name="IndentedLine"><text:s text:c="3"/>let Israèl now make this known –</text:p>
      <text:p text:style-name="NonIndentedLine">they have oppressed me from my youth;</text:p>
      <text:p text:style-name="LastLine"><text:s text:c="3"/>yet I have not been overthrown.</text:p>
      <text:p text:style-name="Firstline">2.<text:tab/>They drew their ploughs across my back;</text:p>
      <text:p text:style-name="IndentedLine"><text:s text:c="3"/>the ploughmen made their furrows long.</text:p>
      <text:p text:style-name="NonIndentedLine">The <text:span text:style-name="T1">Lord</text:span> is just, he cut me free</text:p>
      <text:p text:style-name="LastLine"><text:s text:c="3"/>from cords of those who did me wrong.</text:p>
      <text:p text:style-name="Firstline">3.<text:tab/>May all who hate Jerusalem</text:p>
      <text:p text:style-name="IndentedLine"><text:s text:c="3"/>be put to shame and turned away.</text:p>
      <text:p text:style-name="NonIndentedLine">May they, like grass upon the roof,</text:p>
      <text:p text:style-name="LastLine"><text:s text:c="3"/>not grow, but wither and decay.</text:p>
      <text:p text:style-name="Firstline">4.<text:tab/>Such grass can fill no reaper’s hands;</text:p>
      <text:p text:style-name="IndentedLine"><text:s text:c="3"/>the gatherer has no reward.</text:p>
      <text:p text:style-name="NonIndentedLine">May passers-by not say to them:</text:p>
      <text:p text:style-name="LastLine"><text:s text:c="3"/>“We wish you blessing from the <text:span text:style-name="T1">Lord</text:span>!”</text:p>
      <text:h text:style-name="Heading_20_1" text:outline-level="1"><text:soft-page-break/>Psalm 130 <text:s/>From out the depths I cry</text:h>
      <text:p text:style-name="Firstline">1.<text:tab/>From out the depths I cry, O <text:span text:style-name="T1">Lord</text:span>, to thee;</text:p>
      <text:p text:style-name="IndentedLine"><text:s text:c="3"/>Lord, hear my call.</text:p>
      <text:p text:style-name="NonIndentedLine">I love thee, <text:span text:style-name="T1">Lord</text:span>, for thou dost heed my plea,</text:p>
      <text:p text:style-name="IndentedLine"><text:s text:c="3"/>forgiving all.</text:p>
      <text:p text:style-name="NonIndentedLine">If thou shouldst mark our sins, who then could stand?</text:p>
      <text:p text:style-name="LastLine"><text:s text:c="3"/>But grace and mercy dwell at thy right hand.</text:p>
      <text:p text:style-name="Firstline">2.<text:tab/>I wait for God, the <text:span text:style-name="T1">Lord,</text:span> and on his word</text:p>
      <text:p text:style-name="IndentedLine"><text:s text:c="3"/>my hope relies.</text:p>
      <text:p text:style-name="NonIndentedLine">My soul still waits and looks unto the Lord</text:p>
      <text:p text:style-name="IndentedLine"><text:s text:c="3"/>till light arise.</text:p>
      <text:p text:style-name="NonIndentedLine">I look for him to drive away my night,</text:p>
      <text:p text:style-name="LastLine"><text:s text:c="3"/>yea, more than watchmen look for morning light.</text:p>
      <text:p text:style-name="Firstline">3.<text:tab/>Hope in the <text:span text:style-name="T1">Lord,</text:span> ye waiting saints, and he</text:p>
      <text:p text:style-name="IndentedLine"><text:s text:c="3"/>will well provide.</text:p>
      <text:p text:style-name="NonIndentedLine">For mercy and redemption full and free</text:p>
      <text:p text:style-name="IndentedLine"><text:s text:c="3"/>with him abide.</text:p>
      <text:p text:style-name="NonIndentedLine">From sin and evil, mighty though they seem,</text:p>
      <text:p text:style-name="LastLine"><text:s text:c="3"/>his arm almighty will his saints redeem.</text:p>
      <text:h text:style-name="Heading_20_1" text:outline-level="1">Psalm 131 <text:s/>O <text:span text:style-name="T1">Lord</text:span>, my heart is not proud<text:tab/></text:h>
      <text:p text:style-name="NonIndentedLine">O <text:span text:style-name="T1">Lord</text:span>, my heart is not proud,</text:p>
      <text:p text:style-name="IndentedLine"><text:s text:c="3"/>nor haughty my eyes.</text:p>
      <text:p text:style-name="IndentedLine"><text:s text:c="3"/>I have not gone after things too great,</text:p>
      <text:p text:style-name="IndentedLine"><text:s text:c="3"/>nor marvels beyond me.</text:p>
      <text:p text:style-name="NonIndentedLine">Truly I have set my soul, O <text:span text:style-name="T1">Lord</text:span>,</text:p>
      <text:p text:style-name="IndentedLine"><text:s text:c="3"/>in silence and peace;</text:p>
      <text:p text:style-name="IndentedLine"><text:s text:c="3"/>at rest as a child in its mother’s arms,</text:p>
      <text:p text:style-name="IndentedLine"><text:s text:c="3"/>so is my soul.</text:p>
      <text:p text:style-name="NonIndentedLine">O Israèl, put your hope in the <text:span text:style-name="T1">Lord</text:span>,</text:p>
      <text:p text:style-name="LastLine"><text:s text:c="3"/>now and forever!</text:p>
      <text:h text:style-name="Heading_20_1" text:outline-level="1">Psalm 132 <text:s/><text:span text:style-name="T1">Lord</text:span> our God, remember David</text:h>
      <text:p text:style-name="Firstline">1.<text:tab/><text:span text:style-name="T1">Lord</text:span> our God, remember David</text:p>
      <text:p text:style-name="IndentedLine"><text:s text:c="3"/>and the hardships which he bore.</text:p>
      <text:p text:style-name="IndentedLine"><text:s text:c="3"/>To the Mighty One of Jacob,</text:p>
      <text:p text:style-name="IndentedLine"><text:s text:c="3"/>to the <text:span text:style-name="T1">Lord</text:span>, this oath he swore:</text:p>
      <text:p text:style-name="NonIndentedLine">“My house I will never enter;</text:p>
      <text:p text:style-name="IndentedLine"><text:s text:c="3"/>rest and slumber I will shun,</text:p>
      <text:p text:style-name="IndentedLine"><text:s text:c="3"/>till I find the <text:span text:style-name="T1">Lord</text:span> a dwelling</text:p>
      <text:p text:style-name="LastLine"><text:s text:c="3"/>fit for Jacob's Mighty One.”</text:p>
      <text:p text:style-name="Firstline"><text:soft-page-break/>2.<text:tab/>We, in Ephrathah, have heard this,</text:p>
      <text:p text:style-name="IndentedLine"><text:s text:c="3"/>found it in the fields of Jaar:</text:p>
      <text:p text:style-name="IndentedLine"><text:s text:c="3"/>“Let us hasten to his dwelling</text:p>
      <text:p text:style-name="IndentedLine"><text:s text:c="3"/>worship at his footstool there.</text:p>
      <text:p text:style-name="NonIndentedLine">Rise, O <text:span text:style-name="T1">Lord</text:span>, and dwell among us,</text:p>
      <text:p text:style-name="IndentedLine"><text:s text:c="3"/>resting with your ark of might!</text:p>
      <text:p text:style-name="IndentedLine"><text:s text:c="3"/>May your priests be clothed with honour,</text:p>
      <text:p text:style-name="LastLine"><text:s text:c="3"/>may your saints sing with delight.”</text:p>
      <text:p text:style-name="Firstline">3.<text:tab/>For the sake of your own servant,</text:p>
      <text:p text:style-name="IndentedLine"><text:s text:c="3"/>David, your appointed one,</text:p>
      <text:p text:style-name="IndentedLine"><text:s text:c="3"/>do not turn away your favour</text:p>
      <text:p text:style-name="IndentedLine"><text:s text:c="3"/>from his own anointed son.</text:p>
      <text:p text:style-name="NonIndentedLine"><text:span text:style-name="T1">God</text:span> has sworn an oath to David;</text:p>
      <text:p text:style-name="IndentedLine"><text:s text:c="3"/>from it he will never turn:</text:p>
      <text:p text:style-name="IndentedLine"><text:s text:c="3"/>“I will choose from your descendants</text:p>
      <text:p text:style-name="LastLine"><text:s text:c="3"/>one to sit upon your throne.</text:p>
      <text:p text:style-name="Firstline">4.<text:tab/>“If your sons will keep my covenant</text:p>
      <text:p text:style-name="IndentedLine"><text:s text:c="3"/>and the statutes I make known,</text:p>
      <text:p text:style-name="IndentedLine"><text:s text:c="3"/>surely then shall their descendants</text:p>
      <text:p text:style-name="IndentedLine"><text:s text:c="3"/>sit forever on your throne.”</text:p>
      <text:p text:style-name="NonIndentedLine">For the <text:span text:style-name="T1">Lord</text:span> has chosen Zion –</text:p>
      <text:p text:style-name="IndentedLine"><text:s text:c="3"/>there he wishes to remain:</text:p>
      <text:p text:style-name="IndentedLine"><text:s text:c="3"/>“Here’s my resting place forever,</text:p>
      <text:p text:style-name="LastLine"><text:s text:c="3"/>here it pleases me to reign.</text:p>
      <text:p text:style-name="Firstline">5.<text:tab/>“I will bless her with abundance;</text:p>
      <text:p text:style-name="IndentedLine"><text:s text:c="3"/>for her poor much food I’ll bring.</text:p>
      <text:p text:style-name="IndentedLine"><text:s text:c="3"/>I will grant her priests salvation,</text:p>
      <text:p text:style-name="IndentedLine"><text:s text:c="3"/>and with joy her saints will sing.</text:p>
      <text:p text:style-name="NonIndentedLine">I will raise a horn for David,</text:p>
      <text:p text:style-name="IndentedLine"><text:s text:c="3"/>for my chosen one a light.</text:p>
      <text:p text:style-name="IndentedLine"><text:s text:c="3"/>With disgrace his foes I’ll cover,</text:p>
      <text:p text:style-name="LastLine"><text:s text:c="3"/>he’ll be crowned with glory bright.”</text:p>
      <text:h text:style-name="Heading_20_1" text:outline-level="1">Psalm 133 <text:s/>How excellent a thing it is</text:h>
      <text:p text:style-name="Firstline">1.<text:tab/>How excellent a thing it is,</text:p>
      <text:p text:style-name="IndentedLine"><text:s text:c="3"/>how pleasant and how good,</text:p>
      <text:p text:style-name="NonIndentedLine">when brothers dwell in unity</text:p>
      <text:p text:style-name="LastLine"><text:s text:c="3"/>and live as brothers should!</text:p>
      <text:p text:style-name="Firstline">2.<text:tab/>For it is like the precious oil,</text:p>
      <text:p text:style-name="IndentedLine"><text:s text:c="3"/>poured out on Aaron’s head,</text:p>
      <text:p text:style-name="NonIndentedLine">that, running over, down his beard,</text:p>
      <text:p text:style-name="LastLine"><text:s text:c="3"/>upon his collar spread.</text:p>
      <text:p text:style-name="Firstline">3.<text:tab/>Like Hermon’s dew, upon the hill</text:p>
      <text:p text:style-name="IndentedLine"><text:s text:c="3"/>of Zion it descends.</text:p>
      <text:p text:style-name="NonIndentedLine">The <text:span text:style-name="T1">Lord</text:span> bestows his blessing there –</text:p>
      <text:p text:style-name="LastLine"><text:s text:c="3"/>the life that never ends.</text:p>
      <text:h text:style-name="Heading_20_1" text:outline-level="1"><text:soft-page-break/>Psalm 134 <text:s/>O bless our <text:span text:style-name="T1">God</text:span> with one accord</text:h>
      <text:p text:style-name="Firstline">1.<text:tab/><text:span text:style-name="T3">O </text:span>bless our <text:span text:style-name="T1">God</text:span> with <text:span text:style-name="T3">one accord</text:span>,</text:p>
      <text:p text:style-name="IndentedLine"><text:s text:c="3"/><text:span text:style-name="T3">ye</text:span> faithful servants <text:span text:style-name="T3">of the </text:span><text:span text:style-name="T2">Lord</text:span>,</text:p>
      <text:p text:style-name="NonIndentedLine"><text:span text:style-name="T3">who</text:span> in his house do <text:span text:style-name="T3">stand by night</text:span>;</text:p>
      <text:p text:style-name="LastLine"><text:s text:c="3"/><text:span text:style-name="T3">and</text:span> praise him there with <text:span text:style-name="T3">all your might</text:span>.</text:p>
      <text:p text:style-name="Firstline">2.<text:tab/><text:span text:style-name="T3">Lift </text:span>up your hands, in <text:span text:style-name="T3">prayer draw nigh</text:span></text:p>
      <text:p text:style-name="IndentedLine"><text:s text:c="3"/><text:span text:style-name="T3">un</text:span>to his sanctu<text:span text:style-name="T3">ary</text:span> <text:span text:style-name="T3">high</text:span>;</text:p>
      <text:p text:style-name="NonIndentedLine"><text:span text:style-name="T3">bless</text:span> ye the <text:span text:style-name="T1">Lord</text:span>, kneel <text:span text:style-name="T3">at his feet</text:span>,</text:p>
      <text:p text:style-name="LastLine"><text:s text:c="3"/><text:span text:style-name="T3">and </text:span>worship him with <text:span text:style-name="T3">reverence meet</text:span>.</text:p>
      <text:p text:style-name="Firstline">3.<text:tab/><text:span text:style-name="T3">Je</text:span>hovah bless thee <text:span text:style-name="T3">from above</text:span>,</text:p>
      <text:p text:style-name="IndentedLine"><text:s text:c="3"/><text:span text:style-name="T3">from</text:span> Zion in his <text:span text:style-name="T3">boundless love</text:span>,</text:p>
      <text:p text:style-name="NonIndentedLine"><text:span text:style-name="T3">our</text:span> <text:span text:style-name="T1">God</text:span> who heav’n and <text:span text:style-name="T3">earth did frame</text:span>;</text:p>
      <text:p text:style-name="LastLine"><text:s text:c="3"/><text:span text:style-name="T3">blest </text:span>be his great and <text:span text:style-name="T3">holy name</text:span>.</text:p>
      <text:h text:style-name="Heading_20_1" text:outline-level="1">Psalm 135 <text:s/>Praise the <text:span text:style-name="T1">Lord</text:span>, all you his servants!</text:h>
      <text:p text:style-name="Firstline">1.<text:tab/>Praise the <text:span text:style-name="T1">Lord</text:span>, all you his servants!</text:p>
      <text:p text:style-name="IndentedLine"><text:s text:c="3"/>Praise his name with glad accord,</text:p>
      <text:p text:style-name="IndentedLine"><text:s text:c="3"/>you who serve God in his temple,</text:p>
      <text:p text:style-name="IndentedLine"><text:s text:c="3"/>in the dwelling of the <text:span text:style-name="T1">Lord</text:span>.</text:p>
      <text:p text:style-name="NonIndentedLine">Praise the <text:span text:style-name="T1">Lord</text:span>, for this is fitting.</text:p>
      <text:p text:style-name="IndentedLine"><text:s text:c="3"/>He is good; his praise proclaim.</text:p>
      <text:p text:style-name="IndentedLine"><text:s text:c="3"/>Praise the <text:span text:style-name="T1">Lord</text:span>, for it is pleasant</text:p>
      <text:p text:style-name="LastLine"><text:s text:c="3"/>to sing praises to his name.</text:p>
      <text:p text:style-name="Firstline">2.<text:tab/>For the <text:span text:style-name="T1">Lord</text:span> has chosen Jacob</text:p>
      <text:p text:style-name="IndentedLine"><text:s text:c="3"/>to belong to him alone.</text:p>
      <text:p text:style-name="IndentedLine"><text:s text:c="3"/>Israèl to be his treasure,</text:p>
      <text:p text:style-name="IndentedLine"><text:s text:c="3"/>set apart to be his own.</text:p>
      <text:p text:style-name="NonIndentedLine">For I know the <text:span text:style-name="T1">Lord</text:span> is mighty;</text:p>
      <text:p text:style-name="IndentedLine"><text:s text:c="3"/>greater than all gods is he.</text:p>
      <text:p text:style-name="IndentedLine"><text:s text:c="3"/>He is so<text:span text:style-name="T4">ver</text:span>eign in the heavens,</text:p>
      <text:p text:style-name="LastLine"><text:s text:c="3"/>on the earth and in the sea.</text:p>
      <text:p text:style-name="Firstline">3.<text:tab/>He makes thunderclouds to gather</text:p>
      <text:p text:style-name="IndentedLine"><text:s text:c="3"/>from the earth’s remotest shores;</text:p>
      <text:p text:style-name="IndentedLine"><text:s text:c="3"/>with the rain he sends forth lightning,</text:p>
      <text:p text:style-name="IndentedLine"><text:s text:c="3"/>brings the wind out from his stores.</text:p>
      <text:p text:style-name="NonIndentedLine">He struck down all Egypt’s firstborn;</text:p>
      <text:p text:style-name="IndentedLine"><text:s text:c="3"/>man and beast alike were slain.</text:p>
      <text:p text:style-name="IndentedLine"><text:s text:c="3"/>Mighty signs he showed in Egypt,</text:p>
      <text:p text:style-name="LastLine"><text:s text:c="3"/>routing Pharaoh and his men.</text:p>
      <text:p text:style-name="Firstline"><text:soft-page-break/>4.<text:tab/>Many nations he defeated;</text:p>
      <text:p text:style-name="IndentedLine"><text:s text:c="3"/>kings he slew with mighty hand –</text:p>
      <text:p text:style-name="IndentedLine"><text:s text:c="3"/>Og of Bashan and King Sihon,</text:p>
      <text:p text:style-name="IndentedLine"><text:s text:c="3"/>all the kings of Canaan’s land.</text:p>
      <text:p text:style-name="NonIndentedLine">All their lands he gave to Jacob,</text:p>
      <text:p text:style-name="IndentedLine"><text:s text:c="3"/>to his people Israel;</text:p>
      <text:p text:style-name="IndentedLine"><text:s text:c="3"/>as a heritage he gave them</text:p>
      <text:p text:style-name="LastLine"><text:s text:c="3"/>lands where they might safely dwell.</text:p>
      <text:p text:style-name="Firstline">5.<text:tab/><text:span text:style-name="T1">Lord</text:span>, your name endures forever;</text:p>
      <text:p text:style-name="IndentedLine"><text:s text:c="3"/>your renown is ever great.</text:p>
      <text:p text:style-name="IndentedLine"><text:s text:c="3"/>For the <text:span text:style-name="T1">Lord</text:span> sustains his servants</text:p>
      <text:p text:style-name="IndentedLine"><text:s text:c="3"/>and his folk will vindicate.</text:p>
      <text:p text:style-name="NonIndentedLine">But the idols of the nations,</text:p>
      <text:p text:style-name="IndentedLine"><text:s text:c="3"/>made of silver and of gold,</text:p>
      <text:p text:style-name="IndentedLine"><text:s text:c="3"/>are by human hands created</text:p>
      <text:p text:style-name="LastLine"><text:s text:c="3"/>with a hammer or a mould.</text:p>
      <text:p text:style-name="Firstline">6.<text:tab/>Mouths they have, but speak they cannot;</text:p>
      <text:p text:style-name="IndentedLine"><text:s text:c="3"/>eyes they have, but cannot see.</text:p>
      <text:p text:style-name="IndentedLine"><text:s text:c="3"/>Ears they have, but hear they cannot;</text:p>
      <text:p text:style-name="IndentedLine"><text:s text:c="3"/>in their mouths no breath can be.</text:p>
      <text:p text:style-name="NonIndentedLine">Those who make them will be like them;</text:p>
      <text:p text:style-name="IndentedLine"><text:s text:c="3"/>those who trust them are the same.</text:p>
      <text:p text:style-name="IndentedLine"><text:s text:c="3"/>Praise the <text:span text:style-name="T1">Lord</text:span>, O house of Israel;</text:p>
      <text:p text:style-name="LastLine"><text:s text:c="3"/>Aaron’s house, exalt his name.</text:p>
      <text:p text:style-name="Firstline">7.<text:tab/>Praise the <text:span text:style-name="T1">Lord</text:span>, O house of Levi;</text:p>
      <text:p text:style-name="IndentedLine"><text:s text:c="3"/>you who fear him, praise the <text:span text:style-name="T1">Lord</text:span>!</text:p>
      <text:p text:style-name="NonIndentedLine">Praise the <text:span text:style-name="T1">Lord</text:span> who dwells in Zion!</text:p>
      <text:p text:style-name="IndentedLine"><text:s text:c="3"/>Praise the <text:span text:style-name="T1">Lord</text:span> who dwells in Zion!</text:p>
      <text:p text:style-name="IndentedLine"><text:s text:c="3"/>Praise the <text:span text:style-name="T1">Lord</text:span> who dwells in Zion,</text:p>
      <text:p text:style-name="LastLine"><text:s text:c="3"/>in Jeru<text:span text:style-name="T4">sal</text:span>em praise the <text:span text:style-name="T1">Lord</text:span>!</text:p>
      <text:h text:style-name="Heading_20_1" text:outline-level="1">Psalm 136 <text:s/>O thank the <text:span text:style-name="T1">Lord</text:span>, for he is good</text:h>
      <text:p text:style-name="Firstline">1.<text:tab/>O thank the <text:span text:style-name="T1">Lord</text:span>, for he is good;</text:p>
      <text:p text:style-name="IndentedLine"><text:s text:c="3"/>his love endures forever.</text:p>
      <text:p text:style-name="NonIndentedLine">O thank the God of gods always;</text:p>
      <text:p text:style-name="IndentedLine"><text:s text:c="3"/>his love will fail us never.</text:p>
      <text:p text:style-name="NonIndentedLine">Give glory to the Lord of lords;</text:p>
      <text:p text:style-name="IndentedLine"><text:s text:c="3"/>his love endures forever.</text:p>
      <text:p text:style-name="NonIndentedLine">Great wonders he alone performs;</text:p>
      <text:p text:style-name="LastLine"><text:s text:c="3"/>his love will fail us never.</text:p>
      <text:p text:style-name="Firstline">2.<text:tab/>In wisdom he has made the heavens;</text:p>
      <text:p text:style-name="IndentedLine"><text:s text:c="3"/>his love endures forever.</text:p>
      <text:p text:style-name="NonIndentedLine">He set the earth above the seas;</text:p>
      <text:p text:style-name="IndentedLine"><text:s text:c="3"/>his love will fail us never.</text:p>
      <text:p text:style-name="NonIndentedLine">He made the sun to rule the day –</text:p>
      <text:p text:style-name="IndentedLine"><text:s text:c="3"/>his love endures forever –</text:p>
      <text:p text:style-name="NonIndentedLine">the moon and stars to rule the night;</text:p>
      <text:p text:style-name="LastLine"><text:s text:c="3"/>his love will fail us never.</text:p>
      <text:p text:style-name="Firstline"><text:soft-page-break/>3.<text:tab/>He struck down Egypt’s firstborn sons;</text:p>
      <text:p text:style-name="IndentedLine"><text:s text:c="3"/>his love endures forever.</text:p>
      <text:p text:style-name="NonIndentedLine">By might he brought out Israel;</text:p>
      <text:p text:style-name="IndentedLine"><text:s text:c="3"/>his love will fail us never.</text:p>
      <text:p text:style-name="NonIndentedLine">He made a pathway through the sea;</text:p>
      <text:p text:style-name="IndentedLine"><text:s text:c="3"/>his love endures forever.</text:p>
      <text:p text:style-name="NonIndentedLine">And through it he brought Israel</text:p>
      <text:p text:style-name="LastLine"><text:s text:c="3"/>his love will fail us never.</text:p>
      <text:p text:style-name="Firstline">4.<text:tab/>The <text:span text:style-name="T1">Lord</text:span> drowned Pharaoh and his host;</text:p>
      <text:p text:style-name="IndentedLine"><text:s text:c="3"/>God’s love endures forever;</text:p>
      <text:p text:style-name="NonIndentedLine">his own led through the wilderness;</text:p>
      <text:p text:style-name="IndentedLine"><text:s text:c="3"/>his love will fail us never.</text:p>
      <text:p text:style-name="NonIndentedLine">Thank him who struck down mighty kings –</text:p>
      <text:p text:style-name="IndentedLine"><text:s text:c="3"/>his love endures forever –</text:p>
      <text:p text:style-name="NonIndentedLine">and slaughtered kings of great renown –</text:p>
      <text:p text:style-name="LastLine"><text:s text:c="3"/>his love will fail us never –</text:p>
      <text:p text:style-name="Firstline">5.<text:tab/>King Sihon of the Amorites –</text:p>
      <text:p text:style-name="IndentedLine"><text:s text:c="3"/>God’s love endures forever –</text:p>
      <text:p text:style-name="NonIndentedLine">and Og, the king of Bashan, too;</text:p>
      <text:p text:style-name="IndentedLine"><text:s text:c="3"/>God’s love will fail us never.</text:p>
      <text:p text:style-name="NonIndentedLine">He made their lands a heritage –</text:p>
      <text:p text:style-name="IndentedLine"><text:s text:c="3"/>his love endures forever –</text:p>
      <text:p text:style-name="NonIndentedLine">for his own servant Israel;</text:p>
      <text:p text:style-name="LastLine"><text:s text:c="3"/>his love will fail us never.</text:p>
      <text:p text:style-name="Firstline">6.<text:tab/>He thought upon us in our need;</text:p>
      <text:p text:style-name="IndentedLine"><text:s text:c="3"/>his love endures forever;</text:p>
      <text:p text:style-name="NonIndentedLine">and freed us from our enemies;</text:p>
      <text:p text:style-name="IndentedLine"><text:s text:c="3"/>his love will fail us never.</text:p>
      <text:p text:style-name="NonIndentedLine">To every creature he gives food;</text:p>
      <text:p text:style-name="IndentedLine"><text:s text:c="3"/>his love endures forever.</text:p>
      <text:p text:style-name="NonIndentedLine">Give thanks to God, the God of heaven;</text:p>
      <text:p text:style-name="LastLine"><text:s text:c="3"/>his love will fail us never.</text:p>
      <text:h text:style-name="Heading_20_1" text:outline-level="1">Psalm 137 <text:s/>By Babel’s streams we sat and wept</text:h>
      <text:p text:style-name="Firstline">1.<text:tab/>By Babel’s streams we sat and wept,</text:p>
      <text:p text:style-name="IndentedLine"><text:s text:c="3"/>for memory still to Zion clung.</text:p>
      <text:p text:style-name="NonIndentedLine">The winds alone our harp strings swept,</text:p>
      <text:p text:style-name="LastLine"><text:s text:c="3"/>that on the drooping willows hung.</text:p>
      <text:p text:style-name="Firstline">2.<text:tab/>There our rude captors, flushed with pride;</text:p>
      <text:p text:style-name="IndentedLine"><text:s text:c="3"/>a song required to mock our wrongs;</text:p>
      <text:p text:style-name="NonIndentedLine">our spoilers called for mirth and cried,</text:p>
      <text:p text:style-name="LastLine"><text:s text:c="3"/>“Come, sing us one of Zion’s songs.”</text:p>
      <text:p text:style-name="Firstline">3.<text:tab/>Not songs but sighs to us belong</text:p>
      <text:p text:style-name="IndentedLine"><text:s text:c="3"/>when Zion’s walls in ruin lie;</text:p>
      <text:p text:style-name="NonIndentedLine">how shall we sing Jehovah’s song</text:p>
      <text:p text:style-name="LastLine"><text:s text:c="3"/>while in an alien land we die?</text:p>
      <text:p text:style-name="Firstline"><text:soft-page-break/>4.<text:tab/>O Zion fair, God’s holy hill,</text:p>
      <text:p text:style-name="IndentedLine"><text:s text:c="3"/>wherein our God delights to dwell,</text:p>
      <text:p text:style-name="NonIndentedLine">let my right hand forget her skill</text:p>
      <text:p text:style-name="LastLine"><text:s text:c="3"/>if I forget to love thee well.</text:p>
      <text:p text:style-name="Firstline">5.<text:tab/>If I do not remember thee,</text:p>
      <text:p text:style-name="IndentedLine"><text:s text:c="3"/>then let my tongue from utterance cease,</text:p>
      <text:p text:style-name="NonIndentedLine">if any earthly joy to me</text:p>
      <text:p text:style-name="LastLine"><text:s text:c="3"/>be dear as Zion’s joy and peace.</text:p>
      <text:p text:style-name="Firstline">6.<text:tab/>Remember, <text:span text:style-name="T1">Lord</text:span>, the dreadful day</text:p>
      <text:p text:style-name="IndentedLine"><text:s text:c="3"/>of Zion’s cruel overthrow.</text:p>
      <text:p text:style-name="NonIndentedLine">How happy he who shall repay</text:p>
      <text:p text:style-name="LastLine"><text:s text:c="3"/>the bitter hatred of her foe.</text:p>
      <text:h text:style-name="Heading_20_1" text:outline-level="1">Psalm 137b <text:s/>By flowing waters of Babylon</text:h>
      <text:p text:style-name="Firstline">1.<text:tab/>By flowing waters of Babylon</text:p>
      <text:p text:style-name="IndentedLine"><text:s text:c="3"/>we hung our harps on the willows:</text:p>
      <text:p text:style-name="NonIndentedLine">how shall we sing our Jehovah’s song</text:p>
      <text:p text:style-name="LastLine"><text:s text:c="3"/>in a foreign land, far away?</text:p>
      <text:p text:style-name="Firstline">2.<text:tab/>They who oppress us and mock our grief</text:p>
      <text:p text:style-name="IndentedLine"><text:s text:c="3"/>tell us to sing and be merry:</text:p>
      <text:p text:style-name="NonIndentedLine">how can we worship when spirits fail</text:p>
      <text:p text:style-name="LastLine"><text:s text:c="3"/>in an alien land, far away?</text:p>
      <text:p text:style-name="Firstline">3.<text:tab/>If we forget you, Jerusalem,</text:p>
      <text:p text:style-name="IndentedLine"><text:s text:c="3"/>may we keep silence forever!</text:p>
      <text:p text:style-name="NonIndentedLine">Still we remember our distant home</text:p>
      <text:p text:style-name="LastLine"><text:s text:c="3"/>in another land, far away.</text:p>
      <text:h text:style-name="Heading_20_1" text:outline-level="1">Psalm 138 <text:s/>With grateful heart my thanks I bring</text:h>
      <text:p text:style-name="Firstline">1.<text:tab/>With grateful heart my thanks I bring,</text:p>
      <text:p text:style-name="IndentedLine"><text:s text:c="3"/>before the great thy praise I sing.</text:p>
      <text:p text:style-name="IndentedLine"><text:s text:c="3"/>I worship in thy holy place</text:p>
      <text:p text:style-name="IndentedLine"><text:s text:c="3"/>and praise thee for thy truth and grace;</text:p>
      <text:p text:style-name="NonIndentedLine">for truth and grace together shine</text:p>
      <text:p text:style-name="IndentedLine"><text:s text:c="3"/>in thy most holy word divine,</text:p>
      <text:p text:style-name="LastLine"><text:s text:c="3"/>in thy most holy word divine.</text:p>
      <text:p text:style-name="Firstline">2.<text:tab/>I cried to thee and thou didst save,</text:p>
      <text:p text:style-name="IndentedLine"><text:s text:c="3"/>thy word of grace new courage gave.</text:p>
      <text:p text:style-name="IndentedLine"><text:s text:c="3"/>The kings of earth shall thank thee, <text:span text:style-name="T1">Lord</text:span>,</text:p>
      <text:p text:style-name="IndentedLine"><text:s text:c="3"/>for they have heard thy wondrous word.</text:p>
      <text:p text:style-name="NonIndentedLine">Yea, they shall come with songs of praise,</text:p>
      <text:p text:style-name="IndentedLine"><text:s text:c="3"/>for great and glorious are thy ways,</text:p>
      <text:p text:style-name="LastLine"><text:s text:c="3"/>for great and glorious are thy ways.</text:p>
      <text:p text:style-name="Firstline"><text:soft-page-break/>3.<text:tab/>O <text:span text:style-name="T1">Lord</text:span>, enthroned in glory bright,</text:p>
      <text:p text:style-name="IndentedLine"><text:s text:c="3"/>thou reignest in the heav’nly height;</text:p>
      <text:p text:style-name="IndentedLine"><text:s text:c="3"/>the proud in vain thy favour seek,</text:p>
      <text:p text:style-name="IndentedLine"><text:s text:c="3"/>but thou hast mercy for the meek.</text:p>
      <text:p text:style-name="NonIndentedLine">Through trouble though my pathway be,</text:p>
      <text:p text:style-name="IndentedLine"><text:s text:c="3"/>thou wilt revive and strengthen me,</text:p>
      <text:p text:style-name="LastLine"><text:s text:c="3"/>thou wilt revive and strengthen me,</text:p>
      <text:p text:style-name="Firstline">4.<text:tab/>Thou wilt stretch forth thy mighty arm</text:p>
      <text:p text:style-name="IndentedLine"><text:s text:c="3"/>to save me when my foes alarm.</text:p>
      <text:p text:style-name="IndentedLine"><text:s text:c="3"/>The work thou hast for me begun</text:p>
      <text:p text:style-name="IndentedLine"><text:s text:c="3"/>shall by thy grace be fully done,</text:p>
      <text:p text:style-name="NonIndentedLine">forever mercy dwells with thee;</text:p>
      <text:p text:style-name="IndentedLine"><text:s text:c="3"/>O <text:span text:style-name="T1">Lord</text:span>, my Maker, think on me;</text:p>
      <text:p text:style-name="LastLine"><text:s text:c="3"/>O <text:span text:style-name="T1">Lord</text:span>, my Maker, think on me.</text:p>
      <text:h text:style-name="Heading_20_1" text:outline-level="1">Psalm 139 <text:s/>O <text:span text:style-name="T1">God</text:span>, you search me</text:h>
      <text:p text:style-name="Firstline">1.<text:tab/>O <text:span text:style-name="T1">God</text:span>, you search me and you know me;</text:p>
      <text:p text:style-name="IndentedLine"><text:s text:c="3"/>all my thoughts lie open to your gaze.</text:p>
      <text:p text:style-name="NonIndentedLine">When I walk or lie down you are before me;</text:p>
      <text:p text:style-name="LastLine"><text:s text:c="3"/>ever the maker and keeper of my days.</text:p>
      <text:p text:style-name="Firstline">2.<text:tab/>You know my resting and my rising;</text:p>
      <text:p text:style-name="IndentedLine"><text:s text:c="3"/>you discern my purpose from afar.</text:p>
      <text:p text:style-name="NonIndentedLine">And with love everlasting you besiege me;</text:p>
      <text:p text:style-name="LastLine"><text:s text:c="3"/>in every moment of life and death, you are.</text:p>
      <text:p text:style-name="Firstline">3.<text:tab/>Before a word is on my tongue, <text:span text:style-name="T1">Lord</text:span>,</text:p>
      <text:p text:style-name="IndentedLine"><text:s text:c="3"/>you have known its meaning through and through.</text:p>
      <text:p text:style-name="NonIndentedLine">You are with me, beyond my understanding;</text:p>
      <text:p text:style-name="LastLine"><text:s text:c="3"/>God of my present, my past and future, too.</text:p>
      <text:p text:style-name="Firstline">4.<text:tab/>Where can I go, <text:span text:style-name="T1">Lord</text:span>, from your Spirit?</text:p>
      <text:p text:style-name="IndentedLine"><text:s text:c="3"/>Oh, to flee from you I know not where.</text:p>
      <text:p text:style-name="NonIndentedLine">If I rise up to heaven, there I find you,</text:p>
      <text:p text:style-name="LastLine"><text:s text:c="3"/>and if in death I seek refuge, you are there.</text:p>
      <text:p text:style-name="Firstline">5.<text:tab/>If e’en the wings of dawn should hide me,</text:p>
      <text:p text:style-name="IndentedLine"><text:s text:c="3"/>or the distant reaches of the sea,</text:p>
      <text:p text:style-name="NonIndentedLine">even there will your loving hand still guide me,</text:p>
      <text:p text:style-name="LastLine"><text:s text:c="3"/>and with your right hand, so strong, lay hold on me.</text:p>
      <text:p text:style-name="Firstline">6.<text:tab/>If I think darkness should protect me</text:p>
      <text:p text:style-name="IndentedLine"><text:s text:c="3"/>and the light should hide me from your sight…</text:p>
      <text:p text:style-name="NonIndentedLine">But the night and the light alike to you are;</text:p>
      <text:p text:style-name="LastLine"><text:s text:c="3"/>even the darkness, as day, to you is bright.</text:p>
      <text:p text:style-name="Firstline">7.<text:tab/>For all my being you created;</text:p>
      <text:p text:style-name="IndentedLine"><text:s text:c="3"/>in my mother’s womb you knit the whole.</text:p>
      <text:p text:style-name="NonIndentedLine">What a fearful and wondrous thing you’ve made, <text:span text:style-name="T1">Lord</text:span>!</text:p>
      <text:p text:style-name="LastLine"><text:s text:c="3"/>I know it well. O give thanks to God, my soul.</text:p>
      <text:p text:style-name="Firstline"><text:soft-page-break/>8.<text:tab/>My frame could not be hidden from you</text:p>
      <text:p text:style-name="IndentedLine"><text:s text:c="3"/>when in secret depths you shaped my form.</text:p>
      <text:p text:style-name="NonIndentedLine">And my days were all numbered and recorded,</text:p>
      <text:p text:style-name="LastLine"><text:s text:c="3"/>each one ordained though I had not yet been born.</text:p>
      <text:p text:style-name="Firstline">9.<text:tab/>How precious are your thoughts to me, God.</text:p>
      <text:p text:style-name="IndentedLine"><text:s text:c="3"/>Their great sum – it’s more than I can view!</text:p>
      <text:p text:style-name="NonIndentedLine">Should I count them, the sand they would outnumber.</text:p>
      <text:p text:style-name="LastLine"><text:s text:c="3"/>When I awake, I find I am still with you.</text:p>
      <text:p text:style-name="Firstline">10.<text:tab/>O God, that you would slay the wicked –</text:p>
      <text:p text:style-name="IndentedLine"><text:s text:c="3"/>go from me, all you bloodthirsty men –</text:p>
      <text:p text:style-name="NonIndentedLine">for with evil designs they speak against you;</text:p>
      <text:p text:style-name="LastLine"><text:s text:c="3"/>your holy name they take on their lips in vain.</text:p>
      <text:p text:style-name="Firstline">11.<text:tab/>O <text:span text:style-name="T1">Lord</text:span>, I hate all those who hate you,</text:p>
      <text:p text:style-name="IndentedLine"><text:s text:c="3"/>and those who resist you I deplore</text:p>
      <text:p text:style-name="NonIndentedLine">with a hatred intense as I can muster.</text:p>
      <text:p text:style-name="LastLine"><text:s text:c="3"/>My enemies are all they whom you abhor.</text:p>
      <text:p text:style-name="Firstline">12.<text:tab/>Search me, O God, and know my heart well.</text:p>
      <text:p text:style-name="IndentedLine"><text:s text:c="3"/>All my anxious thoughts please test and know.</text:p>
      <text:p text:style-name="NonIndentedLine">See if any offensive way be in me</text:p>
      <text:p text:style-name="LastLine"><text:s text:c="3"/>and in the way everlasting lead me home.</text:p>
      <text:h text:style-name="Heading_20_1" text:outline-level="1">Psalm 139b <text:s/><text:span text:style-name="T1">Lord</text:span>, thou hast searched me</text:h>
      <text:p text:style-name="Firstline">1.<text:tab/><text:span text:style-name="T1">Lord</text:span>, thou hast searched me and dost know</text:p>
      <text:p text:style-name="IndentedLine"><text:s text:c="3"/>where’er I rest, where’er I go;</text:p>
      <text:p text:style-name="NonIndentedLine">thou knowest all that I have planned,</text:p>
      <text:p text:style-name="LastLine"><text:s text:c="3"/>and all my ways are in thy hand.</text:p>
      <text:p text:style-name="Firstline">2.<text:tab/>My words from thee I cannot hide.</text:p>
      <text:p text:style-name="IndentedLine"><text:s text:c="3"/>I feel thy pow’r on every side.</text:p>
      <text:p text:style-name="NonIndentedLine">O wondrous knowledge, awful might,</text:p>
      <text:p text:style-name="LastLine"><text:s text:c="3"/>unfathomed depth, unmeasured height!</text:p>
      <text:p text:style-name="Firstline">3.<text:tab/>Where can I go apart from thee,</text:p>
      <text:p text:style-name="IndentedLine"><text:s text:c="3"/>or whither from thy presence flee?</text:p>
      <text:p text:style-name="NonIndentedLine">In heav’n? it is thy dwelling fair;</text:p>
      <text:p text:style-name="LastLine"><text:s text:c="3"/>in death’s abode? lo, thou art there.</text:p>
      <text:p text:style-name="Firstline">4.<text:tab/>If I the wings of morning take,</text:p>
      <text:p text:style-name="IndentedLine"><text:s text:c="3"/>and far away my dwelling make,</text:p>
      <text:p text:style-name="NonIndentedLine">the hand that leadeth me is thine,</text:p>
      <text:p text:style-name="LastLine"><text:s text:c="3"/>and my support thy power divine.</text:p>
      <text:p text:style-name="Firstline">5.<text:tab/>If deepest darkness cover me,</text:p>
      <text:p text:style-name="IndentedLine"><text:s text:c="3"/>the darkness hideth not from thee;</text:p>
      <text:p text:style-name="NonIndentedLine">to thee both night and day are bright,</text:p>
      <text:p text:style-name="LastLine"><text:s text:c="3"/>the darkness shineth as the light.</text:p>
      <text:p text:style-name="Firstline"><text:soft-page-break/>6.<text:tab/>All that I am I owe to thee;</text:p>
      <text:p text:style-name="IndentedLine"><text:s text:c="3"/>thy wisdom, <text:span text:style-name="T1">Lord</text:span>, has fashioned me.</text:p>
      <text:p text:style-name="NonIndentedLine">I give my Maker thankful praise,</text:p>
      <text:p text:style-name="LastLine"><text:s text:c="3"/>whose wondrous works my soul amaze.</text:p>
      <text:p text:style-name="Firstline">7.<text:tab/>Ere into being I was brought,</text:p>
      <text:p text:style-name="IndentedLine"><text:s text:c="3"/>thine eye did see, and in thy thought</text:p>
      <text:p text:style-name="NonIndentedLine">my life in all its perfect plan</text:p>
      <text:p text:style-name="LastLine"><text:s text:c="3"/>was ordered ere my days began.</text:p>
      <text:p text:style-name="Firstline">8.<text:tab/>Thy thoughts, O God, how manifold,</text:p>
      <text:p text:style-name="IndentedLine"><text:s text:c="3"/>more precious unto me than gold!</text:p>
      <text:p text:style-name="NonIndentedLine">I muse on their infinity.</text:p>
      <text:p text:style-name="LastLine"><text:s text:c="3"/>Awaking, I am still with thee.</text:p>
      <text:p text:style-name="Firstline">9.<text:tab/>The wicked thou wilt surely slay;</text:p>
      <text:p text:style-name="IndentedLine"><text:s text:c="3"/>from me let sinners turn away.</text:p>
      <text:p text:style-name="NonIndentedLine">They speak against the name divine;</text:p>
      <text:p text:style-name="LastLine"><text:s text:c="3"/>I count <text:span text:style-name="T1">God</text:span>’s enemies as mine.</text:p>
      <text:p text:style-name="Firstline">10.<text:tab/>Search me, O God, my heart discern;</text:p>
      <text:p text:style-name="IndentedLine"><text:s text:c="3"/>try me, my inmost thought to learn;</text:p>
      <text:p text:style-name="NonIndentedLine">and lead me, if in sin I stray,</text:p>
      <text:p text:style-name="LastLine"><text:s text:c="3"/>to choose the everlasting way.</text:p>
      <text:h text:style-name="Heading_20_1" text:outline-level="1">Psalm 140 <text:s/>Save me, O <text:span text:style-name="T1">Lord</text:span></text:h>
      <text:p text:style-name="Firstline">1.<text:tab/>Save me, O <text:span text:style-name="T1">Lord</text:span>, from evil men;</text:p>
      <text:p text:style-name="IndentedLine"><text:s text:c="3"/>from v<text:span text:style-name="T4">iol</text:span>ent men protect my way,</text:p>
      <text:p text:style-name="IndentedLine"><text:s text:c="3"/>for evil schemes are in their hearts,</text:p>
      <text:p text:style-name="IndentedLine"><text:s text:c="3"/>and war they stir up every day.</text:p>
      <text:p text:style-name="NonIndentedLine">Like snakes, their tongues have sharpened tips</text:p>
      <text:p text:style-name="LastLine"><text:s text:c="3"/>with vipers’ poison on their lips.</text:p>
      <text:p text:style-name="Firstline">2.<text:tab/>Keep me, O <text:span text:style-name="T1">Lord</text:span>, from wicked hands;</text:p>
      <text:p text:style-name="IndentedLine"><text:s text:c="3"/>from men of violence set me free,</text:p>
      <text:p text:style-name="IndentedLine"><text:s text:c="3"/>for they conspire to trip my feet.</text:p>
      <text:p text:style-name="IndentedLine"><text:s text:c="3"/>The proud have hidden snares for me;</text:p>
      <text:p text:style-name="NonIndentedLine">they spread the meshes of their net,</text:p>
      <text:p text:style-name="LastLine"><text:s text:c="3"/>and on my pathway traps are set.</text:p>
      <text:p text:style-name="Firstline">3.<text:tab/>O <text:span text:style-name="T1">Lord</text:span>, I say, “You are my God.”</text:p>
      <text:p text:style-name="IndentedLine"><text:s text:c="3"/><text:span text:style-name="T1">Lord</text:span>, listen to my cry for aid.</text:p>
      <text:p text:style-name="IndentedLine"><text:s text:c="3"/>O So<text:span text:style-name="T4">ver</text:span>eign <text:span text:style-name="T1">Lord</text:span>, my Saviour strong,</text:p>
      <text:p text:style-name="IndentedLine"><text:s text:c="3"/>in battle you protect my head.</text:p>
      <text:p text:style-name="NonIndentedLine">Refuse the wicked their desire;</text:p>
      <text:p text:style-name="LastLine"><text:s text:c="3"/>to shame them, make their plots misfire.</text:p>
      <text:p text:style-name="Firstline">4.<text:tab/>O <text:span text:style-name="T1">Lord</text:span>, let those who hem me in</text:p>
      <text:p text:style-name="IndentedLine"><text:s text:c="3"/>be overwhelmed by their own lies.</text:p>
      <text:p text:style-name="IndentedLine"><text:s text:c="3"/>Let burning coals upon them fall;</text:p>
      <text:p text:style-name="IndentedLine"><text:s text:c="3"/>from deepest pits may they not rise,</text:p>
      <text:p text:style-name="NonIndentedLine">May liars find no place to stay,</text:p>
      <text:p text:style-name="LastLine"><text:s text:c="3"/>the vi-o-lent be swept away.</text:p>
      <text:p text:style-name="Firstline"><text:soft-page-break/>5.<text:tab/>I know it is the <text:span text:style-name="T1">Lord</text:span> alone</text:p>
      <text:p text:style-name="IndentedLine"><text:s text:c="3"/>whose judgment vindicates the poor;</text:p>
      <text:p text:style-name="IndentedLine"><text:s text:c="3"/>it is the <text:span text:style-name="T1">Lord</text:span> who will uphold</text:p>
      <text:p text:style-name="IndentedLine"><text:s text:c="3"/>and make the needy’s cause secure.</text:p>
      <text:p text:style-name="NonIndentedLine">To you the righteous praise will give;</text:p>
      <text:p text:style-name="LastLine"><text:s text:c="3"/>the upright in your sight will live.</text:p>
      <text:h text:style-name="Heading_20_1" text:outline-level="1">Psalm 141 <text:s/>O <text:span text:style-name="T1">Lord</text:span>, I call to you</text:h>
      <text:p text:style-name="Firstline">1.<text:tab/>O <text:span text:style-name="T1">Lord</text:span>, I call to you.</text:p>
      <text:p text:style-name="IndentedLine"><text:s text:c="3"/>Come quickly! I’m in need!</text:p>
      <text:p text:style-name="NonIndentedLine">And, when I cry to you for help,</text:p>
      <text:p text:style-name="LastLine"><text:s text:c="3"/>to my appeal give heed.</text:p>
      <text:p text:style-name="Firstline">2.<text:tab/>Like incense may my prayer</text:p>
      <text:p text:style-name="IndentedLine"><text:s text:c="3"/>before your face arise –</text:p>
      <text:p text:style-name="NonIndentedLine">the raising of my hands be like</text:p>
      <text:p text:style-name="LastLine"><text:s text:c="3"/>the evening sacrifice.</text:p>
      <text:p text:style-name="Firstline">3.<text:tab/>Keep watch, <text:span text:style-name="T1">Lord</text:span>, on my mouth,</text:p>
      <text:p text:style-name="IndentedLine"><text:s text:c="3"/>and guard my lips, I pray;</text:p>
      <text:p text:style-name="NonIndentedLine">let not my heart to evil thoughts</text:p>
      <text:p text:style-name="LastLine"><text:s text:c="3"/>be drawn and led astray.</text:p>
      <text:p text:style-name="Firstline">4.<text:tab/>Keep me from taking part</text:p>
      <text:p text:style-name="IndentedLine"><text:s text:c="3"/>in what the evil do;</text:p>
      <text:p text:style-name="NonIndentedLine">let me not taste their choicest food,</text:p>
      <text:p text:style-name="LastLine"><text:s text:c="3"/>lest I be false to you.</text:p>
      <text:p text:style-name="Firstline">5.<text:tab/>A righteous friend’s rebuke</text:p>
      <text:p text:style-name="IndentedLine"><text:s text:c="3"/>will be a soothing balm;</text:p>
      <text:p text:style-name="NonIndentedLine">such blows, in kindness aimed at me,</text:p>
      <text:p text:style-name="LastLine"><text:s text:c="3"/>will never do me harm.</text:p>
      <text:p text:style-name="Firstline">6.<text:tab/>Against the wicked’s deeds</text:p>
      <text:p text:style-name="IndentedLine"><text:s text:c="3"/>I make my constant prayer,</text:p>
      <text:p text:style-name="NonIndentedLine">their rulers will be thrown from cliffs,</text:p>
      <text:p text:style-name="LastLine"><text:s text:c="3"/>and they will perish there.</text:p>
      <text:p text:style-name="Firstline">7.<text:tab/>The wicked then will know</text:p>
      <text:p text:style-name="IndentedLine"><text:s text:c="3"/>my words were spoken well.</text:p>
      <text:p text:style-name="NonIndentedLine">Like ground that’s ploughed, their bones are strewn</text:p>
      <text:p text:style-name="LastLine"><text:s text:c="3"/>before the mouth of hell.</text:p>
      <text:p text:style-name="Firstline">8.<text:tab/>But now, O Sovereign <text:span text:style-name="T1">Lord</text:span>,</text:p>
      <text:p text:style-name="IndentedLine"><text:s text:c="3"/>on you I fix my gaze;</text:p>
      <text:p text:style-name="NonIndentedLine">do not deliver me to death –</text:p>
      <text:p text:style-name="LastLine"><text:s text:c="3"/>you are my help always.</text:p>
      <text:p text:style-name="Firstline">9.<text:tab/>Protect me from the traps</text:p>
      <text:p text:style-name="IndentedLine"><text:s text:c="3"/>the wicked set for me,</text:p>
      <text:p text:style-name="NonIndentedLine">and let them be ensnared themselves,</text:p>
      <text:p text:style-name="LastLine"><text:s text:c="3"/>while I instead go free.</text:p>
      <text:h text:style-name="Heading_20_1" text:outline-level="1"><text:soft-page-break/>Psalm 142 <text:s/>I cry for mercy</text:h>
      <text:p text:style-name="Firstline">1.<text:tab/>I cry for mercy to the <text:span text:style-name="T1">Lord</text:span>;</text:p>
      <text:p text:style-name="IndentedLine"><text:s text:c="3"/>to him I lift my voice in prayer.</text:p>
      <text:p text:style-name="NonIndentedLine">Before the <text:span text:style-name="T1">Lord</text:span> I bring my plea;</text:p>
      <text:p text:style-name="LastLine"><text:s text:c="3"/>to him my trouble I declare.</text:p>
      <text:p text:style-name="Firstline">2.<text:tab/>Each time my spirit faints in me,</text:p>
      <text:p text:style-name="IndentedLine"><text:s text:c="3"/>you are the one who knows my way;</text:p>
      <text:p text:style-name="NonIndentedLine">for in the path on which I walk</text:p>
      <text:p text:style-name="LastLine"><text:s text:c="3"/>a hidden snare for me they lay.</text:p>
      <text:p text:style-name="Firstline">3.<text:tab/>Look to my right hand and take note:</text:p>
      <text:p text:style-name="IndentedLine"><text:s text:c="3"/>there is not one concerned for me.</text:p>
      <text:p text:style-name="NonIndentedLine">I have no refuge; no one cares</text:p>
      <text:p text:style-name="LastLine"><text:s text:c="3"/>for me in my adversity.</text:p>
      <text:p text:style-name="Firstline">4.<text:tab/>I cry aloud to you, O <text:span text:style-name="T1">Lord</text:span>:</text:p>
      <text:p text:style-name="IndentedLine"><text:s text:c="3"/>“You are my hiding place in strife;</text:p>
      <text:p text:style-name="NonIndentedLine">you are the one sustaining me;</text:p>
      <text:p text:style-name="LastLine"><text:s text:c="3"/>you keep me in the land of life.”</text:p>
      <text:p text:style-name="Firstline">5.<text:tab/><text:span text:style-name="T1">Lord</text:span>, listen to my cry for help,</text:p>
      <text:p text:style-name="IndentedLine"><text:s text:c="3"/>for I am in extremity.</text:p>
      <text:p text:style-name="NonIndentedLine">Save me from those who seek my life,</text:p>
      <text:p text:style-name="LastLine"><text:s text:c="3"/>because they are too strong for me.</text:p>
      <text:p text:style-name="Firstline">6.<text:tab/>So that I may give thanks to you,</text:p>
      <text:p text:style-name="IndentedLine"><text:s text:c="3"/>from prison’s darkness set me free.</text:p>
      <text:p text:style-name="NonIndentedLine">The righteous then will gather round,</text:p>
      <text:p text:style-name="LastLine"><text:s text:c="3"/>because you’ve shown your love to me.</text:p>
      <text:h text:style-name="Heading_20_1" text:outline-level="1">Psalm 143 <text:s/>Hear now my prayer, O <text:span text:style-name="T1">Lord</text:span></text:h>
      <text:p text:style-name="Firstline">1.<text:tab/>Hear now my prayer, O <text:span text:style-name="T1">Lord</text:span>;</text:p>
      <text:p text:style-name="IndentedLine"><text:s text:c="3"/>my cry for mercy heed.</text:p>
      <text:p text:style-name="IndentedLine"><text:s text:c="3"/>In truth and righteousness</text:p>
      <text:p text:style-name="IndentedLine"><text:s text:c="3"/>draw near to meet my need.</text:p>
      <text:p text:style-name="NonIndentedLine">And do not judge me in your sight</text:p>
      <text:p text:style-name="LastLine"><text:s text:c="3"/>for in your presence none is right.</text:p>
      <text:p text:style-name="Firstline">2.<text:tab/>The foe has hounded me</text:p>
      <text:p text:style-name="IndentedLine"><text:s text:c="3"/>and crushed me to the ground,</text:p>
      <text:p text:style-name="IndentedLine"><text:s text:c="3"/>in darkness made me dwell</text:p>
      <text:p text:style-name="IndentedLine"><text:s text:c="3"/>like those in death long bound.</text:p>
      <text:p text:style-name="NonIndentedLine">And so my spirit is afraid;</text:p>
      <text:p text:style-name="LastLine"><text:s text:c="3"/>my heart within me is dismayed.</text:p>
      <text:p text:style-name="Firstline">3.<text:tab/>Therefore I call to mind</text:p>
      <text:p text:style-name="IndentedLine"><text:s text:c="3"/>the days and years long gone;</text:p>
      <text:p text:style-name="IndentedLine"><text:s text:c="3"/>I ponder all your works</text:p>
      <text:p text:style-name="IndentedLine"><text:s text:c="3"/>and what your hands have done.</text:p>
      <text:p text:style-name="NonIndentedLine">To you in prayer I spread my hands;</text:p>
      <text:p text:style-name="LastLine"><text:s text:c="3"/>for you I thirst, like arid lands.</text:p>
      <text:p text:style-name="Firstline"><text:soft-page-break/>4.<text:tab/>My spirit fails, O <text:span text:style-name="T1">Lord</text:span>;</text:p>
      <text:p text:style-name="IndentedLine"><text:s text:c="3"/>come quickly to my side.</text:p>
      <text:p text:style-name="IndentedLine"><text:s text:c="3"/>Hide not your face from me,</text:p>
      <text:p text:style-name="IndentedLine"><text:s text:c="3"/>lest to the pit I slide.</text:p>
      <text:p text:style-name="NonIndentedLine">Let morning bring your love anew,</text:p>
      <text:p text:style-name="LastLine"><text:s text:c="3"/>for I have put my trust in you.</text:p>
      <text:p text:style-name="Firstline">5.<text:tab/>To you I lift my soul;</text:p>
      <text:p text:style-name="IndentedLine"><text:s text:c="3"/>show me the way to go.</text:p>
      <text:p text:style-name="IndentedLine"><text:s text:c="3"/>I hide myself in you;</text:p>
      <text:p text:style-name="IndentedLine"><text:s text:c="3"/><text:span text:style-name="T1">Lord</text:span>, save me from my foe.</text:p>
      <text:p text:style-name="NonIndentedLine">My God, teach me to do your will;</text:p>
      <text:p text:style-name="LastLine"><text:s text:c="3"/>may your good Spirit lead me still.</text:p>
      <text:p text:style-name="Firstline">6.<text:tab/>For your great mercy’s sake,</text:p>
      <text:p text:style-name="IndentedLine"><text:s text:c="3"/>O <text:span text:style-name="T1">Lord</text:span>, preserve my life;</text:p>
      <text:p text:style-name="IndentedLine"><text:s text:c="3"/>and in your righteousness</text:p>
      <text:p text:style-name="IndentedLine"><text:s text:c="3"/>deliver me from strife.</text:p>
      <text:p text:style-name="NonIndentedLine">In love, put all my foes to shame;</text:p>
      <text:p text:style-name="LastLine"><text:s text:c="3"/>destroy them, for I bear your name.</text:p>
      <text:h text:style-name="Heading_20_1" text:outline-level="1">Psalm 144 <text:s/>All praise to the <text:span text:style-name="T1">Lord</text:span></text:h>
      <text:p text:style-name="Firstline">1.<text:tab/>All praise to the <text:span text:style-name="T1">Lord</text:span>, who prepares me to fight;</text:p>
      <text:p text:style-name="IndentedLine"><text:s text:c="3"/>for he is my fortress, the rock of my might.</text:p>
      <text:p text:style-name="NonIndentedLine"><text:span text:style-name="T1">Lord</text:span>, why care for mortals, whose brief earthly stay</text:p>
      <text:p text:style-name="LastLine"><text:s text:c="3"/>is like fleeting shadows, soon passing away?</text:p>
      <text:p text:style-name="Firstline">2.<text:tab/>O <text:span text:style-name="T1">Lord</text:span>, part the heavens, reach down from on high;</text:p>
      <text:p text:style-name="IndentedLine"><text:s text:c="3"/>touch mountains with smoke, flash your fire in the sky.</text:p>
      <text:p text:style-name="NonIndentedLine"><text:span text:style-name="T1">Lord</text:span>, save me from those who deal only in lies;</text:p>
      <text:p text:style-name="LastLine"><text:s text:c="3"/>their hands are deceitful, your ways they despise.</text:p>
      <text:p text:style-name="Firstline">3.<text:tab/>I’ll sing a new song on a harp of ten strings.</text:p>
      <text:p text:style-name="IndentedLine"><text:s text:c="3"/><text:span text:style-name="T1">Lord</text:span>, you are the one who gives vic<text:span text:style-name="T4">tor</text:span>y to kings.</text:p>
      <text:p text:style-name="NonIndentedLine">Your hand keeps me safe from the foes’ deadly sword.</text:p>
      <text:p text:style-name="LastLine"><text:s text:c="3"/>Deliver me from the deceitful, O <text:span text:style-name="T1">Lord</text:span>.</text:p>
      <text:p text:style-name="Firstline">4.<text:tab/>Our children will blossom in beauty and grace.</text:p>
      <text:p text:style-name="IndentedLine"><text:s text:c="3"/>Our barns will be filled, sheep and cattle increase.</text:p>
      <text:p text:style-name="NonIndentedLine">No cry of distress in our streets will be heard.</text:p>
      <text:p text:style-name="LastLine"><text:s text:c="3"/>How blest are the people whose God is the <text:span text:style-name="T1">Lord</text:span>!</text:p>
      <text:h text:style-name="Heading_20_1" text:outline-level="1">Psalm 145 <text:s/>I will exalt my God and King</text:h>
      <text:p text:style-name="Firstline">1.<text:tab/>I will exalt my God and King,</text:p>
      <text:p text:style-name="IndentedLine"><text:s text:c="3"/>and I will ever praise your name.</text:p>
      <text:p text:style-name="IndentedLine"><text:s text:c="3"/>I will extol you every day</text:p>
      <text:p text:style-name="IndentedLine"><text:s text:c="3"/>and ever more your praise proclaim.</text:p>
      <text:p text:style-name="NonIndentedLine">You, <text:span text:style-name="T1">Lord</text:span>, are greatly to be praised;</text:p>
      <text:p text:style-name="IndentedLine"><text:s text:c="3"/>your greatness is beyond all thought.</text:p>
      <text:p text:style-name="IndentedLine"><text:s text:c="3"/>From age to age your people tell</text:p>
      <text:p text:style-name="LastLine"><text:s text:c="3"/>the mighty wonders you have wrought.</text:p>
      <text:p text:style-name="Firstline"><text:soft-page-break/>2.<text:tab/>On your most glor<text:span text:style-name="T4">iou</text:span>s majesty</text:p>
      <text:p text:style-name="IndentedLine"><text:s text:c="3"/>and on your deeds my mind will dwell.</text:p>
      <text:p text:style-name="IndentedLine"><text:s text:c="3"/>Your deeds will fill the world with awe,</text:p>
      <text:p text:style-name="IndentedLine"><text:s text:c="3"/>and all your greatness I will tell.</text:p>
      <text:p text:style-name="NonIndentedLine">Your matchless goodness and your grace</text:p>
      <text:p text:style-name="IndentedLine"><text:s text:c="3"/>your people will commemorate;</text:p>
      <text:p text:style-name="IndentedLine"><text:s text:c="3"/>and all your truth and righteousness</text:p>
      <text:p text:style-name="LastLine"><text:s text:c="3"/>our joyful song will celebrate.</text:p>
      <text:p text:style-name="Firstline">3.<text:tab/>The <text:span text:style-name="T1">Lord</text:span> our God is rich in grace,</text:p>
      <text:p text:style-name="IndentedLine"><text:s text:c="3"/>tender to us, compassionate.</text:p>
      <text:p text:style-name="IndentedLine"><text:s text:c="3"/>His anger is most slow to rise;</text:p>
      <text:p text:style-name="IndentedLine"><text:s text:c="3"/>his love and kindness are most great.</text:p>
      <text:p text:style-name="NonIndentedLine">The <text:span text:style-name="T1">Lord</text:span> is good in all his ways;</text:p>
      <text:p text:style-name="IndentedLine"><text:s text:c="3"/>his creatures know his constant care.</text:p>
      <text:p text:style-name="IndentedLine"><text:s text:c="3"/>To all his works his love extends;</text:p>
      <text:p text:style-name="LastLine"><text:s text:c="3"/>all creatures in his mercies share.</text:p>
      <text:p text:style-name="Firstline">4.<text:tab/>All you have made will praise you, <text:span text:style-name="T1">Lord</text:span>;</text:p>
      <text:p text:style-name="IndentedLine"><text:s text:c="3"/>your mighty acts your saints will show,</text:p>
      <text:p text:style-name="IndentedLine"><text:s text:c="3"/>till all the peoples on the earth</text:p>
      <text:p text:style-name="IndentedLine"><text:s text:c="3"/>the splendour of your kingdom know.</text:p>
      <text:p text:style-name="NonIndentedLine">Eternal is your kingdom, <text:span text:style-name="T1">Lord</text:span>,</text:p>
      <text:p text:style-name="IndentedLine"><text:s text:c="3"/>forever strong and ever sure;</text:p>
      <text:p text:style-name="IndentedLine"><text:s text:c="3"/>while generations rise and die,</text:p>
      <text:p text:style-name="LastLine"><text:s text:c="3"/>our glor<text:span text:style-name="T4">iou</text:span>s reign will still endure.</text:p>
      <text:p text:style-name="Firstline">5.<text:tab/>The <text:span text:style-name="T1">Lord</text:span> is faithful to his word;</text:p>
      <text:p text:style-name="IndentedLine"><text:s text:c="3"/>he will extend his gracious hand.</text:p>
      <text:p text:style-name="IndentedLine"><text:s text:c="3"/>The <text:span text:style-name="T1">Lord</text:span> upholds the faltering feet</text:p>
      <text:p text:style-name="IndentedLine"><text:s text:c="3"/>and makes the weak securely stand.</text:p>
      <text:p text:style-name="NonIndentedLine">The eyes of all look up to you</text:p>
      <text:p text:style-name="IndentedLine"><text:s text:c="3"/>for food and drink, which you supply;</text:p>
      <text:p text:style-name="IndentedLine"><text:s text:c="3"/>your open hand is bountiful,</text:p>
      <text:p text:style-name="LastLine"><text:s text:c="3"/>and every need you satisfy.</text:p>
      <text:p text:style-name="Firstline">6.<text:tab/>The <text:span text:style-name="T1">Lord</text:span> is just in all his ways;</text:p>
      <text:p text:style-name="IndentedLine"><text:s text:c="3"/>in all his works the <text:span text:style-name="T1">Lord</text:span> is kind,</text:p>
      <text:p text:style-name="IndentedLine"><text:s text:c="3"/>and all who call on him in truth</text:p>
      <text:p text:style-name="IndentedLine"><text:s text:c="3"/>in him a present helper find.</text:p>
      <text:p text:style-name="NonIndentedLine">He will fulfil the heart’s desire</text:p>
      <text:p text:style-name="IndentedLine"><text:s text:c="3"/>of those who fear him and obey.</text:p>
      <text:p text:style-name="IndentedLine"><text:s text:c="3"/>The <text:span text:style-name="T1">Lord</text:span> will surely hear their cry,</text:p>
      <text:p text:style-name="LastLine"><text:s text:c="3"/>will save them when to him they pray.</text:p>
      <text:p text:style-name="Firstline">7.<text:tab/>The <text:span text:style-name="T1">Lord</text:span> in grace preserves his saints,</text:p>
      <text:p text:style-name="IndentedLine"><text:s text:c="3"/>redeeming those who love his name.</text:p>
      <text:p text:style-name="IndentedLine"><text:s text:c="3"/>The wicked he will overthrow</text:p>
      <text:p text:style-name="IndentedLine"><text:s text:c="3"/>and put his enemies to shame.</text:p>
      <text:p text:style-name="NonIndentedLine">My mouth will sing the glorious praise</text:p>
      <text:p text:style-name="IndentedLine"><text:s text:c="3"/>of <text:span text:style-name="T1">God</text:span>, whom earth and heav’n adore.</text:p>
      <text:p text:style-name="IndentedLine"><text:s text:c="3"/>Let every creature praise his name</text:p>
      <text:p text:style-name="LastLine"><text:s text:c="3"/>forever and forevermore!</text:p>
      <text:h text:style-name="Heading_20_1" text:outline-level="1"><text:soft-page-break/>Psalm 146 <text:s/>Hallelujah, praise Jehovah, O my soul</text:h>
      <text:p text:style-name="Firstline">1.<text:tab/>Hallelujah, praise Jehovah,</text:p>
      <text:p text:style-name="IndentedLine"><text:s text:c="3"/>O my soul, Jehovah praise;</text:p>
      <text:p text:style-name="IndentedLine"><text:s text:c="3"/>I will sing the glorious praises</text:p>
      <text:p text:style-name="IndentedLine"><text:s text:c="3"/>of my God through all my days.</text:p>
      <text:p text:style-name="NonIndentedLine">Put no confidence in princes,</text:p>
      <text:p text:style-name="IndentedLine"><text:s text:c="3"/>nor for help on man depend;</text:p>
      <text:p text:style-name="IndentedLine"><text:s text:c="3"/>he shall die, to dust returning,</text:p>
      <text:p text:style-name="LastLine"><text:s text:c="3"/>and his purposes shall end.</text:p>
      <text:p text:style-name="Firstline">2.<text:tab/>Happy is the man that chooses</text:p>
      <text:p text:style-name="IndentedLine"><text:s text:c="3"/>Israel’s God to be his aid;</text:p>
      <text:p text:style-name="IndentedLine"><text:s text:c="3"/>he is blest whose hope of blessing</text:p>
      <text:p text:style-name="IndentedLine"><text:s text:c="3"/>on the <text:span text:style-name="T1">Lord</text:span> his God is stayed.</text:p>
      <text:p text:style-name="NonIndentedLine">Heav’n and earth the <text:span text:style-name="T1">Lord</text:span> created,</text:p>
      <text:p text:style-name="IndentedLine"><text:s text:c="3"/>seas and all that they contain;</text:p>
      <text:p text:style-name="IndentedLine"><text:s text:c="3"/>he delivers from oppression,</text:p>
      <text:p text:style-name="LastLine"><text:s text:c="3"/>righteousness he will maintain.</text:p>
      <text:p text:style-name="Firstline">3.<text:tab/>Food he daily gives the hungry,</text:p>
      <text:p text:style-name="IndentedLine"><text:s text:c="3"/>sets the mourning prisoner free;</text:p>
      <text:p text:style-name="IndentedLine"><text:s text:c="3"/>raises those bowed down with anguish,</text:p>
      <text:p text:style-name="IndentedLine"><text:s text:c="3"/>makes the sightless eyes to see.</text:p>
      <text:p text:style-name="NonIndentedLine">Well Jehovah loves the righteous,</text:p>
      <text:p text:style-name="IndentedLine"><text:s text:c="3"/>and the stranger he befriends,</text:p>
      <text:p text:style-name="IndentedLine"><text:s text:c="3"/>helps the fatherless and widow,</text:p>
      <text:p text:style-name="LastLine"><text:s text:c="3"/>judgment on the wicked sends.</text:p>
      <text:p text:style-name="Firstline">4.<text:tab/>Hallelujah, praise Jehovah,</text:p>
      <text:p text:style-name="IndentedLine"><text:s text:c="3"/>O my soul, Jehovah praise;</text:p>
      <text:p text:style-name="IndentedLine"><text:s text:c="3"/>I will sing the glorious praises</text:p>
      <text:p text:style-name="IndentedLine"><text:s text:c="3"/>of my God through all my days.</text:p>
      <text:p text:style-name="NonIndentedLine">Over all <text:span text:style-name="T1">God</text:span> reigns forever,</text:p>
      <text:p text:style-name="IndentedLine"><text:s text:c="3"/>through all ages he is King;</text:p>
      <text:p text:style-name="IndentedLine"><text:s text:c="3"/>unto him, thy God, O Zion,</text:p>
      <text:p text:style-name="LastLine"><text:s text:c="3"/>joyful hallelujahs sing.</text:p>
      <text:h text:style-name="Heading_20_1" text:outline-level="1">Psalm 147 <text:s/>O sing ye hallelujah!</text:h>
      <text:p text:style-name="Firstline">1.<text:tab/>O sing ye hallelujah!</text:p>
      <text:p text:style-name="IndentedLine"><text:s text:c="3"/>’Tis good our God to praise;</text:p>
      <text:p text:style-name="IndentedLine"><text:s text:c="3"/>’tis pleasant and becoming</text:p>
      <text:p text:style-name="IndentedLine"><text:s text:c="3"/>to him our songs to raise.</text:p>
      <text:p text:style-name="NonIndentedLine">He builds the walls of Zion,</text:p>
      <text:p text:style-name="IndentedLine"><text:s text:c="3"/>he seeks her wandering sons;</text:p>
      <text:p text:style-name="IndentedLine"><text:s text:c="3"/>he binds their wounds and comforts</text:p>
      <text:p text:style-name="LastLine"><text:s text:c="3"/>the brokenhearted ones.</text:p>
      <text:p text:style-name="Firstline"><text:soft-page-break/>2.<text:tab/>The starry hosts he numbers,</text:p>
      <text:p text:style-name="IndentedLine"><text:s text:c="3"/>he calls them all by name;</text:p>
      <text:p text:style-name="IndentedLine"><text:s text:c="3"/>his greatness and his wisdom</text:p>
      <text:p text:style-name="IndentedLine"><text:s text:c="3"/>his wondrous works proclaim.</text:p>
      <text:p text:style-name="NonIndentedLine">The meek he lifts to honour,</text:p>
      <text:p text:style-name="IndentedLine"><text:s text:c="3"/>he humbles sinful pride.</text:p>
      <text:p text:style-name="IndentedLine"><text:s text:c="3"/>Give thanks to him and utter</text:p>
      <text:p text:style-name="LastLine"><text:s text:c="3"/>his praises far and wide.</text:p>
      <text:p text:style-name="Firstline">3.<text:tab/>The heav’ns with clouds he covers,</text:p>
      <text:p text:style-name="IndentedLine"><text:s text:c="3"/>he sends the cheering rain;</text:p>
      <text:p text:style-name="IndentedLine"><text:s text:c="3"/>the slopes of all the mountains</text:p>
      <text:p text:style-name="IndentedLine"><text:s text:c="3"/>he fills with grass and grain.</text:p>
      <text:p text:style-name="NonIndentedLine">To beast and bird his goodness</text:p>
      <text:p text:style-name="IndentedLine"><text:s text:c="3"/>their daily food supplies;</text:p>
      <text:p text:style-name="IndentedLine"><text:s text:c="3"/>he cares for all his creatures,</text:p>
      <text:p text:style-name="LastLine"><text:s text:c="3"/>attentive to their cries.</text:p>
      <text:p text:style-name="Firstline">4.<text:tab/>No human power delights him,</text:p>
      <text:p text:style-name="IndentedLine"><text:s text:c="3"/>no earthly pomp or pride;</text:p>
      <text:p text:style-name="IndentedLine"><text:s text:c="3"/>he loves the meek who fear him</text:p>
      <text:p text:style-name="IndentedLine"><text:s text:c="3"/>and in his love confide.</text:p>
      <text:p text:style-name="NonIndentedLine">Then praise thy God, O Zion,</text:p>
      <text:p text:style-name="IndentedLine"><text:s text:c="3"/>his gracious aid confess;</text:p>
      <text:p text:style-name="IndentedLine"><text:s text:c="3"/>he gives thee peace and plenty,</text:p>
      <text:p text:style-name="LastLine"><text:s text:c="3"/>his gifts thy children bless.</text:p>
      <text:p text:style-name="Firstline">5.<text:tab/>He sends his swift commandment,</text:p>
      <text:p text:style-name="IndentedLine"><text:s text:c="3"/>and snow and ice enfold</text:p>
      <text:p text:style-name="IndentedLine"><text:s text:c="3"/>the world, and none are able</text:p>
      <text:p text:style-name="IndentedLine"><text:s text:c="3"/>to stand before his cold.</text:p>
      <text:p text:style-name="NonIndentedLine">Again he gives commandment:</text:p>
      <text:p text:style-name="IndentedLine"><text:s text:c="3"/>the winds of summer blow,</text:p>
      <text:p text:style-name="IndentedLine"><text:s text:c="3"/>the snow and ice are melted,</text:p>
      <text:p text:style-name="LastLine"><text:s text:c="3"/>again the waters flow.</text:p>
      <text:p text:style-name="Firstline">6.<text:tab/>His statutes and his judgments</text:p>
      <text:p text:style-name="IndentedLine"><text:s text:c="3"/>he makes his people know;</text:p>
      <text:p text:style-name="IndentedLine"><text:s text:c="3"/>to them as to no others</text:p>
      <text:p text:style-name="IndentedLine"><text:s text:c="3"/>his grace he loves to show.</text:p>
      <text:p text:style-name="NonIndentedLine">For matchless grace and mercy</text:p>
      <text:p text:style-name="IndentedLine"><text:s text:c="3"/>your grateful praises bring;</text:p>
      <text:p text:style-name="IndentedLine"><text:s text:c="3"/>to him give thanks forever,</text:p>
      <text:p text:style-name="LastLine"><text:s text:c="3"/>and hallelujah sing.</text:p>
      <text:h text:style-name="Heading_20_1" text:outline-level="1"><text:soft-page-break/>Psalm 148 <text:s/>Hallelujah, praise Jehovah</text:h>
      <text:p text:style-name="Firstline">1.<text:tab/>Hallelujah, praise Jehovah,</text:p>
      <text:p text:style-name="IndentedLine"><text:s text:c="3"/>from the heavens praise his name.</text:p>
      <text:p text:style-name="IndentedLine"><text:s text:c="3"/>Praise Jehovah in the highest,</text:p>
      <text:p text:style-name="IndentedLine"><text:s text:c="3"/>all his angels, praise proclaim.</text:p>
      <text:p text:style-name="NonIndentedLine">All his hosts, together praise him,</text:p>
      <text:p text:style-name="IndentedLine"><text:s text:c="3"/>sun and moon and stars on high;</text:p>
      <text:p text:style-name="IndentedLine"><text:s text:c="3"/>praise him, O ye heav’ns of heavens,</text:p>
      <text:p text:style-name="LastBeforeRefrain"><text:s text:c="3"/>and ye floods above the sky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p text:style-name="Firstline">2.<text:tab/>Let them praises give Jehovah,</text:p>
      <text:p text:style-name="IndentedLine"><text:s text:c="3"/>they were made at his command;</text:p>
      <text:p text:style-name="IndentedLine"><text:s text:c="3"/>them forever he established,</text:p>
      <text:p text:style-name="IndentedLine"><text:s text:c="3"/>his decree shall ever stand.</text:p>
      <text:p text:style-name="NonIndentedLine">From the earth, O praise Jehovah,</text:p>
      <text:p text:style-name="IndentedLine"><text:s text:c="3"/>all ye seas, ye monsters all,</text:p>
      <text:p text:style-name="IndentedLine"><text:s text:c="3"/>fire and hail and snow and vapours,</text:p>
      <text:p text:style-name="LastBeforeRefrain"><text:s text:c="3"/>stormy winds that hear his call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p text:style-name="Firstline">3.<text:tab/>All ye fruitful trees and cedars,</text:p>
      <text:p text:style-name="IndentedLine"><text:s text:c="3"/>all ye hills and mountains high,</text:p>
      <text:p text:style-name="IndentedLine"><text:s text:c="3"/>creeping things and beasts and cattle,</text:p>
      <text:p text:style-name="IndentedLine"><text:s text:c="3"/>birds that in the heavens fly,</text:p>
      <text:p text:style-name="NonIndentedLine">kings of earth and all ye people,</text:p>
      <text:p text:style-name="IndentedLine"><text:s text:c="3"/>princes great, earth’s judges all;</text:p>
      <text:p text:style-name="IndentedLine"><text:s text:c="3"/>praise his name, young men and maidens,</text:p>
      <text:p text:style-name="LastBeforeRefrain"><text:s text:c="3"/>aged men, and children small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h text:style-name="Heading_20_1" text:outline-level="1"><text:soft-page-break/>Psalm 149 <text:s/>Praise the <text:span text:style-name="T1">Lord</text:span>! Give him glory</text:h>
      <text:p text:style-name="Firstline">1.<text:tab/>Praise the <text:span text:style-name="T1">Lord</text:span>! Give him glory and sing a new song.</text:p>
      <text:p text:style-name="IndentedLine"><text:s text:c="3"/>Praise the <text:span text:style-name="T1">Lord</text:span> with his saints in the worshipping throng.</text:p>
      <text:p text:style-name="NonIndentedLine">To their Maker let Israèl joyfully sing;</text:p>
      <text:p text:style-name="LastLine"><text:s text:c="3"/>let the people of Zion be glad in their King.</text:p>
      <text:p text:style-name="Firstline">2.<text:tab/>Let his people with dancing give praise to his name,</text:p>
      <text:p text:style-name="IndentedLine"><text:s text:c="3"/>as with harp and with timbrel their God they acclaim.</text:p>
      <text:p text:style-name="NonIndentedLine">For the <text:span text:style-name="T1">Lord</text:span> in his people takes special delight,</text:p>
      <text:p text:style-name="LastLine"><text:s text:c="3"/>and he crowns with salvation the meek in his sight.</text:p>
      <text:p text:style-name="Firstline">3.<text:tab/>Let the saints shout for joy at the grace he bestows;</text:p>
      <text:p text:style-name="IndentedLine"><text:s text:c="3"/>let them sing and rejoice while they take their repose.</text:p>
      <text:p text:style-name="NonIndentedLine">May their mouths be employed in the praise of the Lord,</text:p>
      <text:p text:style-name="LastLine"><text:s text:c="3"/>and their hands be equipped with a double-edged sword.</text:p>
      <text:p text:style-name="Firstline">4.<text:tab/>They will punish the nations and captive will bring</text:p>
      <text:p text:style-name="IndentedLine"><text:s text:c="3"/>all the peoples of earth, every noble and king.</text:p>
      <text:p text:style-name="NonIndentedLine">They will execute judgment commanded by God.</text:p>
      <text:p text:style-name="LastLine"><text:s text:c="3"/>Thus his saints will be glorified. Worship the <text:span text:style-name="T1">Lord</text:span>!</text:p>
      <text:h text:style-name="Heading_20_1" text:outline-level="1">Psalm 150 <text:s/>Praise God in his holy temple</text:h>
      <text:p text:style-name="Firstline">1.<text:tab/>Praise God in his holy temple;</text:p>
      <text:p text:style-name="IndentedLine"><text:s text:c="3"/>praise the <text:span text:style-name="T1">Lord</text:span> in heavens high.</text:p>
      <text:p text:style-name="NonIndentedLine">Praise him for his acts of power;</text:p>
      <text:p text:style-name="LastLine"><text:s text:c="3"/>praise him for his majesty.</text:p>
      <text:p text:style-name="Firstline">2.<text:tab/>Praise him with the sounding trumpet;</text:p>
      <text:p text:style-name="IndentedLine"><text:s text:c="3"/>praise him with the harp and lute.</text:p>
      <text:p text:style-name="NonIndentedLine">Praise with tambourine and dancing;</text:p>
      <text:p text:style-name="LastLine"><text:s text:c="3"/>praise him with the strings and flute.</text:p>
      <text:p text:style-name="Firstline">3.<text:tab/>Praise him with the clash of cymbals;</text:p>
      <text:p text:style-name="IndentedLine"><text:s text:c="3"/>with loud cymbals praise accord.</text:p>
      <text:p text:style-name="NonIndentedLine">Praise him, everything that’s breathing!</text:p>
      <text:p text:style-name="LastLine"><text:s text:c="3"/>Hallelujah! <text:s/>Praise the <text:span text:style-name="T1">Lord</text:span>!</text:p>
      <text:h text:style-name="Heading_20_1" text:outline-level="1">Psalm 150b <text:s/>Hallelujah! <text:s/>Praise the <text:span text:style-name="T1">Lord</text:span>!</text:h>
      <text:p text:style-name="Firstline">1.<text:tab/><text:span text:style-name="T3">Halle</text:span>lujah! <text:s/>Praise the <text:span text:style-name="T2">Lord</text:span>!</text:p>
      <text:p text:style-name="IndentedLine"><text:s text:c="3"/><text:span text:style-name="T3">Praise God</text:span> in his holy <text:span text:style-name="T3">place</text:span>.</text:p>
      <text:p text:style-name="NonIndentedLine"><text:span text:style-name="T3">In his</text:span> mighty heav’ns praise <text:span text:style-name="T3">God</text:span>,</text:p>
      <text:p text:style-name="IndentedLine"><text:s text:c="3"/><text:span text:style-name="T3">far a</text:span>bove the skies, the <text:span text:style-name="T3">Lord</text:span>.</text:p>
      <text:p text:style-name="IndentedLine"><text:s text:c="3"/><text:span text:style-name="T3">Praise God</text:span> in his heav’nly <text:span text:style-name="T3">glory</text:span>.</text:p>
      <text:p text:style-name="NonIndentedLine"><text:span text:style-name="T3">Praise him</text:span> for his mighty <text:span text:style-name="T3">deeds</text:span>,</text:p>
      <text:p text:style-name="IndentedLine"><text:s text:c="3"/><text:span text:style-name="T3">who sup</text:span>plies us all our <text:span text:style-name="T3">needs</text:span>.</text:p>
      <text:p text:style-name="LastLine"><text:s text:c="3"/><text:span text:style-name="T3">Praise him</text:span> for his awesome <text:span text:style-name="T3">greatness</text:span>.</text:p>
      <text:p text:style-name="Firstline"><text:soft-page-break/>2.<text:tab/><text:span text:style-name="T3">With the</text:span> trumpet praise the <text:span text:style-name="T3">Lord</text:span>.</text:p>
      <text:p text:style-name="IndentedLine"><text:s text:c="3"/><text:span text:style-name="T3">Harp and</text:span> lyre, O praise your <text:span text:style-name="T3">God</text:span>.</text:p>
      <text:p text:style-name="NonIndentedLine"><text:span text:style-name="T3">With the</text:span> timbrel sound his <text:span text:style-name="T3">praise</text:span>.</text:p>
      <text:p text:style-name="IndentedLine"><text:s text:c="3"/><text:span text:style-name="T3">With the</text:span> dance praise him al<text:span text:style-name="T3">ways</text:span>.</text:p>
      <text:p text:style-name="IndentedLine"><text:s text:c="3"/><text:span text:style-name="T3">Pipe and</text:span> strings play to his <text:span text:style-name="T3">glory</text:span>.</text:p>
      <text:p text:style-name="NonIndentedLine"><text:span text:style-name="T3">Praise him</text:span> with the cymbal <text:span text:style-name="T3">crash</text:span>.</text:p>
      <text:p text:style-name="IndentedLine"><text:s text:c="3"/><text:span text:style-name="T3">Praise the</text:span> <text:span text:style-name="T1">Lord</text:span>, all that has <text:span text:style-name="T3">breath</text:span>.</text:p>
      <text:p text:style-name="LastLine"><text:s text:c="3"/><text:span text:style-name="T3">Praise the</text:span> <text:span text:style-name="T1">Lord</text:span>, sing halle<text:span text:style-name="T3">lujah</text:span>!</text:p>
      <text:h text:style-name="Heading_20_1" text:outline-level="1">Hymn 151 <text:s/>On the good and faithful</text:h>
      <text:p text:style-name="Firstline">1.<text:tab/>On the good and faithful</text:p>
      <text:p text:style-name="IndentedLine"><text:s text:c="3"/><text:span text:style-name="T1">God</text:span> has set his love;</text:p>
      <text:p text:style-name="IndentedLine"><text:s text:c="3"/>when they call he sends them</text:p>
      <text:p text:style-name="IndentedLine"><text:s text:c="3"/>blessings from above.</text:p>
      <text:p text:style-name="NonIndentedLine">Stand in awe and sin not,</text:p>
      <text:p text:style-name="IndentedLine"><text:s text:c="3"/>bid your heart be still;</text:p>
      <text:p text:style-name="IndentedLine"><text:s text:c="3"/>through the silent watches</text:p>
      <text:p text:style-name="LastLine"><text:s text:c="3"/>think upon his will.</text:p>
      <text:p text:style-name="Firstline">2.<text:tab/>Lay upon <text:span text:style-name="T1">God</text:span>’s altar</text:p>
      <text:p text:style-name="IndentedLine"><text:s text:c="3"/>good and loving deeds,</text:p>
      <text:p text:style-name="IndentedLine"><text:s text:c="3"/>and in all things trust him</text:p>
      <text:p text:style-name="IndentedLine"><text:s text:c="3"/>to supply your needs.</text:p>
      <text:p text:style-name="NonIndentedLine">Anxious and despairing,</text:p>
      <text:p text:style-name="IndentedLine"><text:s text:c="3"/>many walk in night;</text:p>
      <text:p text:style-name="IndentedLine"><text:s text:c="3"/>but to those that fear him,</text:p>
      <text:p text:style-name="LastLine"><text:s text:c="3"/><text:span text:style-name="T1">God</text:span> will send his light.</text:p>
      <text:p text:style-name="Firstline">3.<text:tab/>In <text:span text:style-name="T1">God’s</text:span> love abiding,</text:p>
      <text:p text:style-name="IndentedLine"><text:s text:c="3"/>I have joy and peace</text:p>
      <text:p text:style-name="IndentedLine"><text:s text:c="3"/>more than all the wicked,</text:p>
      <text:p text:style-name="IndentedLine"><text:s text:c="3"/>though their wealth increase.</text:p>
      <text:p text:style-name="NonIndentedLine">In his care confiding,</text:p>
      <text:p text:style-name="IndentedLine"><text:s text:c="3"/>I will sweetly sleep,</text:p>
      <text:p text:style-name="IndentedLine"><text:s text:c="3"/>for the <text:span text:style-name="T1">Lord,</text:span> my Saviour,</text:p>
      <text:p text:style-name="LastLine"><text:s text:c="3"/>will in safety keep.</text:p>
      <text:h text:style-name="Heading_20_1" text:outline-level="1">Hymn 152 <text:s/>The king of love my Shepherd is</text:h>
      <text:p text:style-name="Firstline">1.<text:tab/>The king of love my Shepherd is,</text:p>
      <text:p text:style-name="IndentedLine"><text:s text:c="3"/>whose goodness fails me never;</text:p>
      <text:p text:style-name="NonIndentedLine">I nothing lack if I am his</text:p>
      <text:p text:style-name="LastLine"><text:s text:c="3"/>and he is mine forever.</text:p>
      <text:p text:style-name="Firstline">2.<text:tab/>Where streams of living water flow</text:p>
      <text:p text:style-name="IndentedLine"><text:s text:c="3"/>my ransomed soul he’s leading,</text:p>
      <text:p text:style-name="NonIndentedLine">and where the verdant pastures grow</text:p>
      <text:p text:style-name="LastLine"><text:s text:c="3"/>with food celestial feeding.</text:p>
      <text:p text:style-name="Firstline"><text:soft-page-break/>3.<text:tab/>Perverse and foolish oft I strayed,</text:p>
      <text:p text:style-name="IndentedLine"><text:s text:c="3"/>but yet in love he sought me,</text:p>
      <text:p text:style-name="NonIndentedLine">and on his shoulder gently laid,</text:p>
      <text:p text:style-name="LastLine"><text:s text:c="3"/>and home rejoicing brought me.</text:p>
      <text:p text:style-name="Firstline">4.<text:tab/>In death’s dark vale I fear no ill</text:p>
      <text:p text:style-name="IndentedLine"><text:s text:c="3"/>with you, dear Lord, beside me,</text:p>
      <text:p text:style-name="NonIndentedLine">your rod and staff my comfort still,</text:p>
      <text:p text:style-name="LastLine"><text:s text:c="3"/>your cross before to guide me.</text:p>
      <text:p text:style-name="Firstline">5.<text:tab/>You spread a table in my sight,</text:p>
      <text:p text:style-name="IndentedLine"><text:s text:c="3"/>from enemies protect me;</text:p>
      <text:p text:style-name="NonIndentedLine">your presence is my chief delight,</text:p>
      <text:p text:style-name="LastLine"><text:s text:c="3"/>your grace is given freely.</text:p>
      <text:p text:style-name="Firstline">6.<text:tab/>And so through all the length of days</text:p>
      <text:p text:style-name="IndentedLine"><text:s text:c="3"/>your goodness fails me never;</text:p>
      <text:p text:style-name="NonIndentedLine">Good Shepherd, may I sing your praise</text:p>
      <text:p text:style-name="LastLine"><text:s text:c="3"/>within your house forever!</text:p>
      <text:h text:style-name="Heading_20_1" text:outline-level="1">Hymn 153 <text:s/>In your wrath and hot displeasure</text:h>
      <text:p text:style-name="Firstline">1.<text:tab/>In your wrath and hot displeasure,</text:p>
      <text:p text:style-name="IndentedLine"><text:s text:c="3"/>chasten not your servant, <text:span text:style-name="T1">Lord;</text:span></text:p>
      <text:p text:style-name="NonIndentedLine">let your mercy, without measure,</text:p>
      <text:p text:style-name="LastLine"><text:s text:c="3"/>help and peace to me afford.</text:p>
      <text:p text:style-name="Firstline">2.<text:tab/>Heavy is my tribulation,</text:p>
      <text:p text:style-name="IndentedLine"><text:s text:c="3"/>sore my punishment has been;</text:p>
      <text:p text:style-name="NonIndentedLine">broken by your indignation,</text:p>
      <text:p text:style-name="LastLine"><text:s text:c="3"/>I am troubled by my sin.</text:p>
      <text:p text:style-name="Firstline">3.<text:tab/>With my burden of transgression</text:p>
      <text:p text:style-name="IndentedLine"><text:s text:c="3"/>heavy laden, overborne,</text:p>
      <text:p text:style-name="NonIndentedLine">humbled low I make confession,</text:p>
      <text:p text:style-name="LastLine"><text:s text:c="3"/>for my folly now I mourn.</text:p>
      <text:p text:style-name="Firstline">4.<text:tab/>Weak and wounded I implore you;</text:p>
      <text:p text:style-name="IndentedLine"><text:s text:c="3"/>Lord, to me your mercy show;</text:p>
      <text:p text:style-name="NonIndentedLine">all my prayer is laid before you,</text:p>
      <text:p text:style-name="LastLine"><text:s text:c="3"/>all my trouble you now know.</text:p>
      <text:p text:style-name="Firstline">5.<text:tab/>Darkness gathers, foes assail me,</text:p>
      <text:p text:style-name="IndentedLine"><text:s text:c="3"/>but I answer not a word;</text:p>
      <text:p text:style-name="NonIndentedLine">all my friends desert and fail me,</text:p>
      <text:p text:style-name="LastLine"><text:s text:c="3"/>you alone my cry have heard.</text:p>
      <text:p text:style-name="Firstline">6.<text:tab/><text:span text:style-name="T1">Lord</text:span>, in you I am confiding;</text:p>
      <text:p text:style-name="IndentedLine"><text:s text:c="3"/>you will answer when I call,</text:p>
      <text:p text:style-name="NonIndentedLine">lest my foes, the good deriding,</text:p>
      <text:p text:style-name="LastLine"><text:s text:c="3"/>triumph in your servant’s fall.</text:p>
      <text:p text:style-name="Firstline"><text:soft-page-break/>7.<text:tab/>I am prone to halt and stumble,</text:p>
      <text:p text:style-name="IndentedLine"><text:s text:c="3"/>grief and sorrow dwell within,</text:p>
      <text:p text:style-name="NonIndentedLine">shame and guilt my spirit humble,</text:p>
      <text:p text:style-name="LastLine"><text:s text:c="3"/>I am sorry for my sin.</text:p>
      <text:p text:style-name="Firstline">8.<text:tab/>Foes about my soul are closing,</text:p>
      <text:p text:style-name="IndentedLine"><text:s text:c="3"/>full of hatred, false, and strong;</text:p>
      <text:p text:style-name="NonIndentedLine">choosing good, I find opposing</text:p>
      <text:p text:style-name="LastLine"><text:s text:c="3"/>all who love and do the wrong.</text:p>
      <text:p text:style-name="Firstline">9.<text:tab/><text:span text:style-name="T1">Lord</text:span>, my God, do not forsake me,</text:p>
      <text:p text:style-name="IndentedLine"><text:s text:c="3"/>let me know that you are near,</text:p>
      <text:p text:style-name="NonIndentedLine">under your protection take me,</text:p>
      <text:p text:style-name="LastLine"><text:s text:c="3"/>as my Saviour now appear.</text:p>
      <text:h text:style-name="Heading_20_1" text:outline-level="1">Hymn 154 <text:s/>Hail to the Lord’s anointed!</text:h>
      <text:p text:style-name="Firstline">1.<text:tab/>Hail to the Lord’s anointed,</text:p>
      <text:p text:style-name="IndentedLine"><text:s text:c="3"/>great David’s greater son!</text:p>
      <text:p text:style-name="NonIndentedLine">Hail, in the time appointed,</text:p>
      <text:p text:style-name="IndentedLine"><text:s text:c="3"/>his reign on earth begun!</text:p>
      <text:p text:style-name="NonIndentedLine">He comes to break oppression,</text:p>
      <text:p text:style-name="IndentedLine"><text:s text:c="3"/>to set the captive free,</text:p>
      <text:p text:style-name="NonIndentedLine">to take away transgression,</text:p>
      <text:p text:style-name="LastLine"><text:s text:c="3"/>and rule in equity.</text:p>
      <text:p text:style-name="Firstline">2.<text:tab/>He shall come down like showers</text:p>
      <text:p text:style-name="IndentedLine"><text:s text:c="3"/>upon the fruitful earth;</text:p>
      <text:p text:style-name="NonIndentedLine">and love, joy, hope, like flowers,</text:p>
      <text:p text:style-name="IndentedLine"><text:s text:c="3"/>spring in his path to birth.</text:p>
      <text:p text:style-name="NonIndentedLine">The king shall have dominion</text:p>
      <text:p text:style-name="IndentedLine"><text:s text:c="3"/>from sea to shining sea,</text:p>
      <text:p text:style-name="NonIndentedLine">and over every nation</text:p>
      <text:p text:style-name="LastLine"><text:s text:c="3"/>his peaceful rule shall be.</text:p>
      <text:p text:style-name="Firstline">3.<text:tab/>The desert tribes adore him</text:p>
      <text:p text:style-name="IndentedLine"><text:s text:c="3"/>and bend to him the knee;</text:p>
      <text:p text:style-name="NonIndentedLine">the wicked bow before him,</text:p>
      <text:p text:style-name="IndentedLine"><text:s text:c="3"/>his glory they will see.</text:p>
      <text:p text:style-name="NonIndentedLine">With gifts of adoration</text:p>
      <text:p text:style-name="IndentedLine"><text:s text:c="3"/>the foreign kings shall meet</text:p>
      <text:p text:style-name="NonIndentedLine">to pour the wealth of nations</text:p>
      <text:p text:style-name="LastLine"><text:s text:c="3"/>in tribute at his feet.</text:p>
      <text:p text:style-name="Firstline">4.<text:tab/>He comes with rescue speedy</text:p>
      <text:p text:style-name="IndentedLine"><text:s text:c="3"/>to those who suffer wrong,</text:p>
      <text:p text:style-name="NonIndentedLine">to help the poor and needy,</text:p>
      <text:p text:style-name="IndentedLine"><text:s text:c="3"/>and bid the weak be strong.</text:p>
      <text:p text:style-name="NonIndentedLine">He turns their sighs to singing,</text:p>
      <text:p text:style-name="IndentedLine"><text:s text:c="3"/>their darkness into light,</text:p>
      <text:p text:style-name="NonIndentedLine">for they, condemned and dying,</text:p>
      <text:p text:style-name="LastLine"><text:s text:c="3"/>are precious in his sight.</text:p>
      <text:p text:style-name="Firstline"><text:soft-page-break/>5.<text:tab/>His kingdom is increasing,</text:p>
      <text:p text:style-name="IndentedLine"><text:s text:c="3"/>a kingdom without end.</text:p>
      <text:p text:style-name="NonIndentedLine">For him shall prayer unceasing</text:p>
      <text:p text:style-name="IndentedLine"><text:s text:c="3"/>and daily praise ascend.</text:p>
      <text:p text:style-name="NonIndentedLine">The mountain dews will nourish</text:p>
      <text:p text:style-name="IndentedLine"><text:s text:c="3"/>a harvest from the fields;</text:p>
      <text:p text:style-name="NonIndentedLine">the grain and fruit will flourish,</text:p>
      <text:p text:style-name="LastLine"><text:s text:c="3"/>the land its bounty yields.</text:p>
      <text:p text:style-name="Firstline">6.<text:tab/>In name forever glorious,</text:p>
      <text:p text:style-name="IndentedLine"><text:s text:c="3"/>he on his throne shall rest,</text:p>
      <text:p text:style-name="NonIndentedLine">from age to age victorious,</text:p>
      <text:p text:style-name="IndentedLine"><text:s text:c="3"/>all blessing and all-blest.</text:p>
      <text:p text:style-name="NonIndentedLine">Praise God, who rules each nation;</text:p>
      <text:p text:style-name="IndentedLine"><text:s text:c="3"/>tell of his deeds again.</text:p>
      <text:p text:style-name="NonIndentedLine">His glory fills creation;</text:p>
      <text:p text:style-name="LastLine"><text:s text:c="3"/>sing praise to God. Amen!</text:p>
      <text:h text:style-name="Heading_20_1" text:outline-level="1">Hymn 155 <text:s/>Remember not, O God</text:h>
      <text:p text:style-name="Firstline">1.<text:tab/>Remember not, O God,</text:p>
      <text:p text:style-name="IndentedLine"><text:s text:c="3"/>the sins of long ago;</text:p>
      <text:p text:style-name="IndentedLine"><text:s text:c="3"/>in tender mercy visit us,</text:p>
      <text:p text:style-name="LastLine"><text:s text:c="3"/>distressed and humbled low.</text:p>
      <text:p text:style-name="Firstline">2.<text:tab/>O Lord, our Saviour, help,</text:p>
      <text:p text:style-name="IndentedLine"><text:s text:c="3"/>and glorify thy name;</text:p>
      <text:p text:style-name="IndentedLine"><text:s text:c="3"/>deliver us from all our sins</text:p>
      <text:p text:style-name="LastLine"><text:s text:c="3"/>and take away our shame.</text:p>
      <text:p text:style-name="Firstline">3.<text:tab/>In thy compassion hear</text:p>
      <text:p text:style-name="IndentedLine"><text:s text:c="3"/>thy prisoner’s plaintive sigh,</text:p>
      <text:p text:style-name="IndentedLine"><text:s text:c="3"/>and in the greatness of thy power</text:p>
      <text:p text:style-name="LastLine"><text:s text:c="3"/>save those about to die.</text:p>
      <text:p text:style-name="Firstline">4.<text:tab/>Then, safe within thy fold,</text:p>
      <text:p text:style-name="IndentedLine"><text:s text:c="3"/>we will exalt thy name;</text:p>
      <text:p text:style-name="IndentedLine"><text:s text:c="3"/>our thankful hearts with songs of joy</text:p>
      <text:p text:style-name="LastLine"><text:s text:c="3"/>thy goodness will proclaim.</text:p>
      <text:h text:style-name="Heading_20_1" text:outline-level="1">Hymn 156 <text:s/>O God, our help in ages past</text:h>
      <text:p text:style-name="Firstline">1.<text:tab/>O God, our help in ages past,</text:p>
      <text:p text:style-name="IndentedLine"><text:s text:c="3"/>our hope for years to come,</text:p>
      <text:p text:style-name="NonIndentedLine">our shelter from the stormy blast,</text:p>
      <text:p text:style-name="LastLine"><text:s text:c="3"/>and our eternal home:</text:p>
      <text:p text:style-name="Firstline">2.<text:tab/>under the shadow of thy throne</text:p>
      <text:p text:style-name="IndentedLine"><text:s text:c="3"/>thy saints have dwelt secure;</text:p>
      <text:p text:style-name="NonIndentedLine">sufficient is thine arm alone,</text:p>
      <text:p text:style-name="LastLine"><text:s text:c="3"/>and our defence is sure.</text:p>
      <text:p text:style-name="Firstline"><text:soft-page-break/>3.<text:tab/>Before the hills in order stood,</text:p>
      <text:p text:style-name="IndentedLine"><text:s text:c="3"/>or earth received her frame,</text:p>
      <text:p text:style-name="NonIndentedLine">from everlasting thou art God,</text:p>
      <text:p text:style-name="LastLine"><text:s text:c="3"/>to endless years the same.</text:p>
      <text:p text:style-name="Firstline">4.<text:tab/>A thousand ages in thy sight</text:p>
      <text:p text:style-name="IndentedLine"><text:s text:c="3"/>are like an evening gone,</text:p>
      <text:p text:style-name="NonIndentedLine">short as the watch that ends the night</text:p>
      <text:p text:style-name="LastLine"><text:s text:c="3"/>before the rising sun.</text:p>
      <text:p text:style-name="Firstline">5.<text:tab/>Time, like an ever-rolling stream,</text:p>
      <text:p text:style-name="IndentedLine"><text:s text:c="3"/>bears all its sons away;</text:p>
      <text:p text:style-name="NonIndentedLine">they fly forgotten, as a dream</text:p>
      <text:p text:style-name="LastLine"><text:s text:c="3"/>dies at the opening day.</text:p>
      <text:p text:style-name="Firstline">6.<text:tab/>O God, our help in ages past,</text:p>
      <text:p text:style-name="IndentedLine"><text:s text:c="3"/>our hope for years to come,</text:p>
      <text:p text:style-name="NonIndentedLine">be thou our guard while troubles last,</text:p>
      <text:p text:style-name="LastLine"><text:s text:c="3"/>and our eternal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10-06T12:01:59</dc:date>
    <meta:editing-cycles>10</meta:editing-cycles>
    <meta:editing-duration>PT1H7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30" meta:word-count="47162" meta:character-count="251925"/>
  </office:meta>
</office:document-meta>
</file>